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p1">
      <style:table-properties table:display="true" style:writing-mode="lr-tb"/>
    </style:style>
    <style:style style:name="ta2" style:family="table" style:master-page-name="PageStyle_5f_Exp2">
      <style:table-properties table:display="true" style:writing-mode="lr-tb"/>
    </style:style>
    <style:style style:name="ta3" style:family="table" style:master-page-name="PageStyle_5f_Exp3">
      <style:table-properties table:display="true" style:writing-mode="lr-tb"/>
    </style:style>
    <style:style style:name="ta4" style:family="table" style:master-page-name="PageStyle_5f_Exp4">
      <style:table-properties table:display="true" style:writing-mode="lr-tb"/>
    </style:style>
    <style:style style:name="ta5" style:family="table" style:master-page-name="PageStyle_5f_Exp5">
      <style:table-properties table:display="true" style:writing-mode="lr-tb"/>
    </style:style>
    <style:style style:name="ce1" style:family="table-cell" style:parent-style-name="Default">
      <style:table-cell-properties fo:background-color="#182f7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c2e0a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7a1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7da7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5" office:value-type="string" calcext:value-type="string">
            <text:p>Q1_Sojourn</text:p>
          </table:table-cell>
          <table:table-cell table:style-name="ce5" office:value-type="string" calcext:value-type="string">
            <text:p>Q2_Sojourn</text:p>
          </table:table-cell>
          <table:table-cell table:style-name="ce5" office:value-type="string" calcext:value-type="string">
            <text:p>Total_Sojourn</text:p>
          </table:table-cell>
          <table:table-cell table:style-name="ce5" office:value-type="string" calcext:value-type="string">
            <text:p>Q1_#Jobs</text:p>
          </table:table-cell>
          <table:table-cell table:style-name="ce5" office:value-type="string" calcext:value-type="string">
            <text:p>Q2_#Jobs</text:p>
          </table:table-cell>
          <table:table-cell/>
          <table:table-cell table:style-name="ce5" office:value-type="string" calcext:value-type="string">
            <text:p>Inter-arrival</text:p>
          </table:table-cell>
          <table:table-cell table:style-name="ce5" office:value-type="string" calcext:value-type="string">
            <text:p>Service time Q1</text:p>
          </table:table-cell>
          <table:table-cell table:style-name="ce5" office:value-type="string" calcext:value-type="string">
            <text:p>Service time Q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3.7126" calcext:value-type="float">
            <text:p>3.7126</text:p>
          </table:table-cell>
          <table:table-cell table:style-name="ce6" office:value-type="float" office:value="7.53091" calcext:value-type="float">
            <text:p>7.53091</text:p>
          </table:table-cell>
          <table:table-cell table:style-name="ce6" office:value-type="float" office:value="11.2434" calcext:value-type="float">
            <text:p>11.2434</text:p>
          </table:table-cell>
          <table:table-cell table:style-name="ce6" office:value-type="float" office:value="3.75214" calcext:value-type="float">
            <text:p>3.75214</text:p>
          </table:table-cell>
          <table:table-cell table:style-name="ce6" office:value-type="float" office:value="7.5796" calcext:value-type="float">
            <text:p>7.5796</text:p>
          </table:table-cell>
          <table:table-cell/>
          <table:table-cell table:number-columns-repeated="3" table:style-name="ce6" office:value-type="string" calcext:value-type="string">
            <text:p>Exponential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4.1466" calcext:value-type="float">
            <text:p>4.1466</text:p>
          </table:table-cell>
          <table:table-cell table:style-name="ce6" office:value-type="float" office:value="8.43173" calcext:value-type="float">
            <text:p>8.43173</text:p>
          </table:table-cell>
          <table:table-cell table:style-name="ce6" office:value-type="float" office:value="12.5782" calcext:value-type="float">
            <text:p>12.5782</text:p>
          </table:table-cell>
          <table:table-cell table:style-name="ce6" office:value-type="float" office:value="4.21904" calcext:value-type="float">
            <text:p>4.21904</text:p>
          </table:table-cell>
          <table:table-cell table:style-name="ce6" office:value-type="float" office:value="8.57754" calcext:value-type="float">
            <text:p>8.57754</text:p>
          </table:table-cell>
          <table:table-cell/>
          <table:table-cell table:style-name="ce6" office:value-type="string" calcext:value-type="string">
            <text:p>rate of 1</text:p>
          </table:table-cell>
          <table:table-cell table:style-name="ce6" office:value-type="string" calcext:value-type="string">
            <text:p>mean of 0.8</text:p>
          </table:table-cell>
          <table:table-cell table:style-name="ce6" office:value-type="string" calcext:value-type="string">
            <text:p>mean of 0.9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3.71179" calcext:value-type="float">
            <text:p>3.71179</text:p>
          </table:table-cell>
          <table:table-cell table:style-name="ce6" office:value-type="float" office:value="8.43931" calcext:value-type="float">
            <text:p>8.43931</text:p>
          </table:table-cell>
          <table:table-cell table:style-name="ce6" office:value-type="float" office:value="12.151" calcext:value-type="float">
            <text:p>12.151</text:p>
          </table:table-cell>
          <table:table-cell table:style-name="ce6" office:value-type="float" office:value="3.70316" calcext:value-type="float">
            <text:p>3.70316</text:p>
          </table:table-cell>
          <table:table-cell table:style-name="ce6" office:value-type="float" office:value="8.42306" calcext:value-type="float">
            <text:p>8.42306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3.97475" calcext:value-type="float">
            <text:p>3.97475</text:p>
          </table:table-cell>
          <table:table-cell table:style-name="ce6" office:value-type="float" office:value="7.78623" calcext:value-type="float">
            <text:p>7.78623</text:p>
          </table:table-cell>
          <table:table-cell table:style-name="ce6" office:value-type="float" office:value="11.7609" calcext:value-type="float">
            <text:p>11.7609</text:p>
          </table:table-cell>
          <table:table-cell table:style-name="ce6" office:value-type="float" office:value="3.96746" calcext:value-type="float">
            <text:p>3.96746</text:p>
          </table:table-cell>
          <table:table-cell table:style-name="ce6" office:value-type="float" office:value="7.75676" calcext:value-type="float">
            <text:p>7.75676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4.85108" calcext:value-type="float">
            <text:p>4.85108</text:p>
          </table:table-cell>
          <table:table-cell table:style-name="ce6" office:value-type="float" office:value="10.1487" calcext:value-type="float">
            <text:p>10.1487</text:p>
          </table:table-cell>
          <table:table-cell table:style-name="ce6" office:value-type="float" office:value="14.9996" calcext:value-type="float">
            <text:p>14.9996</text:p>
          </table:table-cell>
          <table:table-cell table:style-name="ce6" office:value-type="float" office:value="4.91615" calcext:value-type="float">
            <text:p>4.91615</text:p>
          </table:table-cell>
          <table:table-cell table:style-name="ce6" office:value-type="float" office:value="10.1548" calcext:value-type="float">
            <text:p>10.1548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4.27133" calcext:value-type="float">
            <text:p>4.27133</text:p>
          </table:table-cell>
          <table:table-cell table:style-name="ce6" office:value-type="float" office:value="7.55576" calcext:value-type="float">
            <text:p>7.55576</text:p>
          </table:table-cell>
          <table:table-cell table:style-name="ce6" office:value-type="float" office:value="11.827" calcext:value-type="float">
            <text:p>11.827</text:p>
          </table:table-cell>
          <table:table-cell table:style-name="ce6" office:value-type="float" office:value="4.34691" calcext:value-type="float">
            <text:p>4.34691</text:p>
          </table:table-cell>
          <table:table-cell table:style-name="ce6" office:value-type="float" office:value="7.68619" calcext:value-type="float">
            <text:p>7.68619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3.4424" calcext:value-type="float">
            <text:p>3.4424</text:p>
          </table:table-cell>
          <table:table-cell table:style-name="ce6" office:value-type="float" office:value="8.27188" calcext:value-type="float">
            <text:p>8.27188</text:p>
          </table:table-cell>
          <table:table-cell table:style-name="ce6" office:value-type="float" office:value="11.7142" calcext:value-type="float">
            <text:p>11.7142</text:p>
          </table:table-cell>
          <table:table-cell table:style-name="ce6" office:value-type="float" office:value="3.45026" calcext:value-type="float">
            <text:p>3.45026</text:p>
          </table:table-cell>
          <table:table-cell table:style-name="ce6" office:value-type="float" office:value="8.29807" calcext:value-type="float">
            <text:p>8.29807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.62821" calcext:value-type="float">
            <text:p>3.62821</text:p>
          </table:table-cell>
          <table:table-cell table:style-name="ce6" office:value-type="float" office:value="9.35954" calcext:value-type="float">
            <text:p>9.35954</text:p>
          </table:table-cell>
          <table:table-cell table:style-name="ce6" office:value-type="float" office:value="12.9877" calcext:value-type="float">
            <text:p>12.9877</text:p>
          </table:table-cell>
          <table:table-cell table:style-name="ce6" office:value-type="float" office:value="3.65376" calcext:value-type="float">
            <text:p>3.65376</text:p>
          </table:table-cell>
          <table:table-cell table:style-name="ce6" office:value-type="float" office:value="9.42227" calcext:value-type="float">
            <text:p>9.42227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4.3751" calcext:value-type="float">
            <text:p>4.3751</text:p>
          </table:table-cell>
          <table:table-cell table:style-name="ce6" office:value-type="float" office:value="9.0905" calcext:value-type="float">
            <text:p>9.0905</text:p>
          </table:table-cell>
          <table:table-cell table:style-name="ce6" office:value-type="float" office:value="13.4655" calcext:value-type="float">
            <text:p>13.4655</text:p>
          </table:table-cell>
          <table:table-cell table:style-name="ce6" office:value-type="float" office:value="4.39976" calcext:value-type="float">
            <text:p>4.39976</text:p>
          </table:table-cell>
          <table:table-cell table:style-name="ce6" office:value-type="float" office:value="9.14291" calcext:value-type="float">
            <text:p>9.14291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.92761" calcext:value-type="float">
            <text:p>3.92761</text:p>
          </table:table-cell>
          <table:table-cell table:style-name="ce6" office:value-type="float" office:value="8.92073" calcext:value-type="float">
            <text:p>8.92073</text:p>
          </table:table-cell>
          <table:table-cell table:style-name="ce6" office:value-type="float" office:value="12.8482" calcext:value-type="float">
            <text:p>12.8482</text:p>
          </table:table-cell>
          <table:table-cell table:style-name="ce6" office:value-type="float" office:value="3.93243" calcext:value-type="float">
            <text:p>3.93243</text:p>
          </table:table-cell>
          <table:table-cell table:style-name="ce6" office:value-type="float" office:value="8.93579" calcext:value-type="float">
            <text:p>8.93579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3.5093" calcext:value-type="float">
            <text:p>3.5093</text:p>
          </table:table-cell>
          <table:table-cell table:style-name="ce6" office:value-type="float" office:value="9.97783" calcext:value-type="float">
            <text:p>9.97783</text:p>
          </table:table-cell>
          <table:table-cell table:style-name="ce6" office:value-type="float" office:value="13.487" calcext:value-type="float">
            <text:p>13.487</text:p>
          </table:table-cell>
          <table:table-cell table:style-name="ce6" office:value-type="float" office:value="3.52129" calcext:value-type="float">
            <text:p>3.52129</text:p>
          </table:table-cell>
          <table:table-cell table:style-name="ce6" office:value-type="float" office:value="10.0079" calcext:value-type="float">
            <text:p>10.0079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3.29879" calcext:value-type="float">
            <text:p>3.29879</text:p>
          </table:table-cell>
          <table:table-cell table:style-name="ce6" office:value-type="float" office:value="6.57632" calcext:value-type="float">
            <text:p>6.57632</text:p>
          </table:table-cell>
          <table:table-cell table:style-name="ce6" office:value-type="float" office:value="9.87502" calcext:value-type="float">
            <text:p>9.87502</text:p>
          </table:table-cell>
          <table:table-cell table:style-name="ce6" office:value-type="float" office:value="3.23004" calcext:value-type="float">
            <text:p>3.23004</text:p>
          </table:table-cell>
          <table:table-cell table:style-name="ce6" office:value-type="float" office:value="6.43687" calcext:value-type="float">
            <text:p>6.43687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3.85565" calcext:value-type="float">
            <text:p>3.85565</text:p>
          </table:table-cell>
          <table:table-cell table:style-name="ce6" office:value-type="float" office:value="8.79702" calcext:value-type="float">
            <text:p>8.79702</text:p>
          </table:table-cell>
          <table:table-cell table:style-name="ce6" office:value-type="float" office:value="12.6526" calcext:value-type="float">
            <text:p>12.6526</text:p>
          </table:table-cell>
          <table:table-cell table:style-name="ce6" office:value-type="float" office:value="3.87346" calcext:value-type="float">
            <text:p>3.87346</text:p>
          </table:table-cell>
          <table:table-cell table:style-name="ce6" office:value-type="float" office:value="8.82567" calcext:value-type="float">
            <text:p>8.82567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4.03048" calcext:value-type="float">
            <text:p>4.03048</text:p>
          </table:table-cell>
          <table:table-cell table:style-name="ce6" office:value-type="float" office:value="10.3738" calcext:value-type="float">
            <text:p>10.3738</text:p>
          </table:table-cell>
          <table:table-cell table:style-name="ce6" office:value-type="float" office:value="14.4042" calcext:value-type="float">
            <text:p>14.4042</text:p>
          </table:table-cell>
          <table:table-cell table:style-name="ce6" office:value-type="float" office:value="4.05267" calcext:value-type="float">
            <text:p>4.05267</text:p>
          </table:table-cell>
          <table:table-cell table:style-name="ce6" office:value-type="float" office:value="10.4278" calcext:value-type="float">
            <text:p>10.4278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3.95711" calcext:value-type="float">
            <text:p>3.95711</text:p>
          </table:table-cell>
          <table:table-cell table:style-name="ce6" office:value-type="float" office:value="9.325" calcext:value-type="float">
            <text:p>9.325</text:p>
          </table:table-cell>
          <table:table-cell table:style-name="ce6" office:value-type="float" office:value="13.282" calcext:value-type="float">
            <text:p>13.282</text:p>
          </table:table-cell>
          <table:table-cell table:style-name="ce6" office:value-type="float" office:value="3.96177" calcext:value-type="float">
            <text:p>3.96177</text:p>
          </table:table-cell>
          <table:table-cell table:style-name="ce6" office:value-type="float" office:value="9.33788" calcext:value-type="float">
            <text:p>9.33788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4.01918" calcext:value-type="float">
            <text:p>4.01918</text:p>
          </table:table-cell>
          <table:table-cell table:style-name="ce6" office:value-type="float" office:value="8.56613" calcext:value-type="float">
            <text:p>8.56613</text:p>
          </table:table-cell>
          <table:table-cell table:style-name="ce6" office:value-type="float" office:value="12.5852" calcext:value-type="float">
            <text:p>12.5852</text:p>
          </table:table-cell>
          <table:table-cell table:style-name="ce6" office:value-type="float" office:value="4.0342" calcext:value-type="float">
            <text:p>4.0342</text:p>
          </table:table-cell>
          <table:table-cell table:style-name="ce6" office:value-type="float" office:value="8.56801" calcext:value-type="float">
            <text:p>8.56801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3.8271" calcext:value-type="float">
            <text:p>3.8271</text:p>
          </table:table-cell>
          <table:table-cell table:style-name="ce6" office:value-type="float" office:value="8.25712" calcext:value-type="float">
            <text:p>8.25712</text:p>
          </table:table-cell>
          <table:table-cell table:style-name="ce6" office:value-type="float" office:value="12.0841" calcext:value-type="float">
            <text:p>12.0841</text:p>
          </table:table-cell>
          <table:table-cell table:style-name="ce6" office:value-type="float" office:value="3.83975" calcext:value-type="float">
            <text:p>3.83975</text:p>
          </table:table-cell>
          <table:table-cell table:style-name="ce6" office:value-type="float" office:value="8.2804" calcext:value-type="float">
            <text:p>8.2804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3.65296" calcext:value-type="float">
            <text:p>3.65296</text:p>
          </table:table-cell>
          <table:table-cell table:style-name="ce6" office:value-type="float" office:value="8.34144" calcext:value-type="float">
            <text:p>8.34144</text:p>
          </table:table-cell>
          <table:table-cell table:style-name="ce6" office:value-type="float" office:value="11.9943" calcext:value-type="float">
            <text:p>11.9943</text:p>
          </table:table-cell>
          <table:table-cell table:style-name="ce6" office:value-type="float" office:value="3.6282" calcext:value-type="float">
            <text:p>3.6282</text:p>
          </table:table-cell>
          <table:table-cell table:style-name="ce6" office:value-type="float" office:value="8.2918" calcext:value-type="float">
            <text:p>8.2918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4.10233" calcext:value-type="float">
            <text:p>4.10233</text:p>
          </table:table-cell>
          <table:table-cell table:style-name="ce6" office:value-type="float" office:value="7.61411" calcext:value-type="float">
            <text:p>7.61411</text:p>
          </table:table-cell>
          <table:table-cell table:style-name="ce6" office:value-type="float" office:value="11.7163" calcext:value-type="float">
            <text:p>11.7163</text:p>
          </table:table-cell>
          <table:table-cell table:style-name="ce6" office:value-type="float" office:value="4.13998" calcext:value-type="float">
            <text:p>4.13998</text:p>
          </table:table-cell>
          <table:table-cell table:style-name="ce6" office:value-type="float" office:value="7.68019" calcext:value-type="float">
            <text:p>7.68019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3.62702" calcext:value-type="float">
            <text:p>3.62702</text:p>
          </table:table-cell>
          <table:table-cell table:style-name="ce6" office:value-type="float" office:value="8.36362" calcext:value-type="float">
            <text:p>8.36362</text:p>
          </table:table-cell>
          <table:table-cell table:style-name="ce6" office:value-type="float" office:value="11.9905" calcext:value-type="float">
            <text:p>11.9905</text:p>
          </table:table-cell>
          <table:table-cell table:style-name="ce6" office:value-type="float" office:value="3.59518" calcext:value-type="float">
            <text:p>3.59518</text:p>
          </table:table-cell>
          <table:table-cell table:style-name="ce6" office:value-type="float" office:value="8.29698" calcext:value-type="float">
            <text:p>8.29698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4.34406" calcext:value-type="float">
            <text:p>4.34406</text:p>
          </table:table-cell>
          <table:table-cell table:style-name="ce6" office:value-type="float" office:value="9.62252" calcext:value-type="float">
            <text:p>9.62252</text:p>
          </table:table-cell>
          <table:table-cell table:style-name="ce6" office:value-type="float" office:value="13.9665" calcext:value-type="float">
            <text:p>13.9665</text:p>
          </table:table-cell>
          <table:table-cell table:style-name="ce6" office:value-type="float" office:value="4.44755" calcext:value-type="float">
            <text:p>4.44755</text:p>
          </table:table-cell>
          <table:table-cell table:style-name="ce6" office:value-type="float" office:value="9.8964" calcext:value-type="float">
            <text:p>9.8964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3.44301" calcext:value-type="float">
            <text:p>3.44301</text:p>
          </table:table-cell>
          <table:table-cell table:style-name="ce6" office:value-type="float" office:value="11.482" calcext:value-type="float">
            <text:p>11.482</text:p>
          </table:table-cell>
          <table:table-cell table:style-name="ce6" office:value-type="float" office:value="14.925" calcext:value-type="float">
            <text:p>14.925</text:p>
          </table:table-cell>
          <table:table-cell table:style-name="ce6" office:value-type="float" office:value="3.46235" calcext:value-type="float">
            <text:p>3.46235</text:p>
          </table:table-cell>
          <table:table-cell table:style-name="ce6" office:value-type="float" office:value="11.428" calcext:value-type="float">
            <text:p>11.428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3.8731" calcext:value-type="float">
            <text:p>3.8731</text:p>
          </table:table-cell>
          <table:table-cell table:style-name="ce6" office:value-type="float" office:value="8.27275" calcext:value-type="float">
            <text:p>8.27275</text:p>
          </table:table-cell>
          <table:table-cell table:style-name="ce6" office:value-type="float" office:value="12.1458" calcext:value-type="float">
            <text:p>12.1458</text:p>
          </table:table-cell>
          <table:table-cell table:style-name="ce6" office:value-type="float" office:value="3.86152" calcext:value-type="float">
            <text:p>3.86152</text:p>
          </table:table-cell>
          <table:table-cell table:style-name="ce6" office:value-type="float" office:value="8.15569" calcext:value-type="float">
            <text:p>8.15569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4.15305" calcext:value-type="float">
            <text:p>4.15305</text:p>
          </table:table-cell>
          <table:table-cell table:style-name="ce6" office:value-type="float" office:value="8.78152" calcext:value-type="float">
            <text:p>8.78152</text:p>
          </table:table-cell>
          <table:table-cell table:style-name="ce6" office:value-type="float" office:value="12.9345" calcext:value-type="float">
            <text:p>12.9345</text:p>
          </table:table-cell>
          <table:table-cell table:style-name="ce6" office:value-type="float" office:value="4.12805" calcext:value-type="float">
            <text:p>4.12805</text:p>
          </table:table-cell>
          <table:table-cell table:style-name="ce6" office:value-type="float" office:value="8.70111" calcext:value-type="float">
            <text:p>8.70111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4.62779" calcext:value-type="float">
            <text:p>4.62779</text:p>
          </table:table-cell>
          <table:table-cell table:style-name="ce6" office:value-type="float" office:value="11.4684" calcext:value-type="float">
            <text:p>11.4684</text:p>
          </table:table-cell>
          <table:table-cell table:style-name="ce6" office:value-type="float" office:value="16.0961" calcext:value-type="float">
            <text:p>16.0961</text:p>
          </table:table-cell>
          <table:table-cell table:style-name="ce6" office:value-type="float" office:value="4.63365" calcext:value-type="float">
            <text:p>4.63365</text:p>
          </table:table-cell>
          <table:table-cell table:style-name="ce6" office:value-type="float" office:value="11.4449" calcext:value-type="float">
            <text:p>11.4449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3.51879" calcext:value-type="float">
            <text:p>3.51879</text:p>
          </table:table-cell>
          <table:table-cell table:style-name="ce6" office:value-type="float" office:value="8.30842" calcext:value-type="float">
            <text:p>8.30842</text:p>
          </table:table-cell>
          <table:table-cell table:style-name="ce6" office:value-type="float" office:value="11.8271" calcext:value-type="float">
            <text:p>11.8271</text:p>
          </table:table-cell>
          <table:table-cell table:style-name="ce6" office:value-type="float" office:value="3.50797" calcext:value-type="float">
            <text:p>3.50797</text:p>
          </table:table-cell>
          <table:table-cell table:style-name="ce6" office:value-type="float" office:value="8.28135" calcext:value-type="float">
            <text:p>8.28135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3.85506" calcext:value-type="float">
            <text:p>3.85506</text:p>
          </table:table-cell>
          <table:table-cell table:style-name="ce6" office:value-type="float" office:value="9.11749" calcext:value-type="float">
            <text:p>9.11749</text:p>
          </table:table-cell>
          <table:table-cell table:style-name="ce6" office:value-type="float" office:value="12.9725" calcext:value-type="float">
            <text:p>12.9725</text:p>
          </table:table-cell>
          <table:table-cell table:style-name="ce6" office:value-type="float" office:value="3.8804" calcext:value-type="float">
            <text:p>3.8804</text:p>
          </table:table-cell>
          <table:table-cell table:style-name="ce6" office:value-type="float" office:value="9.1815" calcext:value-type="float">
            <text:p>9.1815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float" office:value="3.91459" calcext:value-type="float">
            <text:p>3.91459</text:p>
          </table:table-cell>
          <table:table-cell table:style-name="ce6" office:value-type="float" office:value="6.98796" calcext:value-type="float">
            <text:p>6.98796</text:p>
          </table:table-cell>
          <table:table-cell table:style-name="ce6" office:value-type="float" office:value="10.9025" calcext:value-type="float">
            <text:p>10.9025</text:p>
          </table:table-cell>
          <table:table-cell table:style-name="ce6" office:value-type="float" office:value="3.93414" calcext:value-type="float">
            <text:p>3.93414</text:p>
          </table:table-cell>
          <table:table-cell table:style-name="ce6" office:value-type="float" office:value="6.97506" calcext:value-type="float">
            <text:p>6.97506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3.89273" calcext:value-type="float">
            <text:p>3.89273</text:p>
          </table:table-cell>
          <table:table-cell table:style-name="ce6" office:value-type="float" office:value="7.96546" calcext:value-type="float">
            <text:p>7.96546</text:p>
          </table:table-cell>
          <table:table-cell table:style-name="ce6" office:value-type="float" office:value="11.8581" calcext:value-type="float">
            <text:p>11.8581</text:p>
          </table:table-cell>
          <table:table-cell table:style-name="ce6" office:value-type="float" office:value="3.85398" calcext:value-type="float">
            <text:p>3.85398</text:p>
          </table:table-cell>
          <table:table-cell table:style-name="ce6" office:value-type="float" office:value="7.87878" calcext:value-type="float">
            <text:p>7.87878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3.72088" calcext:value-type="float">
            <text:p>3.72088</text:p>
          </table:table-cell>
          <table:table-cell table:style-name="ce6" office:value-type="float" office:value="8.68848" calcext:value-type="float">
            <text:p>8.68848</text:p>
          </table:table-cell>
          <table:table-cell table:style-name="ce6" office:value-type="float" office:value="12.4093" calcext:value-type="float">
            <text:p>12.4093</text:p>
          </table:table-cell>
          <table:table-cell table:style-name="ce6" office:value-type="float" office:value="3.70089" calcext:value-type="float">
            <text:p>3.70089</text:p>
          </table:table-cell>
          <table:table-cell table:style-name="ce6" office:value-type="float" office:value="8.6435" calcext:value-type="float">
            <text:p>8.6435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3.94793" calcext:value-type="float">
            <text:p>3.94793</text:p>
          </table:table-cell>
          <table:table-cell table:style-name="ce6" office:value-type="float" office:value="6.91428" calcext:value-type="float">
            <text:p>6.91428</text:p>
          </table:table-cell>
          <table:table-cell table:style-name="ce6" office:value-type="float" office:value="10.8621" calcext:value-type="float">
            <text:p>10.8621</text:p>
          </table:table-cell>
          <table:table-cell table:style-name="ce6" office:value-type="float" office:value="3.91463" calcext:value-type="float">
            <text:p>3.91463</text:p>
          </table:table-cell>
          <table:table-cell table:style-name="ce6" office:value-type="float" office:value="6.84113" calcext:value-type="float">
            <text:p>6.84113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4.00055" calcext:value-type="float">
            <text:p>4.00055</text:p>
          </table:table-cell>
          <table:table-cell table:style-name="ce6" office:value-type="float" office:value="8.74399" calcext:value-type="float">
            <text:p>8.74399</text:p>
          </table:table-cell>
          <table:table-cell table:style-name="ce6" office:value-type="float" office:value="12.7445" calcext:value-type="float">
            <text:p>12.7445</text:p>
          </table:table-cell>
          <table:table-cell table:style-name="ce6" office:value-type="float" office:value="3.97797" calcext:value-type="float">
            <text:p>3.97797</text:p>
          </table:table-cell>
          <table:table-cell table:style-name="ce6" office:value-type="float" office:value="8.6934" calcext:value-type="float">
            <text:p>8.6934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3.31774" calcext:value-type="float">
            <text:p>3.31774</text:p>
          </table:table-cell>
          <table:table-cell table:style-name="ce6" office:value-type="float" office:value="7.76942" calcext:value-type="float">
            <text:p>7.76942</text:p>
          </table:table-cell>
          <table:table-cell table:style-name="ce6" office:value-type="float" office:value="11.0871" calcext:value-type="float">
            <text:p>11.0871</text:p>
          </table:table-cell>
          <table:table-cell table:style-name="ce6" office:value-type="float" office:value="3.29409" calcext:value-type="float">
            <text:p>3.29409</text:p>
          </table:table-cell>
          <table:table-cell table:style-name="ce6" office:value-type="float" office:value="7.70848" calcext:value-type="float">
            <text:p>7.70848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4.12587" calcext:value-type="float">
            <text:p>4.12587</text:p>
          </table:table-cell>
          <table:table-cell table:style-name="ce6" office:value-type="float" office:value="8.90007" calcext:value-type="float">
            <text:p>8.90007</text:p>
          </table:table-cell>
          <table:table-cell table:style-name="ce6" office:value-type="float" office:value="13.0259" calcext:value-type="float">
            <text:p>13.0259</text:p>
          </table:table-cell>
          <table:table-cell table:style-name="ce6" office:value-type="float" office:value="4.16258" calcext:value-type="float">
            <text:p>4.16258</text:p>
          </table:table-cell>
          <table:table-cell table:style-name="ce6" office:value-type="float" office:value="8.96507" calcext:value-type="float">
            <text:p>8.96507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3.89686" calcext:value-type="float">
            <text:p>3.89686</text:p>
          </table:table-cell>
          <table:table-cell table:style-name="ce6" office:value-type="float" office:value="8.16751" calcext:value-type="float">
            <text:p>8.16751</text:p>
          </table:table-cell>
          <table:table-cell table:style-name="ce6" office:value-type="float" office:value="12.0643" calcext:value-type="float">
            <text:p>12.0643</text:p>
          </table:table-cell>
          <table:table-cell table:style-name="ce6" office:value-type="float" office:value="3.87343" calcext:value-type="float">
            <text:p>3.87343</text:p>
          </table:table-cell>
          <table:table-cell table:style-name="ce6" office:value-type="float" office:value="8.11636" calcext:value-type="float">
            <text:p>8.11636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3.96554" calcext:value-type="float">
            <text:p>3.96554</text:p>
          </table:table-cell>
          <table:table-cell table:style-name="ce6" office:value-type="float" office:value="6.97616" calcext:value-type="float">
            <text:p>6.97616</text:p>
          </table:table-cell>
          <table:table-cell table:style-name="ce6" office:value-type="float" office:value="10.9416" calcext:value-type="float">
            <text:p>10.9416</text:p>
          </table:table-cell>
          <table:table-cell table:style-name="ce6" office:value-type="float" office:value="3.92736" calcext:value-type="float">
            <text:p>3.92736</text:p>
          </table:table-cell>
          <table:table-cell table:style-name="ce6" office:value-type="float" office:value="6.90608" calcext:value-type="float">
            <text:p>6.90608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4.13619" calcext:value-type="float">
            <text:p>4.13619</text:p>
          </table:table-cell>
          <table:table-cell table:style-name="ce6" office:value-type="float" office:value="7.53425" calcext:value-type="float">
            <text:p>7.53425</text:p>
          </table:table-cell>
          <table:table-cell table:style-name="ce6" office:value-type="float" office:value="11.6704" calcext:value-type="float">
            <text:p>11.6704</text:p>
          </table:table-cell>
          <table:table-cell table:style-name="ce6" office:value-type="float" office:value="4.11855" calcext:value-type="float">
            <text:p>4.11855</text:p>
          </table:table-cell>
          <table:table-cell table:style-name="ce6" office:value-type="float" office:value="7.49992" calcext:value-type="float">
            <text:p>7.49992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3.53679" calcext:value-type="float">
            <text:p>3.53679</text:p>
          </table:table-cell>
          <table:table-cell table:style-name="ce6" office:value-type="float" office:value="8.07878" calcext:value-type="float">
            <text:p>8.07878</text:p>
          </table:table-cell>
          <table:table-cell table:style-name="ce6" office:value-type="float" office:value="11.6155" calcext:value-type="float">
            <text:p>11.6155</text:p>
          </table:table-cell>
          <table:table-cell table:style-name="ce6" office:value-type="float" office:value="3.54532" calcext:value-type="float">
            <text:p>3.54532</text:p>
          </table:table-cell>
          <table:table-cell table:style-name="ce6" office:value-type="float" office:value="8.08974" calcext:value-type="float">
            <text:p>8.08974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float" office:value="4.2842" calcext:value-type="float">
            <text:p>4.2842</text:p>
          </table:table-cell>
          <table:table-cell table:style-name="ce6" office:value-type="float" office:value="9.97306" calcext:value-type="float">
            <text:p>9.97306</text:p>
          </table:table-cell>
          <table:table-cell table:style-name="ce6" office:value-type="float" office:value="14.2572" calcext:value-type="float">
            <text:p>14.2572</text:p>
          </table:table-cell>
          <table:table-cell table:style-name="ce6" office:value-type="float" office:value="4.30111" calcext:value-type="float">
            <text:p>4.30111</text:p>
          </table:table-cell>
          <table:table-cell table:style-name="ce6" office:value-type="float" office:value="10.0332" calcext:value-type="float">
            <text:p>10.0332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3.47435" calcext:value-type="float">
            <text:p>3.47435</text:p>
          </table:table-cell>
          <table:table-cell table:style-name="ce6" office:value-type="float" office:value="8.28566" calcext:value-type="float">
            <text:p>8.28566</text:p>
          </table:table-cell>
          <table:table-cell table:style-name="ce6" office:value-type="float" office:value="11.7599" calcext:value-type="float">
            <text:p>11.7599</text:p>
          </table:table-cell>
          <table:table-cell table:style-name="ce6" office:value-type="float" office:value="3.47841" calcext:value-type="float">
            <text:p>3.47841</text:p>
          </table:table-cell>
          <table:table-cell table:style-name="ce6" office:value-type="float" office:value="8.2642" calcext:value-type="float">
            <text:p>8.2642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4.14731" calcext:value-type="float">
            <text:p>4.14731</text:p>
          </table:table-cell>
          <table:table-cell table:style-name="ce6" office:value-type="float" office:value="7.41345" calcext:value-type="float">
            <text:p>7.41345</text:p>
          </table:table-cell>
          <table:table-cell table:style-name="ce6" office:value-type="float" office:value="11.5607" calcext:value-type="float">
            <text:p>11.5607</text:p>
          </table:table-cell>
          <table:table-cell table:style-name="ce6" office:value-type="float" office:value="4.09878" calcext:value-type="float">
            <text:p>4.09878</text:p>
          </table:table-cell>
          <table:table-cell table:style-name="ce6" office:value-type="float" office:value="7.32699" calcext:value-type="float">
            <text:p>7.32699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3.75939" calcext:value-type="float">
            <text:p>3.75939</text:p>
          </table:table-cell>
          <table:table-cell table:style-name="ce6" office:value-type="float" office:value="8.37162" calcext:value-type="float">
            <text:p>8.37162</text:p>
          </table:table-cell>
          <table:table-cell table:style-name="ce6" office:value-type="float" office:value="12.1309" calcext:value-type="float">
            <text:p>12.1309</text:p>
          </table:table-cell>
          <table:table-cell table:style-name="ce6" office:value-type="float" office:value="3.77134" calcext:value-type="float">
            <text:p>3.77134</text:p>
          </table:table-cell>
          <table:table-cell table:style-name="ce6" office:value-type="float" office:value="8.38799" calcext:value-type="float">
            <text:p>8.38799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float" office:value="3.83257" calcext:value-type="float">
            <text:p>3.83257</text:p>
          </table:table-cell>
          <table:table-cell table:style-name="ce6" office:value-type="float" office:value="11.2768" calcext:value-type="float">
            <text:p>11.2768</text:p>
          </table:table-cell>
          <table:table-cell table:style-name="ce6" office:value-type="float" office:value="15.1092" calcext:value-type="float">
            <text:p>15.1092</text:p>
          </table:table-cell>
          <table:table-cell table:style-name="ce6" office:value-type="float" office:value="3.88461" calcext:value-type="float">
            <text:p>3.88461</text:p>
          </table:table-cell>
          <table:table-cell table:style-name="ce6" office:value-type="float" office:value="11.4258" calcext:value-type="float">
            <text:p>11.4258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float" office:value="3.41208" calcext:value-type="float">
            <text:p>3.41208</text:p>
          </table:table-cell>
          <table:table-cell table:style-name="ce6" office:value-type="float" office:value="8.28467" calcext:value-type="float">
            <text:p>8.28467</text:p>
          </table:table-cell>
          <table:table-cell table:style-name="ce6" office:value-type="float" office:value="11.6967" calcext:value-type="float">
            <text:p>11.6967</text:p>
          </table:table-cell>
          <table:table-cell table:style-name="ce6" office:value-type="float" office:value="3.41416" calcext:value-type="float">
            <text:p>3.41416</text:p>
          </table:table-cell>
          <table:table-cell table:style-name="ce6" office:value-type="float" office:value="8.27211" calcext:value-type="float">
            <text:p>8.27211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4.45338" calcext:value-type="float">
            <text:p>4.45338</text:p>
          </table:table-cell>
          <table:table-cell table:style-name="ce6" office:value-type="float" office:value="9.1101" calcext:value-type="float">
            <text:p>9.1101</text:p>
          </table:table-cell>
          <table:table-cell table:style-name="ce6" office:value-type="float" office:value="13.5634" calcext:value-type="float">
            <text:p>13.5634</text:p>
          </table:table-cell>
          <table:table-cell table:style-name="ce6" office:value-type="float" office:value="4.50736" calcext:value-type="float">
            <text:p>4.50736</text:p>
          </table:table-cell>
          <table:table-cell table:style-name="ce6" office:value-type="float" office:value="9.13601" calcext:value-type="float">
            <text:p>9.13601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float" office:value="4.47559" calcext:value-type="float">
            <text:p>4.47559</text:p>
          </table:table-cell>
          <table:table-cell table:style-name="ce6" office:value-type="float" office:value="10.4446" calcext:value-type="float">
            <text:p>10.4446</text:p>
          </table:table-cell>
          <table:table-cell table:style-name="ce6" office:value-type="float" office:value="14.9201" calcext:value-type="float">
            <text:p>14.9201</text:p>
          </table:table-cell>
          <table:table-cell table:style-name="ce6" office:value-type="float" office:value="4.55239" calcext:value-type="float">
            <text:p>4.55239</text:p>
          </table:table-cell>
          <table:table-cell table:style-name="ce6" office:value-type="float" office:value="10.6149" calcext:value-type="float">
            <text:p>10.6149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float" office:value="3.64071" calcext:value-type="float">
            <text:p>3.64071</text:p>
          </table:table-cell>
          <table:table-cell table:style-name="ce6" office:value-type="float" office:value="8.30302" calcext:value-type="float">
            <text:p>8.30302</text:p>
          </table:table-cell>
          <table:table-cell table:style-name="ce6" office:value-type="float" office:value="11.9436" calcext:value-type="float">
            <text:p>11.9436</text:p>
          </table:table-cell>
          <table:table-cell table:style-name="ce6" office:value-type="float" office:value="3.6797" calcext:value-type="float">
            <text:p>3.6797</text:p>
          </table:table-cell>
          <table:table-cell table:style-name="ce6" office:value-type="float" office:value="8.37025" calcext:value-type="float">
            <text:p>8.37025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3.63333" calcext:value-type="float">
            <text:p>3.63333</text:p>
          </table:table-cell>
          <table:table-cell table:style-name="ce6" office:value-type="float" office:value="11.0232" calcext:value-type="float">
            <text:p>11.0232</text:p>
          </table:table-cell>
          <table:table-cell table:style-name="ce6" office:value-type="float" office:value="14.6564" calcext:value-type="float">
            <text:p>14.6564</text:p>
          </table:table-cell>
          <table:table-cell table:style-name="ce6" office:value-type="float" office:value="3.66805" calcext:value-type="float">
            <text:p>3.66805</text:p>
          </table:table-cell>
          <table:table-cell table:style-name="ce6" office:value-type="float" office:value="11.0731" calcext:value-type="float">
            <text:p>11.0731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3.85122" calcext:value-type="float">
            <text:p>3.85122</text:p>
          </table:table-cell>
          <table:table-cell table:style-name="ce6" office:value-type="float" office:value="12.3564" calcext:value-type="float">
            <text:p>12.3564</text:p>
          </table:table-cell>
          <table:table-cell table:style-name="ce6" office:value-type="float" office:value="16.2075" calcext:value-type="float">
            <text:p>16.2075</text:p>
          </table:table-cell>
          <table:table-cell table:style-name="ce6" office:value-type="float" office:value="3.87704" calcext:value-type="float">
            <text:p>3.87704</text:p>
          </table:table-cell>
          <table:table-cell table:style-name="ce6" office:value-type="float" office:value="12.4466" calcext:value-type="float">
            <text:p>12.4466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3.94023" calcext:value-type="float">
            <text:p>3.94023</text:p>
          </table:table-cell>
          <table:table-cell table:style-name="ce6" office:value-type="float" office:value="7.34244" calcext:value-type="float">
            <text:p>7.34244</text:p>
          </table:table-cell>
          <table:table-cell table:style-name="ce6" office:value-type="float" office:value="11.2826" calcext:value-type="float">
            <text:p>11.2826</text:p>
          </table:table-cell>
          <table:table-cell table:style-name="ce6" office:value-type="float" office:value="3.9436" calcext:value-type="float">
            <text:p>3.9436</text:p>
          </table:table-cell>
          <table:table-cell table:style-name="ce6" office:value-type="float" office:value="7.3548" calcext:value-type="float">
            <text:p>7.3548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float" office:value="3.56488" calcext:value-type="float">
            <text:p>3.56488</text:p>
          </table:table-cell>
          <table:table-cell table:style-name="ce6" office:value-type="float" office:value="8.07834" calcext:value-type="float">
            <text:p>8.07834</text:p>
          </table:table-cell>
          <table:table-cell table:style-name="ce6" office:value-type="float" office:value="11.6431" calcext:value-type="float">
            <text:p>11.6431</text:p>
          </table:table-cell>
          <table:table-cell table:style-name="ce6" office:value-type="float" office:value="3.53648" calcext:value-type="float">
            <text:p>3.53648</text:p>
          </table:table-cell>
          <table:table-cell table:style-name="ce6" office:value-type="float" office:value="8.01469" calcext:value-type="float">
            <text:p>8.01469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3.66802" calcext:value-type="float">
            <text:p>3.66802</text:p>
          </table:table-cell>
          <table:table-cell table:style-name="ce6" office:value-type="float" office:value="16.62" calcext:value-type="float">
            <text:p>16.62</text:p>
          </table:table-cell>
          <table:table-cell table:style-name="ce6" office:value-type="float" office:value="20.2879" calcext:value-type="float">
            <text:p>20.2879</text:p>
          </table:table-cell>
          <table:table-cell table:style-name="ce6" office:value-type="float" office:value="3.69138" calcext:value-type="float">
            <text:p>3.69138</text:p>
          </table:table-cell>
          <table:table-cell table:style-name="ce6" office:value-type="float" office:value="16.7205" calcext:value-type="float">
            <text:p>16.7205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3.43784" calcext:value-type="float">
            <text:p>3.43784</text:p>
          </table:table-cell>
          <table:table-cell table:style-name="ce6" office:value-type="float" office:value="7.66652" calcext:value-type="float">
            <text:p>7.66652</text:p>
          </table:table-cell>
          <table:table-cell table:style-name="ce6" office:value-type="float" office:value="11.1043" calcext:value-type="float">
            <text:p>11.1043</text:p>
          </table:table-cell>
          <table:table-cell table:style-name="ce6" office:value-type="float" office:value="3.41017" calcext:value-type="float">
            <text:p>3.41017</text:p>
          </table:table-cell>
          <table:table-cell table:style-name="ce6" office:value-type="float" office:value="7.60752" calcext:value-type="float">
            <text:p>7.60752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float" office:value="5.04133" calcext:value-type="float">
            <text:p>5.04133</text:p>
          </table:table-cell>
          <table:table-cell table:style-name="ce6" office:value-type="float" office:value="7.64222" calcext:value-type="float">
            <text:p>7.64222</text:p>
          </table:table-cell>
          <table:table-cell table:style-name="ce6" office:value-type="float" office:value="12.6835" calcext:value-type="float">
            <text:p>12.6835</text:p>
          </table:table-cell>
          <table:table-cell table:style-name="ce6" office:value-type="float" office:value="5.13094" calcext:value-type="float">
            <text:p>5.13094</text:p>
          </table:table-cell>
          <table:table-cell table:style-name="ce6" office:value-type="float" office:value="7.7559" calcext:value-type="float">
            <text:p>7.7559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office:value-type="float" office:value="5.11126" calcext:value-type="float">
            <text:p>5.11126</text:p>
          </table:table-cell>
          <table:table-cell table:style-name="ce6" office:value-type="float" office:value="10.5718" calcext:value-type="float">
            <text:p>10.5718</text:p>
          </table:table-cell>
          <table:table-cell table:style-name="ce6" office:value-type="float" office:value="15.683" calcext:value-type="float">
            <text:p>15.683</text:p>
          </table:table-cell>
          <table:table-cell table:style-name="ce6" office:value-type="float" office:value="5.17278" calcext:value-type="float">
            <text:p>5.17278</text:p>
          </table:table-cell>
          <table:table-cell table:style-name="ce6" office:value-type="float" office:value="10.6971" calcext:value-type="float">
            <text:p>10.6971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float" office:value="3.65216" calcext:value-type="float">
            <text:p>3.65216</text:p>
          </table:table-cell>
          <table:table-cell table:style-name="ce6" office:value-type="float" office:value="7.81605" calcext:value-type="float">
            <text:p>7.81605</text:p>
          </table:table-cell>
          <table:table-cell table:style-name="ce6" office:value-type="float" office:value="11.4681" calcext:value-type="float">
            <text:p>11.4681</text:p>
          </table:table-cell>
          <table:table-cell table:style-name="ce6" office:value-type="float" office:value="3.69995" calcext:value-type="float">
            <text:p>3.69995</text:p>
          </table:table-cell>
          <table:table-cell table:style-name="ce6" office:value-type="float" office:value="7.90688" calcext:value-type="float">
            <text:p>7.90688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float" office:value="4.80458" calcext:value-type="float">
            <text:p>4.80458</text:p>
          </table:table-cell>
          <table:table-cell table:style-name="ce6" office:value-type="float" office:value="10.5253" calcext:value-type="float">
            <text:p>10.5253</text:p>
          </table:table-cell>
          <table:table-cell table:style-name="ce6" office:value-type="float" office:value="15.3298" calcext:value-type="float">
            <text:p>15.3298</text:p>
          </table:table-cell>
          <table:table-cell table:style-name="ce6" office:value-type="float" office:value="4.80475" calcext:value-type="float">
            <text:p>4.80475</text:p>
          </table:table-cell>
          <table:table-cell table:style-name="ce6" office:value-type="float" office:value="10.5224" calcext:value-type="float">
            <text:p>10.5224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3.6244" calcext:value-type="float">
            <text:p>3.6244</text:p>
          </table:table-cell>
          <table:table-cell table:style-name="ce6" office:value-type="float" office:value="11.9947" calcext:value-type="float">
            <text:p>11.9947</text:p>
          </table:table-cell>
          <table:table-cell table:style-name="ce6" office:value-type="float" office:value="15.619" calcext:value-type="float">
            <text:p>15.619</text:p>
          </table:table-cell>
          <table:table-cell table:style-name="ce6" office:value-type="float" office:value="3.61379" calcext:value-type="float">
            <text:p>3.61379</text:p>
          </table:table-cell>
          <table:table-cell table:style-name="ce6" office:value-type="float" office:value="11.9485" calcext:value-type="float">
            <text:p>11.9485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 office:value-type="float" office:value="4.0993" calcext:value-type="float">
            <text:p>4.0993</text:p>
          </table:table-cell>
          <table:table-cell table:style-name="ce6" office:value-type="float" office:value="11.0951" calcext:value-type="float">
            <text:p>11.0951</text:p>
          </table:table-cell>
          <table:table-cell table:style-name="ce6" office:value-type="float" office:value="15.1943" calcext:value-type="float">
            <text:p>15.1943</text:p>
          </table:table-cell>
          <table:table-cell table:style-name="ce6" office:value-type="float" office:value="4.14206" calcext:value-type="float">
            <text:p>4.14206</text:p>
          </table:table-cell>
          <table:table-cell table:style-name="ce6" office:value-type="float" office:value="11.1858" calcext:value-type="float">
            <text:p>11.1858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4.62977" calcext:value-type="float">
            <text:p>4.62977</text:p>
          </table:table-cell>
          <table:table-cell table:style-name="ce6" office:value-type="float" office:value="7.71039" calcext:value-type="float">
            <text:p>7.71039</text:p>
          </table:table-cell>
          <table:table-cell table:style-name="ce6" office:value-type="float" office:value="12.3401" calcext:value-type="float">
            <text:p>12.3401</text:p>
          </table:table-cell>
          <table:table-cell table:style-name="ce6" office:value-type="float" office:value="4.72405" calcext:value-type="float">
            <text:p>4.72405</text:p>
          </table:table-cell>
          <table:table-cell table:style-name="ce6" office:value-type="float" office:value="7.86109" calcext:value-type="float">
            <text:p>7.86109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4.58558" calcext:value-type="float">
            <text:p>4.58558</text:p>
          </table:table-cell>
          <table:table-cell table:style-name="ce6" office:value-type="float" office:value="9.80969" calcext:value-type="float">
            <text:p>9.80969</text:p>
          </table:table-cell>
          <table:table-cell table:style-name="ce6" office:value-type="float" office:value="14.3952" calcext:value-type="float">
            <text:p>14.3952</text:p>
          </table:table-cell>
          <table:table-cell table:style-name="ce6" office:value-type="float" office:value="4.62828" calcext:value-type="float">
            <text:p>4.62828</text:p>
          </table:table-cell>
          <table:table-cell table:style-name="ce6" office:value-type="float" office:value="9.88884" calcext:value-type="float">
            <text:p>9.88884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" office:value-type="float" office:value="4.53133" calcext:value-type="float">
            <text:p>4.53133</text:p>
          </table:table-cell>
          <table:table-cell table:style-name="ce6" office:value-type="float" office:value="11.7067" calcext:value-type="float">
            <text:p>11.7067</text:p>
          </table:table-cell>
          <table:table-cell table:style-name="ce6" office:value-type="float" office:value="16.2379" calcext:value-type="float">
            <text:p>16.2379</text:p>
          </table:table-cell>
          <table:table-cell table:style-name="ce6" office:value-type="float" office:value="4.59482" calcext:value-type="float">
            <text:p>4.59482</text:p>
          </table:table-cell>
          <table:table-cell table:style-name="ce6" office:value-type="float" office:value="11.8819" calcext:value-type="float">
            <text:p>11.8819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 office:value-type="float" office:value="4.65022" calcext:value-type="float">
            <text:p>4.65022</text:p>
          </table:table-cell>
          <table:table-cell table:style-name="ce6" office:value-type="float" office:value="10.1394" calcext:value-type="float">
            <text:p>10.1394</text:p>
          </table:table-cell>
          <table:table-cell table:style-name="ce6" office:value-type="float" office:value="14.7895" calcext:value-type="float">
            <text:p>14.7895</text:p>
          </table:table-cell>
          <table:table-cell table:style-name="ce6" office:value-type="float" office:value="4.76887" calcext:value-type="float">
            <text:p>4.76887</text:p>
          </table:table-cell>
          <table:table-cell table:style-name="ce6" office:value-type="float" office:value="10.3679" calcext:value-type="float">
            <text:p>10.3679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float" office:value="3.76831" calcext:value-type="float">
            <text:p>3.76831</text:p>
          </table:table-cell>
          <table:table-cell table:style-name="ce6" office:value-type="float" office:value="8.8487" calcext:value-type="float">
            <text:p>8.8487</text:p>
          </table:table-cell>
          <table:table-cell table:style-name="ce6" office:value-type="float" office:value="12.6169" calcext:value-type="float">
            <text:p>12.6169</text:p>
          </table:table-cell>
          <table:table-cell table:style-name="ce6" office:value-type="float" office:value="3.77524" calcext:value-type="float">
            <text:p>3.77524</text:p>
          </table:table-cell>
          <table:table-cell table:style-name="ce6" office:value-type="float" office:value="8.84641" calcext:value-type="float">
            <text:p>8.84641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4.38459" calcext:value-type="float">
            <text:p>4.38459</text:p>
          </table:table-cell>
          <table:table-cell table:style-name="ce6" office:value-type="float" office:value="9.67161" calcext:value-type="float">
            <text:p>9.67161</text:p>
          </table:table-cell>
          <table:table-cell table:style-name="ce6" office:value-type="float" office:value="14.0561" calcext:value-type="float">
            <text:p>14.0561</text:p>
          </table:table-cell>
          <table:table-cell table:style-name="ce6" office:value-type="float" office:value="4.44719" calcext:value-type="float">
            <text:p>4.44719</text:p>
          </table:table-cell>
          <table:table-cell table:style-name="ce6" office:value-type="float" office:value="9.80862" calcext:value-type="float">
            <text:p>9.80862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float" office:value="3.55006" calcext:value-type="float">
            <text:p>3.55006</text:p>
          </table:table-cell>
          <table:table-cell table:style-name="ce6" office:value-type="float" office:value="8.94073" calcext:value-type="float">
            <text:p>8.94073</text:p>
          </table:table-cell>
          <table:table-cell table:style-name="ce6" office:value-type="float" office:value="12.4907" calcext:value-type="float">
            <text:p>12.4907</text:p>
          </table:table-cell>
          <table:table-cell table:style-name="ce6" office:value-type="float" office:value="3.52952" calcext:value-type="float">
            <text:p>3.52952</text:p>
          </table:table-cell>
          <table:table-cell table:style-name="ce6" office:value-type="float" office:value="8.89171" calcext:value-type="float">
            <text:p>8.89171</text:p>
          </table:table-cell>
          <table:table-cell>
            <draw:frame table:end-cell-address="Exp1.L84" table:end-x="52.24pt" table:end-y="11.23pt" draw:z-index="0" draw:name="Chart 1" draw:style-name="gr1" draw:text-style-name="P1" svg:width="449.97pt" svg:height="278.22pt" svg:x="3pt" svg:y="0.74pt">
              <draw:object draw:notify-on-update-of-ranges="Exp1.B103:Exp1.B103 Exp1.B104:Exp1.B104 Exp1.C103:Exp1.C103 Exp1.C104:Exp1.C104 Exp1.D103:Exp1.D103 Exp1.D104:Exp1.D10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float" office:value="4.22575" calcext:value-type="float">
            <text:p>4.22575</text:p>
          </table:table-cell>
          <table:table-cell table:style-name="ce6" office:value-type="float" office:value="10.161" calcext:value-type="float">
            <text:p>10.161</text:p>
          </table:table-cell>
          <table:table-cell table:style-name="ce6" office:value-type="float" office:value="14.3866" calcext:value-type="float">
            <text:p>14.3866</text:p>
          </table:table-cell>
          <table:table-cell table:style-name="ce6" office:value-type="float" office:value="4.22398" calcext:value-type="float">
            <text:p>4.22398</text:p>
          </table:table-cell>
          <table:table-cell table:style-name="ce6" office:value-type="float" office:value="10.1252" calcext:value-type="float">
            <text:p>10.1252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3.96948" calcext:value-type="float">
            <text:p>3.96948</text:p>
          </table:table-cell>
          <table:table-cell table:style-name="ce6" office:value-type="float" office:value="6.08316" calcext:value-type="float">
            <text:p>6.08316</text:p>
          </table:table-cell>
          <table:table-cell table:style-name="ce6" office:value-type="float" office:value="10.0525" calcext:value-type="float">
            <text:p>10.0525</text:p>
          </table:table-cell>
          <table:table-cell table:style-name="ce6" office:value-type="float" office:value="3.89612" calcext:value-type="float">
            <text:p>3.89612</text:p>
          </table:table-cell>
          <table:table-cell table:style-name="ce6" office:value-type="float" office:value="5.97102" calcext:value-type="float">
            <text:p>5.97102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float" office:value="3.58977" calcext:value-type="float">
            <text:p>3.58977</text:p>
          </table:table-cell>
          <table:table-cell table:style-name="ce6" office:value-type="float" office:value="6.90784" calcext:value-type="float">
            <text:p>6.90784</text:p>
          </table:table-cell>
          <table:table-cell table:style-name="ce6" office:value-type="float" office:value="10.4975" calcext:value-type="float">
            <text:p>10.4975</text:p>
          </table:table-cell>
          <table:table-cell table:style-name="ce6" office:value-type="float" office:value="3.62342" calcext:value-type="float">
            <text:p>3.62342</text:p>
          </table:table-cell>
          <table:table-cell table:style-name="ce6" office:value-type="float" office:value="6.97137" calcext:value-type="float">
            <text:p>6.97137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3.92666" calcext:value-type="float">
            <text:p>3.92666</text:p>
          </table:table-cell>
          <table:table-cell table:style-name="ce6" office:value-type="float" office:value="8.20079" calcext:value-type="float">
            <text:p>8.20079</text:p>
          </table:table-cell>
          <table:table-cell table:style-name="ce6" office:value-type="float" office:value="12.1274" calcext:value-type="float">
            <text:p>12.1274</text:p>
          </table:table-cell>
          <table:table-cell table:style-name="ce6" office:value-type="float" office:value="3.91949" calcext:value-type="float">
            <text:p>3.91949</text:p>
          </table:table-cell>
          <table:table-cell table:style-name="ce6" office:value-type="float" office:value="8.18529" calcext:value-type="float">
            <text:p>8.18529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 office:value-type="float" office:value="4.37389" calcext:value-type="float">
            <text:p>4.37389</text:p>
          </table:table-cell>
          <table:table-cell table:style-name="ce6" office:value-type="float" office:value="10.1144" calcext:value-type="float">
            <text:p>10.1144</text:p>
          </table:table-cell>
          <table:table-cell table:style-name="ce6" office:value-type="float" office:value="14.4882" calcext:value-type="float">
            <text:p>14.4882</text:p>
          </table:table-cell>
          <table:table-cell table:style-name="ce6" office:value-type="float" office:value="4.35528" calcext:value-type="float">
            <text:p>4.35528</text:p>
          </table:table-cell>
          <table:table-cell table:style-name="ce6" office:value-type="float" office:value="10.0392" calcext:value-type="float">
            <text:p>10.0392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6" office:value-type="float" office:value="4.43269" calcext:value-type="float">
            <text:p>4.43269</text:p>
          </table:table-cell>
          <table:table-cell table:style-name="ce6" office:value-type="float" office:value="7.78452" calcext:value-type="float">
            <text:p>7.78452</text:p>
          </table:table-cell>
          <table:table-cell table:style-name="ce6" office:value-type="float" office:value="12.2171" calcext:value-type="float">
            <text:p>12.2171</text:p>
          </table:table-cell>
          <table:table-cell table:style-name="ce6" office:value-type="float" office:value="4.49381" calcext:value-type="float">
            <text:p>4.49381</text:p>
          </table:table-cell>
          <table:table-cell table:style-name="ce6" office:value-type="float" office:value="7.8784" calcext:value-type="float">
            <text:p>7.8784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3.62683" calcext:value-type="float">
            <text:p>3.62683</text:p>
          </table:table-cell>
          <table:table-cell table:style-name="ce6" office:value-type="float" office:value="6.73617" calcext:value-type="float">
            <text:p>6.73617</text:p>
          </table:table-cell>
          <table:table-cell table:style-name="ce6" office:value-type="float" office:value="10.3629" calcext:value-type="float">
            <text:p>10.3629</text:p>
          </table:table-cell>
          <table:table-cell table:style-name="ce6" office:value-type="float" office:value="3.60556" calcext:value-type="float">
            <text:p>3.60556</text:p>
          </table:table-cell>
          <table:table-cell table:style-name="ce6" office:value-type="float" office:value="6.69798" calcext:value-type="float">
            <text:p>6.69798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6" office:value-type="float" office:value="4.08972" calcext:value-type="float">
            <text:p>4.08972</text:p>
          </table:table-cell>
          <table:table-cell table:style-name="ce6" office:value-type="float" office:value="7.3895" calcext:value-type="float">
            <text:p>7.3895</text:p>
          </table:table-cell>
          <table:table-cell table:style-name="ce6" office:value-type="float" office:value="11.4791" calcext:value-type="float">
            <text:p>11.4791</text:p>
          </table:table-cell>
          <table:table-cell table:style-name="ce6" office:value-type="float" office:value="4.07838" calcext:value-type="float">
            <text:p>4.07838</text:p>
          </table:table-cell>
          <table:table-cell table:style-name="ce6" office:value-type="float" office:value="7.39171" calcext:value-type="float">
            <text:p>7.39171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4.50635" calcext:value-type="float">
            <text:p>4.50635</text:p>
          </table:table-cell>
          <table:table-cell table:style-name="ce6" office:value-type="float" office:value="8.1333" calcext:value-type="float">
            <text:p>8.1333</text:p>
          </table:table-cell>
          <table:table-cell table:style-name="ce6" office:value-type="float" office:value="12.6396" calcext:value-type="float">
            <text:p>12.6396</text:p>
          </table:table-cell>
          <table:table-cell table:style-name="ce6" office:value-type="float" office:value="4.56939" calcext:value-type="float">
            <text:p>4.56939</text:p>
          </table:table-cell>
          <table:table-cell table:style-name="ce6" office:value-type="float" office:value="8.2421" calcext:value-type="float">
            <text:p>8.2421</text:p>
          </table:table-cell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6" office:value-type="float" office:value="4.06103" calcext:value-type="float">
            <text:p>4.06103</text:p>
          </table:table-cell>
          <table:table-cell table:style-name="ce6" office:value-type="float" office:value="8.7446" calcext:value-type="float">
            <text:p>8.7446</text:p>
          </table:table-cell>
          <table:table-cell table:style-name="ce6" office:value-type="float" office:value="12.8055" calcext:value-type="float">
            <text:p>12.8055</text:p>
          </table:table-cell>
          <table:table-cell table:style-name="ce6" office:value-type="float" office:value="4.08017" calcext:value-type="float">
            <text:p>4.08017</text:p>
          </table:table-cell>
          <table:table-cell table:style-name="ce6" office:value-type="float" office:value="8.78629" calcext:value-type="float">
            <text:p>8.78629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6" office:value-type="float" office:value="4.23318" calcext:value-type="float">
            <text:p>4.23318</text:p>
          </table:table-cell>
          <table:table-cell table:style-name="ce6" office:value-type="float" office:value="8.31964" calcext:value-type="float">
            <text:p>8.31964</text:p>
          </table:table-cell>
          <table:table-cell table:style-name="ce6" office:value-type="float" office:value="12.5527" calcext:value-type="float">
            <text:p>12.5527</text:p>
          </table:table-cell>
          <table:table-cell table:style-name="ce6" office:value-type="float" office:value="4.26747" calcext:value-type="float">
            <text:p>4.26747</text:p>
          </table:table-cell>
          <table:table-cell table:style-name="ce6" office:value-type="float" office:value="8.3924" calcext:value-type="float">
            <text:p>8.3924</text:p>
          </table:table-cell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6" office:value-type="float" office:value="3.81005" calcext:value-type="float">
            <text:p>3.81005</text:p>
          </table:table-cell>
          <table:table-cell table:style-name="ce6" office:value-type="float" office:value="10.0354" calcext:value-type="float">
            <text:p>10.0354</text:p>
          </table:table-cell>
          <table:table-cell table:style-name="ce6" office:value-type="float" office:value="13.8454" calcext:value-type="float">
            <text:p>13.8454</text:p>
          </table:table-cell>
          <table:table-cell table:style-name="ce6" office:value-type="float" office:value="3.8315" calcext:value-type="float">
            <text:p>3.8315</text:p>
          </table:table-cell>
          <table:table-cell table:style-name="ce6" office:value-type="float" office:value="10.0814" calcext:value-type="float">
            <text:p>10.0814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6" office:value-type="float" office:value="4.04339" calcext:value-type="float">
            <text:p>4.04339</text:p>
          </table:table-cell>
          <table:table-cell table:style-name="ce6" office:value-type="float" office:value="8.29621" calcext:value-type="float">
            <text:p>8.29621</text:p>
          </table:table-cell>
          <table:table-cell table:style-name="ce6" office:value-type="float" office:value="12.3395" calcext:value-type="float">
            <text:p>12.3395</text:p>
          </table:table-cell>
          <table:table-cell table:style-name="ce6" office:value-type="float" office:value="4.05035" calcext:value-type="float">
            <text:p>4.05035</text:p>
          </table:table-cell>
          <table:table-cell table:style-name="ce6" office:value-type="float" office:value="8.28124" calcext:value-type="float">
            <text:p>8.28124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3.99243" calcext:value-type="float">
            <text:p>3.99243</text:p>
          </table:table-cell>
          <table:table-cell table:style-name="ce6" office:value-type="float" office:value="9.04603" calcext:value-type="float">
            <text:p>9.04603</text:p>
          </table:table-cell>
          <table:table-cell table:style-name="ce6" office:value-type="float" office:value="13.0384" calcext:value-type="float">
            <text:p>13.0384</text:p>
          </table:table-cell>
          <table:table-cell table:style-name="ce6" office:value-type="float" office:value="4.05713" calcext:value-type="float">
            <text:p>4.05713</text:p>
          </table:table-cell>
          <table:table-cell table:style-name="ce6" office:value-type="float" office:value="9.15444" calcext:value-type="float">
            <text:p>9.15444</text:p>
          </table:table-cell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 office:value-type="float" office:value="4.19558" calcext:value-type="float">
            <text:p>4.19558</text:p>
          </table:table-cell>
          <table:table-cell table:style-name="ce6" office:value-type="float" office:value="10.2128" calcext:value-type="float">
            <text:p>10.2128</text:p>
          </table:table-cell>
          <table:table-cell table:style-name="ce6" office:value-type="float" office:value="14.4083" calcext:value-type="float">
            <text:p>14.4083</text:p>
          </table:table-cell>
          <table:table-cell table:style-name="ce6" office:value-type="float" office:value="4.1694" calcext:value-type="float">
            <text:p>4.1694</text:p>
          </table:table-cell>
          <table:table-cell table:style-name="ce6" office:value-type="float" office:value="10.1441" calcext:value-type="float">
            <text:p>10.1441</text:p>
          </table:table-cell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3.80075" calcext:value-type="float">
            <text:p>3.80075</text:p>
          </table:table-cell>
          <table:table-cell table:style-name="ce6" office:value-type="float" office:value="7.07909" calcext:value-type="float">
            <text:p>7.07909</text:p>
          </table:table-cell>
          <table:table-cell table:style-name="ce6" office:value-type="float" office:value="10.8797" calcext:value-type="float">
            <text:p>10.8797</text:p>
          </table:table-cell>
          <table:table-cell table:style-name="ce6" office:value-type="float" office:value="3.73321" calcext:value-type="float">
            <text:p>3.73321</text:p>
          </table:table-cell>
          <table:table-cell table:style-name="ce6" office:value-type="float" office:value="6.92166" calcext:value-type="float">
            <text:p>6.92166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 office:value-type="float" office:value="4.64164" calcext:value-type="float">
            <text:p>4.64164</text:p>
          </table:table-cell>
          <table:table-cell table:style-name="ce6" office:value-type="float" office:value="7.27333" calcext:value-type="float">
            <text:p>7.27333</text:p>
          </table:table-cell>
          <table:table-cell table:style-name="ce6" office:value-type="float" office:value="11.9149" calcext:value-type="float">
            <text:p>11.9149</text:p>
          </table:table-cell>
          <table:table-cell table:style-name="ce6" office:value-type="float" office:value="4.718" calcext:value-type="float">
            <text:p>4.718</text:p>
          </table:table-cell>
          <table:table-cell table:style-name="ce6" office:value-type="float" office:value="7.38834" calcext:value-type="float">
            <text:p>7.38834</text:p>
          </table:table-cell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6" office:value-type="float" office:value="3.95028" calcext:value-type="float">
            <text:p>3.95028</text:p>
          </table:table-cell>
          <table:table-cell table:style-name="ce6" office:value-type="float" office:value="16.0816" calcext:value-type="float">
            <text:p>16.0816</text:p>
          </table:table-cell>
          <table:table-cell table:style-name="ce6" office:value-type="float" office:value="20.0318" calcext:value-type="float">
            <text:p>20.0318</text:p>
          </table:table-cell>
          <table:table-cell table:style-name="ce6" office:value-type="float" office:value="3.9887" calcext:value-type="float">
            <text:p>3.9887</text:p>
          </table:table-cell>
          <table:table-cell table:style-name="ce6" office:value-type="float" office:value="16.241" calcext:value-type="float">
            <text:p>16.241</text:p>
          </table:table-cell>
          <table:table-cell>
            <draw:frame table:end-cell-address="Exp1.L102" table:end-x="52.24pt" table:end-y="10.46pt" draw:z-index="1" draw:name="Chart 2" draw:style-name="gr1" draw:text-style-name="P1" svg:width="449.97pt" svg:height="278.22pt" svg:x="3pt" svg:y="0pt">
              <draw:object draw:notify-on-update-of-ranges="Exp1.E103:Exp1.E103 Exp1.E104:Exp1.E104 Exp1.F103:Exp1.F103 Exp1.F104:Exp1.F10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float" office:value="4.06912" calcext:value-type="float">
            <text:p>4.06912</text:p>
          </table:table-cell>
          <table:table-cell table:style-name="ce6" office:value-type="float" office:value="11.4094" calcext:value-type="float">
            <text:p>11.4094</text:p>
          </table:table-cell>
          <table:table-cell table:style-name="ce6" office:value-type="float" office:value="15.4785" calcext:value-type="float">
            <text:p>15.4785</text:p>
          </table:table-cell>
          <table:table-cell table:style-name="ce6" office:value-type="float" office:value="4.08354" calcext:value-type="float">
            <text:p>4.08354</text:p>
          </table:table-cell>
          <table:table-cell table:style-name="ce6" office:value-type="float" office:value="11.4344" calcext:value-type="float">
            <text:p>11.4344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6" office:value-type="float" office:value="3.4748" calcext:value-type="float">
            <text:p>3.4748</text:p>
          </table:table-cell>
          <table:table-cell table:style-name="ce6" office:value-type="float" office:value="9.87698" calcext:value-type="float">
            <text:p>9.87698</text:p>
          </table:table-cell>
          <table:table-cell table:style-name="ce6" office:value-type="float" office:value="13.3517" calcext:value-type="float">
            <text:p>13.3517</text:p>
          </table:table-cell>
          <table:table-cell table:style-name="ce6" office:value-type="float" office:value="3.42383" calcext:value-type="float">
            <text:p>3.42383</text:p>
          </table:table-cell>
          <table:table-cell table:style-name="ce6" office:value-type="float" office:value="9.7286" calcext:value-type="float">
            <text:p>9.7286</text:p>
          </table:table-cell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 office:value-type="float" office:value="3.5967" calcext:value-type="float">
            <text:p>3.5967</text:p>
          </table:table-cell>
          <table:table-cell table:style-name="ce6" office:value-type="float" office:value="10.2526" calcext:value-type="float">
            <text:p>10.2526</text:p>
          </table:table-cell>
          <table:table-cell table:style-name="ce6" office:value-type="float" office:value="13.8492" calcext:value-type="float">
            <text:p>13.8492</text:p>
          </table:table-cell>
          <table:table-cell table:style-name="ce6" office:value-type="float" office:value="3.60972" calcext:value-type="float">
            <text:p>3.60972</text:p>
          </table:table-cell>
          <table:table-cell table:style-name="ce6" office:value-type="float" office:value="10.2889" calcext:value-type="float">
            <text:p>10.2889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float" office:value="3.87707" calcext:value-type="float">
            <text:p>3.87707</text:p>
          </table:table-cell>
          <table:table-cell table:style-name="ce6" office:value-type="float" office:value="8.6416" calcext:value-type="float">
            <text:p>8.6416</text:p>
          </table:table-cell>
          <table:table-cell table:style-name="ce6" office:value-type="float" office:value="12.5186" calcext:value-type="float">
            <text:p>12.5186</text:p>
          </table:table-cell>
          <table:table-cell table:style-name="ce6" office:value-type="float" office:value="3.8247" calcext:value-type="float">
            <text:p>3.8247</text:p>
          </table:table-cell>
          <table:table-cell table:style-name="ce6" office:value-type="float" office:value="8.53149" calcext:value-type="float">
            <text:p>8.53149</text:p>
          </table:table-cell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 office:value-type="float" office:value="3.75515" calcext:value-type="float">
            <text:p>3.75515</text:p>
          </table:table-cell>
          <table:table-cell table:style-name="ce6" office:value-type="float" office:value="7.12559" calcext:value-type="float">
            <text:p>7.12559</text:p>
          </table:table-cell>
          <table:table-cell table:style-name="ce6" office:value-type="float" office:value="10.8806" calcext:value-type="float">
            <text:p>10.8806</text:p>
          </table:table-cell>
          <table:table-cell table:style-name="ce6" office:value-type="float" office:value="3.73425" calcext:value-type="float">
            <text:p>3.73425</text:p>
          </table:table-cell>
          <table:table-cell table:style-name="ce6" office:value-type="float" office:value="7.11206" calcext:value-type="float">
            <text:p>7.11206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float" office:value="3.84514" calcext:value-type="float">
            <text:p>3.84514</text:p>
          </table:table-cell>
          <table:table-cell table:style-name="ce6" office:value-type="float" office:value="10.8612" calcext:value-type="float">
            <text:p>10.8612</text:p>
          </table:table-cell>
          <table:table-cell table:style-name="ce6" office:value-type="float" office:value="14.7062" calcext:value-type="float">
            <text:p>14.7062</text:p>
          </table:table-cell>
          <table:table-cell table:style-name="ce6" office:value-type="float" office:value="3.85973" calcext:value-type="float">
            <text:p>3.85973</text:p>
          </table:table-cell>
          <table:table-cell table:style-name="ce6" office:value-type="float" office:value="10.8971" calcext:value-type="float">
            <text:p>10.8971</text:p>
          </table:table-cell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6" office:value-type="float" office:value="4.67175" calcext:value-type="float">
            <text:p>4.67175</text:p>
          </table:table-cell>
          <table:table-cell table:style-name="ce6" office:value-type="float" office:value="9.48205" calcext:value-type="float">
            <text:p>9.48205</text:p>
          </table:table-cell>
          <table:table-cell table:style-name="ce6" office:value-type="float" office:value="14.1537" calcext:value-type="float">
            <text:p>14.1537</text:p>
          </table:table-cell>
          <table:table-cell table:style-name="ce6" office:value-type="float" office:value="4.74377" calcext:value-type="float">
            <text:p>4.74377</text:p>
          </table:table-cell>
          <table:table-cell table:style-name="ce6" office:value-type="float" office:value="9.61697" calcext:value-type="float">
            <text:p>9.61697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6" office:value-type="float" office:value="3.53878" calcext:value-type="float">
            <text:p>3.53878</text:p>
          </table:table-cell>
          <table:table-cell table:style-name="ce6" office:value-type="float" office:value="8.00063" calcext:value-type="float">
            <text:p>8.00063</text:p>
          </table:table-cell>
          <table:table-cell table:style-name="ce6" office:value-type="float" office:value="11.5393" calcext:value-type="float">
            <text:p>11.5393</text:p>
          </table:table-cell>
          <table:table-cell table:style-name="ce6" office:value-type="float" office:value="3.59564" calcext:value-type="float">
            <text:p>3.59564</text:p>
          </table:table-cell>
          <table:table-cell table:style-name="ce6" office:value-type="float" office:value="8.02898" calcext:value-type="float">
            <text:p>8.02898</text:p>
          </table:table-cell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float" office:value="3.96506" calcext:value-type="float">
            <text:p>3.96506</text:p>
          </table:table-cell>
          <table:table-cell table:style-name="ce6" office:value-type="float" office:value="10.6877" calcext:value-type="float">
            <text:p>10.6877</text:p>
          </table:table-cell>
          <table:table-cell table:style-name="ce6" office:value-type="float" office:value="14.6526" calcext:value-type="float">
            <text:p>14.6526</text:p>
          </table:table-cell>
          <table:table-cell table:style-name="ce6" office:value-type="float" office:value="3.9916" calcext:value-type="float">
            <text:p>3.9916</text:p>
          </table:table-cell>
          <table:table-cell table:style-name="ce6" office:value-type="float" office:value="10.7587" calcext:value-type="float">
            <text:p>10.7587</text:p>
          </table:table-cell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" office:value-type="float" office:value="4.3523" calcext:value-type="float">
            <text:p>4.3523</text:p>
          </table:table-cell>
          <table:table-cell table:style-name="ce6" office:value-type="float" office:value="9.40268" calcext:value-type="float">
            <text:p>9.40268</text:p>
          </table:table-cell>
          <table:table-cell table:style-name="ce6" office:value-type="float" office:value="13.7549" calcext:value-type="float">
            <text:p>13.7549</text:p>
          </table:table-cell>
          <table:table-cell table:style-name="ce6" office:value-type="float" office:value="4.40664" calcext:value-type="float">
            <text:p>4.40664</text:p>
          </table:table-cell>
          <table:table-cell table:style-name="ce6" office:value-type="float" office:value="9.53262" calcext:value-type="float">
            <text:p>9.53262</text:p>
          </table:table-cell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 office:value-type="float" office:value="3.80317" calcext:value-type="float">
            <text:p>3.80317</text:p>
          </table:table-cell>
          <table:table-cell table:style-name="ce6" office:value-type="float" office:value="9.24408" calcext:value-type="float">
            <text:p>9.24408</text:p>
          </table:table-cell>
          <table:table-cell table:style-name="ce6" office:value-type="float" office:value="13.0472" calcext:value-type="float">
            <text:p>13.0472</text:p>
          </table:table-cell>
          <table:table-cell table:style-name="ce6" office:value-type="float" office:value="3.80323" calcext:value-type="float">
            <text:p>3.80323</text:p>
          </table:table-cell>
          <table:table-cell table:style-name="ce6" office:value-type="float" office:value="9.24419" calcext:value-type="float">
            <text:p>9.24419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6" office:value-type="float" office:value="3.68015" calcext:value-type="float">
            <text:p>3.68015</text:p>
          </table:table-cell>
          <table:table-cell table:style-name="ce6" office:value-type="float" office:value="11.9986" calcext:value-type="float">
            <text:p>11.9986</text:p>
          </table:table-cell>
          <table:table-cell table:style-name="ce6" office:value-type="float" office:value="15.6787" calcext:value-type="float">
            <text:p>15.6787</text:p>
          </table:table-cell>
          <table:table-cell table:style-name="ce6" office:value-type="float" office:value="3.64816" calcext:value-type="float">
            <text:p>3.64816</text:p>
          </table:table-cell>
          <table:table-cell table:style-name="ce6" office:value-type="float" office:value="11.8887" calcext:value-type="float">
            <text:p>11.8887</text:p>
          </table:table-cell>
          <table:table-cell table:number-columns-repeated="10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" office:value-type="float" office:value="4.11632" calcext:value-type="float">
            <text:p>4.11632</text:p>
          </table:table-cell>
          <table:table-cell table:style-name="ce6" office:value-type="float" office:value="10.8211" calcext:value-type="float">
            <text:p>10.8211</text:p>
          </table:table-cell>
          <table:table-cell table:style-name="ce6" office:value-type="float" office:value="14.9374" calcext:value-type="float">
            <text:p>14.9374</text:p>
          </table:table-cell>
          <table:table-cell table:style-name="ce6" office:value-type="float" office:value="4.15616" calcext:value-type="float">
            <text:p>4.15616</text:p>
          </table:table-cell>
          <table:table-cell table:style-name="ce6" office:value-type="float" office:value="10.9269" calcext:value-type="float">
            <text:p>10.9269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6" office:value-type="float" office:value="3.68432" calcext:value-type="float">
            <text:p>3.68432</text:p>
          </table:table-cell>
          <table:table-cell table:style-name="ce6" office:value-type="float" office:value="7.11323" calcext:value-type="float">
            <text:p>7.11323</text:p>
          </table:table-cell>
          <table:table-cell table:style-name="ce6" office:value-type="float" office:value="10.7975" calcext:value-type="float">
            <text:p>10.7975</text:p>
          </table:table-cell>
          <table:table-cell table:style-name="ce6" office:value-type="float" office:value="3.63997" calcext:value-type="float">
            <text:p>3.63997</text:p>
          </table:table-cell>
          <table:table-cell table:style-name="ce6" office:value-type="float" office:value="7.02482" calcext:value-type="float">
            <text:p>7.02482</text:p>
          </table:table-cell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6" office:value-type="float" office:value="3.88854" calcext:value-type="float">
            <text:p>3.88854</text:p>
          </table:table-cell>
          <table:table-cell table:style-name="ce6" office:value-type="float" office:value="7.89792" calcext:value-type="float">
            <text:p>7.89792</text:p>
          </table:table-cell>
          <table:table-cell table:style-name="ce6" office:value-type="float" office:value="11.7864" calcext:value-type="float">
            <text:p>11.7864</text:p>
          </table:table-cell>
          <table:table-cell table:style-name="ce6" office:value-type="float" office:value="3.89828" calcext:value-type="float">
            <text:p>3.89828</text:p>
          </table:table-cell>
          <table:table-cell table:style-name="ce6" office:value-type="float" office:value="7.92024" calcext:value-type="float">
            <text:p>7.92024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3.78582" calcext:value-type="float">
            <text:p>3.78582</text:p>
          </table:table-cell>
          <table:table-cell table:style-name="ce6" office:value-type="float" office:value="8.4349" calcext:value-type="float">
            <text:p>8.4349</text:p>
          </table:table-cell>
          <table:table-cell table:style-name="ce6" office:value-type="float" office:value="12.2206" calcext:value-type="float">
            <text:p>12.2206</text:p>
          </table:table-cell>
          <table:table-cell table:style-name="ce6" office:value-type="float" office:value="3.76605" calcext:value-type="float">
            <text:p>3.76605</text:p>
          </table:table-cell>
          <table:table-cell table:style-name="ce6" office:value-type="float" office:value="8.38136" calcext:value-type="float">
            <text:p>8.38136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5" office:value-type="string" calcext:value-type="string">
            <text:p>Q1_Sojourn</text:p>
          </table:table-cell>
          <table:table-cell table:style-name="ce5" office:value-type="string" calcext:value-type="string">
            <text:p>Q2_Sojourn</text:p>
          </table:table-cell>
          <table:table-cell table:style-name="ce5" office:value-type="string" calcext:value-type="string">
            <text:p>Total_Sojourn</text:p>
          </table:table-cell>
          <table:table-cell table:style-name="ce5" office:value-type="string" calcext:value-type="string">
            <text:p>Q1_#Jobs</text:p>
          </table:table-cell>
          <table:table-cell table:style-name="ce5" office:value-type="string" calcext:value-type="string">
            <text:p>Q2_#Job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2:.B101])" office:value-type="float" office:value="3.9777357" calcext:value-type="float">
            <text:p>3.9777357</text:p>
          </table:table-cell>
          <table:table-cell table:style-name="ce7" table:formula="of:=AVERAGE([.C2:.C101])" office:value-type="float" office:value="9.0437905" calcext:value-type="float">
            <text:p>9.0437905</text:p>
          </table:table-cell>
          <table:table-cell table:style-name="ce7" table:formula="of:=AVERAGE([.D2:.D101])" office:value-type="float" office:value="13.0214352" calcext:value-type="float">
            <text:p>13.0214352</text:p>
          </table:table-cell>
          <table:table-cell table:style-name="ce7" table:formula="of:=AVERAGE([.E2:.E101])" office:value-type="float" office:value="3.9913549" calcext:value-type="float">
            <text:p>3.9913549</text:p>
          </table:table-cell>
          <table:table-cell table:style-name="ce7" table:formula="of:=AVERAGE([.F2:.F101])" office:value-type="float" office:value="9.0635784" calcext:value-type="float">
            <text:p>9.063578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DEV</text:p>
          </table:table-cell>
          <table:table-cell table:style-name="ce7" table:formula="of:=STDEV([.B2:.B101])" office:value-type="float" office:value="0.388611941792253" calcext:value-type="float">
            <text:p>0.388611941792253</text:p>
          </table:table-cell>
          <table:table-cell table:style-name="ce7" table:formula="of:=STDEV([.C2:.C101])" office:value-type="float" office:value="1.7432173570603" calcext:value-type="float">
            <text:p>1.7432173570603</text:p>
          </table:table-cell>
          <table:table-cell table:style-name="ce7" table:formula="of:=STDEV([.D2:.D101])" office:value-type="float" office:value="1.83338623568438" calcext:value-type="float">
            <text:p>1.83338623568438</text:p>
          </table:table-cell>
          <table:table-cell table:style-name="ce7" table:formula="of:=STDEV([.E2:.E101])" office:value-type="float" office:value="0.411939960599083" calcext:value-type="float">
            <text:p>0.411939960599083</text:p>
          </table:table-cell>
          <table:table-cell table:style-name="ce7" table:formula="of:=STDEV([.F2:.F101])" office:value-type="float" office:value="1.7734580819631" calcext:value-type="float">
            <text:p>1.773458081963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95% Confidence Interval</text:p>
          </table:table-cell>
          <table:table-cell table:style-name="ce7" table:formula="of:=TINV(1-0.95; [.$A$101]-1)*[.B105]/SQRT([.$A$101])" office:value-type="float" office:value="0.0771090402493105" calcext:value-type="float">
            <text:p>0.077109040249311</text:p>
          </table:table-cell>
          <table:table-cell table:style-name="ce7" table:formula="of:=TINV(1-0.95; [.$A$101]-1)*[.C105]/SQRT([.$A$101])" office:value-type="float" office:value="0.345892143017874" calcext:value-type="float">
            <text:p>0.345892143017874</text:p>
          </table:table-cell>
          <table:table-cell table:style-name="ce7" table:formula="of:=TINV(1-0.95; [.$A$101]-1)*[.D105]/SQRT([.$A$101])" office:value-type="float" office:value="0.363783604765016" calcext:value-type="float">
            <text:p>0.363783604765016</text:p>
          </table:table-cell>
          <table:table-cell table:style-name="ce7" table:formula="of:=TINV(1-0.95; [.$A$101]-1)*[.E105]/SQRT([.$A$101])" office:value-type="float" office:value="0.0817378252856543" calcext:value-type="float">
            <text:p>0.081737825285654</text:p>
          </table:table-cell>
          <table:table-cell table:style-name="ce7" table:formula="of:=TINV(1-0.95; [.$A$101]-1)*[.F105]/SQRT([.$A$101])" office:value-type="float" office:value="0.351892558915913" calcext:value-type="float">
            <text:p>0.351892558915913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2" table:style-name="ta2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5" office:value-type="string" calcext:value-type="string">
            <text:p>Q1_Sojourn</text:p>
          </table:table-cell>
          <table:table-cell table:style-name="ce5" office:value-type="string" calcext:value-type="string">
            <text:p>Q2_Sojourn</text:p>
          </table:table-cell>
          <table:table-cell table:style-name="ce5" office:value-type="string" calcext:value-type="string">
            <text:p>Total_Sojourn</text:p>
          </table:table-cell>
          <table:table-cell table:style-name="ce5" office:value-type="string" calcext:value-type="string">
            <text:p>Q1_#Jobs</text:p>
          </table:table-cell>
          <table:table-cell table:style-name="ce5" office:value-type="string" calcext:value-type="string">
            <text:p>Q2_#Jobs</text:p>
          </table:table-cell>
          <table:table-cell/>
          <table:table-cell table:style-name="ce5" office:value-type="string" calcext:value-type="string">
            <text:p>Inter-arrival</text:p>
          </table:table-cell>
          <table:table-cell table:style-name="ce5" office:value-type="string" calcext:value-type="string">
            <text:p>Service time Q1</text:p>
          </table:table-cell>
          <table:table-cell table:style-name="ce5" office:value-type="string" calcext:value-type="string">
            <text:p>Service time Q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0.315499" calcext:value-type="float">
            <text:p>0.315499</text:p>
          </table:table-cell>
          <table:table-cell table:style-name="ce6" office:value-type="float" office:value="0.0773167" calcext:value-type="float">
            <text:p>0.0773167</text:p>
          </table:table-cell>
          <table:table-cell table:style-name="ce6" office:value-type="float" office:value="0.39281" calcext:value-type="float">
            <text:p>0.39281</text:p>
          </table:table-cell>
          <table:table-cell table:style-name="ce6" office:value-type="float" office:value="2.19062" calcext:value-type="float">
            <text:p>2.19062</text:p>
          </table:table-cell>
          <table:table-cell table:style-name="ce6" office:value-type="float" office:value="0.536978" calcext:value-type="float">
            <text:p>0.536978</text:p>
          </table:table-cell>
          <table:table-cell/>
          <table:table-cell table:number-columns-repeated="3" table:style-name="ce6" office:value-type="string" calcext:value-type="string">
            <text:p>Exponential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0.338311" calcext:value-type="float">
            <text:p>0.338311</text:p>
          </table:table-cell>
          <table:table-cell table:style-name="ce6" office:value-type="float" office:value="0.0770945" calcext:value-type="float">
            <text:p>0.0770945</text:p>
          </table:table-cell>
          <table:table-cell table:style-name="ce6" office:value-type="float" office:value="0.415401" calcext:value-type="float">
            <text:p>0.415401</text:p>
          </table:table-cell>
          <table:table-cell table:style-name="ce6" office:value-type="float" office:value="2.38225" calcext:value-type="float">
            <text:p>2.38225</text:p>
          </table:table-cell>
          <table:table-cell table:style-name="ce6" office:value-type="float" office:value="0.542986" calcext:value-type="float">
            <text:p>0.542986</text:p>
          </table:table-cell>
          <table:table-cell/>
          <table:table-cell table:style-name="ce6" office:value-type="string" calcext:value-type="string">
            <text:p>rate of 7</text:p>
          </table:table-cell>
          <table:table-cell table:style-name="ce6" office:value-type="string" calcext:value-type="string">
            <text:p>mean of 0.1</text:p>
          </table:table-cell>
          <table:table-cell table:style-name="ce6" office:value-type="string" calcext:value-type="string">
            <text:p>mean of 0.05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0.334186" calcext:value-type="float">
            <text:p>0.334186</text:p>
          </table:table-cell>
          <table:table-cell table:style-name="ce6" office:value-type="float" office:value="0.0755952" calcext:value-type="float">
            <text:p>0.0755952</text:p>
          </table:table-cell>
          <table:table-cell table:style-name="ce6" office:value-type="float" office:value="0.409776" calcext:value-type="float">
            <text:p>0.409776</text:p>
          </table:table-cell>
          <table:table-cell table:style-name="ce6" office:value-type="float" office:value="2.32241" calcext:value-type="float">
            <text:p>2.32241</text:p>
          </table:table-cell>
          <table:table-cell table:style-name="ce6" office:value-type="float" office:value="0.525871" calcext:value-type="float">
            <text:p>0.525871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0.326104" calcext:value-type="float">
            <text:p>0.326104</text:p>
          </table:table-cell>
          <table:table-cell table:style-name="ce6" office:value-type="float" office:value="0.0791269" calcext:value-type="float">
            <text:p>0.0791269</text:p>
          </table:table-cell>
          <table:table-cell table:style-name="ce6" office:value-type="float" office:value="0.405226" calcext:value-type="float">
            <text:p>0.405226</text:p>
          </table:table-cell>
          <table:table-cell table:style-name="ce6" office:value-type="float" office:value="2.28506" calcext:value-type="float">
            <text:p>2.28506</text:p>
          </table:table-cell>
          <table:table-cell table:style-name="ce6" office:value-type="float" office:value="0.554614" calcext:value-type="float">
            <text:p>0.554614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0.318501" calcext:value-type="float">
            <text:p>0.318501</text:p>
          </table:table-cell>
          <table:table-cell table:style-name="ce6" office:value-type="float" office:value="0.075279" calcext:value-type="float">
            <text:p>0.075279</text:p>
          </table:table-cell>
          <table:table-cell table:style-name="ce6" office:value-type="float" office:value="0.393775" calcext:value-type="float">
            <text:p>0.393775</text:p>
          </table:table-cell>
          <table:table-cell table:style-name="ce6" office:value-type="float" office:value="2.18795" calcext:value-type="float">
            <text:p>2.18795</text:p>
          </table:table-cell>
          <table:table-cell table:style-name="ce6" office:value-type="float" office:value="0.517202" calcext:value-type="float">
            <text:p>0.51720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0.329381" calcext:value-type="float">
            <text:p>0.329381</text:p>
          </table:table-cell>
          <table:table-cell table:style-name="ce6" office:value-type="float" office:value="0.0756947" calcext:value-type="float">
            <text:p>0.0756947</text:p>
          </table:table-cell>
          <table:table-cell table:style-name="ce6" office:value-type="float" office:value="0.405071" calcext:value-type="float">
            <text:p>0.405071</text:p>
          </table:table-cell>
          <table:table-cell table:style-name="ce6" office:value-type="float" office:value="2.28555" calcext:value-type="float">
            <text:p>2.28555</text:p>
          </table:table-cell>
          <table:table-cell table:style-name="ce6" office:value-type="float" office:value="0.525189" calcext:value-type="float">
            <text:p>0.525189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0.32544" calcext:value-type="float">
            <text:p>0.32544</text:p>
          </table:table-cell>
          <table:table-cell table:style-name="ce6" office:value-type="float" office:value="0.0753135" calcext:value-type="float">
            <text:p>0.0753135</text:p>
          </table:table-cell>
          <table:table-cell table:style-name="ce6" office:value-type="float" office:value="0.400749" calcext:value-type="float">
            <text:p>0.400749</text:p>
          </table:table-cell>
          <table:table-cell table:style-name="ce6" office:value-type="float" office:value="2.24475" calcext:value-type="float">
            <text:p>2.24475</text:p>
          </table:table-cell>
          <table:table-cell table:style-name="ce6" office:value-type="float" office:value="0.519527" calcext:value-type="float">
            <text:p>0.519527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0.323578" calcext:value-type="float">
            <text:p>0.323578</text:p>
          </table:table-cell>
          <table:table-cell table:style-name="ce6" office:value-type="float" office:value="0.0776979" calcext:value-type="float">
            <text:p>0.0776979</text:p>
          </table:table-cell>
          <table:table-cell table:style-name="ce6" office:value-type="float" office:value="0.401271" calcext:value-type="float">
            <text:p>0.401271</text:p>
          </table:table-cell>
          <table:table-cell table:style-name="ce6" office:value-type="float" office:value="2.25498" calcext:value-type="float">
            <text:p>2.25498</text:p>
          </table:table-cell>
          <table:table-cell table:style-name="ce6" office:value-type="float" office:value="0.541595" calcext:value-type="float">
            <text:p>0.541595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0.315556" calcext:value-type="float">
            <text:p>0.315556</text:p>
          </table:table-cell>
          <table:table-cell table:style-name="ce6" office:value-type="float" office:value="0.0773298" calcext:value-type="float">
            <text:p>0.0773298</text:p>
          </table:table-cell>
          <table:table-cell table:style-name="ce6" office:value-type="float" office:value="0.392881" calcext:value-type="float">
            <text:p>0.392881</text:p>
          </table:table-cell>
          <table:table-cell table:style-name="ce6" office:value-type="float" office:value="2.19366" calcext:value-type="float">
            <text:p>2.19366</text:p>
          </table:table-cell>
          <table:table-cell table:style-name="ce6" office:value-type="float" office:value="0.537605" calcext:value-type="float">
            <text:p>0.537605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0.338463" calcext:value-type="float">
            <text:p>0.338463</text:p>
          </table:table-cell>
          <table:table-cell table:style-name="ce6" office:value-type="float" office:value="0.0762196" calcext:value-type="float">
            <text:p>0.0762196</text:p>
          </table:table-cell>
          <table:table-cell table:style-name="ce6" office:value-type="float" office:value="0.414678" calcext:value-type="float">
            <text:p>0.414678</text:p>
          </table:table-cell>
          <table:table-cell table:style-name="ce6" office:value-type="float" office:value="2.38797" calcext:value-type="float">
            <text:p>2.38797</text:p>
          </table:table-cell>
          <table:table-cell table:style-name="ce6" office:value-type="float" office:value="0.53804" calcext:value-type="float">
            <text:p>0.53804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0.324278" calcext:value-type="float">
            <text:p>0.324278</text:p>
          </table:table-cell>
          <table:table-cell table:style-name="ce6" office:value-type="float" office:value="0.0751816" calcext:value-type="float">
            <text:p>0.0751816</text:p>
          </table:table-cell>
          <table:table-cell table:style-name="ce6" office:value-type="float" office:value="0.399454" calcext:value-type="float">
            <text:p>0.399454</text:p>
          </table:table-cell>
          <table:table-cell table:style-name="ce6" office:value-type="float" office:value="2.25136" calcext:value-type="float">
            <text:p>2.25136</text:p>
          </table:table-cell>
          <table:table-cell table:style-name="ce6" office:value-type="float" office:value="0.522197" calcext:value-type="float">
            <text:p>0.522197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0.365188" calcext:value-type="float">
            <text:p>0.365188</text:p>
          </table:table-cell>
          <table:table-cell table:style-name="ce6" office:value-type="float" office:value="0.0755171" calcext:value-type="float">
            <text:p>0.0755171</text:p>
          </table:table-cell>
          <table:table-cell table:style-name="ce6" office:value-type="float" office:value="0.4407" calcext:value-type="float">
            <text:p>0.4407</text:p>
          </table:table-cell>
          <table:table-cell table:style-name="ce6" office:value-type="float" office:value="2.59684" calcext:value-type="float">
            <text:p>2.59684</text:p>
          </table:table-cell>
          <table:table-cell table:style-name="ce6" office:value-type="float" office:value="0.537326" calcext:value-type="float">
            <text:p>0.537326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0.339497" calcext:value-type="float">
            <text:p>0.339497</text:p>
          </table:table-cell>
          <table:table-cell table:style-name="ce6" office:value-type="float" office:value="0.0768694" calcext:value-type="float">
            <text:p>0.0768694</text:p>
          </table:table-cell>
          <table:table-cell table:style-name="ce6" office:value-type="float" office:value="0.416362" calcext:value-type="float">
            <text:p>0.416362</text:p>
          </table:table-cell>
          <table:table-cell table:style-name="ce6" office:value-type="float" office:value="2.39674" calcext:value-type="float">
            <text:p>2.39674</text:p>
          </table:table-cell>
          <table:table-cell table:style-name="ce6" office:value-type="float" office:value="0.543032" calcext:value-type="float">
            <text:p>0.543032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0.319024" calcext:value-type="float">
            <text:p>0.319024</text:p>
          </table:table-cell>
          <table:table-cell table:style-name="ce6" office:value-type="float" office:value="0.0759416" calcext:value-type="float">
            <text:p>0.0759416</text:p>
          </table:table-cell>
          <table:table-cell table:style-name="ce6" office:value-type="float" office:value="0.394961" calcext:value-type="float">
            <text:p>0.394961</text:p>
          </table:table-cell>
          <table:table-cell table:style-name="ce6" office:value-type="float" office:value="2.21748" calcext:value-type="float">
            <text:p>2.21748</text:p>
          </table:table-cell>
          <table:table-cell table:style-name="ce6" office:value-type="float" office:value="0.527815" calcext:value-type="float">
            <text:p>0.527815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0.326457" calcext:value-type="float">
            <text:p>0.326457</text:p>
          </table:table-cell>
          <table:table-cell table:style-name="ce6" office:value-type="float" office:value="0.078226" calcext:value-type="float">
            <text:p>0.078226</text:p>
          </table:table-cell>
          <table:table-cell table:style-name="ce6" office:value-type="float" office:value="0.404678" calcext:value-type="float">
            <text:p>0.404678</text:p>
          </table:table-cell>
          <table:table-cell table:style-name="ce6" office:value-type="float" office:value="2.32446" calcext:value-type="float">
            <text:p>2.32446</text:p>
          </table:table-cell>
          <table:table-cell table:style-name="ce6" office:value-type="float" office:value="0.557143" calcext:value-type="float">
            <text:p>0.557143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0.334963" calcext:value-type="float">
            <text:p>0.334963</text:p>
          </table:table-cell>
          <table:table-cell table:style-name="ce6" office:value-type="float" office:value="0.075477" calcext:value-type="float">
            <text:p>0.075477</text:p>
          </table:table-cell>
          <table:table-cell table:style-name="ce6" office:value-type="float" office:value="0.410435" calcext:value-type="float">
            <text:p>0.410435</text:p>
          </table:table-cell>
          <table:table-cell table:style-name="ce6" office:value-type="float" office:value="2.34067" calcext:value-type="float">
            <text:p>2.34067</text:p>
          </table:table-cell>
          <table:table-cell table:style-name="ce6" office:value-type="float" office:value="0.528274" calcext:value-type="float">
            <text:p>0.528274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0.337326" calcext:value-type="float">
            <text:p>0.337326</text:p>
          </table:table-cell>
          <table:table-cell table:style-name="ce6" office:value-type="float" office:value="0.0807603" calcext:value-type="float">
            <text:p>0.0807603</text:p>
          </table:table-cell>
          <table:table-cell table:style-name="ce6" office:value-type="float" office:value="0.418081" calcext:value-type="float">
            <text:p>0.418081</text:p>
          </table:table-cell>
          <table:table-cell table:style-name="ce6" office:value-type="float" office:value="2.36987" calcext:value-type="float">
            <text:p>2.36987</text:p>
          </table:table-cell>
          <table:table-cell table:style-name="ce6" office:value-type="float" office:value="0.56709" calcext:value-type="float">
            <text:p>0.56709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0.334616" calcext:value-type="float">
            <text:p>0.334616</text:p>
          </table:table-cell>
          <table:table-cell table:style-name="ce6" office:value-type="float" office:value="0.0764957" calcext:value-type="float">
            <text:p>0.0764957</text:p>
          </table:table-cell>
          <table:table-cell table:style-name="ce6" office:value-type="float" office:value="0.411107" calcext:value-type="float">
            <text:p>0.411107</text:p>
          </table:table-cell>
          <table:table-cell table:style-name="ce6" office:value-type="float" office:value="2.33329" calcext:value-type="float">
            <text:p>2.33329</text:p>
          </table:table-cell>
          <table:table-cell table:style-name="ce6" office:value-type="float" office:value="0.533408" calcext:value-type="float">
            <text:p>0.533408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0.312202" calcext:value-type="float">
            <text:p>0.312202</text:p>
          </table:table-cell>
          <table:table-cell table:style-name="ce6" office:value-type="float" office:value="0.0761732" calcext:value-type="float">
            <text:p>0.0761732</text:p>
          </table:table-cell>
          <table:table-cell table:style-name="ce6" office:value-type="float" office:value="0.388371" calcext:value-type="float">
            <text:p>0.388371</text:p>
          </table:table-cell>
          <table:table-cell table:style-name="ce6" office:value-type="float" office:value="2.17553" calcext:value-type="float">
            <text:p>2.17553</text:p>
          </table:table-cell>
          <table:table-cell table:style-name="ce6" office:value-type="float" office:value="0.530789" calcext:value-type="float">
            <text:p>0.530789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0.347054" calcext:value-type="float">
            <text:p>0.347054</text:p>
          </table:table-cell>
          <table:table-cell table:style-name="ce6" office:value-type="float" office:value="0.0774197" calcext:value-type="float">
            <text:p>0.0774197</text:p>
          </table:table-cell>
          <table:table-cell table:style-name="ce6" office:value-type="float" office:value="0.424469" calcext:value-type="float">
            <text:p>0.424469</text:p>
          </table:table-cell>
          <table:table-cell table:style-name="ce6" office:value-type="float" office:value="2.43853" calcext:value-type="float">
            <text:p>2.43853</text:p>
          </table:table-cell>
          <table:table-cell table:style-name="ce6" office:value-type="float" office:value="0.544032" calcext:value-type="float">
            <text:p>0.544032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0.387519" calcext:value-type="float">
            <text:p>0.387519</text:p>
          </table:table-cell>
          <table:table-cell table:style-name="ce6" office:value-type="float" office:value="0.0797944" calcext:value-type="float">
            <text:p>0.0797944</text:p>
          </table:table-cell>
          <table:table-cell table:style-name="ce6" office:value-type="float" office:value="0.467308" calcext:value-type="float">
            <text:p>0.467308</text:p>
          </table:table-cell>
          <table:table-cell table:style-name="ce6" office:value-type="float" office:value="2.76948" calcext:value-type="float">
            <text:p>2.76948</text:p>
          </table:table-cell>
          <table:table-cell table:style-name="ce6" office:value-type="float" office:value="0.570258" calcext:value-type="float">
            <text:p>0.570258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0.336069" calcext:value-type="float">
            <text:p>0.336069</text:p>
          </table:table-cell>
          <table:table-cell table:style-name="ce6" office:value-type="float" office:value="0.0793028" calcext:value-type="float">
            <text:p>0.0793028</text:p>
          </table:table-cell>
          <table:table-cell table:style-name="ce6" office:value-type="float" office:value="0.415367" calcext:value-type="float">
            <text:p>0.415367</text:p>
          </table:table-cell>
          <table:table-cell table:style-name="ce6" office:value-type="float" office:value="2.35781" calcext:value-type="float">
            <text:p>2.35781</text:p>
          </table:table-cell>
          <table:table-cell table:style-name="ce6" office:value-type="float" office:value="0.556425" calcext:value-type="float">
            <text:p>0.556425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0.311388" calcext:value-type="float">
            <text:p>0.311388</text:p>
          </table:table-cell>
          <table:table-cell table:style-name="ce6" office:value-type="float" office:value="0.0745572" calcext:value-type="float">
            <text:p>0.0745572</text:p>
          </table:table-cell>
          <table:table-cell table:style-name="ce6" office:value-type="float" office:value="0.38594" calcext:value-type="float">
            <text:p>0.38594</text:p>
          </table:table-cell>
          <table:table-cell table:style-name="ce6" office:value-type="float" office:value="2.1808" calcext:value-type="float">
            <text:p>2.1808</text:p>
          </table:table-cell>
          <table:table-cell table:style-name="ce6" office:value-type="float" office:value="0.523454" calcext:value-type="float">
            <text:p>0.523454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0.325837" calcext:value-type="float">
            <text:p>0.325837</text:p>
          </table:table-cell>
          <table:table-cell table:style-name="ce6" office:value-type="float" office:value="0.0761809" calcext:value-type="float">
            <text:p>0.0761809</text:p>
          </table:table-cell>
          <table:table-cell table:style-name="ce6" office:value-type="float" office:value="0.402012" calcext:value-type="float">
            <text:p>0.402012</text:p>
          </table:table-cell>
          <table:table-cell table:style-name="ce6" office:value-type="float" office:value="2.27685" calcext:value-type="float">
            <text:p>2.27685</text:p>
          </table:table-cell>
          <table:table-cell table:style-name="ce6" office:value-type="float" office:value="0.532436" calcext:value-type="float">
            <text:p>0.532436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0.329355" calcext:value-type="float">
            <text:p>0.329355</text:p>
          </table:table-cell>
          <table:table-cell table:style-name="ce6" office:value-type="float" office:value="0.076549" calcext:value-type="float">
            <text:p>0.076549</text:p>
          </table:table-cell>
          <table:table-cell table:style-name="ce6" office:value-type="float" office:value="0.405899" calcext:value-type="float">
            <text:p>0.405899</text:p>
          </table:table-cell>
          <table:table-cell table:style-name="ce6" office:value-type="float" office:value="2.33552" calcext:value-type="float">
            <text:p>2.33552</text:p>
          </table:table-cell>
          <table:table-cell table:style-name="ce6" office:value-type="float" office:value="0.544686" calcext:value-type="float">
            <text:p>0.544686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0.335453" calcext:value-type="float">
            <text:p>0.335453</text:p>
          </table:table-cell>
          <table:table-cell table:style-name="ce6" office:value-type="float" office:value="0.0776924" calcext:value-type="float">
            <text:p>0.0776924</text:p>
          </table:table-cell>
          <table:table-cell table:style-name="ce6" office:value-type="float" office:value="0.41314" calcext:value-type="float">
            <text:p>0.41314</text:p>
          </table:table-cell>
          <table:table-cell table:style-name="ce6" office:value-type="float" office:value="2.4251" calcext:value-type="float">
            <text:p>2.4251</text:p>
          </table:table-cell>
          <table:table-cell table:style-name="ce6" office:value-type="float" office:value="0.56174" calcext:value-type="float">
            <text:p>0.56174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0.30984" calcext:value-type="float">
            <text:p>0.30984</text:p>
          </table:table-cell>
          <table:table-cell table:style-name="ce6" office:value-type="float" office:value="0.0792543" calcext:value-type="float">
            <text:p>0.0792543</text:p>
          </table:table-cell>
          <table:table-cell table:style-name="ce6" office:value-type="float" office:value="0.389089" calcext:value-type="float">
            <text:p>0.389089</text:p>
          </table:table-cell>
          <table:table-cell table:style-name="ce6" office:value-type="float" office:value="2.16438" calcext:value-type="float">
            <text:p>2.16438</text:p>
          </table:table-cell>
          <table:table-cell table:style-name="ce6" office:value-type="float" office:value="0.553759" calcext:value-type="float">
            <text:p>0.553759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float" office:value="0.337741" calcext:value-type="float">
            <text:p>0.337741</text:p>
          </table:table-cell>
          <table:table-cell table:style-name="ce6" office:value-type="float" office:value="0.0754533" calcext:value-type="float">
            <text:p>0.0754533</text:p>
          </table:table-cell>
          <table:table-cell table:style-name="ce6" office:value-type="float" office:value="0.41319" calcext:value-type="float">
            <text:p>0.41319</text:p>
          </table:table-cell>
          <table:table-cell table:style-name="ce6" office:value-type="float" office:value="2.38475" calcext:value-type="float">
            <text:p>2.38475</text:p>
          </table:table-cell>
          <table:table-cell table:style-name="ce6" office:value-type="float" office:value="0.533407" calcext:value-type="float">
            <text:p>0.533407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0.353139" calcext:value-type="float">
            <text:p>0.353139</text:p>
          </table:table-cell>
          <table:table-cell table:style-name="ce6" office:value-type="float" office:value="0.075803" calcext:value-type="float">
            <text:p>0.075803</text:p>
          </table:table-cell>
          <table:table-cell table:style-name="ce6" office:value-type="float" office:value="0.428937" calcext:value-type="float">
            <text:p>0.428937</text:p>
          </table:table-cell>
          <table:table-cell table:style-name="ce6" office:value-type="float" office:value="2.45883" calcext:value-type="float">
            <text:p>2.45883</text:p>
          </table:table-cell>
          <table:table-cell table:style-name="ce6" office:value-type="float" office:value="0.527994" calcext:value-type="float">
            <text:p>0.527994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0.355211" calcext:value-type="float">
            <text:p>0.355211</text:p>
          </table:table-cell>
          <table:table-cell table:style-name="ce6" office:value-type="float" office:value="0.0755618" calcext:value-type="float">
            <text:p>0.0755618</text:p>
          </table:table-cell>
          <table:table-cell table:style-name="ce6" office:value-type="float" office:value="0.430768" calcext:value-type="float">
            <text:p>0.430768</text:p>
          </table:table-cell>
          <table:table-cell table:style-name="ce6" office:value-type="float" office:value="2.51928" calcext:value-type="float">
            <text:p>2.51928</text:p>
          </table:table-cell>
          <table:table-cell table:style-name="ce6" office:value-type="float" office:value="0.535935" calcext:value-type="float">
            <text:p>0.535935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0.326061" calcext:value-type="float">
            <text:p>0.326061</text:p>
          </table:table-cell>
          <table:table-cell table:style-name="ce6" office:value-type="float" office:value="0.0767449" calcext:value-type="float">
            <text:p>0.0767449</text:p>
          </table:table-cell>
          <table:table-cell table:style-name="ce6" office:value-type="float" office:value="0.402801" calcext:value-type="float">
            <text:p>0.402801</text:p>
          </table:table-cell>
          <table:table-cell table:style-name="ce6" office:value-type="float" office:value="2.25941" calcext:value-type="float">
            <text:p>2.25941</text:p>
          </table:table-cell>
          <table:table-cell table:style-name="ce6" office:value-type="float" office:value="0.531925" calcext:value-type="float">
            <text:p>0.531925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0.30291" calcext:value-type="float">
            <text:p>0.30291</text:p>
          </table:table-cell>
          <table:table-cell table:style-name="ce6" office:value-type="float" office:value="0.0754204" calcext:value-type="float">
            <text:p>0.0754204</text:p>
          </table:table-cell>
          <table:table-cell table:style-name="ce6" office:value-type="float" office:value="0.378326" calcext:value-type="float">
            <text:p>0.378326</text:p>
          </table:table-cell>
          <table:table-cell table:style-name="ce6" office:value-type="float" office:value="2.09629" calcext:value-type="float">
            <text:p>2.09629</text:p>
          </table:table-cell>
          <table:table-cell table:style-name="ce6" office:value-type="float" office:value="0.52161" calcext:value-type="float">
            <text:p>0.52161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0.312864" calcext:value-type="float">
            <text:p>0.312864</text:p>
          </table:table-cell>
          <table:table-cell table:style-name="ce6" office:value-type="float" office:value="0.0771274" calcext:value-type="float">
            <text:p>0.0771274</text:p>
          </table:table-cell>
          <table:table-cell table:style-name="ce6" office:value-type="float" office:value="0.389987" calcext:value-type="float">
            <text:p>0.389987</text:p>
          </table:table-cell>
          <table:table-cell table:style-name="ce6" office:value-type="float" office:value="2.19158" calcext:value-type="float">
            <text:p>2.19158</text:p>
          </table:table-cell>
          <table:table-cell table:style-name="ce6" office:value-type="float" office:value="0.54045" calcext:value-type="float">
            <text:p>0.54045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0.356559" calcext:value-type="float">
            <text:p>0.356559</text:p>
          </table:table-cell>
          <table:table-cell table:style-name="ce6" office:value-type="float" office:value="0.076866" calcext:value-type="float">
            <text:p>0.076866</text:p>
          </table:table-cell>
          <table:table-cell table:style-name="ce6" office:value-type="float" office:value="0.43342" calcext:value-type="float">
            <text:p>0.43342</text:p>
          </table:table-cell>
          <table:table-cell table:style-name="ce6" office:value-type="float" office:value="2.4984" calcext:value-type="float">
            <text:p>2.4984</text:p>
          </table:table-cell>
          <table:table-cell table:style-name="ce6" office:value-type="float" office:value="0.538583" calcext:value-type="float">
            <text:p>0.538583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0.329359" calcext:value-type="float">
            <text:p>0.329359</text:p>
          </table:table-cell>
          <table:table-cell table:style-name="ce6" office:value-type="float" office:value="0.0781652" calcext:value-type="float">
            <text:p>0.0781652</text:p>
          </table:table-cell>
          <table:table-cell table:style-name="ce6" office:value-type="float" office:value="0.407519" calcext:value-type="float">
            <text:p>0.407519</text:p>
          </table:table-cell>
          <table:table-cell table:style-name="ce6" office:value-type="float" office:value="2.32353" calcext:value-type="float">
            <text:p>2.32353</text:p>
          </table:table-cell>
          <table:table-cell table:style-name="ce6" office:value-type="float" office:value="0.551354" calcext:value-type="float">
            <text:p>0.551354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0.352449" calcext:value-type="float">
            <text:p>0.352449</text:p>
          </table:table-cell>
          <table:table-cell table:style-name="ce6" office:value-type="float" office:value="0.0768225" calcext:value-type="float">
            <text:p>0.0768225</text:p>
          </table:table-cell>
          <table:table-cell table:style-name="ce6" office:value-type="float" office:value="0.429267" calcext:value-type="float">
            <text:p>0.429267</text:p>
          </table:table-cell>
          <table:table-cell table:style-name="ce6" office:value-type="float" office:value="2.47175" calcext:value-type="float">
            <text:p>2.47175</text:p>
          </table:table-cell>
          <table:table-cell table:style-name="ce6" office:value-type="float" office:value="0.539825" calcext:value-type="float">
            <text:p>0.539825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0.348722" calcext:value-type="float">
            <text:p>0.348722</text:p>
          </table:table-cell>
          <table:table-cell table:style-name="ce6" office:value-type="float" office:value="0.0764402" calcext:value-type="float">
            <text:p>0.0764402</text:p>
          </table:table-cell>
          <table:table-cell table:style-name="ce6" office:value-type="float" office:value="0.425158" calcext:value-type="float">
            <text:p>0.425158</text:p>
          </table:table-cell>
          <table:table-cell table:style-name="ce6" office:value-type="float" office:value="2.41846" calcext:value-type="float">
            <text:p>2.41846</text:p>
          </table:table-cell>
          <table:table-cell table:style-name="ce6" office:value-type="float" office:value="0.530133" calcext:value-type="float">
            <text:p>0.530133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0.330235" calcext:value-type="float">
            <text:p>0.330235</text:p>
          </table:table-cell>
          <table:table-cell table:style-name="ce6" office:value-type="float" office:value="0.0751444" calcext:value-type="float">
            <text:p>0.0751444</text:p>
          </table:table-cell>
          <table:table-cell table:style-name="ce6" office:value-type="float" office:value="0.405375" calcext:value-type="float">
            <text:p>0.405375</text:p>
          </table:table-cell>
          <table:table-cell table:style-name="ce6" office:value-type="float" office:value="2.34261" calcext:value-type="float">
            <text:p>2.34261</text:p>
          </table:table-cell>
          <table:table-cell table:style-name="ce6" office:value-type="float" office:value="0.533135" calcext:value-type="float">
            <text:p>0.533135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float" office:value="0.356652" calcext:value-type="float">
            <text:p>0.356652</text:p>
          </table:table-cell>
          <table:table-cell table:style-name="ce6" office:value-type="float" office:value="0.0785175" calcext:value-type="float">
            <text:p>0.0785175</text:p>
          </table:table-cell>
          <table:table-cell table:style-name="ce6" office:value-type="float" office:value="0.435165" calcext:value-type="float">
            <text:p>0.435165</text:p>
          </table:table-cell>
          <table:table-cell table:style-name="ce6" office:value-type="float" office:value="2.52236" calcext:value-type="float">
            <text:p>2.52236</text:p>
          </table:table-cell>
          <table:table-cell table:style-name="ce6" office:value-type="float" office:value="0.55531" calcext:value-type="float">
            <text:p>0.55531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0.33934" calcext:value-type="float">
            <text:p>0.33934</text:p>
          </table:table-cell>
          <table:table-cell table:style-name="ce6" office:value-type="float" office:value="0.0774197" calcext:value-type="float">
            <text:p>0.0774197</text:p>
          </table:table-cell>
          <table:table-cell table:style-name="ce6" office:value-type="float" office:value="0.416754" calcext:value-type="float">
            <text:p>0.416754</text:p>
          </table:table-cell>
          <table:table-cell table:style-name="ce6" office:value-type="float" office:value="2.3919" calcext:value-type="float">
            <text:p>2.3919</text:p>
          </table:table-cell>
          <table:table-cell table:style-name="ce6" office:value-type="float" office:value="0.54622" calcext:value-type="float">
            <text:p>0.54622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0.364196" calcext:value-type="float">
            <text:p>0.364196</text:p>
          </table:table-cell>
          <table:table-cell table:style-name="ce6" office:value-type="float" office:value="0.0784388" calcext:value-type="float">
            <text:p>0.0784388</text:p>
          </table:table-cell>
          <table:table-cell table:style-name="ce6" office:value-type="float" office:value="0.442629" calcext:value-type="float">
            <text:p>0.442629</text:p>
          </table:table-cell>
          <table:table-cell table:style-name="ce6" office:value-type="float" office:value="2.57696" calcext:value-type="float">
            <text:p>2.57696</text:p>
          </table:table-cell>
          <table:table-cell table:style-name="ce6" office:value-type="float" office:value="0.555192" calcext:value-type="float">
            <text:p>0.555192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0.312253" calcext:value-type="float">
            <text:p>0.312253</text:p>
          </table:table-cell>
          <table:table-cell table:style-name="ce6" office:value-type="float" office:value="0.0743628" calcext:value-type="float">
            <text:p>0.0743628</text:p>
          </table:table-cell>
          <table:table-cell table:style-name="ce6" office:value-type="float" office:value="0.38661" calcext:value-type="float">
            <text:p>0.38661</text:p>
          </table:table-cell>
          <table:table-cell table:style-name="ce6" office:value-type="float" office:value="2.19204" calcext:value-type="float">
            <text:p>2.19204</text:p>
          </table:table-cell>
          <table:table-cell table:style-name="ce6" office:value-type="float" office:value="0.522003" calcext:value-type="float">
            <text:p>0.522003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float" office:value="0.339771" calcext:value-type="float">
            <text:p>0.339771</text:p>
          </table:table-cell>
          <table:table-cell table:style-name="ce6" office:value-type="float" office:value="0.0757198" calcext:value-type="float">
            <text:p>0.0757198</text:p>
          </table:table-cell>
          <table:table-cell table:style-name="ce6" office:value-type="float" office:value="0.415486" calcext:value-type="float">
            <text:p>0.415486</text:p>
          </table:table-cell>
          <table:table-cell table:style-name="ce6" office:value-type="float" office:value="2.38858" calcext:value-type="float">
            <text:p>2.38858</text:p>
          </table:table-cell>
          <table:table-cell table:style-name="ce6" office:value-type="float" office:value="0.532695" calcext:value-type="float">
            <text:p>0.532695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float" office:value="0.305849" calcext:value-type="float">
            <text:p>0.305849</text:p>
          </table:table-cell>
          <table:table-cell table:style-name="ce6" office:value-type="float" office:value="0.0733666" calcext:value-type="float">
            <text:p>0.0733666</text:p>
          </table:table-cell>
          <table:table-cell table:style-name="ce6" office:value-type="float" office:value="0.37921" calcext:value-type="float">
            <text:p>0.37921</text:p>
          </table:table-cell>
          <table:table-cell table:style-name="ce6" office:value-type="float" office:value="2.13421" calcext:value-type="float">
            <text:p>2.13421</text:p>
          </table:table-cell>
          <table:table-cell table:style-name="ce6" office:value-type="float" office:value="0.511944" calcext:value-type="float">
            <text:p>0.511944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0.341295" calcext:value-type="float">
            <text:p>0.341295</text:p>
          </table:table-cell>
          <table:table-cell table:style-name="ce6" office:value-type="float" office:value="0.0770757" calcext:value-type="float">
            <text:p>0.0770757</text:p>
          </table:table-cell>
          <table:table-cell table:style-name="ce6" office:value-type="float" office:value="0.418366" calcext:value-type="float">
            <text:p>0.418366</text:p>
          </table:table-cell>
          <table:table-cell table:style-name="ce6" office:value-type="float" office:value="2.41766" calcext:value-type="float">
            <text:p>2.41766</text:p>
          </table:table-cell>
          <table:table-cell table:style-name="ce6" office:value-type="float" office:value="0.546085" calcext:value-type="float">
            <text:p>0.546085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float" office:value="0.314877" calcext:value-type="float">
            <text:p>0.314877</text:p>
          </table:table-cell>
          <table:table-cell table:style-name="ce6" office:value-type="float" office:value="0.0767951" calcext:value-type="float">
            <text:p>0.0767951</text:p>
          </table:table-cell>
          <table:table-cell table:style-name="ce6" office:value-type="float" office:value="0.391667" calcext:value-type="float">
            <text:p>0.391667</text:p>
          </table:table-cell>
          <table:table-cell table:style-name="ce6" office:value-type="float" office:value="2.20104" calcext:value-type="float">
            <text:p>2.20104</text:p>
          </table:table-cell>
          <table:table-cell table:style-name="ce6" office:value-type="float" office:value="0.536899" calcext:value-type="float">
            <text:p>0.536899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float" office:value="0.325198" calcext:value-type="float">
            <text:p>0.325198</text:p>
          </table:table-cell>
          <table:table-cell table:style-name="ce6" office:value-type="float" office:value="0.076507" calcext:value-type="float">
            <text:p>0.076507</text:p>
          </table:table-cell>
          <table:table-cell table:style-name="ce6" office:value-type="float" office:value="0.4017" calcext:value-type="float">
            <text:p>0.4017</text:p>
          </table:table-cell>
          <table:table-cell table:style-name="ce6" office:value-type="float" office:value="2.29385" calcext:value-type="float">
            <text:p>2.29385</text:p>
          </table:table-cell>
          <table:table-cell table:style-name="ce6" office:value-type="float" office:value="0.539738" calcext:value-type="float">
            <text:p>0.539738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0.326657" calcext:value-type="float">
            <text:p>0.326657</text:p>
          </table:table-cell>
          <table:table-cell table:style-name="ce6" office:value-type="float" office:value="0.0779351" calcext:value-type="float">
            <text:p>0.0779351</text:p>
          </table:table-cell>
          <table:table-cell table:style-name="ce6" office:value-type="float" office:value="0.404587" calcext:value-type="float">
            <text:p>0.404587</text:p>
          </table:table-cell>
          <table:table-cell table:style-name="ce6" office:value-type="float" office:value="2.29653" calcext:value-type="float">
            <text:p>2.29653</text:p>
          </table:table-cell>
          <table:table-cell table:style-name="ce6" office:value-type="float" office:value="0.548095" calcext:value-type="float">
            <text:p>0.548095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0.343375" calcext:value-type="float">
            <text:p>0.343375</text:p>
          </table:table-cell>
          <table:table-cell table:style-name="ce6" office:value-type="float" office:value="0.0759603" calcext:value-type="float">
            <text:p>0.0759603</text:p>
          </table:table-cell>
          <table:table-cell table:style-name="ce6" office:value-type="float" office:value="0.41933" calcext:value-type="float">
            <text:p>0.41933</text:p>
          </table:table-cell>
          <table:table-cell table:style-name="ce6" office:value-type="float" office:value="2.42309" calcext:value-type="float">
            <text:p>2.42309</text:p>
          </table:table-cell>
          <table:table-cell table:style-name="ce6" office:value-type="float" office:value="0.536334" calcext:value-type="float">
            <text:p>0.536334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0.338292" calcext:value-type="float">
            <text:p>0.338292</text:p>
          </table:table-cell>
          <table:table-cell table:style-name="ce6" office:value-type="float" office:value="0.0750149" calcext:value-type="float">
            <text:p>0.0750149</text:p>
          </table:table-cell>
          <table:table-cell table:style-name="ce6" office:value-type="float" office:value="0.413301" calcext:value-type="float">
            <text:p>0.413301</text:p>
          </table:table-cell>
          <table:table-cell table:style-name="ce6" office:value-type="float" office:value="2.39704" calcext:value-type="float">
            <text:p>2.39704</text:p>
          </table:table-cell>
          <table:table-cell table:style-name="ce6" office:value-type="float" office:value="0.531586" calcext:value-type="float">
            <text:p>0.531586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float" office:value="0.345513" calcext:value-type="float">
            <text:p>0.345513</text:p>
          </table:table-cell>
          <table:table-cell table:style-name="ce6" office:value-type="float" office:value="0.0770896" calcext:value-type="float">
            <text:p>0.0770896</text:p>
          </table:table-cell>
          <table:table-cell table:style-name="ce6" office:value-type="float" office:value="0.422597" calcext:value-type="float">
            <text:p>0.422597</text:p>
          </table:table-cell>
          <table:table-cell table:style-name="ce6" office:value-type="float" office:value="2.45775" calcext:value-type="float">
            <text:p>2.45775</text:p>
          </table:table-cell>
          <table:table-cell table:style-name="ce6" office:value-type="float" office:value="0.548385" calcext:value-type="float">
            <text:p>0.548385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0.292259" calcext:value-type="float">
            <text:p>0.292259</text:p>
          </table:table-cell>
          <table:table-cell table:style-name="ce6" office:value-type="float" office:value="0.0759585" calcext:value-type="float">
            <text:p>0.0759585</text:p>
          </table:table-cell>
          <table:table-cell table:style-name="ce6" office:value-type="float" office:value="0.368213" calcext:value-type="float">
            <text:p>0.368213</text:p>
          </table:table-cell>
          <table:table-cell table:style-name="ce6" office:value-type="float" office:value="2.00491" calcext:value-type="float">
            <text:p>2.00491</text:p>
          </table:table-cell>
          <table:table-cell table:style-name="ce6" office:value-type="float" office:value="0.520672" calcext:value-type="float">
            <text:p>0.520672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0.355075" calcext:value-type="float">
            <text:p>0.355075</text:p>
          </table:table-cell>
          <table:table-cell table:style-name="ce6" office:value-type="float" office:value="0.0767229" calcext:value-type="float">
            <text:p>0.0767229</text:p>
          </table:table-cell>
          <table:table-cell table:style-name="ce6" office:value-type="float" office:value="0.431793" calcext:value-type="float">
            <text:p>0.431793</text:p>
          </table:table-cell>
          <table:table-cell table:style-name="ce6" office:value-type="float" office:value="2.48036" calcext:value-type="float">
            <text:p>2.48036</text:p>
          </table:table-cell>
          <table:table-cell table:style-name="ce6" office:value-type="float" office:value="0.535894" calcext:value-type="float">
            <text:p>0.535894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float" office:value="0.348527" calcext:value-type="float">
            <text:p>0.348527</text:p>
          </table:table-cell>
          <table:table-cell table:style-name="ce6" office:value-type="float" office:value="0.0757626" calcext:value-type="float">
            <text:p>0.0757626</text:p>
          </table:table-cell>
          <table:table-cell table:style-name="ce6" office:value-type="float" office:value="0.424284" calcext:value-type="float">
            <text:p>0.424284</text:p>
          </table:table-cell>
          <table:table-cell table:style-name="ce6" office:value-type="float" office:value="2.46107" calcext:value-type="float">
            <text:p>2.46107</text:p>
          </table:table-cell>
          <table:table-cell table:style-name="ce6" office:value-type="float" office:value="0.534966" calcext:value-type="float">
            <text:p>0.534966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office:value-type="float" office:value="0.344656" calcext:value-type="float">
            <text:p>0.344656</text:p>
          </table:table-cell>
          <table:table-cell table:style-name="ce6" office:value-type="float" office:value="0.0796955" calcext:value-type="float">
            <text:p>0.0796955</text:p>
          </table:table-cell>
          <table:table-cell table:style-name="ce6" office:value-type="float" office:value="0.424346" calcext:value-type="float">
            <text:p>0.424346</text:p>
          </table:table-cell>
          <table:table-cell table:style-name="ce6" office:value-type="float" office:value="2.47226" calcext:value-type="float">
            <text:p>2.47226</text:p>
          </table:table-cell>
          <table:table-cell table:style-name="ce6" office:value-type="float" office:value="0.571782" calcext:value-type="float">
            <text:p>0.571782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float" office:value="0.325648" calcext:value-type="float">
            <text:p>0.325648</text:p>
          </table:table-cell>
          <table:table-cell table:style-name="ce6" office:value-type="float" office:value="0.075808" calcext:value-type="float">
            <text:p>0.075808</text:p>
          </table:table-cell>
          <table:table-cell table:style-name="ce6" office:value-type="float" office:value="0.401451" calcext:value-type="float">
            <text:p>0.401451</text:p>
          </table:table-cell>
          <table:table-cell table:style-name="ce6" office:value-type="float" office:value="2.25738" calcext:value-type="float">
            <text:p>2.25738</text:p>
          </table:table-cell>
          <table:table-cell table:style-name="ce6" office:value-type="float" office:value="0.525338" calcext:value-type="float">
            <text:p>0.525338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float" office:value="0.359896" calcext:value-type="float">
            <text:p>0.359896</text:p>
          </table:table-cell>
          <table:table-cell table:style-name="ce6" office:value-type="float" office:value="0.0758639" calcext:value-type="float">
            <text:p>0.0758639</text:p>
          </table:table-cell>
          <table:table-cell table:style-name="ce6" office:value-type="float" office:value="0.435755" calcext:value-type="float">
            <text:p>0.435755</text:p>
          </table:table-cell>
          <table:table-cell table:style-name="ce6" office:value-type="float" office:value="2.55919" calcext:value-type="float">
            <text:p>2.55919</text:p>
          </table:table-cell>
          <table:table-cell table:style-name="ce6" office:value-type="float" office:value="0.539356" calcext:value-type="float">
            <text:p>0.539356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0.360213" calcext:value-type="float">
            <text:p>0.360213</text:p>
          </table:table-cell>
          <table:table-cell table:style-name="ce6" office:value-type="float" office:value="0.0766991" calcext:value-type="float">
            <text:p>0.0766991</text:p>
          </table:table-cell>
          <table:table-cell table:style-name="ce6" office:value-type="float" office:value="0.436907" calcext:value-type="float">
            <text:p>0.436907</text:p>
          </table:table-cell>
          <table:table-cell table:style-name="ce6" office:value-type="float" office:value="2.56418" calcext:value-type="float">
            <text:p>2.56418</text:p>
          </table:table-cell>
          <table:table-cell table:style-name="ce6" office:value-type="float" office:value="0.546016" calcext:value-type="float">
            <text:p>0.546016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 office:value-type="float" office:value="0.319707" calcext:value-type="float">
            <text:p>0.319707</text:p>
          </table:table-cell>
          <table:table-cell table:style-name="ce6" office:value-type="float" office:value="0.0773174" calcext:value-type="float">
            <text:p>0.0773174</text:p>
          </table:table-cell>
          <table:table-cell table:style-name="ce6" office:value-type="float" office:value="0.39702" calcext:value-type="float">
            <text:p>0.39702</text:p>
          </table:table-cell>
          <table:table-cell table:style-name="ce6" office:value-type="float" office:value="2.252" calcext:value-type="float">
            <text:p>2.252</text:p>
          </table:table-cell>
          <table:table-cell table:style-name="ce6" office:value-type="float" office:value="0.544774" calcext:value-type="float">
            <text:p>0.544774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0.36898" calcext:value-type="float">
            <text:p>0.36898</text:p>
          </table:table-cell>
          <table:table-cell table:style-name="ce6" office:value-type="float" office:value="0.0786943" calcext:value-type="float">
            <text:p>0.0786943</text:p>
          </table:table-cell>
          <table:table-cell table:style-name="ce6" office:value-type="float" office:value="0.447669" calcext:value-type="float">
            <text:p>0.447669</text:p>
          </table:table-cell>
          <table:table-cell table:style-name="ce6" office:value-type="float" office:value="2.60921" calcext:value-type="float">
            <text:p>2.60921</text:p>
          </table:table-cell>
          <table:table-cell table:style-name="ce6" office:value-type="float" office:value="0.556791" calcext:value-type="float">
            <text:p>0.556791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0.36308" calcext:value-type="float">
            <text:p>0.36308</text:p>
          </table:table-cell>
          <table:table-cell table:style-name="ce6" office:value-type="float" office:value="0.0753447" calcext:value-type="float">
            <text:p>0.0753447</text:p>
          </table:table-cell>
          <table:table-cell table:style-name="ce6" office:value-type="float" office:value="0.43842" calcext:value-type="float">
            <text:p>0.43842</text:p>
          </table:table-cell>
          <table:table-cell table:style-name="ce6" office:value-type="float" office:value="2.56821" calcext:value-type="float">
            <text:p>2.56821</text:p>
          </table:table-cell>
          <table:table-cell table:style-name="ce6" office:value-type="float" office:value="0.532955" calcext:value-type="float">
            <text:p>0.532955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" office:value-type="float" office:value="0.320947" calcext:value-type="float">
            <text:p>0.320947</text:p>
          </table:table-cell>
          <table:table-cell table:style-name="ce6" office:value-type="float" office:value="0.0785885" calcext:value-type="float">
            <text:p>0.0785885</text:p>
          </table:table-cell>
          <table:table-cell table:style-name="ce6" office:value-type="float" office:value="0.39953" calcext:value-type="float">
            <text:p>0.39953</text:p>
          </table:table-cell>
          <table:table-cell table:style-name="ce6" office:value-type="float" office:value="2.26914" calcext:value-type="float">
            <text:p>2.26914</text:p>
          </table:table-cell>
          <table:table-cell table:style-name="ce6" office:value-type="float" office:value="0.555591" calcext:value-type="float">
            <text:p>0.555591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 office:value-type="float" office:value="0.322648" calcext:value-type="float">
            <text:p>0.322648</text:p>
          </table:table-cell>
          <table:table-cell table:style-name="ce6" office:value-type="float" office:value="0.0773947" calcext:value-type="float">
            <text:p>0.0773947</text:p>
          </table:table-cell>
          <table:table-cell table:style-name="ce6" office:value-type="float" office:value="0.400038" calcext:value-type="float">
            <text:p>0.400038</text:p>
          </table:table-cell>
          <table:table-cell table:style-name="ce6" office:value-type="float" office:value="2.27598" calcext:value-type="float">
            <text:p>2.27598</text:p>
          </table:table-cell>
          <table:table-cell table:style-name="ce6" office:value-type="float" office:value="0.545788" calcext:value-type="float">
            <text:p>0.545788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float" office:value="0.331543" calcext:value-type="float">
            <text:p>0.331543</text:p>
          </table:table-cell>
          <table:table-cell table:style-name="ce6" office:value-type="float" office:value="0.077365" calcext:value-type="float">
            <text:p>0.077365</text:p>
          </table:table-cell>
          <table:table-cell table:style-name="ce6" office:value-type="float" office:value="0.408903" calcext:value-type="float">
            <text:p>0.408903</text:p>
          </table:table-cell>
          <table:table-cell table:style-name="ce6" office:value-type="float" office:value="2.3034" calcext:value-type="float">
            <text:p>2.3034</text:p>
          </table:table-cell>
          <table:table-cell table:style-name="ce6" office:value-type="float" office:value="0.53801" calcext:value-type="float">
            <text:p>0.53801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0.326791" calcext:value-type="float">
            <text:p>0.326791</text:p>
          </table:table-cell>
          <table:table-cell table:style-name="ce6" office:value-type="float" office:value="0.0769926" calcext:value-type="float">
            <text:p>0.0769926</text:p>
          </table:table-cell>
          <table:table-cell table:style-name="ce6" office:value-type="float" office:value="0.403779" calcext:value-type="float">
            <text:p>0.403779</text:p>
          </table:table-cell>
          <table:table-cell table:style-name="ce6" office:value-type="float" office:value="2.28814" calcext:value-type="float">
            <text:p>2.28814</text:p>
          </table:table-cell>
          <table:table-cell table:style-name="ce6" office:value-type="float" office:value="0.539062" calcext:value-type="float">
            <text:p>0.539062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float" office:value="0.336913" calcext:value-type="float">
            <text:p>0.336913</text:p>
          </table:table-cell>
          <table:table-cell table:style-name="ce6" office:value-type="float" office:value="0.0764741" calcext:value-type="float">
            <text:p>0.0764741</text:p>
          </table:table-cell>
          <table:table-cell table:style-name="ce6" office:value-type="float" office:value="0.413382" calcext:value-type="float">
            <text:p>0.413382</text:p>
          </table:table-cell>
          <table:table-cell table:style-name="ce6" office:value-type="float" office:value="2.38872" calcext:value-type="float">
            <text:p>2.38872</text:p>
          </table:table-cell>
          <table:table-cell table:style-name="ce6" office:value-type="float" office:value="0.542383" calcext:value-type="float">
            <text:p>0.542383</text:p>
          </table:table-cell>
          <table:table-cell>
            <draw:frame table:end-cell-address="Exp2.L84" table:end-x="52.24pt" table:end-y="11.23pt" draw:z-index="0" draw:name="Chart 3" draw:style-name="gr1" draw:text-style-name="P1" svg:width="449.97pt" svg:height="278.22pt" svg:x="3pt" svg:y="0.74pt">
              <draw:object draw:notify-on-update-of-ranges="Exp2.B103:Exp2.B103 Exp2.B104:Exp2.B104 Exp2.C103:Exp2.C103 Exp2.C104:Exp2.C104 Exp2.D103:Exp2.D103 Exp2.D104:Exp2.D10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float" office:value="0.336489" calcext:value-type="float">
            <text:p>0.336489</text:p>
          </table:table-cell>
          <table:table-cell table:style-name="ce6" office:value-type="float" office:value="0.0733157" calcext:value-type="float">
            <text:p>0.0733157</text:p>
          </table:table-cell>
          <table:table-cell table:style-name="ce6" office:value-type="float" office:value="0.409799" calcext:value-type="float">
            <text:p>0.409799</text:p>
          </table:table-cell>
          <table:table-cell table:style-name="ce6" office:value-type="float" office:value="2.35033" calcext:value-type="float">
            <text:p>2.35033</text:p>
          </table:table-cell>
          <table:table-cell table:style-name="ce6" office:value-type="float" office:value="0.512322" calcext:value-type="float">
            <text:p>0.512322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0.314329" calcext:value-type="float">
            <text:p>0.314329</text:p>
          </table:table-cell>
          <table:table-cell table:style-name="ce6" office:value-type="float" office:value="0.0782149" calcext:value-type="float">
            <text:p>0.0782149</text:p>
          </table:table-cell>
          <table:table-cell table:style-name="ce6" office:value-type="float" office:value="0.392539" calcext:value-type="float">
            <text:p>0.392539</text:p>
          </table:table-cell>
          <table:table-cell table:style-name="ce6" office:value-type="float" office:value="2.19515" calcext:value-type="float">
            <text:p>2.19515</text:p>
          </table:table-cell>
          <table:table-cell table:style-name="ce6" office:value-type="float" office:value="0.546174" calcext:value-type="float">
            <text:p>0.546174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float" office:value="0.352984" calcext:value-type="float">
            <text:p>0.352984</text:p>
          </table:table-cell>
          <table:table-cell table:style-name="ce6" office:value-type="float" office:value="0.0786394" calcext:value-type="float">
            <text:p>0.0786394</text:p>
          </table:table-cell>
          <table:table-cell table:style-name="ce6" office:value-type="float" office:value="0.431619" calcext:value-type="float">
            <text:p>0.431619</text:p>
          </table:table-cell>
          <table:table-cell table:style-name="ce6" office:value-type="float" office:value="2.5089" calcext:value-type="float">
            <text:p>2.5089</text:p>
          </table:table-cell>
          <table:table-cell table:style-name="ce6" office:value-type="float" office:value="0.559541" calcext:value-type="float">
            <text:p>0.55954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0.348382" calcext:value-type="float">
            <text:p>0.348382</text:p>
          </table:table-cell>
          <table:table-cell table:style-name="ce6" office:value-type="float" office:value="0.078312" calcext:value-type="float">
            <text:p>0.078312</text:p>
          </table:table-cell>
          <table:table-cell table:style-name="ce6" office:value-type="float" office:value="0.426689" calcext:value-type="float">
            <text:p>0.426689</text:p>
          </table:table-cell>
          <table:table-cell table:style-name="ce6" office:value-type="float" office:value="2.45893" calcext:value-type="float">
            <text:p>2.45893</text:p>
          </table:table-cell>
          <table:table-cell table:style-name="ce6" office:value-type="float" office:value="0.552855" calcext:value-type="float">
            <text:p>0.552855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 office:value-type="float" office:value="0.331366" calcext:value-type="float">
            <text:p>0.331366</text:p>
          </table:table-cell>
          <table:table-cell table:style-name="ce6" office:value-type="float" office:value="0.0768731" calcext:value-type="float">
            <text:p>0.0768731</text:p>
          </table:table-cell>
          <table:table-cell table:style-name="ce6" office:value-type="float" office:value="0.408234" calcext:value-type="float">
            <text:p>0.408234</text:p>
          </table:table-cell>
          <table:table-cell table:style-name="ce6" office:value-type="float" office:value="2.34456" calcext:value-type="float">
            <text:p>2.34456</text:p>
          </table:table-cell>
          <table:table-cell table:style-name="ce6" office:value-type="float" office:value="0.544045" calcext:value-type="float">
            <text:p>0.544045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6" office:value-type="float" office:value="0.35059" calcext:value-type="float">
            <text:p>0.35059</text:p>
          </table:table-cell>
          <table:table-cell table:style-name="ce6" office:value-type="float" office:value="0.0749628" calcext:value-type="float">
            <text:p>0.0749628</text:p>
          </table:table-cell>
          <table:table-cell table:style-name="ce6" office:value-type="float" office:value="0.425548" calcext:value-type="float">
            <text:p>0.425548</text:p>
          </table:table-cell>
          <table:table-cell table:style-name="ce6" office:value-type="float" office:value="2.43775" calcext:value-type="float">
            <text:p>2.43775</text:p>
          </table:table-cell>
          <table:table-cell table:style-name="ce6" office:value-type="float" office:value="0.521172" calcext:value-type="float">
            <text:p>0.521172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0.335999" calcext:value-type="float">
            <text:p>0.335999</text:p>
          </table:table-cell>
          <table:table-cell table:style-name="ce6" office:value-type="float" office:value="0.0773949" calcext:value-type="float">
            <text:p>0.0773949</text:p>
          </table:table-cell>
          <table:table-cell table:style-name="ce6" office:value-type="float" office:value="0.413389" calcext:value-type="float">
            <text:p>0.413389</text:p>
          </table:table-cell>
          <table:table-cell table:style-name="ce6" office:value-type="float" office:value="2.36533" calcext:value-type="float">
            <text:p>2.36533</text:p>
          </table:table-cell>
          <table:table-cell table:style-name="ce6" office:value-type="float" office:value="0.545334" calcext:value-type="float">
            <text:p>0.545334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6" office:value-type="float" office:value="0.369323" calcext:value-type="float">
            <text:p>0.369323</text:p>
          </table:table-cell>
          <table:table-cell table:style-name="ce6" office:value-type="float" office:value="0.0746741" calcext:value-type="float">
            <text:p>0.0746741</text:p>
          </table:table-cell>
          <table:table-cell table:style-name="ce6" office:value-type="float" office:value="0.443992" calcext:value-type="float">
            <text:p>0.443992</text:p>
          </table:table-cell>
          <table:table-cell table:style-name="ce6" office:value-type="float" office:value="2.63559" calcext:value-type="float">
            <text:p>2.63559</text:p>
          </table:table-cell>
          <table:table-cell table:style-name="ce6" office:value-type="float" office:value="0.532814" calcext:value-type="float">
            <text:p>0.532814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0.314757" calcext:value-type="float">
            <text:p>0.314757</text:p>
          </table:table-cell>
          <table:table-cell table:style-name="ce6" office:value-type="float" office:value="0.0758576" calcext:value-type="float">
            <text:p>0.0758576</text:p>
          </table:table-cell>
          <table:table-cell table:style-name="ce6" office:value-type="float" office:value="0.39061" calcext:value-type="float">
            <text:p>0.39061</text:p>
          </table:table-cell>
          <table:table-cell table:style-name="ce6" office:value-type="float" office:value="2.20021" calcext:value-type="float">
            <text:p>2.20021</text:p>
          </table:table-cell>
          <table:table-cell table:style-name="ce6" office:value-type="float" office:value="0.530883" calcext:value-type="float">
            <text:p>0.530883</text:p>
          </table:table-cell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6" office:value-type="float" office:value="0.302594" calcext:value-type="float">
            <text:p>0.302594</text:p>
          </table:table-cell>
          <table:table-cell table:style-name="ce6" office:value-type="float" office:value="0.0753958" calcext:value-type="float">
            <text:p>0.0753958</text:p>
          </table:table-cell>
          <table:table-cell table:style-name="ce6" office:value-type="float" office:value="0.377984" calcext:value-type="float">
            <text:p>0.377984</text:p>
          </table:table-cell>
          <table:table-cell table:style-name="ce6" office:value-type="float" office:value="2.08941" calcext:value-type="float">
            <text:p>2.08941</text:p>
          </table:table-cell>
          <table:table-cell table:style-name="ce6" office:value-type="float" office:value="0.520776" calcext:value-type="float">
            <text:p>0.520776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6" office:value-type="float" office:value="0.314494" calcext:value-type="float">
            <text:p>0.314494</text:p>
          </table:table-cell>
          <table:table-cell table:style-name="ce6" office:value-type="float" office:value="0.0777307" calcext:value-type="float">
            <text:p>0.0777307</text:p>
          </table:table-cell>
          <table:table-cell table:style-name="ce6" office:value-type="float" office:value="0.39222" calcext:value-type="float">
            <text:p>0.39222</text:p>
          </table:table-cell>
          <table:table-cell table:style-name="ce6" office:value-type="float" office:value="2.23419" calcext:value-type="float">
            <text:p>2.23419</text:p>
          </table:table-cell>
          <table:table-cell table:style-name="ce6" office:value-type="float" office:value="0.552116" calcext:value-type="float">
            <text:p>0.552116</text:p>
          </table:table-cell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6" office:value-type="float" office:value="0.338732" calcext:value-type="float">
            <text:p>0.338732</text:p>
          </table:table-cell>
          <table:table-cell table:style-name="ce6" office:value-type="float" office:value="0.0769092" calcext:value-type="float">
            <text:p>0.0769092</text:p>
          </table:table-cell>
          <table:table-cell table:style-name="ce6" office:value-type="float" office:value="0.415636" calcext:value-type="float">
            <text:p>0.415636</text:p>
          </table:table-cell>
          <table:table-cell table:style-name="ce6" office:value-type="float" office:value="2.40418" calcext:value-type="float">
            <text:p>2.40418</text:p>
          </table:table-cell>
          <table:table-cell table:style-name="ce6" office:value-type="float" office:value="0.5462" calcext:value-type="float">
            <text:p>0.5462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6" office:value-type="float" office:value="0.319141" calcext:value-type="float">
            <text:p>0.319141</text:p>
          </table:table-cell>
          <table:table-cell table:style-name="ce6" office:value-type="float" office:value="0.077477" calcext:value-type="float">
            <text:p>0.077477</text:p>
          </table:table-cell>
          <table:table-cell table:style-name="ce6" office:value-type="float" office:value="0.396613" calcext:value-type="float">
            <text:p>0.396613</text:p>
          </table:table-cell>
          <table:table-cell table:style-name="ce6" office:value-type="float" office:value="2.23215" calcext:value-type="float">
            <text:p>2.23215</text:p>
          </table:table-cell>
          <table:table-cell table:style-name="ce6" office:value-type="float" office:value="0.541968" calcext:value-type="float">
            <text:p>0.541968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0.336258" calcext:value-type="float">
            <text:p>0.336258</text:p>
          </table:table-cell>
          <table:table-cell table:style-name="ce6" office:value-type="float" office:value="0.0761766" calcext:value-type="float">
            <text:p>0.0761766</text:p>
          </table:table-cell>
          <table:table-cell table:style-name="ce6" office:value-type="float" office:value="0.412429" calcext:value-type="float">
            <text:p>0.412429</text:p>
          </table:table-cell>
          <table:table-cell table:style-name="ce6" office:value-type="float" office:value="2.36774" calcext:value-type="float">
            <text:p>2.36774</text:p>
          </table:table-cell>
          <table:table-cell table:style-name="ce6" office:value-type="float" office:value="0.536419" calcext:value-type="float">
            <text:p>0.536419</text:p>
          </table:table-cell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 office:value-type="float" office:value="0.349657" calcext:value-type="float">
            <text:p>0.349657</text:p>
          </table:table-cell>
          <table:table-cell table:style-name="ce6" office:value-type="float" office:value="0.078757" calcext:value-type="float">
            <text:p>0.078757</text:p>
          </table:table-cell>
          <table:table-cell table:style-name="ce6" office:value-type="float" office:value="0.428409" calcext:value-type="float">
            <text:p>0.428409</text:p>
          </table:table-cell>
          <table:table-cell table:style-name="ce6" office:value-type="float" office:value="2.46653" calcext:value-type="float">
            <text:p>2.46653</text:p>
          </table:table-cell>
          <table:table-cell table:style-name="ce6" office:value-type="float" office:value="0.555619" calcext:value-type="float">
            <text:p>0.555619</text:p>
          </table:table-cell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0.33119" calcext:value-type="float">
            <text:p>0.33119</text:p>
          </table:table-cell>
          <table:table-cell table:style-name="ce6" office:value-type="float" office:value="0.0738062" calcext:value-type="float">
            <text:p>0.0738062</text:p>
          </table:table-cell>
          <table:table-cell table:style-name="ce6" office:value-type="float" office:value="0.404991" calcext:value-type="float">
            <text:p>0.404991</text:p>
          </table:table-cell>
          <table:table-cell table:style-name="ce6" office:value-type="float" office:value="2.29193" calcext:value-type="float">
            <text:p>2.29193</text:p>
          </table:table-cell>
          <table:table-cell table:style-name="ce6" office:value-type="float" office:value="0.510974" calcext:value-type="float">
            <text:p>0.510974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 office:value-type="float" office:value="0.325437" calcext:value-type="float">
            <text:p>0.325437</text:p>
          </table:table-cell>
          <table:table-cell table:style-name="ce6" office:value-type="float" office:value="0.0744858" calcext:value-type="float">
            <text:p>0.0744858</text:p>
          </table:table-cell>
          <table:table-cell table:style-name="ce6" office:value-type="float" office:value="0.399917" calcext:value-type="float">
            <text:p>0.399917</text:p>
          </table:table-cell>
          <table:table-cell table:style-name="ce6" office:value-type="float" office:value="2.28749" calcext:value-type="float">
            <text:p>2.28749</text:p>
          </table:table-cell>
          <table:table-cell table:style-name="ce6" office:value-type="float" office:value="0.523587" calcext:value-type="float">
            <text:p>0.523587</text:p>
          </table:table-cell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6" office:value-type="float" office:value="0.335042" calcext:value-type="float">
            <text:p>0.335042</text:p>
          </table:table-cell>
          <table:table-cell table:style-name="ce6" office:value-type="float" office:value="0.0738565" calcext:value-type="float">
            <text:p>0.0738565</text:p>
          </table:table-cell>
          <table:table-cell table:style-name="ce6" office:value-type="float" office:value="0.408894" calcext:value-type="float">
            <text:p>0.408894</text:p>
          </table:table-cell>
          <table:table-cell table:style-name="ce6" office:value-type="float" office:value="2.34233" calcext:value-type="float">
            <text:p>2.34233</text:p>
          </table:table-cell>
          <table:table-cell table:style-name="ce6" office:value-type="float" office:value="0.515944" calcext:value-type="float">
            <text:p>0.515944</text:p>
          </table:table-cell>
          <table:table-cell>
            <draw:frame table:end-cell-address="Exp2.L102" table:end-x="52.24pt" table:end-y="10.46pt" draw:z-index="1" draw:name="Chart 4" draw:style-name="gr1" draw:text-style-name="P1" svg:width="449.97pt" svg:height="278.22pt" svg:x="3pt" svg:y="0pt">
              <draw:object draw:notify-on-update-of-ranges="Exp2.E103:Exp2.E103 Exp2.E104:Exp2.E104 Exp2.F103:Exp2.F103 Exp2.F104:Exp2.F10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float" office:value="0.348996" calcext:value-type="float">
            <text:p>0.348996</text:p>
          </table:table-cell>
          <table:table-cell table:style-name="ce6" office:value-type="float" office:value="0.0767313" calcext:value-type="float">
            <text:p>0.0767313</text:p>
          </table:table-cell>
          <table:table-cell table:style-name="ce6" office:value-type="float" office:value="0.425722" calcext:value-type="float">
            <text:p>0.425722</text:p>
          </table:table-cell>
          <table:table-cell table:style-name="ce6" office:value-type="float" office:value="2.43375" calcext:value-type="float">
            <text:p>2.43375</text:p>
          </table:table-cell>
          <table:table-cell table:style-name="ce6" office:value-type="float" office:value="0.535516" calcext:value-type="float">
            <text:p>0.535516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6" office:value-type="float" office:value="0.350231" calcext:value-type="float">
            <text:p>0.350231</text:p>
          </table:table-cell>
          <table:table-cell table:style-name="ce6" office:value-type="float" office:value="0.0786905" calcext:value-type="float">
            <text:p>0.0786905</text:p>
          </table:table-cell>
          <table:table-cell table:style-name="ce6" office:value-type="float" office:value="0.428916" calcext:value-type="float">
            <text:p>0.428916</text:p>
          </table:table-cell>
          <table:table-cell table:style-name="ce6" office:value-type="float" office:value="2.44588" calcext:value-type="float">
            <text:p>2.44588</text:p>
          </table:table-cell>
          <table:table-cell table:style-name="ce6" office:value-type="float" office:value="0.54915" calcext:value-type="float">
            <text:p>0.54915</text:p>
          </table:table-cell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 office:value-type="float" office:value="0.322232" calcext:value-type="float">
            <text:p>0.322232</text:p>
          </table:table-cell>
          <table:table-cell table:style-name="ce6" office:value-type="float" office:value="0.0764057" calcext:value-type="float">
            <text:p>0.0764057</text:p>
          </table:table-cell>
          <table:table-cell table:style-name="ce6" office:value-type="float" office:value="0.398632" calcext:value-type="float">
            <text:p>0.398632</text:p>
          </table:table-cell>
          <table:table-cell table:style-name="ce6" office:value-type="float" office:value="2.23403" calcext:value-type="float">
            <text:p>2.23403</text:p>
          </table:table-cell>
          <table:table-cell table:style-name="ce6" office:value-type="float" office:value="0.529874" calcext:value-type="float">
            <text:p>0.529874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float" office:value="0.341973" calcext:value-type="float">
            <text:p>0.341973</text:p>
          </table:table-cell>
          <table:table-cell table:style-name="ce6" office:value-type="float" office:value="0.0746322" calcext:value-type="float">
            <text:p>0.0746322</text:p>
          </table:table-cell>
          <table:table-cell table:style-name="ce6" office:value-type="float" office:value="0.4166" calcext:value-type="float">
            <text:p>0.4166</text:p>
          </table:table-cell>
          <table:table-cell table:style-name="ce6" office:value-type="float" office:value="2.4205" calcext:value-type="float">
            <text:p>2.4205</text:p>
          </table:table-cell>
          <table:table-cell table:style-name="ce6" office:value-type="float" office:value="0.528312" calcext:value-type="float">
            <text:p>0.528312</text:p>
          </table:table-cell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 office:value-type="float" office:value="0.339941" calcext:value-type="float">
            <text:p>0.339941</text:p>
          </table:table-cell>
          <table:table-cell table:style-name="ce6" office:value-type="float" office:value="0.0747795" calcext:value-type="float">
            <text:p>0.0747795</text:p>
          </table:table-cell>
          <table:table-cell table:style-name="ce6" office:value-type="float" office:value="0.414716" calcext:value-type="float">
            <text:p>0.414716</text:p>
          </table:table-cell>
          <table:table-cell table:style-name="ce6" office:value-type="float" office:value="2.37029" calcext:value-type="float">
            <text:p>2.37029</text:p>
          </table:table-cell>
          <table:table-cell table:style-name="ce6" office:value-type="float" office:value="0.521298" calcext:value-type="float">
            <text:p>0.521298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float" office:value="0.369194" calcext:value-type="float">
            <text:p>0.369194</text:p>
          </table:table-cell>
          <table:table-cell table:style-name="ce6" office:value-type="float" office:value="0.0787106" calcext:value-type="float">
            <text:p>0.0787106</text:p>
          </table:table-cell>
          <table:table-cell table:style-name="ce6" office:value-type="float" office:value="0.4479" calcext:value-type="float">
            <text:p>0.4479</text:p>
          </table:table-cell>
          <table:table-cell table:style-name="ce6" office:value-type="float" office:value="2.60822" calcext:value-type="float">
            <text:p>2.60822</text:p>
          </table:table-cell>
          <table:table-cell table:style-name="ce6" office:value-type="float" office:value="0.556335" calcext:value-type="float">
            <text:p>0.556335</text:p>
          </table:table-cell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6" office:value-type="float" office:value="0.322744" calcext:value-type="float">
            <text:p>0.322744</text:p>
          </table:table-cell>
          <table:table-cell table:style-name="ce6" office:value-type="float" office:value="0.0740259" calcext:value-type="float">
            <text:p>0.0740259</text:p>
          </table:table-cell>
          <table:table-cell table:style-name="ce6" office:value-type="float" office:value="0.396765" calcext:value-type="float">
            <text:p>0.396765</text:p>
          </table:table-cell>
          <table:table-cell table:style-name="ce6" office:value-type="float" office:value="2.25964" calcext:value-type="float">
            <text:p>2.25964</text:p>
          </table:table-cell>
          <table:table-cell table:style-name="ce6" office:value-type="float" office:value="0.519329" calcext:value-type="float">
            <text:p>0.519329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6" office:value-type="float" office:value="0.332823" calcext:value-type="float">
            <text:p>0.332823</text:p>
          </table:table-cell>
          <table:table-cell table:style-name="ce6" office:value-type="float" office:value="0.0791248" calcext:value-type="float">
            <text:p>0.0791248</text:p>
          </table:table-cell>
          <table:table-cell table:style-name="ce6" office:value-type="float" office:value="0.411942" calcext:value-type="float">
            <text:p>0.411942</text:p>
          </table:table-cell>
          <table:table-cell table:style-name="ce6" office:value-type="float" office:value="2.31248" calcext:value-type="float">
            <text:p>2.31248</text:p>
          </table:table-cell>
          <table:table-cell table:style-name="ce6" office:value-type="float" office:value="0.549837" calcext:value-type="float">
            <text:p>0.549837</text:p>
          </table:table-cell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float" office:value="0.345165" calcext:value-type="float">
            <text:p>0.345165</text:p>
          </table:table-cell>
          <table:table-cell table:style-name="ce6" office:value-type="float" office:value="0.0783287" calcext:value-type="float">
            <text:p>0.0783287</text:p>
          </table:table-cell>
          <table:table-cell table:style-name="ce6" office:value-type="float" office:value="0.423489" calcext:value-type="float">
            <text:p>0.423489</text:p>
          </table:table-cell>
          <table:table-cell table:style-name="ce6" office:value-type="float" office:value="2.39359" calcext:value-type="float">
            <text:p>2.39359</text:p>
          </table:table-cell>
          <table:table-cell table:style-name="ce6" office:value-type="float" office:value="0.543332" calcext:value-type="float">
            <text:p>0.543332</text:p>
          </table:table-cell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" office:value-type="float" office:value="0.32365" calcext:value-type="float">
            <text:p>0.32365</text:p>
          </table:table-cell>
          <table:table-cell table:style-name="ce6" office:value-type="float" office:value="0.0748409" calcext:value-type="float">
            <text:p>0.0748409</text:p>
          </table:table-cell>
          <table:table-cell table:style-name="ce6" office:value-type="float" office:value="0.398486" calcext:value-type="float">
            <text:p>0.398486</text:p>
          </table:table-cell>
          <table:table-cell table:style-name="ce6" office:value-type="float" office:value="2.25225" calcext:value-type="float">
            <text:p>2.25225</text:p>
          </table:table-cell>
          <table:table-cell table:style-name="ce6" office:value-type="float" office:value="0.520713" calcext:value-type="float">
            <text:p>0.520713</text:p>
          </table:table-cell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 office:value-type="float" office:value="0.326261" calcext:value-type="float">
            <text:p>0.326261</text:p>
          </table:table-cell>
          <table:table-cell table:style-name="ce6" office:value-type="float" office:value="0.0756439" calcext:value-type="float">
            <text:p>0.0756439</text:p>
          </table:table-cell>
          <table:table-cell table:style-name="ce6" office:value-type="float" office:value="0.4019" calcext:value-type="float">
            <text:p>0.4019</text:p>
          </table:table-cell>
          <table:table-cell table:style-name="ce6" office:value-type="float" office:value="2.28473" calcext:value-type="float">
            <text:p>2.28473</text:p>
          </table:table-cell>
          <table:table-cell table:style-name="ce6" office:value-type="float" office:value="0.530781" calcext:value-type="float">
            <text:p>0.530781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6" office:value-type="float" office:value="0.325213" calcext:value-type="float">
            <text:p>0.325213</text:p>
          </table:table-cell>
          <table:table-cell table:style-name="ce6" office:value-type="float" office:value="0.0763997" calcext:value-type="float">
            <text:p>0.0763997</text:p>
          </table:table-cell>
          <table:table-cell table:style-name="ce6" office:value-type="float" office:value="0.401607" calcext:value-type="float">
            <text:p>0.401607</text:p>
          </table:table-cell>
          <table:table-cell table:style-name="ce6" office:value-type="float" office:value="2.27742" calcext:value-type="float">
            <text:p>2.27742</text:p>
          </table:table-cell>
          <table:table-cell table:style-name="ce6" office:value-type="float" office:value="0.535051" calcext:value-type="float">
            <text:p>0.535051</text:p>
          </table:table-cell>
          <table:table-cell table:number-columns-repeated="10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" office:value-type="float" office:value="0.334407" calcext:value-type="float">
            <text:p>0.334407</text:p>
          </table:table-cell>
          <table:table-cell table:style-name="ce6" office:value-type="float" office:value="0.0785272" calcext:value-type="float">
            <text:p>0.0785272</text:p>
          </table:table-cell>
          <table:table-cell table:style-name="ce6" office:value-type="float" office:value="0.412929" calcext:value-type="float">
            <text:p>0.412929</text:p>
          </table:table-cell>
          <table:table-cell table:style-name="ce6" office:value-type="float" office:value="2.38317" calcext:value-type="float">
            <text:p>2.38317</text:p>
          </table:table-cell>
          <table:table-cell table:style-name="ce6" office:value-type="float" office:value="0.560816" calcext:value-type="float">
            <text:p>0.560816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6" office:value-type="float" office:value="0.346406" calcext:value-type="float">
            <text:p>0.346406</text:p>
          </table:table-cell>
          <table:table-cell table:style-name="ce6" office:value-type="float" office:value="0.0750386" calcext:value-type="float">
            <text:p>0.0750386</text:p>
          </table:table-cell>
          <table:table-cell table:style-name="ce6" office:value-type="float" office:value="0.42144" calcext:value-type="float">
            <text:p>0.42144</text:p>
          </table:table-cell>
          <table:table-cell table:style-name="ce6" office:value-type="float" office:value="2.43994" calcext:value-type="float">
            <text:p>2.43994</text:p>
          </table:table-cell>
          <table:table-cell table:style-name="ce6" office:value-type="float" office:value="0.528617" calcext:value-type="float">
            <text:p>0.528617</text:p>
          </table:table-cell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6" office:value-type="float" office:value="0.343555" calcext:value-type="float">
            <text:p>0.343555</text:p>
          </table:table-cell>
          <table:table-cell table:style-name="ce6" office:value-type="float" office:value="0.0744909" calcext:value-type="float">
            <text:p>0.0744909</text:p>
          </table:table-cell>
          <table:table-cell table:style-name="ce6" office:value-type="float" office:value="0.418041" calcext:value-type="float">
            <text:p>0.418041</text:p>
          </table:table-cell>
          <table:table-cell table:style-name="ce6" office:value-type="float" office:value="2.40108" calcext:value-type="float">
            <text:p>2.40108</text:p>
          </table:table-cell>
          <table:table-cell table:style-name="ce6" office:value-type="float" office:value="0.52059" calcext:value-type="float">
            <text:p>0.52059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0.30172" calcext:value-type="float">
            <text:p>0.30172</text:p>
          </table:table-cell>
          <table:table-cell table:style-name="ce6" office:value-type="float" office:value="0.07583" calcext:value-type="float">
            <text:p>0.07583</text:p>
          </table:table-cell>
          <table:table-cell table:style-name="ce6" office:value-type="float" office:value="0.377545" calcext:value-type="float">
            <text:p>0.377545</text:p>
          </table:table-cell>
          <table:table-cell table:style-name="ce6" office:value-type="float" office:value="2.08051" calcext:value-type="float">
            <text:p>2.08051</text:p>
          </table:table-cell>
          <table:table-cell table:style-name="ce6" office:value-type="float" office:value="0.523121" calcext:value-type="float">
            <text:p>0.523121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5" office:value-type="string" calcext:value-type="string">
            <text:p>Q1_Sojourn</text:p>
          </table:table-cell>
          <table:table-cell table:style-name="ce5" office:value-type="string" calcext:value-type="string">
            <text:p>Q2_Sojourn</text:p>
          </table:table-cell>
          <table:table-cell table:style-name="ce5" office:value-type="string" calcext:value-type="string">
            <text:p>Total_Sojourn</text:p>
          </table:table-cell>
          <table:table-cell table:style-name="ce5" office:value-type="string" calcext:value-type="string">
            <text:p>Q1_#Jobs</text:p>
          </table:table-cell>
          <table:table-cell table:style-name="ce5" office:value-type="string" calcext:value-type="string">
            <text:p>Q2_#Job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2:.B101])" office:value-type="float" office:value="0.33457761" calcext:value-type="float">
            <text:p>0.33457761</text:p>
          </table:table-cell>
          <table:table-cell table:style-name="ce7" table:formula="of:=AVERAGE([.C2:.C101])" office:value-type="float" office:value="0.076615339" calcext:value-type="float">
            <text:p>0.076615339</text:p>
          </table:table-cell>
          <table:table-cell table:style-name="ce7" table:formula="of:=AVERAGE([.D2:.D101])" office:value-type="float" office:value="0.41118793" calcext:value-type="float">
            <text:p>0.41118793</text:p>
          </table:table-cell>
          <table:table-cell table:style-name="ce7" table:formula="of:=AVERAGE([.E2:.E101])" office:value-type="float" office:value="2.3491214" calcext:value-type="float">
            <text:p>2.3491214</text:p>
          </table:table-cell>
          <table:table-cell table:style-name="ce7" table:formula="of:=AVERAGE([.F2:.F101])" office:value-type="float" office:value="0.53799101" calcext:value-type="float">
            <text:p>0.5379910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DEV</text:p>
          </table:table-cell>
          <table:table-cell table:style-name="ce7" table:formula="of:=STDEV([.B2:.B101])" office:value-type="float" office:value="0.0172231272784708" calcext:value-type="float">
            <text:p>0.017223127278471</text:p>
          </table:table-cell>
          <table:table-cell table:style-name="ce7" table:formula="of:=STDEV([.C2:.C101])" office:value-type="float" office:value="0.00154421975171766" calcext:value-type="float">
            <text:p>0.001544219751718</text:p>
          </table:table-cell>
          <table:table-cell table:style-name="ce7" table:formula="of:=STDEV([.D2:.D101])" office:value-type="float" office:value="0.0176036020483269" calcext:value-type="float">
            <text:p>0.017603602048327</text:p>
          </table:table-cell>
          <table:table-cell table:style-name="ce7" table:formula="of:=STDEV([.E2:.E101])" office:value-type="float" office:value="0.134553949024249" calcext:value-type="float">
            <text:p>0.134553949024249</text:p>
          </table:table-cell>
          <table:table-cell table:style-name="ce7" table:formula="of:=STDEV([.F2:.F101])" office:value-type="float" office:value="0.0134536469378824" calcext:value-type="float">
            <text:p>0.01345364693788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95% Confidence Interval</text:p>
          </table:table-cell>
          <table:table-cell table:style-name="ce7" table:formula="of:=TINV(1-0.95; [.$A$101]-1)*[.B105]/SQRT([.$A$101])" office:value-type="float" office:value="0.00341744211052722" calcext:value-type="float">
            <text:p>0.003417442110527</text:p>
          </table:table-cell>
          <table:table-cell table:style-name="ce7" table:formula="of:=TINV(1-0.95; [.$A$101]-1)*[.C105]/SQRT([.$A$101])" office:value-type="float" office:value="0.000306406700833276" calcext:value-type="float">
            <text:p>0.000306406700833</text:p>
          </table:table-cell>
          <table:table-cell table:style-name="ce7" table:formula="of:=TINV(1-0.95; [.$A$101]-1)*[.D105]/SQRT([.$A$101])" office:value-type="float" office:value="0.00349293655932717" calcext:value-type="float">
            <text:p>0.003492936559327</text:p>
          </table:table-cell>
          <table:table-cell table:style-name="ce7" table:formula="of:=TINV(1-0.95; [.$A$101]-1)*[.E105]/SQRT([.$A$101])" office:value-type="float" office:value="0.026698422655681" calcext:value-type="float">
            <text:p>0.026698422655681</text:p>
          </table:table-cell>
          <table:table-cell table:style-name="ce7" table:formula="of:=TINV(1-0.95; [.$A$101]-1)*[.F105]/SQRT([.$A$101])" office:value-type="float" office:value="0.0026694954314805" calcext:value-type="float">
            <text:p>0.002669495431481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3" table:style-name="ta3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5" office:value-type="string" calcext:value-type="string">
            <text:p>Q1_Sojourn</text:p>
          </table:table-cell>
          <table:table-cell table:style-name="ce5" office:value-type="string" calcext:value-type="string">
            <text:p>Q2_Sojourn</text:p>
          </table:table-cell>
          <table:table-cell table:style-name="ce5" office:value-type="string" calcext:value-type="string">
            <text:p>Total_Sojourn</text:p>
          </table:table-cell>
          <table:table-cell table:style-name="ce5" office:value-type="string" calcext:value-type="string">
            <text:p>Q1_#Jobs</text:p>
          </table:table-cell>
          <table:table-cell table:style-name="ce5" office:value-type="string" calcext:value-type="string">
            <text:p>Q2_#Jobs</text:p>
          </table:table-cell>
          <table:table-cell/>
          <table:table-cell table:style-name="ce5" office:value-type="string" calcext:value-type="string">
            <text:p>Inter-arrival</text:p>
          </table:table-cell>
          <table:table-cell table:style-name="ce5" office:value-type="string" calcext:value-type="string">
            <text:p>Service time Q1</text:p>
          </table:table-cell>
          <table:table-cell table:style-name="ce5" office:value-type="string" calcext:value-type="string">
            <text:p>Service time Q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0.105546" calcext:value-type="float">
            <text:p>0.105546</text:p>
          </table:table-cell>
          <table:table-cell table:style-name="ce6" office:value-type="float" office:value="0.0498878" calcext:value-type="float">
            <text:p>0.0498878</text:p>
          </table:table-cell>
          <table:table-cell table:style-name="ce6" office:value-type="float" office:value="0.155429" calcext:value-type="float">
            <text:p>0.155429</text:p>
          </table:table-cell>
          <table:table-cell table:style-name="ce6" office:value-type="float" office:value="0.106138" calcext:value-type="float">
            <text:p>0.106138</text:p>
          </table:table-cell>
          <table:table-cell table:style-name="ce6" office:value-type="float" office:value="0.0501701" calcext:value-type="float">
            <text:p>0.0501701</text:p>
          </table:table-cell>
          <table:table-cell/>
          <table:table-cell table:style-name="ce6" office:value-type="string" calcext:value-type="string">
            <text:p>Exponential</text:p>
          </table:table-cell>
          <table:table-cell table:number-columns-repeated="2" table:style-name="ce6" office:value-type="string" calcext:value-type="string">
            <text:p>Normal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0.10571" calcext:value-type="float">
            <text:p>0.10571</text:p>
          </table:table-cell>
          <table:table-cell table:style-name="ce6" office:value-type="float" office:value="0.0498321" calcext:value-type="float">
            <text:p>0.0498321</text:p>
          </table:table-cell>
          <table:table-cell table:style-name="ce6" office:value-type="float" office:value="0.155538" calcext:value-type="float">
            <text:p>0.155538</text:p>
          </table:table-cell>
          <table:table-cell table:style-name="ce6" office:value-type="float" office:value="0.10547" calcext:value-type="float">
            <text:p>0.10547</text:p>
          </table:table-cell>
          <table:table-cell table:style-name="ce6" office:value-type="float" office:value="0.0497233" calcext:value-type="float">
            <text:p>0.0497233</text:p>
          </table:table-cell>
          <table:table-cell/>
          <table:table-cell table:style-name="ce6" office:value-type="string" calcext:value-type="string">
            <text:p>rate of 7</text:p>
          </table:table-cell>
          <table:table-cell table:style-name="ce6" office:value-type="string" calcext:value-type="string">
            <text:p>mean of 0.1</text:p>
          </table:table-cell>
          <table:table-cell table:style-name="ce6" office:value-type="string" calcext:value-type="string">
            <text:p>mean of 0.05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0.105554" calcext:value-type="float">
            <text:p>0.105554</text:p>
          </table:table-cell>
          <table:table-cell table:style-name="ce6" office:value-type="float" office:value="0.0500342" calcext:value-type="float">
            <text:p>0.0500342</text:p>
          </table:table-cell>
          <table:table-cell table:style-name="ce6" office:value-type="float" office:value="0.155583" calcext:value-type="float">
            <text:p>0.155583</text:p>
          </table:table-cell>
          <table:table-cell table:style-name="ce6" office:value-type="float" office:value="0.1062" calcext:value-type="float">
            <text:p>0.1062</text:p>
          </table:table-cell>
          <table:table-cell table:style-name="ce6" office:value-type="float" office:value="0.050342" calcext:value-type="float">
            <text:p>0.050342</text:p>
          </table:table-cell>
          <table:table-cell/>
          <table:table-cell table:style-name="ce6"/>
          <table:table-cell table:number-columns-repeated="2" table:style-name="ce6" office:value-type="string" calcext:value-type="string">
            <text:p>sd of 0.01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0.105727" calcext:value-type="float">
            <text:p>0.105727</text:p>
          </table:table-cell>
          <table:table-cell table:style-name="ce6" office:value-type="float" office:value="0.0498411" calcext:value-type="float">
            <text:p>0.0498411</text:p>
          </table:table-cell>
          <table:table-cell table:style-name="ce6" office:value-type="float" office:value="0.155563" calcext:value-type="float">
            <text:p>0.155563</text:p>
          </table:table-cell>
          <table:table-cell table:style-name="ce6" office:value-type="float" office:value="0.106364" calcext:value-type="float">
            <text:p>0.106364</text:p>
          </table:table-cell>
          <table:table-cell table:style-name="ce6" office:value-type="float" office:value="0.0501456" calcext:value-type="float">
            <text:p>0.0501456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0.105283" calcext:value-type="float">
            <text:p>0.105283</text:p>
          </table:table-cell>
          <table:table-cell table:style-name="ce6" office:value-type="float" office:value="0.0499157" calcext:value-type="float">
            <text:p>0.0499157</text:p>
          </table:table-cell>
          <table:table-cell table:style-name="ce6" office:value-type="float" office:value="0.155193" calcext:value-type="float">
            <text:p>0.155193</text:p>
          </table:table-cell>
          <table:table-cell table:style-name="ce6" office:value-type="float" office:value="0.103474" calcext:value-type="float">
            <text:p>0.103474</text:p>
          </table:table-cell>
          <table:table-cell table:style-name="ce6" office:value-type="float" office:value="0.0490562" calcext:value-type="float">
            <text:p>0.049056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0.105347" calcext:value-type="float">
            <text:p>0.105347</text:p>
          </table:table-cell>
          <table:table-cell table:style-name="ce6" office:value-type="float" office:value="0.0498352" calcext:value-type="float">
            <text:p>0.0498352</text:p>
          </table:table-cell>
          <table:table-cell table:style-name="ce6" office:value-type="float" office:value="0.155177" calcext:value-type="float">
            <text:p>0.155177</text:p>
          </table:table-cell>
          <table:table-cell table:style-name="ce6" office:value-type="float" office:value="0.106224" calcext:value-type="float">
            <text:p>0.106224</text:p>
          </table:table-cell>
          <table:table-cell table:style-name="ce6" office:value-type="float" office:value="0.0502512" calcext:value-type="float">
            <text:p>0.0502512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0.105535" calcext:value-type="float">
            <text:p>0.105535</text:p>
          </table:table-cell>
          <table:table-cell table:style-name="ce6" office:value-type="float" office:value="0.0499657" calcext:value-type="float">
            <text:p>0.0499657</text:p>
          </table:table-cell>
          <table:table-cell table:style-name="ce6" office:value-type="float" office:value="0.155496" calcext:value-type="float">
            <text:p>0.155496</text:p>
          </table:table-cell>
          <table:table-cell table:style-name="ce6" office:value-type="float" office:value="0.109204" calcext:value-type="float">
            <text:p>0.109204</text:p>
          </table:table-cell>
          <table:table-cell table:style-name="ce6" office:value-type="float" office:value="0.051706" calcext:value-type="float">
            <text:p>0.051706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0.105634" calcext:value-type="float">
            <text:p>0.105634</text:p>
          </table:table-cell>
          <table:table-cell table:style-name="ce6" office:value-type="float" office:value="0.0498749" calcext:value-type="float">
            <text:p>0.0498749</text:p>
          </table:table-cell>
          <table:table-cell table:style-name="ce6" office:value-type="float" office:value="0.155504" calcext:value-type="float">
            <text:p>0.155504</text:p>
          </table:table-cell>
          <table:table-cell table:style-name="ce6" office:value-type="float" office:value="0.106903" calcext:value-type="float">
            <text:p>0.106903</text:p>
          </table:table-cell>
          <table:table-cell table:style-name="ce6" office:value-type="float" office:value="0.0504778" calcext:value-type="float">
            <text:p>0.0504778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0.105522" calcext:value-type="float">
            <text:p>0.105522</text:p>
          </table:table-cell>
          <table:table-cell table:style-name="ce6" office:value-type="float" office:value="0.0499388" calcext:value-type="float">
            <text:p>0.0499388</text:p>
          </table:table-cell>
          <table:table-cell table:style-name="ce6" office:value-type="float" office:value="0.155456" calcext:value-type="float">
            <text:p>0.155456</text:p>
          </table:table-cell>
          <table:table-cell table:style-name="ce6" office:value-type="float" office:value="0.106109" calcext:value-type="float">
            <text:p>0.106109</text:p>
          </table:table-cell>
          <table:table-cell table:style-name="ce6" office:value-type="float" office:value="0.0502192" calcext:value-type="float">
            <text:p>0.0502192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0.105305" calcext:value-type="float">
            <text:p>0.105305</text:p>
          </table:table-cell>
          <table:table-cell table:style-name="ce6" office:value-type="float" office:value="0.0500786" calcext:value-type="float">
            <text:p>0.0500786</text:p>
          </table:table-cell>
          <table:table-cell table:style-name="ce6" office:value-type="float" office:value="0.155379" calcext:value-type="float">
            <text:p>0.155379</text:p>
          </table:table-cell>
          <table:table-cell table:style-name="ce6" office:value-type="float" office:value="0.104675" calcext:value-type="float">
            <text:p>0.104675</text:p>
          </table:table-cell>
          <table:table-cell table:style-name="ce6" office:value-type="float" office:value="0.0497825" calcext:value-type="float">
            <text:p>0.0497825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0.105378" calcext:value-type="float">
            <text:p>0.105378</text:p>
          </table:table-cell>
          <table:table-cell table:style-name="ce6" office:value-type="float" office:value="0.049899" calcext:value-type="float">
            <text:p>0.049899</text:p>
          </table:table-cell>
          <table:table-cell table:style-name="ce6" office:value-type="float" office:value="0.155272" calcext:value-type="float">
            <text:p>0.155272</text:p>
          </table:table-cell>
          <table:table-cell table:style-name="ce6" office:value-type="float" office:value="0.106352" calcext:value-type="float">
            <text:p>0.106352</text:p>
          </table:table-cell>
          <table:table-cell table:style-name="ce6" office:value-type="float" office:value="0.050363" calcext:value-type="float">
            <text:p>0.050363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0.105593" calcext:value-type="float">
            <text:p>0.105593</text:p>
          </table:table-cell>
          <table:table-cell table:style-name="ce6" office:value-type="float" office:value="0.0498281" calcext:value-type="float">
            <text:p>0.0498281</text:p>
          </table:table-cell>
          <table:table-cell table:style-name="ce6" office:value-type="float" office:value="0.155416" calcext:value-type="float">
            <text:p>0.155416</text:p>
          </table:table-cell>
          <table:table-cell table:style-name="ce6" office:value-type="float" office:value="0.105744" calcext:value-type="float">
            <text:p>0.105744</text:p>
          </table:table-cell>
          <table:table-cell table:style-name="ce6" office:value-type="float" office:value="0.0499005" calcext:value-type="float">
            <text:p>0.0499005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0.105602" calcext:value-type="float">
            <text:p>0.105602</text:p>
          </table:table-cell>
          <table:table-cell table:style-name="ce6" office:value-type="float" office:value="0.0499881" calcext:value-type="float">
            <text:p>0.0499881</text:p>
          </table:table-cell>
          <table:table-cell table:style-name="ce6" office:value-type="float" office:value="0.155585" calcext:value-type="float">
            <text:p>0.155585</text:p>
          </table:table-cell>
          <table:table-cell table:style-name="ce6" office:value-type="float" office:value="0.105535" calcext:value-type="float">
            <text:p>0.105535</text:p>
          </table:table-cell>
          <table:table-cell table:style-name="ce6" office:value-type="float" office:value="0.0499579" calcext:value-type="float">
            <text:p>0.0499579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0.105814" calcext:value-type="float">
            <text:p>0.105814</text:p>
          </table:table-cell>
          <table:table-cell table:style-name="ce6" office:value-type="float" office:value="0.0498871" calcext:value-type="float">
            <text:p>0.0498871</text:p>
          </table:table-cell>
          <table:table-cell table:style-name="ce6" office:value-type="float" office:value="0.155696" calcext:value-type="float">
            <text:p>0.155696</text:p>
          </table:table-cell>
          <table:table-cell table:style-name="ce6" office:value-type="float" office:value="0.105821" calcext:value-type="float">
            <text:p>0.105821</text:p>
          </table:table-cell>
          <table:table-cell table:style-name="ce6" office:value-type="float" office:value="0.0498934" calcext:value-type="float">
            <text:p>0.0498934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0.105592" calcext:value-type="float">
            <text:p>0.105592</text:p>
          </table:table-cell>
          <table:table-cell table:style-name="ce6" office:value-type="float" office:value="0.0498306" calcext:value-type="float">
            <text:p>0.0498306</text:p>
          </table:table-cell>
          <table:table-cell table:style-name="ce6" office:value-type="float" office:value="0.155418" calcext:value-type="float">
            <text:p>0.155418</text:p>
          </table:table-cell>
          <table:table-cell table:style-name="ce6" office:value-type="float" office:value="0.10634" calcext:value-type="float">
            <text:p>0.10634</text:p>
          </table:table-cell>
          <table:table-cell table:style-name="ce6" office:value-type="float" office:value="0.0501845" calcext:value-type="float">
            <text:p>0.0501845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0.105671" calcext:value-type="float">
            <text:p>0.105671</text:p>
          </table:table-cell>
          <table:table-cell table:style-name="ce6" office:value-type="float" office:value="0.0498505" calcext:value-type="float">
            <text:p>0.0498505</text:p>
          </table:table-cell>
          <table:table-cell table:style-name="ce6" office:value-type="float" office:value="0.155517" calcext:value-type="float">
            <text:p>0.155517</text:p>
          </table:table-cell>
          <table:table-cell table:style-name="ce6" office:value-type="float" office:value="0.106613" calcext:value-type="float">
            <text:p>0.106613</text:p>
          </table:table-cell>
          <table:table-cell table:style-name="ce6" office:value-type="float" office:value="0.0502981" calcext:value-type="float">
            <text:p>0.0502981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0.105417" calcext:value-type="float">
            <text:p>0.105417</text:p>
          </table:table-cell>
          <table:table-cell table:style-name="ce6" office:value-type="float" office:value="0.0498834" calcext:value-type="float">
            <text:p>0.0498834</text:p>
          </table:table-cell>
          <table:table-cell table:style-name="ce6" office:value-type="float" office:value="0.155296" calcext:value-type="float">
            <text:p>0.155296</text:p>
          </table:table-cell>
          <table:table-cell table:style-name="ce6" office:value-type="float" office:value="0.106336" calcext:value-type="float">
            <text:p>0.106336</text:p>
          </table:table-cell>
          <table:table-cell table:style-name="ce6" office:value-type="float" office:value="0.0503206" calcext:value-type="float">
            <text:p>0.0503206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0.105741" calcext:value-type="float">
            <text:p>0.105741</text:p>
          </table:table-cell>
          <table:table-cell table:style-name="ce6" office:value-type="float" office:value="0.0499798" calcext:value-type="float">
            <text:p>0.0499798</text:p>
          </table:table-cell>
          <table:table-cell table:style-name="ce6" office:value-type="float" office:value="0.155716" calcext:value-type="float">
            <text:p>0.155716</text:p>
          </table:table-cell>
          <table:table-cell table:style-name="ce6" office:value-type="float" office:value="0.107147" calcext:value-type="float">
            <text:p>0.107147</text:p>
          </table:table-cell>
          <table:table-cell table:style-name="ce6" office:value-type="float" office:value="0.0506458" calcext:value-type="float">
            <text:p>0.0506458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0.105151" calcext:value-type="float">
            <text:p>0.105151</text:p>
          </table:table-cell>
          <table:table-cell table:style-name="ce6" office:value-type="float" office:value="0.0498189" calcext:value-type="float">
            <text:p>0.0498189</text:p>
          </table:table-cell>
          <table:table-cell table:style-name="ce6" office:value-type="float" office:value="0.154965" calcext:value-type="float">
            <text:p>0.154965</text:p>
          </table:table-cell>
          <table:table-cell table:style-name="ce6" office:value-type="float" office:value="0.104567" calcext:value-type="float">
            <text:p>0.104567</text:p>
          </table:table-cell>
          <table:table-cell table:style-name="ce6" office:value-type="float" office:value="0.0495458" calcext:value-type="float">
            <text:p>0.0495458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0.105288" calcext:value-type="float">
            <text:p>0.105288</text:p>
          </table:table-cell>
          <table:table-cell table:style-name="ce6" office:value-type="float" office:value="0.0498042" calcext:value-type="float">
            <text:p>0.0498042</text:p>
          </table:table-cell>
          <table:table-cell table:style-name="ce6" office:value-type="float" office:value="0.155087" calcext:value-type="float">
            <text:p>0.155087</text:p>
          </table:table-cell>
          <table:table-cell table:style-name="ce6" office:value-type="float" office:value="0.103683" calcext:value-type="float">
            <text:p>0.103683</text:p>
          </table:table-cell>
          <table:table-cell table:style-name="ce6" office:value-type="float" office:value="0.0490486" calcext:value-type="float">
            <text:p>0.0490486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0.105329" calcext:value-type="float">
            <text:p>0.105329</text:p>
          </table:table-cell>
          <table:table-cell table:style-name="ce6" office:value-type="float" office:value="0.0501084" calcext:value-type="float">
            <text:p>0.0501084</text:p>
          </table:table-cell>
          <table:table-cell table:style-name="ce6" office:value-type="float" office:value="0.155432" calcext:value-type="float">
            <text:p>0.155432</text:p>
          </table:table-cell>
          <table:table-cell table:style-name="ce6" office:value-type="float" office:value="0.106404" calcext:value-type="float">
            <text:p>0.106404</text:p>
          </table:table-cell>
          <table:table-cell table:style-name="ce6" office:value-type="float" office:value="0.0506288" calcext:value-type="float">
            <text:p>0.0506288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0.105843" calcext:value-type="float">
            <text:p>0.105843</text:p>
          </table:table-cell>
          <table:table-cell table:style-name="ce6" office:value-type="float" office:value="0.0500073" calcext:value-type="float">
            <text:p>0.0500073</text:p>
          </table:table-cell>
          <table:table-cell table:style-name="ce6" office:value-type="float" office:value="0.155846" calcext:value-type="float">
            <text:p>0.155846</text:p>
          </table:table-cell>
          <table:table-cell table:style-name="ce6" office:value-type="float" office:value="0.107143" calcext:value-type="float">
            <text:p>0.107143</text:p>
          </table:table-cell>
          <table:table-cell table:style-name="ce6" office:value-type="float" office:value="0.0506321" calcext:value-type="float">
            <text:p>0.0506321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0.104872" calcext:value-type="float">
            <text:p>0.104872</text:p>
          </table:table-cell>
          <table:table-cell table:style-name="ce6" office:value-type="float" office:value="0.0498023" calcext:value-type="float">
            <text:p>0.0498023</text:p>
          </table:table-cell>
          <table:table-cell table:style-name="ce6" office:value-type="float" office:value="0.154669" calcext:value-type="float">
            <text:p>0.154669</text:p>
          </table:table-cell>
          <table:table-cell table:style-name="ce6" office:value-type="float" office:value="0.104472" calcext:value-type="float">
            <text:p>0.104472</text:p>
          </table:table-cell>
          <table:table-cell table:style-name="ce6" office:value-type="float" office:value="0.0496148" calcext:value-type="float">
            <text:p>0.0496148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0.105471" calcext:value-type="float">
            <text:p>0.105471</text:p>
          </table:table-cell>
          <table:table-cell table:style-name="ce6" office:value-type="float" office:value="0.0498272" calcext:value-type="float">
            <text:p>0.0498272</text:p>
          </table:table-cell>
          <table:table-cell table:style-name="ce6" office:value-type="float" office:value="0.155293" calcext:value-type="float">
            <text:p>0.155293</text:p>
          </table:table-cell>
          <table:table-cell table:style-name="ce6" office:value-type="float" office:value="0.104773" calcext:value-type="float">
            <text:p>0.104773</text:p>
          </table:table-cell>
          <table:table-cell table:style-name="ce6" office:value-type="float" office:value="0.0494943" calcext:value-type="float">
            <text:p>0.0494943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0.105538" calcext:value-type="float">
            <text:p>0.105538</text:p>
          </table:table-cell>
          <table:table-cell table:style-name="ce6" office:value-type="float" office:value="0.0498168" calcext:value-type="float">
            <text:p>0.0498168</text:p>
          </table:table-cell>
          <table:table-cell table:style-name="ce6" office:value-type="float" office:value="0.15535" calcext:value-type="float">
            <text:p>0.15535</text:p>
          </table:table-cell>
          <table:table-cell table:style-name="ce6" office:value-type="float" office:value="0.106728" calcext:value-type="float">
            <text:p>0.106728</text:p>
          </table:table-cell>
          <table:table-cell table:style-name="ce6" office:value-type="float" office:value="0.0503805" calcext:value-type="float">
            <text:p>0.0503805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0.10591" calcext:value-type="float">
            <text:p>0.10591</text:p>
          </table:table-cell>
          <table:table-cell table:style-name="ce6" office:value-type="float" office:value="0.0498909" calcext:value-type="float">
            <text:p>0.0498909</text:p>
          </table:table-cell>
          <table:table-cell table:style-name="ce6" office:value-type="float" office:value="0.155796" calcext:value-type="float">
            <text:p>0.155796</text:p>
          </table:table-cell>
          <table:table-cell table:style-name="ce6" office:value-type="float" office:value="0.106998" calcext:value-type="float">
            <text:p>0.106998</text:p>
          </table:table-cell>
          <table:table-cell table:style-name="ce6" office:value-type="float" office:value="0.0504046" calcext:value-type="float">
            <text:p>0.0504046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0.105264" calcext:value-type="float">
            <text:p>0.105264</text:p>
          </table:table-cell>
          <table:table-cell table:style-name="ce6" office:value-type="float" office:value="0.0499817" calcext:value-type="float">
            <text:p>0.0499817</text:p>
          </table:table-cell>
          <table:table-cell table:style-name="ce6" office:value-type="float" office:value="0.155241" calcext:value-type="float">
            <text:p>0.155241</text:p>
          </table:table-cell>
          <table:table-cell table:style-name="ce6" office:value-type="float" office:value="0.106517" calcext:value-type="float">
            <text:p>0.106517</text:p>
          </table:table-cell>
          <table:table-cell table:style-name="ce6" office:value-type="float" office:value="0.0505795" calcext:value-type="float">
            <text:p>0.0505795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float" office:value="0.105399" calcext:value-type="float">
            <text:p>0.105399</text:p>
          </table:table-cell>
          <table:table-cell table:style-name="ce6" office:value-type="float" office:value="0.0499742" calcext:value-type="float">
            <text:p>0.0499742</text:p>
          </table:table-cell>
          <table:table-cell table:style-name="ce6" office:value-type="float" office:value="0.155368" calcext:value-type="float">
            <text:p>0.155368</text:p>
          </table:table-cell>
          <table:table-cell table:style-name="ce6" office:value-type="float" office:value="0.105642" calcext:value-type="float">
            <text:p>0.105642</text:p>
          </table:table-cell>
          <table:table-cell table:style-name="ce6" office:value-type="float" office:value="0.0500909" calcext:value-type="float">
            <text:p>0.0500909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0.105497" calcext:value-type="float">
            <text:p>0.105497</text:p>
          </table:table-cell>
          <table:table-cell table:style-name="ce6" office:value-type="float" office:value="0.049997" calcext:value-type="float">
            <text:p>0.049997</text:p>
          </table:table-cell>
          <table:table-cell table:style-name="ce6" office:value-type="float" office:value="0.155489" calcext:value-type="float">
            <text:p>0.155489</text:p>
          </table:table-cell>
          <table:table-cell table:style-name="ce6" office:value-type="float" office:value="0.106441" calcext:value-type="float">
            <text:p>0.106441</text:p>
          </table:table-cell>
          <table:table-cell table:style-name="ce6" office:value-type="float" office:value="0.0504438" calcext:value-type="float">
            <text:p>0.0504438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0.105754" calcext:value-type="float">
            <text:p>0.105754</text:p>
          </table:table-cell>
          <table:table-cell table:style-name="ce6" office:value-type="float" office:value="0.0501699" calcext:value-type="float">
            <text:p>0.0501699</text:p>
          </table:table-cell>
          <table:table-cell table:style-name="ce6" office:value-type="float" office:value="0.155919" calcext:value-type="float">
            <text:p>0.155919</text:p>
          </table:table-cell>
          <table:table-cell table:style-name="ce6" office:value-type="float" office:value="0.105732" calcext:value-type="float">
            <text:p>0.105732</text:p>
          </table:table-cell>
          <table:table-cell table:style-name="ce6" office:value-type="float" office:value="0.0501617" calcext:value-type="float">
            <text:p>0.0501617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0.10517" calcext:value-type="float">
            <text:p>0.10517</text:p>
          </table:table-cell>
          <table:table-cell table:style-name="ce6" office:value-type="float" office:value="0.0499306" calcext:value-type="float">
            <text:p>0.0499306</text:p>
          </table:table-cell>
          <table:table-cell table:style-name="ce6" office:value-type="float" office:value="0.155095" calcext:value-type="float">
            <text:p>0.155095</text:p>
          </table:table-cell>
          <table:table-cell table:style-name="ce6" office:value-type="float" office:value="0.103637" calcext:value-type="float">
            <text:p>0.103637</text:p>
          </table:table-cell>
          <table:table-cell table:style-name="ce6" office:value-type="float" office:value="0.0492302" calcext:value-type="float">
            <text:p>0.0492302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0.105836" calcext:value-type="float">
            <text:p>0.105836</text:p>
          </table:table-cell>
          <table:table-cell table:style-name="ce6" office:value-type="float" office:value="0.0500447" calcext:value-type="float">
            <text:p>0.0500447</text:p>
          </table:table-cell>
          <table:table-cell table:style-name="ce6" office:value-type="float" office:value="0.155876" calcext:value-type="float">
            <text:p>0.155876</text:p>
          </table:table-cell>
          <table:table-cell table:style-name="ce6" office:value-type="float" office:value="0.106397" calcext:value-type="float">
            <text:p>0.106397</text:p>
          </table:table-cell>
          <table:table-cell table:style-name="ce6" office:value-type="float" office:value="0.0503144" calcext:value-type="float">
            <text:p>0.0503144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0.105121" calcext:value-type="float">
            <text:p>0.105121</text:p>
          </table:table-cell>
          <table:table-cell table:style-name="ce6" office:value-type="float" office:value="0.0500414" calcext:value-type="float">
            <text:p>0.0500414</text:p>
          </table:table-cell>
          <table:table-cell table:style-name="ce6" office:value-type="float" office:value="0.155158" calcext:value-type="float">
            <text:p>0.155158</text:p>
          </table:table-cell>
          <table:table-cell table:style-name="ce6" office:value-type="float" office:value="0.104959" calcext:value-type="float">
            <text:p>0.104959</text:p>
          </table:table-cell>
          <table:table-cell table:style-name="ce6" office:value-type="float" office:value="0.0499679" calcext:value-type="float">
            <text:p>0.0499679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0.104947" calcext:value-type="float">
            <text:p>0.104947</text:p>
          </table:table-cell>
          <table:table-cell table:style-name="ce6" office:value-type="float" office:value="0.0500629" calcext:value-type="float">
            <text:p>0.0500629</text:p>
          </table:table-cell>
          <table:table-cell table:style-name="ce6" office:value-type="float" office:value="0.155005" calcext:value-type="float">
            <text:p>0.155005</text:p>
          </table:table-cell>
          <table:table-cell table:style-name="ce6" office:value-type="float" office:value="0.10372" calcext:value-type="float">
            <text:p>0.10372</text:p>
          </table:table-cell>
          <table:table-cell table:style-name="ce6" office:value-type="float" office:value="0.0494798" calcext:value-type="float">
            <text:p>0.0494798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0.105648" calcext:value-type="float">
            <text:p>0.105648</text:p>
          </table:table-cell>
          <table:table-cell table:style-name="ce6" office:value-type="float" office:value="0.0498235" calcext:value-type="float">
            <text:p>0.0498235</text:p>
          </table:table-cell>
          <table:table-cell table:style-name="ce6" office:value-type="float" office:value="0.155466" calcext:value-type="float">
            <text:p>0.155466</text:p>
          </table:table-cell>
          <table:table-cell table:style-name="ce6" office:value-type="float" office:value="0.105075" calcext:value-type="float">
            <text:p>0.105075</text:p>
          </table:table-cell>
          <table:table-cell table:style-name="ce6" office:value-type="float" office:value="0.0495583" calcext:value-type="float">
            <text:p>0.0495583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0.105178" calcext:value-type="float">
            <text:p>0.105178</text:p>
          </table:table-cell>
          <table:table-cell table:style-name="ce6" office:value-type="float" office:value="0.0498874" calcext:value-type="float">
            <text:p>0.0498874</text:p>
          </table:table-cell>
          <table:table-cell table:style-name="ce6" office:value-type="float" office:value="0.15506" calcext:value-type="float">
            <text:p>0.15506</text:p>
          </table:table-cell>
          <table:table-cell table:style-name="ce6" office:value-type="float" office:value="0.106047" calcext:value-type="float">
            <text:p>0.106047</text:p>
          </table:table-cell>
          <table:table-cell table:style-name="ce6" office:value-type="float" office:value="0.0502999" calcext:value-type="float">
            <text:p>0.0502999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0.105403" calcext:value-type="float">
            <text:p>0.105403</text:p>
          </table:table-cell>
          <table:table-cell table:style-name="ce6" office:value-type="float" office:value="0.0499371" calcext:value-type="float">
            <text:p>0.0499371</text:p>
          </table:table-cell>
          <table:table-cell table:style-name="ce6" office:value-type="float" office:value="0.155335" calcext:value-type="float">
            <text:p>0.155335</text:p>
          </table:table-cell>
          <table:table-cell table:style-name="ce6" office:value-type="float" office:value="0.103774" calcext:value-type="float">
            <text:p>0.103774</text:p>
          </table:table-cell>
          <table:table-cell table:style-name="ce6" office:value-type="float" office:value="0.0491752" calcext:value-type="float">
            <text:p>0.0491752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0.105089" calcext:value-type="float">
            <text:p>0.105089</text:p>
          </table:table-cell>
          <table:table-cell table:style-name="ce6" office:value-type="float" office:value="0.0499143" calcext:value-type="float">
            <text:p>0.0499143</text:p>
          </table:table-cell>
          <table:table-cell table:style-name="ce6" office:value-type="float" office:value="0.154998" calcext:value-type="float">
            <text:p>0.154998</text:p>
          </table:table-cell>
          <table:table-cell table:style-name="ce6" office:value-type="float" office:value="0.105161" calcext:value-type="float">
            <text:p>0.105161</text:p>
          </table:table-cell>
          <table:table-cell table:style-name="ce6" office:value-type="float" office:value="0.0499605" calcext:value-type="float">
            <text:p>0.0499605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float" office:value="0.105043" calcext:value-type="float">
            <text:p>0.105043</text:p>
          </table:table-cell>
          <table:table-cell table:style-name="ce6" office:value-type="float" office:value="0.0498149" calcext:value-type="float">
            <text:p>0.0498149</text:p>
          </table:table-cell>
          <table:table-cell table:style-name="ce6" office:value-type="float" office:value="0.154853" calcext:value-type="float">
            <text:p>0.154853</text:p>
          </table:table-cell>
          <table:table-cell table:style-name="ce6" office:value-type="float" office:value="0.104911" calcext:value-type="float">
            <text:p>0.104911</text:p>
          </table:table-cell>
          <table:table-cell table:style-name="ce6" office:value-type="float" office:value="0.0497533" calcext:value-type="float">
            <text:p>0.0497533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0.105253" calcext:value-type="float">
            <text:p>0.105253</text:p>
          </table:table-cell>
          <table:table-cell table:style-name="ce6" office:value-type="float" office:value="0.0497946" calcext:value-type="float">
            <text:p>0.0497946</text:p>
          </table:table-cell>
          <table:table-cell table:style-name="ce6" office:value-type="float" office:value="0.155043" calcext:value-type="float">
            <text:p>0.155043</text:p>
          </table:table-cell>
          <table:table-cell table:style-name="ce6" office:value-type="float" office:value="0.104803" calcext:value-type="float">
            <text:p>0.104803</text:p>
          </table:table-cell>
          <table:table-cell table:style-name="ce6" office:value-type="float" office:value="0.0495844" calcext:value-type="float">
            <text:p>0.0495844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0.104935" calcext:value-type="float">
            <text:p>0.104935</text:p>
          </table:table-cell>
          <table:table-cell table:style-name="ce6" office:value-type="float" office:value="0.0500589" calcext:value-type="float">
            <text:p>0.0500589</text:p>
          </table:table-cell>
          <table:table-cell table:style-name="ce6" office:value-type="float" office:value="0.154989" calcext:value-type="float">
            <text:p>0.154989</text:p>
          </table:table-cell>
          <table:table-cell table:style-name="ce6" office:value-type="float" office:value="0.104198" calcext:value-type="float">
            <text:p>0.104198</text:p>
          </table:table-cell>
          <table:table-cell table:style-name="ce6" office:value-type="float" office:value="0.0497137" calcext:value-type="float">
            <text:p>0.0497137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0.105516" calcext:value-type="float">
            <text:p>0.105516</text:p>
          </table:table-cell>
          <table:table-cell table:style-name="ce6" office:value-type="float" office:value="0.0499625" calcext:value-type="float">
            <text:p>0.0499625</text:p>
          </table:table-cell>
          <table:table-cell table:style-name="ce6" office:value-type="float" office:value="0.155474" calcext:value-type="float">
            <text:p>0.155474</text:p>
          </table:table-cell>
          <table:table-cell table:style-name="ce6" office:value-type="float" office:value="0.105428" calcext:value-type="float">
            <text:p>0.105428</text:p>
          </table:table-cell>
          <table:table-cell table:style-name="ce6" office:value-type="float" office:value="0.0499228" calcext:value-type="float">
            <text:p>0.0499228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float" office:value="0.105424" calcext:value-type="float">
            <text:p>0.105424</text:p>
          </table:table-cell>
          <table:table-cell table:style-name="ce6" office:value-type="float" office:value="0.049766" calcext:value-type="float">
            <text:p>0.049766</text:p>
          </table:table-cell>
          <table:table-cell table:style-name="ce6" office:value-type="float" office:value="0.155185" calcext:value-type="float">
            <text:p>0.155185</text:p>
          </table:table-cell>
          <table:table-cell table:style-name="ce6" office:value-type="float" office:value="0.105781" calcext:value-type="float">
            <text:p>0.105781</text:p>
          </table:table-cell>
          <table:table-cell table:style-name="ce6" office:value-type="float" office:value="0.0499368" calcext:value-type="float">
            <text:p>0.0499368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float" office:value="0.105146" calcext:value-type="float">
            <text:p>0.105146</text:p>
          </table:table-cell>
          <table:table-cell table:style-name="ce6" office:value-type="float" office:value="0.0499194" calcext:value-type="float">
            <text:p>0.0499194</text:p>
          </table:table-cell>
          <table:table-cell table:style-name="ce6" office:value-type="float" office:value="0.15506" calcext:value-type="float">
            <text:p>0.15506</text:p>
          </table:table-cell>
          <table:table-cell table:style-name="ce6" office:value-type="float" office:value="0.102439" calcext:value-type="float">
            <text:p>0.102439</text:p>
          </table:table-cell>
          <table:table-cell table:style-name="ce6" office:value-type="float" office:value="0.0486316" calcext:value-type="float">
            <text:p>0.0486316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0.10542" calcext:value-type="float">
            <text:p>0.10542</text:p>
          </table:table-cell>
          <table:table-cell table:style-name="ce6" office:value-type="float" office:value="0.0500447" calcext:value-type="float">
            <text:p>0.0500447</text:p>
          </table:table-cell>
          <table:table-cell table:style-name="ce6" office:value-type="float" office:value="0.155459" calcext:value-type="float">
            <text:p>0.155459</text:p>
          </table:table-cell>
          <table:table-cell table:style-name="ce6" office:value-type="float" office:value="0.106768" calcext:value-type="float">
            <text:p>0.106768</text:p>
          </table:table-cell>
          <table:table-cell table:style-name="ce6" office:value-type="float" office:value="0.0506894" calcext:value-type="float">
            <text:p>0.0506894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float" office:value="0.10582" calcext:value-type="float">
            <text:p>0.10582</text:p>
          </table:table-cell>
          <table:table-cell table:style-name="ce6" office:value-type="float" office:value="0.0499396" calcext:value-type="float">
            <text:p>0.0499396</text:p>
          </table:table-cell>
          <table:table-cell table:style-name="ce6" office:value-type="float" office:value="0.155755" calcext:value-type="float">
            <text:p>0.155755</text:p>
          </table:table-cell>
          <table:table-cell table:style-name="ce6" office:value-type="float" office:value="0.107876" calcext:value-type="float">
            <text:p>0.107876</text:p>
          </table:table-cell>
          <table:table-cell table:style-name="ce6" office:value-type="float" office:value="0.0509155" calcext:value-type="float">
            <text:p>0.0509155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float" office:value="0.105419" calcext:value-type="float">
            <text:p>0.105419</text:p>
          </table:table-cell>
          <table:table-cell table:style-name="ce6" office:value-type="float" office:value="0.0499939" calcext:value-type="float">
            <text:p>0.0499939</text:p>
          </table:table-cell>
          <table:table-cell table:style-name="ce6" office:value-type="float" office:value="0.155408" calcext:value-type="float">
            <text:p>0.155408</text:p>
          </table:table-cell>
          <table:table-cell table:style-name="ce6" office:value-type="float" office:value="0.106227" calcext:value-type="float">
            <text:p>0.106227</text:p>
          </table:table-cell>
          <table:table-cell table:style-name="ce6" office:value-type="float" office:value="0.050379" calcext:value-type="float">
            <text:p>0.050379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0.105277" calcext:value-type="float">
            <text:p>0.105277</text:p>
          </table:table-cell>
          <table:table-cell table:style-name="ce6" office:value-type="float" office:value="0.0499324" calcext:value-type="float">
            <text:p>0.0499324</text:p>
          </table:table-cell>
          <table:table-cell table:style-name="ce6" office:value-type="float" office:value="0.155205" calcext:value-type="float">
            <text:p>0.155205</text:p>
          </table:table-cell>
          <table:table-cell table:style-name="ce6" office:value-type="float" office:value="0.105122" calcext:value-type="float">
            <text:p>0.105122</text:p>
          </table:table-cell>
          <table:table-cell table:style-name="ce6" office:value-type="float" office:value="0.0498611" calcext:value-type="float">
            <text:p>0.0498611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0.105396" calcext:value-type="float">
            <text:p>0.105396</text:p>
          </table:table-cell>
          <table:table-cell table:style-name="ce6" office:value-type="float" office:value="0.0498009" calcext:value-type="float">
            <text:p>0.0498009</text:p>
          </table:table-cell>
          <table:table-cell table:style-name="ce6" office:value-type="float" office:value="0.155191" calcext:value-type="float">
            <text:p>0.155191</text:p>
          </table:table-cell>
          <table:table-cell table:style-name="ce6" office:value-type="float" office:value="0.105549" calcext:value-type="float">
            <text:p>0.105549</text:p>
          </table:table-cell>
          <table:table-cell table:style-name="ce6" office:value-type="float" office:value="0.049879" calcext:value-type="float">
            <text:p>0.049879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0.105102" calcext:value-type="float">
            <text:p>0.105102</text:p>
          </table:table-cell>
          <table:table-cell table:style-name="ce6" office:value-type="float" office:value="0.0499615" calcext:value-type="float">
            <text:p>0.0499615</text:p>
          </table:table-cell>
          <table:table-cell table:style-name="ce6" office:value-type="float" office:value="0.155059" calcext:value-type="float">
            <text:p>0.155059</text:p>
          </table:table-cell>
          <table:table-cell table:style-name="ce6" office:value-type="float" office:value="0.105749" calcext:value-type="float">
            <text:p>0.105749</text:p>
          </table:table-cell>
          <table:table-cell table:style-name="ce6" office:value-type="float" office:value="0.0502636" calcext:value-type="float">
            <text:p>0.0502636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float" office:value="0.105222" calcext:value-type="float">
            <text:p>0.105222</text:p>
          </table:table-cell>
          <table:table-cell table:style-name="ce6" office:value-type="float" office:value="0.0497825" calcext:value-type="float">
            <text:p>0.0497825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0.105995" calcext:value-type="float">
            <text:p>0.105995</text:p>
          </table:table-cell>
          <table:table-cell table:style-name="ce6" office:value-type="float" office:value="0.0501512" calcext:value-type="float">
            <text:p>0.0501512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0.105532" calcext:value-type="float">
            <text:p>0.105532</text:p>
          </table:table-cell>
          <table:table-cell table:style-name="ce6" office:value-type="float" office:value="0.0499853" calcext:value-type="float">
            <text:p>0.0499853</text:p>
          </table:table-cell>
          <table:table-cell table:style-name="ce6" office:value-type="float" office:value="0.155513" calcext:value-type="float">
            <text:p>0.155513</text:p>
          </table:table-cell>
          <table:table-cell table:style-name="ce6" office:value-type="float" office:value="0.105992" calcext:value-type="float">
            <text:p>0.105992</text:p>
          </table:table-cell>
          <table:table-cell table:style-name="ce6" office:value-type="float" office:value="0.0502077" calcext:value-type="float">
            <text:p>0.0502077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0.105333" calcext:value-type="float">
            <text:p>0.105333</text:p>
          </table:table-cell>
          <table:table-cell table:style-name="ce6" office:value-type="float" office:value="0.0500464" calcext:value-type="float">
            <text:p>0.0500464</text:p>
          </table:table-cell>
          <table:table-cell table:style-name="ce6" office:value-type="float" office:value="0.155374" calcext:value-type="float">
            <text:p>0.155374</text:p>
          </table:table-cell>
          <table:table-cell table:style-name="ce6" office:value-type="float" office:value="0.106673" calcext:value-type="float">
            <text:p>0.106673</text:p>
          </table:table-cell>
          <table:table-cell table:style-name="ce6" office:value-type="float" office:value="0.050686" calcext:value-type="float">
            <text:p>0.050686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float" office:value="0.105413" calcext:value-type="float">
            <text:p>0.105413</text:p>
          </table:table-cell>
          <table:table-cell table:style-name="ce6" office:value-type="float" office:value="0.0500668" calcext:value-type="float">
            <text:p>0.0500668</text:p>
          </table:table-cell>
          <table:table-cell table:style-name="ce6" office:value-type="float" office:value="0.155475" calcext:value-type="float">
            <text:p>0.155475</text:p>
          </table:table-cell>
          <table:table-cell table:style-name="ce6" office:value-type="float" office:value="0.104561" calcext:value-type="float">
            <text:p>0.104561</text:p>
          </table:table-cell>
          <table:table-cell table:style-name="ce6" office:value-type="float" office:value="0.0496644" calcext:value-type="float">
            <text:p>0.0496644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office:value-type="float" office:value="0.105009" calcext:value-type="float">
            <text:p>0.105009</text:p>
          </table:table-cell>
          <table:table-cell table:style-name="ce6" office:value-type="float" office:value="0.0497644" calcext:value-type="float">
            <text:p>0.0497644</text:p>
          </table:table-cell>
          <table:table-cell table:style-name="ce6" office:value-type="float" office:value="0.154768" calcext:value-type="float">
            <text:p>0.154768</text:p>
          </table:table-cell>
          <table:table-cell table:style-name="ce6" office:value-type="float" office:value="0.106712" calcext:value-type="float">
            <text:p>0.106712</text:p>
          </table:table-cell>
          <table:table-cell table:style-name="ce6" office:value-type="float" office:value="0.0505736" calcext:value-type="float">
            <text:p>0.0505736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float" office:value="0.105554" calcext:value-type="float">
            <text:p>0.105554</text:p>
          </table:table-cell>
          <table:table-cell table:style-name="ce6" office:value-type="float" office:value="0.0498404" calcext:value-type="float">
            <text:p>0.0498404</text:p>
          </table:table-cell>
          <table:table-cell table:style-name="ce6" office:value-type="float" office:value="0.15539" calcext:value-type="float">
            <text:p>0.15539</text:p>
          </table:table-cell>
          <table:table-cell table:style-name="ce6" office:value-type="float" office:value="0.105497" calcext:value-type="float">
            <text:p>0.105497</text:p>
          </table:table-cell>
          <table:table-cell table:style-name="ce6" office:value-type="float" office:value="0.0498204" calcext:value-type="float">
            <text:p>0.0498204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float" office:value="0.105594" calcext:value-type="float">
            <text:p>0.105594</text:p>
          </table:table-cell>
          <table:table-cell table:style-name="ce6" office:value-type="float" office:value="0.0498715" calcext:value-type="float">
            <text:p>0.0498715</text:p>
          </table:table-cell>
          <table:table-cell table:style-name="ce6" office:value-type="float" office:value="0.15546" calcext:value-type="float">
            <text:p>0.15546</text:p>
          </table:table-cell>
          <table:table-cell table:style-name="ce6" office:value-type="float" office:value="0.105316" calcext:value-type="float">
            <text:p>0.105316</text:p>
          </table:table-cell>
          <table:table-cell table:style-name="ce6" office:value-type="float" office:value="0.0497422" calcext:value-type="float">
            <text:p>0.0497422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0.105965" calcext:value-type="float">
            <text:p>0.105965</text:p>
          </table:table-cell>
          <table:table-cell table:style-name="ce6" office:value-type="float" office:value="0.0498353" calcext:value-type="float">
            <text:p>0.0498353</text:p>
          </table:table-cell>
          <table:table-cell table:style-name="ce6" office:value-type="float" office:value="0.155796" calcext:value-type="float">
            <text:p>0.155796</text:p>
          </table:table-cell>
          <table:table-cell table:style-name="ce6" office:value-type="float" office:value="0.105616" calcext:value-type="float">
            <text:p>0.105616</text:p>
          </table:table-cell>
          <table:table-cell table:style-name="ce6" office:value-type="float" office:value="0.0496729" calcext:value-type="float">
            <text:p>0.0496729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 office:value-type="float" office:value="0.104941" calcext:value-type="float">
            <text:p>0.104941</text:p>
          </table:table-cell>
          <table:table-cell table:style-name="ce6" office:value-type="float" office:value="0.0501143" calcext:value-type="float">
            <text:p>0.0501143</text:p>
          </table:table-cell>
          <table:table-cell table:style-name="ce6" office:value-type="float" office:value="0.155051" calcext:value-type="float">
            <text:p>0.155051</text:p>
          </table:table-cell>
          <table:table-cell table:style-name="ce6" office:value-type="float" office:value="0.102318" calcext:value-type="float">
            <text:p>0.102318</text:p>
          </table:table-cell>
          <table:table-cell table:style-name="ce6" office:value-type="float" office:value="0.0488651" calcext:value-type="float">
            <text:p>0.0488651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0.105907" calcext:value-type="float">
            <text:p>0.105907</text:p>
          </table:table-cell>
          <table:table-cell table:style-name="ce6" office:value-type="float" office:value="0.0500505" calcext:value-type="float">
            <text:p>0.0500505</text:p>
          </table:table-cell>
          <table:table-cell table:style-name="ce6" office:value-type="float" office:value="0.155952" calcext:value-type="float">
            <text:p>0.155952</text:p>
          </table:table-cell>
          <table:table-cell table:style-name="ce6" office:value-type="float" office:value="0.107155" calcext:value-type="float">
            <text:p>0.107155</text:p>
          </table:table-cell>
          <table:table-cell table:style-name="ce6" office:value-type="float" office:value="0.0506412" calcext:value-type="float">
            <text:p>0.0506412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0.105333" calcext:value-type="float">
            <text:p>0.105333</text:p>
          </table:table-cell>
          <table:table-cell table:style-name="ce6" office:value-type="float" office:value="0.049774" calcext:value-type="float">
            <text:p>0.049774</text:p>
          </table:table-cell>
          <table:table-cell table:style-name="ce6" office:value-type="float" office:value="0.155102" calcext:value-type="float">
            <text:p>0.155102</text:p>
          </table:table-cell>
          <table:table-cell table:style-name="ce6" office:value-type="float" office:value="0.104087" calcext:value-type="float">
            <text:p>0.104087</text:p>
          </table:table-cell>
          <table:table-cell table:style-name="ce6" office:value-type="float" office:value="0.0491891" calcext:value-type="float">
            <text:p>0.0491891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" office:value-type="float" office:value="0.105133" calcext:value-type="float">
            <text:p>0.105133</text:p>
          </table:table-cell>
          <table:table-cell table:style-name="ce6" office:value-type="float" office:value="0.0498768" calcext:value-type="float">
            <text:p>0.0498768</text:p>
          </table:table-cell>
          <table:table-cell table:style-name="ce6" office:value-type="float" office:value="0.155005" calcext:value-type="float">
            <text:p>0.155005</text:p>
          </table:table-cell>
          <table:table-cell table:style-name="ce6" office:value-type="float" office:value="0.104871" calcext:value-type="float">
            <text:p>0.104871</text:p>
          </table:table-cell>
          <table:table-cell table:style-name="ce6" office:value-type="float" office:value="0.0497551" calcext:value-type="float">
            <text:p>0.0497551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 office:value-type="float" office:value="0.10534" calcext:value-type="float">
            <text:p>0.10534</text:p>
          </table:table-cell>
          <table:table-cell table:style-name="ce6" office:value-type="float" office:value="0.0499911" calcext:value-type="float">
            <text:p>0.0499911</text:p>
          </table:table-cell>
          <table:table-cell table:style-name="ce6" office:value-type="float" office:value="0.155326" calcext:value-type="float">
            <text:p>0.155326</text:p>
          </table:table-cell>
          <table:table-cell table:style-name="ce6" office:value-type="float" office:value="0.104763" calcext:value-type="float">
            <text:p>0.104763</text:p>
          </table:table-cell>
          <table:table-cell table:style-name="ce6" office:value-type="float" office:value="0.0497175" calcext:value-type="float">
            <text:p>0.0497175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float" office:value="0.106503" calcext:value-type="float">
            <text:p>0.106503</text:p>
          </table:table-cell>
          <table:table-cell table:style-name="ce6" office:value-type="float" office:value="0.0497648" calcext:value-type="float">
            <text:p>0.0497648</text:p>
          </table:table-cell>
          <table:table-cell table:style-name="ce6" office:value-type="float" office:value="0.156263" calcext:value-type="float">
            <text:p>0.156263</text:p>
          </table:table-cell>
          <table:table-cell table:style-name="ce6" office:value-type="float" office:value="0.10884" calcext:value-type="float">
            <text:p>0.10884</text:p>
          </table:table-cell>
          <table:table-cell table:style-name="ce6" office:value-type="float" office:value="0.05086" calcext:value-type="float">
            <text:p>0.05086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0.105113" calcext:value-type="float">
            <text:p>0.105113</text:p>
          </table:table-cell>
          <table:table-cell table:style-name="ce6" office:value-type="float" office:value="0.049805" calcext:value-type="float">
            <text:p>0.049805</text:p>
          </table:table-cell>
          <table:table-cell table:style-name="ce6" office:value-type="float" office:value="0.154913" calcext:value-type="float">
            <text:p>0.154913</text:p>
          </table:table-cell>
          <table:table-cell table:style-name="ce6" office:value-type="float" office:value="0.104288" calcext:value-type="float">
            <text:p>0.104288</text:p>
          </table:table-cell>
          <table:table-cell table:style-name="ce6" office:value-type="float" office:value="0.049407" calcext:value-type="float">
            <text:p>0.049407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float" office:value="0.105177" calcext:value-type="float">
            <text:p>0.105177</text:p>
          </table:table-cell>
          <table:table-cell table:style-name="ce6" office:value-type="float" office:value="0.0499178" calcext:value-type="float">
            <text:p>0.0499178</text:p>
          </table:table-cell>
          <table:table-cell table:style-name="ce6" office:value-type="float" office:value="0.155089" calcext:value-type="float">
            <text:p>0.155089</text:p>
          </table:table-cell>
          <table:table-cell table:style-name="ce6" office:value-type="float" office:value="0.106017" calcext:value-type="float">
            <text:p>0.106017</text:p>
          </table:table-cell>
          <table:table-cell table:style-name="ce6" office:value-type="float" office:value="0.0503185" calcext:value-type="float">
            <text:p>0.0503185</text:p>
          </table:table-cell>
          <table:table-cell>
            <draw:frame table:end-cell-address="Exp3.L84" table:end-x="52.24pt" table:end-y="11.23pt" draw:z-index="0" draw:name="Chart 5" draw:style-name="gr1" draw:text-style-name="P1" svg:width="449.97pt" svg:height="278.22pt" svg:x="3pt" svg:y="0.74pt">
              <draw:object draw:notify-on-update-of-ranges="Exp3.B103:Exp3.B103 Exp3.B104:Exp3.B104 Exp3.C103:Exp3.C103 Exp3.C104:Exp3.C104 Exp3.D103:Exp3.D103 Exp3.D104:Exp3.D10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float" office:value="0.105374" calcext:value-type="float">
            <text:p>0.105374</text:p>
          </table:table-cell>
          <table:table-cell table:style-name="ce6" office:value-type="float" office:value="0.0499255" calcext:value-type="float">
            <text:p>0.0499255</text:p>
          </table:table-cell>
          <table:table-cell table:style-name="ce6" office:value-type="float" office:value="0.155295" calcext:value-type="float">
            <text:p>0.155295</text:p>
          </table:table-cell>
          <table:table-cell table:style-name="ce6" office:value-type="float" office:value="0.104785" calcext:value-type="float">
            <text:p>0.104785</text:p>
          </table:table-cell>
          <table:table-cell table:style-name="ce6" office:value-type="float" office:value="0.0496494" calcext:value-type="float">
            <text:p>0.0496494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0.105135" calcext:value-type="float">
            <text:p>0.105135</text:p>
          </table:table-cell>
          <table:table-cell table:style-name="ce6" office:value-type="float" office:value="0.0502768" calcext:value-type="float">
            <text:p>0.0502768</text:p>
          </table:table-cell>
          <table:table-cell table:style-name="ce6" office:value-type="float" office:value="0.155407" calcext:value-type="float">
            <text:p>0.155407</text:p>
          </table:table-cell>
          <table:table-cell table:style-name="ce6" office:value-type="float" office:value="0.105097" calcext:value-type="float">
            <text:p>0.105097</text:p>
          </table:table-cell>
          <table:table-cell table:style-name="ce6" office:value-type="float" office:value="0.05026" calcext:value-type="float">
            <text:p>0.05026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float" office:value="0.105704" calcext:value-type="float">
            <text:p>0.105704</text:p>
          </table:table-cell>
          <table:table-cell table:style-name="ce6" office:value-type="float" office:value="0.0499613" calcext:value-type="float">
            <text:p>0.0499613</text:p>
          </table:table-cell>
          <table:table-cell table:style-name="ce6" office:value-type="float" office:value="0.15566" calcext:value-type="float">
            <text:p>0.15566</text:p>
          </table:table-cell>
          <table:table-cell table:style-name="ce6" office:value-type="float" office:value="0.105739" calcext:value-type="float">
            <text:p>0.105739</text:p>
          </table:table-cell>
          <table:table-cell table:style-name="ce6" office:value-type="float" office:value="0.0499796" calcext:value-type="float">
            <text:p>0.0499796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0.105236" calcext:value-type="float">
            <text:p>0.105236</text:p>
          </table:table-cell>
          <table:table-cell table:style-name="ce6" office:value-type="float" office:value="0.0498893" calcext:value-type="float">
            <text:p>0.0498893</text:p>
          </table:table-cell>
          <table:table-cell table:style-name="ce6" office:value-type="float" office:value="0.15512" calcext:value-type="float">
            <text:p>0.15512</text:p>
          </table:table-cell>
          <table:table-cell table:style-name="ce6" office:value-type="float" office:value="0.104082" calcext:value-type="float">
            <text:p>0.104082</text:p>
          </table:table-cell>
          <table:table-cell table:style-name="ce6" office:value-type="float" office:value="0.0493449" calcext:value-type="float">
            <text:p>0.0493449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 office:value-type="float" office:value="0.105134" calcext:value-type="float">
            <text:p>0.105134</text:p>
          </table:table-cell>
          <table:table-cell table:style-name="ce6" office:value-type="float" office:value="0.0498424" calcext:value-type="float">
            <text:p>0.0498424</text:p>
          </table:table-cell>
          <table:table-cell table:style-name="ce6" office:value-type="float" office:value="0.154971" calcext:value-type="float">
            <text:p>0.154971</text:p>
          </table:table-cell>
          <table:table-cell table:style-name="ce6" office:value-type="float" office:value="0.1049" calcext:value-type="float">
            <text:p>0.1049</text:p>
          </table:table-cell>
          <table:table-cell table:style-name="ce6" office:value-type="float" office:value="0.0497343" calcext:value-type="float">
            <text:p>0.0497343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6" office:value-type="float" office:value="0.10512" calcext:value-type="float">
            <text:p>0.10512</text:p>
          </table:table-cell>
          <table:table-cell table:style-name="ce6" office:value-type="float" office:value="0.0499006" calcext:value-type="float">
            <text:p>0.0499006</text:p>
          </table:table-cell>
          <table:table-cell table:style-name="ce6" office:value-type="float" office:value="0.155015" calcext:value-type="float">
            <text:p>0.155015</text:p>
          </table:table-cell>
          <table:table-cell table:style-name="ce6" office:value-type="float" office:value="0.103194" calcext:value-type="float">
            <text:p>0.103194</text:p>
          </table:table-cell>
          <table:table-cell table:style-name="ce6" office:value-type="float" office:value="0.0489888" calcext:value-type="float">
            <text:p>0.0489888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0.105166" calcext:value-type="float">
            <text:p>0.105166</text:p>
          </table:table-cell>
          <table:table-cell table:style-name="ce6" office:value-type="float" office:value="0.0497713" calcext:value-type="float">
            <text:p>0.0497713</text:p>
          </table:table-cell>
          <table:table-cell table:style-name="ce6" office:value-type="float" office:value="0.154932" calcext:value-type="float">
            <text:p>0.154932</text:p>
          </table:table-cell>
          <table:table-cell table:style-name="ce6" office:value-type="float" office:value="0.104774" calcext:value-type="float">
            <text:p>0.104774</text:p>
          </table:table-cell>
          <table:table-cell table:style-name="ce6" office:value-type="float" office:value="0.0495903" calcext:value-type="float">
            <text:p>0.0495903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6" office:value-type="float" office:value="0.105042" calcext:value-type="float">
            <text:p>0.105042</text:p>
          </table:table-cell>
          <table:table-cell table:style-name="ce6" office:value-type="float" office:value="0.0498097" calcext:value-type="float">
            <text:p>0.0498097</text:p>
          </table:table-cell>
          <table:table-cell table:style-name="ce6" office:value-type="float" office:value="0.154846" calcext:value-type="float">
            <text:p>0.154846</text:p>
          </table:table-cell>
          <table:table-cell table:style-name="ce6" office:value-type="float" office:value="0.104708" calcext:value-type="float">
            <text:p>0.104708</text:p>
          </table:table-cell>
          <table:table-cell table:style-name="ce6" office:value-type="float" office:value="0.0496531" calcext:value-type="float">
            <text:p>0.0496531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0.105281" calcext:value-type="float">
            <text:p>0.105281</text:p>
          </table:table-cell>
          <table:table-cell table:style-name="ce6" office:value-type="float" office:value="0.0497905" calcext:value-type="float">
            <text:p>0.0497905</text:p>
          </table:table-cell>
          <table:table-cell table:style-name="ce6" office:value-type="float" office:value="0.155066" calcext:value-type="float">
            <text:p>0.155066</text:p>
          </table:table-cell>
          <table:table-cell table:style-name="ce6" office:value-type="float" office:value="0.105639" calcext:value-type="float">
            <text:p>0.105639</text:p>
          </table:table-cell>
          <table:table-cell table:style-name="ce6" office:value-type="float" office:value="0.0499643" calcext:value-type="float">
            <text:p>0.0499643</text:p>
          </table:table-cell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6" office:value-type="float" office:value="0.105126" calcext:value-type="float">
            <text:p>0.105126</text:p>
          </table:table-cell>
          <table:table-cell table:style-name="ce6" office:value-type="float" office:value="0.0499885" calcext:value-type="float">
            <text:p>0.0499885</text:p>
          </table:table-cell>
          <table:table-cell table:style-name="ce6" office:value-type="float" office:value="0.155109" calcext:value-type="float">
            <text:p>0.155109</text:p>
          </table:table-cell>
          <table:table-cell table:style-name="ce6" office:value-type="float" office:value="0.104342" calcext:value-type="float">
            <text:p>0.104342</text:p>
          </table:table-cell>
          <table:table-cell table:style-name="ce6" office:value-type="float" office:value="0.0496187" calcext:value-type="float">
            <text:p>0.0496187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6" office:value-type="float" office:value="0.105261" calcext:value-type="float">
            <text:p>0.105261</text:p>
          </table:table-cell>
          <table:table-cell table:style-name="ce6" office:value-type="float" office:value="0.0498953" calcext:value-type="float">
            <text:p>0.0498953</text:p>
          </table:table-cell>
          <table:table-cell table:style-name="ce6" office:value-type="float" office:value="0.155151" calcext:value-type="float">
            <text:p>0.155151</text:p>
          </table:table-cell>
          <table:table-cell table:style-name="ce6" office:value-type="float" office:value="0.105325" calcext:value-type="float">
            <text:p>0.105325</text:p>
          </table:table-cell>
          <table:table-cell table:style-name="ce6" office:value-type="float" office:value="0.0499292" calcext:value-type="float">
            <text:p>0.0499292</text:p>
          </table:table-cell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6" office:value-type="float" office:value="0.105461" calcext:value-type="float">
            <text:p>0.105461</text:p>
          </table:table-cell>
          <table:table-cell table:style-name="ce6" office:value-type="float" office:value="0.0499644" calcext:value-type="float">
            <text:p>0.0499644</text:p>
          </table:table-cell>
          <table:table-cell table:style-name="ce6" office:value-type="float" office:value="0.155421" calcext:value-type="float">
            <text:p>0.155421</text:p>
          </table:table-cell>
          <table:table-cell table:style-name="ce6" office:value-type="float" office:value="0.107887" calcext:value-type="float">
            <text:p>0.107887</text:p>
          </table:table-cell>
          <table:table-cell table:style-name="ce6" office:value-type="float" office:value="0.0511167" calcext:value-type="float">
            <text:p>0.0511167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6" office:value-type="float" office:value="0.1054" calcext:value-type="float">
            <text:p>0.1054</text:p>
          </table:table-cell>
          <table:table-cell table:style-name="ce6" office:value-type="float" office:value="0.0499561" calcext:value-type="float">
            <text:p>0.0499561</text:p>
          </table:table-cell>
          <table:table-cell table:style-name="ce6" office:value-type="float" office:value="0.155351" calcext:value-type="float">
            <text:p>0.155351</text:p>
          </table:table-cell>
          <table:table-cell table:style-name="ce6" office:value-type="float" office:value="0.10548" calcext:value-type="float">
            <text:p>0.10548</text:p>
          </table:table-cell>
          <table:table-cell table:style-name="ce6" office:value-type="float" office:value="0.0499962" calcext:value-type="float">
            <text:p>0.0499962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0.105652" calcext:value-type="float">
            <text:p>0.105652</text:p>
          </table:table-cell>
          <table:table-cell table:style-name="ce6" office:value-type="float" office:value="0.0499259" calcext:value-type="float">
            <text:p>0.0499259</text:p>
          </table:table-cell>
          <table:table-cell table:style-name="ce6" office:value-type="float" office:value="0.155573" calcext:value-type="float">
            <text:p>0.155573</text:p>
          </table:table-cell>
          <table:table-cell table:style-name="ce6" office:value-type="float" office:value="0.106661" calcext:value-type="float">
            <text:p>0.106661</text:p>
          </table:table-cell>
          <table:table-cell table:style-name="ce6" office:value-type="float" office:value="0.0503969" calcext:value-type="float">
            <text:p>0.0503969</text:p>
          </table:table-cell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 office:value-type="float" office:value="0.10537" calcext:value-type="float">
            <text:p>0.10537</text:p>
          </table:table-cell>
          <table:table-cell table:style-name="ce6" office:value-type="float" office:value="0.0498932" calcext:value-type="float">
            <text:p>0.0498932</text:p>
          </table:table-cell>
          <table:table-cell table:style-name="ce6" office:value-type="float" office:value="0.155258" calcext:value-type="float">
            <text:p>0.155258</text:p>
          </table:table-cell>
          <table:table-cell table:style-name="ce6" office:value-type="float" office:value="0.103833" calcext:value-type="float">
            <text:p>0.103833</text:p>
          </table:table-cell>
          <table:table-cell table:style-name="ce6" office:value-type="float" office:value="0.0491685" calcext:value-type="float">
            <text:p>0.0491685</text:p>
          </table:table-cell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0.105308" calcext:value-type="float">
            <text:p>0.105308</text:p>
          </table:table-cell>
          <table:table-cell table:style-name="ce6" office:value-type="float" office:value="0.0498765" calcext:value-type="float">
            <text:p>0.0498765</text:p>
          </table:table-cell>
          <table:table-cell table:style-name="ce6" office:value-type="float" office:value="0.15518" calcext:value-type="float">
            <text:p>0.15518</text:p>
          </table:table-cell>
          <table:table-cell table:style-name="ce6" office:value-type="float" office:value="0.105025" calcext:value-type="float">
            <text:p>0.105025</text:p>
          </table:table-cell>
          <table:table-cell table:style-name="ce6" office:value-type="float" office:value="0.0497431" calcext:value-type="float">
            <text:p>0.0497431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 office:value-type="float" office:value="0.105337" calcext:value-type="float">
            <text:p>0.105337</text:p>
          </table:table-cell>
          <table:table-cell table:style-name="ce6" office:value-type="float" office:value="0.049921" calcext:value-type="float">
            <text:p>0.049921</text:p>
          </table:table-cell>
          <table:table-cell table:style-name="ce6" office:value-type="float" office:value="0.155253" calcext:value-type="float">
            <text:p>0.155253</text:p>
          </table:table-cell>
          <table:table-cell table:style-name="ce6" office:value-type="float" office:value="0.105664" calcext:value-type="float">
            <text:p>0.105664</text:p>
          </table:table-cell>
          <table:table-cell table:style-name="ce6" office:value-type="float" office:value="0.0500827" calcext:value-type="float">
            <text:p>0.0500827</text:p>
          </table:table-cell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6" office:value-type="float" office:value="0.105485" calcext:value-type="float">
            <text:p>0.105485</text:p>
          </table:table-cell>
          <table:table-cell table:style-name="ce6" office:value-type="float" office:value="0.0498403" calcext:value-type="float">
            <text:p>0.0498403</text:p>
          </table:table-cell>
          <table:table-cell table:style-name="ce6" office:value-type="float" office:value="0.15532" calcext:value-type="float">
            <text:p>0.15532</text:p>
          </table:table-cell>
          <table:table-cell table:style-name="ce6" office:value-type="float" office:value="0.10654" calcext:value-type="float">
            <text:p>0.10654</text:p>
          </table:table-cell>
          <table:table-cell table:style-name="ce6" office:value-type="float" office:value="0.0503409" calcext:value-type="float">
            <text:p>0.0503409</text:p>
          </table:table-cell>
          <table:table-cell>
            <draw:frame table:end-cell-address="Exp3.L102" table:end-x="52.24pt" table:end-y="10.46pt" draw:z-index="1" draw:name="Chart 6" draw:style-name="gr1" draw:text-style-name="P1" svg:width="449.97pt" svg:height="278.22pt" svg:x="3pt" svg:y="0pt">
              <draw:object draw:notify-on-update-of-ranges="Exp3.E103:Exp3.E103 Exp3.E104:Exp3.E104 Exp3.F103:Exp3.F103 Exp3.F104:Exp3.F10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float" office:value="0.105116" calcext:value-type="float">
            <text:p>0.105116</text:p>
          </table:table-cell>
          <table:table-cell table:style-name="ce6" office:value-type="float" office:value="0.0497545" calcext:value-type="float">
            <text:p>0.0497545</text:p>
          </table:table-cell>
          <table:table-cell table:style-name="ce6" office:value-type="float" office:value="0.154866" calcext:value-type="float">
            <text:p>0.154866</text:p>
          </table:table-cell>
          <table:table-cell table:style-name="ce6" office:value-type="float" office:value="0.105406" calcext:value-type="float">
            <text:p>0.105406</text:p>
          </table:table-cell>
          <table:table-cell table:style-name="ce6" office:value-type="float" office:value="0.049894" calcext:value-type="float">
            <text:p>0.049894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6" office:value-type="float" office:value="0.105495" calcext:value-type="float">
            <text:p>0.105495</text:p>
          </table:table-cell>
          <table:table-cell table:style-name="ce6" office:value-type="float" office:value="0.0500208" calcext:value-type="float">
            <text:p>0.0500208</text:p>
          </table:table-cell>
          <table:table-cell table:style-name="ce6" office:value-type="float" office:value="0.155511" calcext:value-type="float">
            <text:p>0.155511</text:p>
          </table:table-cell>
          <table:table-cell table:style-name="ce6" office:value-type="float" office:value="0.105846" calcext:value-type="float">
            <text:p>0.105846</text:p>
          </table:table-cell>
          <table:table-cell table:style-name="ce6" office:value-type="float" office:value="0.050189" calcext:value-type="float">
            <text:p>0.050189</text:p>
          </table:table-cell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 office:value-type="float" office:value="0.105796" calcext:value-type="float">
            <text:p>0.105796</text:p>
          </table:table-cell>
          <table:table-cell table:style-name="ce6" office:value-type="float" office:value="0.0497225" calcext:value-type="float">
            <text:p>0.0497225</text:p>
          </table:table-cell>
          <table:table-cell table:style-name="ce6" office:value-type="float" office:value="0.155514" calcext:value-type="float">
            <text:p>0.155514</text:p>
          </table:table-cell>
          <table:table-cell table:style-name="ce6" office:value-type="float" office:value="0.105153" calcext:value-type="float">
            <text:p>0.105153</text:p>
          </table:table-cell>
          <table:table-cell table:style-name="ce6" office:value-type="float" office:value="0.049423" calcext:value-type="float">
            <text:p>0.049423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float" office:value="0.105023" calcext:value-type="float">
            <text:p>0.105023</text:p>
          </table:table-cell>
          <table:table-cell table:style-name="ce6" office:value-type="float" office:value="0.0498156" calcext:value-type="float">
            <text:p>0.0498156</text:p>
          </table:table-cell>
          <table:table-cell table:style-name="ce6" office:value-type="float" office:value="0.154834" calcext:value-type="float">
            <text:p>0.154834</text:p>
          </table:table-cell>
          <table:table-cell table:style-name="ce6" office:value-type="float" office:value="0.105482" calcext:value-type="float">
            <text:p>0.105482</text:p>
          </table:table-cell>
          <table:table-cell table:style-name="ce6" office:value-type="float" office:value="0.0500352" calcext:value-type="float">
            <text:p>0.0500352</text:p>
          </table:table-cell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 office:value-type="float" office:value="0.105467" calcext:value-type="float">
            <text:p>0.105467</text:p>
          </table:table-cell>
          <table:table-cell table:style-name="ce6" office:value-type="float" office:value="0.0500984" calcext:value-type="float">
            <text:p>0.0500984</text:p>
          </table:table-cell>
          <table:table-cell table:style-name="ce6" office:value-type="float" office:value="0.15556" calcext:value-type="float">
            <text:p>0.15556</text:p>
          </table:table-cell>
          <table:table-cell table:style-name="ce6" office:value-type="float" office:value="0.10634" calcext:value-type="float">
            <text:p>0.10634</text:p>
          </table:table-cell>
          <table:table-cell table:style-name="ce6" office:value-type="float" office:value="0.0505153" calcext:value-type="float">
            <text:p>0.0505153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float" office:value="0.105442" calcext:value-type="float">
            <text:p>0.105442</text:p>
          </table:table-cell>
          <table:table-cell table:style-name="ce6" office:value-type="float" office:value="0.0499865" calcext:value-type="float">
            <text:p>0.0499865</text:p>
          </table:table-cell>
          <table:table-cell table:style-name="ce6" office:value-type="float" office:value="0.155424" calcext:value-type="float">
            <text:p>0.155424</text:p>
          </table:table-cell>
          <table:table-cell table:style-name="ce6" office:value-type="float" office:value="0.104995" calcext:value-type="float">
            <text:p>0.104995</text:p>
          </table:table-cell>
          <table:table-cell table:style-name="ce6" office:value-type="float" office:value="0.0497812" calcext:value-type="float">
            <text:p>0.0497812</text:p>
          </table:table-cell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6" office:value-type="float" office:value="0.105146" calcext:value-type="float">
            <text:p>0.105146</text:p>
          </table:table-cell>
          <table:table-cell table:style-name="ce6" office:value-type="float" office:value="0.0497309" calcext:value-type="float">
            <text:p>0.0497309</text:p>
          </table:table-cell>
          <table:table-cell table:style-name="ce6" office:value-type="float" office:value="0.154872" calcext:value-type="float">
            <text:p>0.154872</text:p>
          </table:table-cell>
          <table:table-cell table:style-name="ce6" office:value-type="float" office:value="0.106301" calcext:value-type="float">
            <text:p>0.106301</text:p>
          </table:table-cell>
          <table:table-cell table:style-name="ce6" office:value-type="float" office:value="0.0502788" calcext:value-type="float">
            <text:p>0.0502788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6" office:value-type="float" office:value="0.105377" calcext:value-type="float">
            <text:p>0.105377</text:p>
          </table:table-cell>
          <table:table-cell table:style-name="ce6" office:value-type="float" office:value="0.0498428" calcext:value-type="float">
            <text:p>0.0498428</text:p>
          </table:table-cell>
          <table:table-cell table:style-name="ce6" office:value-type="float" office:value="0.155215" calcext:value-type="float">
            <text:p>0.155215</text:p>
          </table:table-cell>
          <table:table-cell table:style-name="ce6" office:value-type="float" office:value="0.104547" calcext:value-type="float">
            <text:p>0.104547</text:p>
          </table:table-cell>
          <table:table-cell table:style-name="ce6" office:value-type="float" office:value="0.0494521" calcext:value-type="float">
            <text:p>0.0494521</text:p>
          </table:table-cell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float" office:value="0.105583" calcext:value-type="float">
            <text:p>0.105583</text:p>
          </table:table-cell>
          <table:table-cell table:style-name="ce6" office:value-type="float" office:value="0.0498988" calcext:value-type="float">
            <text:p>0.0498988</text:p>
          </table:table-cell>
          <table:table-cell table:style-name="ce6" office:value-type="float" office:value="0.155477" calcext:value-type="float">
            <text:p>0.155477</text:p>
          </table:table-cell>
          <table:table-cell table:style-name="ce6" office:value-type="float" office:value="0.104289" calcext:value-type="float">
            <text:p>0.104289</text:p>
          </table:table-cell>
          <table:table-cell table:style-name="ce6" office:value-type="float" office:value="0.0492889" calcext:value-type="float">
            <text:p>0.0492889</text:p>
          </table:table-cell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" office:value-type="float" office:value="0.105341" calcext:value-type="float">
            <text:p>0.105341</text:p>
          </table:table-cell>
          <table:table-cell table:style-name="ce6" office:value-type="float" office:value="0.0497511" calcext:value-type="float">
            <text:p>0.0497511</text:p>
          </table:table-cell>
          <table:table-cell table:style-name="ce6" office:value-type="float" office:value="0.155087" calcext:value-type="float">
            <text:p>0.155087</text:p>
          </table:table-cell>
          <table:table-cell table:style-name="ce6" office:value-type="float" office:value="0.104796" calcext:value-type="float">
            <text:p>0.104796</text:p>
          </table:table-cell>
          <table:table-cell table:style-name="ce6" office:value-type="float" office:value="0.0494929" calcext:value-type="float">
            <text:p>0.0494929</text:p>
          </table:table-cell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 office:value-type="float" office:value="0.105187" calcext:value-type="float">
            <text:p>0.105187</text:p>
          </table:table-cell>
          <table:table-cell table:style-name="ce6" office:value-type="float" office:value="0.0498732" calcext:value-type="float">
            <text:p>0.0498732</text:p>
          </table:table-cell>
          <table:table-cell table:style-name="ce6" office:value-type="float" office:value="0.155055" calcext:value-type="float">
            <text:p>0.155055</text:p>
          </table:table-cell>
          <table:table-cell table:style-name="ce6" office:value-type="float" office:value="0.105286" calcext:value-type="float">
            <text:p>0.105286</text:p>
          </table:table-cell>
          <table:table-cell table:style-name="ce6" office:value-type="float" office:value="0.0499203" calcext:value-type="float">
            <text:p>0.0499203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6" office:value-type="float" office:value="0.105987" calcext:value-type="float">
            <text:p>0.105987</text:p>
          </table:table-cell>
          <table:table-cell table:style-name="ce6" office:value-type="float" office:value="0.0498247" calcext:value-type="float">
            <text:p>0.0498247</text:p>
          </table:table-cell>
          <table:table-cell table:style-name="ce6" office:value-type="float" office:value="0.155807" calcext:value-type="float">
            <text:p>0.155807</text:p>
          </table:table-cell>
          <table:table-cell table:style-name="ce6" office:value-type="float" office:value="0.106538" calcext:value-type="float">
            <text:p>0.106538</text:p>
          </table:table-cell>
          <table:table-cell table:style-name="ce6" office:value-type="float" office:value="0.0500882" calcext:value-type="float">
            <text:p>0.0500882</text:p>
          </table:table-cell>
          <table:table-cell table:number-columns-repeated="10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" office:value-type="float" office:value="0.105476" calcext:value-type="float">
            <text:p>0.105476</text:p>
          </table:table-cell>
          <table:table-cell table:style-name="ce6" office:value-type="float" office:value="0.049944" calcext:value-type="float">
            <text:p>0.049944</text:p>
          </table:table-cell>
          <table:table-cell table:style-name="ce6" office:value-type="float" office:value="0.155415" calcext:value-type="float">
            <text:p>0.155415</text:p>
          </table:table-cell>
          <table:table-cell table:style-name="ce6" office:value-type="float" office:value="0.106229" calcext:value-type="float">
            <text:p>0.106229</text:p>
          </table:table-cell>
          <table:table-cell table:style-name="ce6" office:value-type="float" office:value="0.0503035" calcext:value-type="float">
            <text:p>0.0503035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6" office:value-type="float" office:value="0.105714" calcext:value-type="float">
            <text:p>0.105714</text:p>
          </table:table-cell>
          <table:table-cell table:style-name="ce6" office:value-type="float" office:value="0.0498339" calcext:value-type="float">
            <text:p>0.0498339</text:p>
          </table:table-cell>
          <table:table-cell table:style-name="ce6" office:value-type="float" office:value="0.155543" calcext:value-type="float">
            <text:p>0.155543</text:p>
          </table:table-cell>
          <table:table-cell table:style-name="ce6" office:value-type="float" office:value="0.106853" calcext:value-type="float">
            <text:p>0.106853</text:p>
          </table:table-cell>
          <table:table-cell table:style-name="ce6" office:value-type="float" office:value="0.0503716" calcext:value-type="float">
            <text:p>0.0503716</text:p>
          </table:table-cell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6" office:value-type="float" office:value="0.105321" calcext:value-type="float">
            <text:p>0.105321</text:p>
          </table:table-cell>
          <table:table-cell table:style-name="ce6" office:value-type="float" office:value="0.0499291" calcext:value-type="float">
            <text:p>0.0499291</text:p>
          </table:table-cell>
          <table:table-cell table:style-name="ce6" office:value-type="float" office:value="0.155245" calcext:value-type="float">
            <text:p>0.155245</text:p>
          </table:table-cell>
          <table:table-cell table:style-name="ce6" office:value-type="float" office:value="0.10367" calcext:value-type="float">
            <text:p>0.10367</text:p>
          </table:table-cell>
          <table:table-cell table:style-name="ce6" office:value-type="float" office:value="0.0491505" calcext:value-type="float">
            <text:p>0.0491505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0.105514" calcext:value-type="float">
            <text:p>0.105514</text:p>
          </table:table-cell>
          <table:table-cell table:style-name="ce6" office:value-type="float" office:value="0.0499656" calcext:value-type="float">
            <text:p>0.0499656</text:p>
          </table:table-cell>
          <table:table-cell table:style-name="ce6" office:value-type="float" office:value="0.155474" calcext:value-type="float">
            <text:p>0.155474</text:p>
          </table:table-cell>
          <table:table-cell table:style-name="ce6" office:value-type="float" office:value="0.105592" calcext:value-type="float">
            <text:p>0.105592</text:p>
          </table:table-cell>
          <table:table-cell table:style-name="ce6" office:value-type="float" office:value="0.0500065" calcext:value-type="float">
            <text:p>0.0500065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5" office:value-type="string" calcext:value-type="string">
            <text:p>Q1_Sojourn</text:p>
          </table:table-cell>
          <table:table-cell table:style-name="ce5" office:value-type="string" calcext:value-type="string">
            <text:p>Q2_Sojourn</text:p>
          </table:table-cell>
          <table:table-cell table:style-name="ce5" office:value-type="string" calcext:value-type="string">
            <text:p>Total_Sojourn</text:p>
          </table:table-cell>
          <table:table-cell table:style-name="ce5" office:value-type="string" calcext:value-type="string">
            <text:p>Q1_#Jobs</text:p>
          </table:table-cell>
          <table:table-cell table:style-name="ce5" office:value-type="string" calcext:value-type="string">
            <text:p>Q2_#Job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2:.B101])" office:value-type="float" office:value="0.10541076" calcext:value-type="float">
            <text:p>0.10541076</text:p>
          </table:table-cell>
          <table:table-cell table:style-name="ce7" table:formula="of:=AVERAGE([.C2:.C101])" office:value-type="float" office:value="0.049910886" calcext:value-type="float">
            <text:p>0.049910886</text:p>
          </table:table-cell>
          <table:table-cell table:style-name="ce7" table:formula="of:=AVERAGE([.D2:.D101])" office:value-type="float" office:value="0.15531667" calcext:value-type="float">
            <text:p>0.15531667</text:p>
          </table:table-cell>
          <table:table-cell table:style-name="ce7" table:formula="of:=AVERAGE([.E2:.E101])" office:value-type="float" office:value="0.10553069" calcext:value-type="float">
            <text:p>0.10553069</text:p>
          </table:table-cell>
          <table:table-cell table:style-name="ce7" table:formula="of:=AVERAGE([.F2:.F101])" office:value-type="float" office:value="0.04997" calcext:value-type="float">
            <text:p>0.0499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DEV</text:p>
          </table:table-cell>
          <table:table-cell table:style-name="ce7" table:formula="of:=STDEV([.B2:.B101])" office:value-type="float" office:value="0.000275044904322803" calcext:value-type="float">
            <text:p>0.000275044904323</text:p>
          </table:table-cell>
          <table:table-cell table:style-name="ce7" table:formula="of:=STDEV([.C2:.C101])" office:value-type="float" office:value="0.00010431320361529" calcext:value-type="float">
            <text:p>0.000104313203615</text:p>
          </table:table-cell>
          <table:table-cell table:style-name="ce7" table:formula="of:=STDEV([.D2:.D101])" office:value-type="float" office:value="0.000292624282669912" calcext:value-type="float">
            <text:p>0.00029262428267</text:p>
          </table:table-cell>
          <table:table-cell table:style-name="ce7" table:formula="of:=STDEV([.E2:.E101])" office:value-type="float" office:value="0.00119808501827295" calcext:value-type="float">
            <text:p>0.001198085018273</text:p>
          </table:table-cell>
          <table:table-cell table:style-name="ce7" table:formula="of:=STDEV([.F2:.F101])" office:value-type="float" office:value="0.00051371402570109" calcext:value-type="float">
            <text:p>0.00051371402570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95% Confidence Interval</text:p>
          </table:table-cell>
          <table:table-cell table:style-name="ce7" table:formula="of:=TINV(1-0.95; [.$A$101]-1)*[.B105]/SQRT([.$A$101])" office:value-type="float" office:value="0.0000545748761604772" calcext:value-type="float">
            <text:p>5.45748761604772E-05</text:p>
          </table:table-cell>
          <table:table-cell table:style-name="ce7" table:formula="of:=TINV(1-0.95; [.$A$101]-1)*[.C105]/SQRT([.$A$101])" office:value-type="float" office:value="0.0000206980026887744" calcext:value-type="float">
            <text:p>2.06980026887744E-05</text:p>
          </table:table-cell>
          <table:table-cell table:style-name="ce7" table:formula="of:=TINV(1-0.95; [.$A$101]-1)*[.D105]/SQRT([.$A$101])" office:value-type="float" office:value="0.0000580630062119457" calcext:value-type="float">
            <text:p>5.80630062119457E-05</text:p>
          </table:table-cell>
          <table:table-cell table:style-name="ce7" table:formula="of:=TINV(1-0.95; [.$A$101]-1)*[.E105]/SQRT([.$A$101])" office:value-type="float" office:value="0.000237726060269892" calcext:value-type="float">
            <text:p>0.00023772606027</text:p>
          </table:table-cell>
          <table:table-cell table:style-name="ce7" table:formula="of:=TINV(1-0.95; [.$A$101]-1)*[.F105]/SQRT([.$A$101])" office:value-type="float" office:value="0.000101932007806381" calcext:value-type="float">
            <text:p>0.000101932007806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4" table:style-name="ta4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5" office:value-type="string" calcext:value-type="string">
            <text:p>Q1_Sojourn</text:p>
          </table:table-cell>
          <table:table-cell table:style-name="ce5" office:value-type="string" calcext:value-type="string">
            <text:p>Q2_Sojourn</text:p>
          </table:table-cell>
          <table:table-cell table:style-name="ce5" office:value-type="string" calcext:value-type="string">
            <text:p>Total_Sojourn</text:p>
          </table:table-cell>
          <table:table-cell table:style-name="ce5" office:value-type="string" calcext:value-type="string">
            <text:p>Q1_#Jobs</text:p>
          </table:table-cell>
          <table:table-cell table:style-name="ce5" office:value-type="string" calcext:value-type="string">
            <text:p>Q2_#Jobs</text:p>
          </table:table-cell>
          <table:table-cell/>
          <table:table-cell table:style-name="ce5" office:value-type="string" calcext:value-type="string">
            <text:p>Inter-arrival</text:p>
          </table:table-cell>
          <table:table-cell table:style-name="ce5" office:value-type="string" calcext:value-type="string">
            <text:p>Service time Q1</text:p>
          </table:table-cell>
          <table:table-cell table:style-name="ce5" office:value-type="string" calcext:value-type="string">
            <text:p>Service time Q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0.099853" calcext:value-type="float">
            <text:p>0.099853</text:p>
          </table:table-cell>
          <table:table-cell table:style-name="ce6" office:value-type="float" office:value="0.0500441" calcext:value-type="float">
            <text:p>0.0500441</text:p>
          </table:table-cell>
          <table:table-cell table:style-name="ce6" office:value-type="float" office:value="0.149892" calcext:value-type="float">
            <text:p>0.149892</text:p>
          </table:table-cell>
          <table:table-cell table:style-name="ce6" office:value-type="float" office:value="0.10004" calcext:value-type="float">
            <text:p>0.10004</text:p>
          </table:table-cell>
          <table:table-cell table:style-name="ce6" office:value-type="float" office:value="0.0501405" calcext:value-type="float">
            <text:p>0.0501405</text:p>
          </table:table-cell>
          <table:table-cell/>
          <table:table-cell table:number-columns-repeated="3" table:style-name="ce6" office:value-type="string" calcext:value-type="string">
            <text:p>Normal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0.0999649" calcext:value-type="float">
            <text:p>0.0999649</text:p>
          </table:table-cell>
          <table:table-cell table:style-name="ce6" office:value-type="float" office:value="0.0496315" calcext:value-type="float">
            <text:p>0.0496315</text:p>
          </table:table-cell>
          <table:table-cell table:style-name="ce6" office:value-type="float" office:value="0.149591" calcext:value-type="float">
            <text:p>0.149591</text:p>
          </table:table-cell>
          <table:table-cell table:style-name="ce6" office:value-type="float" office:value="0.100155" calcext:value-type="float">
            <text:p>0.100155</text:p>
          </table:table-cell>
          <table:table-cell table:style-name="ce6" office:value-type="float" office:value="0.0497307" calcext:value-type="float">
            <text:p>0.0497307</text:p>
          </table:table-cell>
          <table:table-cell/>
          <table:table-cell table:style-name="ce6" office:value-type="string" calcext:value-type="string">
            <text:p>mean of 1</text:p>
          </table:table-cell>
          <table:table-cell table:style-name="ce6" office:value-type="string" calcext:value-type="string">
            <text:p>mean of 0.1</text:p>
          </table:table-cell>
          <table:table-cell table:style-name="ce6" office:value-type="string" calcext:value-type="string">
            <text:p>mean of 0.05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0.099834" calcext:value-type="float">
            <text:p>0.099834</text:p>
          </table:table-cell>
          <table:table-cell table:style-name="ce6" office:value-type="float" office:value="0.0499616" calcext:value-type="float">
            <text:p>0.0499616</text:p>
          </table:table-cell>
          <table:table-cell table:style-name="ce6" office:value-type="float" office:value="0.149791" calcext:value-type="float">
            <text:p>0.149791</text:p>
          </table:table-cell>
          <table:table-cell table:style-name="ce6" office:value-type="float" office:value="0.100018" calcext:value-type="float">
            <text:p>0.100018</text:p>
          </table:table-cell>
          <table:table-cell table:style-name="ce6" office:value-type="float" office:value="0.0500564" calcext:value-type="float">
            <text:p>0.0500564</text:p>
          </table:table-cell>
          <table:table-cell/>
          <table:table-cell table:number-columns-repeated="3" table:style-name="ce6" office:value-type="string" calcext:value-type="string">
            <text:p>sd of 0.01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0.0999385" calcext:value-type="float">
            <text:p>0.0999385</text:p>
          </table:table-cell>
          <table:table-cell table:style-name="ce6" office:value-type="float" office:value="0.0498924" calcext:value-type="float">
            <text:p>0.0498924</text:p>
          </table:table-cell>
          <table:table-cell table:style-name="ce6" office:value-type="float" office:value="0.149826" calcext:value-type="float">
            <text:p>0.149826</text:p>
          </table:table-cell>
          <table:table-cell table:style-name="ce6" office:value-type="float" office:value="0.10014" calcext:value-type="float">
            <text:p>0.10014</text:p>
          </table:table-cell>
          <table:table-cell table:style-name="ce6" office:value-type="float" office:value="0.0499998" calcext:value-type="float">
            <text:p>0.0499998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0.0997483" calcext:value-type="float">
            <text:p>0.0997483</text:p>
          </table:table-cell>
          <table:table-cell table:style-name="ce6" office:value-type="float" office:value="0.0499056" calcext:value-type="float">
            <text:p>0.0499056</text:p>
          </table:table-cell>
          <table:table-cell table:style-name="ce6" office:value-type="float" office:value="0.149649" calcext:value-type="float">
            <text:p>0.149649</text:p>
          </table:table-cell>
          <table:table-cell table:style-name="ce6" office:value-type="float" office:value="0.0999463" calcext:value-type="float">
            <text:p>0.0999463</text:p>
          </table:table-cell>
          <table:table-cell table:style-name="ce6" office:value-type="float" office:value="0.0500067" calcext:value-type="float">
            <text:p>0.0500067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0.0998325" calcext:value-type="float">
            <text:p>0.0998325</text:p>
          </table:table-cell>
          <table:table-cell table:style-name="ce6" office:value-type="float" office:value="0.0500362" calcext:value-type="float">
            <text:p>0.0500362</text:p>
          </table:table-cell>
          <table:table-cell table:style-name="ce6" office:value-type="float" office:value="0.149864" calcext:value-type="float">
            <text:p>0.149864</text:p>
          </table:table-cell>
          <table:table-cell table:style-name="ce6" office:value-type="float" office:value="0.100043" calcext:value-type="float">
            <text:p>0.100043</text:p>
          </table:table-cell>
          <table:table-cell table:style-name="ce6" office:value-type="float" office:value="0.050143" calcext:value-type="float">
            <text:p>0.050143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0.0997501" calcext:value-type="float">
            <text:p>0.0997501</text:p>
          </table:table-cell>
          <table:table-cell table:style-name="ce6" office:value-type="float" office:value="0.0500787" calcext:value-type="float">
            <text:p>0.0500787</text:p>
          </table:table-cell>
          <table:table-cell table:style-name="ce6" office:value-type="float" office:value="0.149824" calcext:value-type="float">
            <text:p>0.149824</text:p>
          </table:table-cell>
          <table:table-cell table:style-name="ce6" office:value-type="float" office:value="0.0999525" calcext:value-type="float">
            <text:p>0.0999525</text:p>
          </table:table-cell>
          <table:table-cell table:style-name="ce6" office:value-type="float" office:value="0.050182" calcext:value-type="float">
            <text:p>0.050182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0.099805" calcext:value-type="float">
            <text:p>0.099805</text:p>
          </table:table-cell>
          <table:table-cell table:style-name="ce6" office:value-type="float" office:value="0.0500736" calcext:value-type="float">
            <text:p>0.0500736</text:p>
          </table:table-cell>
          <table:table-cell table:style-name="ce6" office:value-type="float" office:value="0.149874" calcext:value-type="float">
            <text:p>0.149874</text:p>
          </table:table-cell>
          <table:table-cell table:style-name="ce6" office:value-type="float" office:value="0.099997" calcext:value-type="float">
            <text:p>0.099997</text:p>
          </table:table-cell>
          <table:table-cell table:style-name="ce6" office:value-type="float" office:value="0.0501709" calcext:value-type="float">
            <text:p>0.0501709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0.0998312" calcext:value-type="float">
            <text:p>0.0998312</text:p>
          </table:table-cell>
          <table:table-cell table:style-name="ce6" office:value-type="float" office:value="0.0498085" calcext:value-type="float">
            <text:p>0.0498085</text:p>
          </table:table-cell>
          <table:table-cell table:style-name="ce6" office:value-type="float" office:value="0.149635" calcext:value-type="float">
            <text:p>0.149635</text:p>
          </table:table-cell>
          <table:table-cell table:style-name="ce6" office:value-type="float" office:value="0.100018" calcext:value-type="float">
            <text:p>0.100018</text:p>
          </table:table-cell>
          <table:table-cell table:style-name="ce6" office:value-type="float" office:value="0.049906" calcext:value-type="float">
            <text:p>0.049906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0.0996769" calcext:value-type="float">
            <text:p>0.0996769</text:p>
          </table:table-cell>
          <table:table-cell table:style-name="ce6" office:value-type="float" office:value="0.0498961" calcext:value-type="float">
            <text:p>0.0498961</text:p>
          </table:table-cell>
          <table:table-cell table:style-name="ce6" office:value-type="float" office:value="0.149568" calcext:value-type="float">
            <text:p>0.149568</text:p>
          </table:table-cell>
          <table:table-cell table:style-name="ce6" office:value-type="float" office:value="0.0998759" calcext:value-type="float">
            <text:p>0.0998759</text:p>
          </table:table-cell>
          <table:table-cell table:style-name="ce6" office:value-type="float" office:value="0.0499985" calcext:value-type="float">
            <text:p>0.0499985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0.100029" calcext:value-type="float">
            <text:p>0.100029</text:p>
          </table:table-cell>
          <table:table-cell table:style-name="ce6" office:value-type="float" office:value="0.0499084" calcext:value-type="float">
            <text:p>0.0499084</text:p>
          </table:table-cell>
          <table:table-cell table:style-name="ce6" office:value-type="float" office:value="0.149933" calcext:value-type="float">
            <text:p>0.149933</text:p>
          </table:table-cell>
          <table:table-cell table:style-name="ce6" office:value-type="float" office:value="0.100213" calcext:value-type="float">
            <text:p>0.100213</text:p>
          </table:table-cell>
          <table:table-cell table:style-name="ce6" office:value-type="float" office:value="0.0500036" calcext:value-type="float">
            <text:p>0.0500036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0.0998977" calcext:value-type="float">
            <text:p>0.0998977</text:p>
          </table:table-cell>
          <table:table-cell table:style-name="ce6" office:value-type="float" office:value="0.0499656" calcext:value-type="float">
            <text:p>0.0499656</text:p>
          </table:table-cell>
          <table:table-cell table:style-name="ce6" office:value-type="float" office:value="0.149858" calcext:value-type="float">
            <text:p>0.149858</text:p>
          </table:table-cell>
          <table:table-cell table:style-name="ce6" office:value-type="float" office:value="0.100103" calcext:value-type="float">
            <text:p>0.100103</text:p>
          </table:table-cell>
          <table:table-cell table:style-name="ce6" office:value-type="float" office:value="0.0500676" calcext:value-type="float">
            <text:p>0.0500676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0.0996873" calcext:value-type="float">
            <text:p>0.0996873</text:p>
          </table:table-cell>
          <table:table-cell table:style-name="ce6" office:value-type="float" office:value="0.0500791" calcext:value-type="float">
            <text:p>0.0500791</text:p>
          </table:table-cell>
          <table:table-cell table:style-name="ce6" office:value-type="float" office:value="0.149761" calcext:value-type="float">
            <text:p>0.149761</text:p>
          </table:table-cell>
          <table:table-cell table:style-name="ce6" office:value-type="float" office:value="0.0998812" calcext:value-type="float">
            <text:p>0.0998812</text:p>
          </table:table-cell>
          <table:table-cell table:style-name="ce6" office:value-type="float" office:value="0.0501775" calcext:value-type="float">
            <text:p>0.0501775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0.0997586" calcext:value-type="float">
            <text:p>0.0997586</text:p>
          </table:table-cell>
          <table:table-cell table:style-name="ce6" office:value-type="float" office:value="0.0499222" calcext:value-type="float">
            <text:p>0.0499222</text:p>
          </table:table-cell>
          <table:table-cell table:style-name="ce6" office:value-type="float" office:value="0.149676" calcext:value-type="float">
            <text:p>0.149676</text:p>
          </table:table-cell>
          <table:table-cell table:style-name="ce6" office:value-type="float" office:value="0.0999417" calcext:value-type="float">
            <text:p>0.0999417</text:p>
          </table:table-cell>
          <table:table-cell table:style-name="ce6" office:value-type="float" office:value="0.050018" calcext:value-type="float">
            <text:p>0.050018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0.0999779" calcext:value-type="float">
            <text:p>0.0999779</text:p>
          </table:table-cell>
          <table:table-cell table:style-name="ce6" office:value-type="float" office:value="0.0496937" calcext:value-type="float">
            <text:p>0.0496937</text:p>
          </table:table-cell>
          <table:table-cell table:style-name="ce6" office:value-type="float" office:value="0.149667" calcext:value-type="float">
            <text:p>0.149667</text:p>
          </table:table-cell>
          <table:table-cell table:style-name="ce6" office:value-type="float" office:value="0.100163" calcext:value-type="float">
            <text:p>0.100163</text:p>
          </table:table-cell>
          <table:table-cell table:style-name="ce6" office:value-type="float" office:value="0.0497911" calcext:value-type="float">
            <text:p>0.0497911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0.0998142" calcext:value-type="float">
            <text:p>0.0998142</text:p>
          </table:table-cell>
          <table:table-cell table:style-name="ce6" office:value-type="float" office:value="0.0500628" calcext:value-type="float">
            <text:p>0.0500628</text:p>
          </table:table-cell>
          <table:table-cell table:style-name="ce6" office:value-type="float" office:value="0.149872" calcext:value-type="float">
            <text:p>0.149872</text:p>
          </table:table-cell>
          <table:table-cell table:style-name="ce6" office:value-type="float" office:value="0.100019" calcext:value-type="float">
            <text:p>0.100019</text:p>
          </table:table-cell>
          <table:table-cell table:style-name="ce6" office:value-type="float" office:value="0.0501699" calcext:value-type="float">
            <text:p>0.0501699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0.099869" calcext:value-type="float">
            <text:p>0.099869</text:p>
          </table:table-cell>
          <table:table-cell table:style-name="ce6" office:value-type="float" office:value="0.0498877" calcext:value-type="float">
            <text:p>0.0498877</text:p>
          </table:table-cell>
          <table:table-cell table:style-name="ce6" office:value-type="float" office:value="0.149752" calcext:value-type="float">
            <text:p>0.149752</text:p>
          </table:table-cell>
          <table:table-cell table:style-name="ce6" office:value-type="float" office:value="0.100061" calcext:value-type="float">
            <text:p>0.100061</text:p>
          </table:table-cell>
          <table:table-cell table:style-name="ce6" office:value-type="float" office:value="0.0499859" calcext:value-type="float">
            <text:p>0.0499859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0.0997994" calcext:value-type="float">
            <text:p>0.0997994</text:p>
          </table:table-cell>
          <table:table-cell table:style-name="ce6" office:value-type="float" office:value="0.0499892" calcext:value-type="float">
            <text:p>0.0499892</text:p>
          </table:table-cell>
          <table:table-cell table:style-name="ce6" office:value-type="float" office:value="0.149784" calcext:value-type="float">
            <text:p>0.149784</text:p>
          </table:table-cell>
          <table:table-cell table:style-name="ce6" office:value-type="float" office:value="0.0999765" calcext:value-type="float">
            <text:p>0.0999765</text:p>
          </table:table-cell>
          <table:table-cell table:style-name="ce6" office:value-type="float" office:value="0.0500787" calcext:value-type="float">
            <text:p>0.0500787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0.0997313" calcext:value-type="float">
            <text:p>0.0997313</text:p>
          </table:table-cell>
          <table:table-cell table:style-name="ce6" office:value-type="float" office:value="0.0498569" calcext:value-type="float">
            <text:p>0.0498569</text:p>
          </table:table-cell>
          <table:table-cell table:style-name="ce6" office:value-type="float" office:value="0.149583" calcext:value-type="float">
            <text:p>0.149583</text:p>
          </table:table-cell>
          <table:table-cell table:style-name="ce6" office:value-type="float" office:value="0.099916" calcext:value-type="float">
            <text:p>0.099916</text:p>
          </table:table-cell>
          <table:table-cell table:style-name="ce6" office:value-type="float" office:value="0.0499524" calcext:value-type="float">
            <text:p>0.0499524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0.0998329" calcext:value-type="float">
            <text:p>0.0998329</text:p>
          </table:table-cell>
          <table:table-cell table:style-name="ce6" office:value-type="float" office:value="0.0497333" calcext:value-type="float">
            <text:p>0.0497333</text:p>
          </table:table-cell>
          <table:table-cell table:style-name="ce6" office:value-type="float" office:value="0.149561" calcext:value-type="float">
            <text:p>0.149561</text:p>
          </table:table-cell>
          <table:table-cell table:style-name="ce6" office:value-type="float" office:value="0.100023" calcext:value-type="float">
            <text:p>0.100023</text:p>
          </table:table-cell>
          <table:table-cell table:style-name="ce6" office:value-type="float" office:value="0.049831" calcext:value-type="float">
            <text:p>0.049831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0.0997665" calcext:value-type="float">
            <text:p>0.0997665</text:p>
          </table:table-cell>
          <table:table-cell table:style-name="ce6" office:value-type="float" office:value="0.0500052" calcext:value-type="float">
            <text:p>0.0500052</text:p>
          </table:table-cell>
          <table:table-cell table:style-name="ce6" office:value-type="float" office:value="0.149767" calcext:value-type="float">
            <text:p>0.149767</text:p>
          </table:table-cell>
          <table:table-cell table:style-name="ce6" office:value-type="float" office:value="0.0999807" calcext:value-type="float">
            <text:p>0.0999807</text:p>
          </table:table-cell>
          <table:table-cell table:style-name="ce6" office:value-type="float" office:value="0.0501163" calcext:value-type="float">
            <text:p>0.0501163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0.0997207" calcext:value-type="float">
            <text:p>0.0997207</text:p>
          </table:table-cell>
          <table:table-cell table:style-name="ce6" office:value-type="float" office:value="0.0500122" calcext:value-type="float">
            <text:p>0.0500122</text:p>
          </table:table-cell>
          <table:table-cell table:style-name="ce6" office:value-type="float" office:value="0.149728" calcext:value-type="float">
            <text:p>0.149728</text:p>
          </table:table-cell>
          <table:table-cell table:style-name="ce6" office:value-type="float" office:value="0.0999138" calcext:value-type="float">
            <text:p>0.0999138</text:p>
          </table:table-cell>
          <table:table-cell table:style-name="ce6" office:value-type="float" office:value="0.0501099" calcext:value-type="float">
            <text:p>0.0501099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0.0999005" calcext:value-type="float">
            <text:p>0.0999005</text:p>
          </table:table-cell>
          <table:table-cell table:style-name="ce6" office:value-type="float" office:value="0.0500197" calcext:value-type="float">
            <text:p>0.0500197</text:p>
          </table:table-cell>
          <table:table-cell table:style-name="ce6" office:value-type="float" office:value="0.149915" calcext:value-type="float">
            <text:p>0.149915</text:p>
          </table:table-cell>
          <table:table-cell table:style-name="ce6" office:value-type="float" office:value="0.100085" calcext:value-type="float">
            <text:p>0.100085</text:p>
          </table:table-cell>
          <table:table-cell table:style-name="ce6" office:value-type="float" office:value="0.0501187" calcext:value-type="float">
            <text:p>0.0501187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0.100022" calcext:value-type="float">
            <text:p>0.100022</text:p>
          </table:table-cell>
          <table:table-cell table:style-name="ce6" office:value-type="float" office:value="0.0500206" calcext:value-type="float">
            <text:p>0.0500206</text:p>
          </table:table-cell>
          <table:table-cell table:style-name="ce6" office:value-type="float" office:value="0.150038" calcext:value-type="float">
            <text:p>0.150038</text:p>
          </table:table-cell>
          <table:table-cell table:style-name="ce6" office:value-type="float" office:value="0.100206" calcext:value-type="float">
            <text:p>0.100206</text:p>
          </table:table-cell>
          <table:table-cell table:style-name="ce6" office:value-type="float" office:value="0.0501139" calcext:value-type="float">
            <text:p>0.0501139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0.0999969" calcext:value-type="float">
            <text:p>0.0999969</text:p>
          </table:table-cell>
          <table:table-cell table:style-name="ce6" office:value-type="float" office:value="0.0497966" calcext:value-type="float">
            <text:p>0.0497966</text:p>
          </table:table-cell>
          <table:table-cell table:style-name="ce6" office:value-type="float" office:value="0.149789" calcext:value-type="float">
            <text:p>0.149789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0.0499004" calcext:value-type="float">
            <text:p>0.0499004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0.0999927" calcext:value-type="float">
            <text:p>0.0999927</text:p>
          </table:table-cell>
          <table:table-cell table:style-name="ce6" office:value-type="float" office:value="0.0499848" calcext:value-type="float">
            <text:p>0.0499848</text:p>
          </table:table-cell>
          <table:table-cell table:style-name="ce6" office:value-type="float" office:value="0.149973" calcext:value-type="float">
            <text:p>0.149973</text:p>
          </table:table-cell>
          <table:table-cell table:style-name="ce6" office:value-type="float" office:value="0.100191" calcext:value-type="float">
            <text:p>0.100191</text:p>
          </table:table-cell>
          <table:table-cell table:style-name="ce6" office:value-type="float" office:value="0.0500841" calcext:value-type="float">
            <text:p>0.0500841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0.0998164" calcext:value-type="float">
            <text:p>0.0998164</text:p>
          </table:table-cell>
          <table:table-cell table:style-name="ce6" office:value-type="float" office:value="0.0498567" calcext:value-type="float">
            <text:p>0.0498567</text:p>
          </table:table-cell>
          <table:table-cell table:style-name="ce6" office:value-type="float" office:value="0.149668" calcext:value-type="float">
            <text:p>0.149668</text:p>
          </table:table-cell>
          <table:table-cell table:style-name="ce6" office:value-type="float" office:value="0.100018" calcext:value-type="float">
            <text:p>0.100018</text:p>
          </table:table-cell>
          <table:table-cell table:style-name="ce6" office:value-type="float" office:value="0.0499616" calcext:value-type="float">
            <text:p>0.0499616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float" office:value="0.0998123" calcext:value-type="float">
            <text:p>0.0998123</text:p>
          </table:table-cell>
          <table:table-cell table:style-name="ce6" office:value-type="float" office:value="0.0499591" calcext:value-type="float">
            <text:p>0.0499591</text:p>
          </table:table-cell>
          <table:table-cell table:style-name="ce6" office:value-type="float" office:value="0.149766" calcext:value-type="float">
            <text:p>0.149766</text:p>
          </table:table-cell>
          <table:table-cell table:style-name="ce6" office:value-type="float" office:value="0.100016" calcext:value-type="float">
            <text:p>0.100016</text:p>
          </table:table-cell>
          <table:table-cell table:style-name="ce6" office:value-type="float" office:value="0.0500649" calcext:value-type="float">
            <text:p>0.0500649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0.0998606" calcext:value-type="float">
            <text:p>0.0998606</text:p>
          </table:table-cell>
          <table:table-cell table:style-name="ce6" office:value-type="float" office:value="0.0499212" calcext:value-type="float">
            <text:p>0.0499212</text:p>
          </table:table-cell>
          <table:table-cell table:style-name="ce6" office:value-type="float" office:value="0.149777" calcext:value-type="float">
            <text:p>0.149777</text:p>
          </table:table-cell>
          <table:table-cell table:style-name="ce6" office:value-type="float" office:value="0.10005" calcext:value-type="float">
            <text:p>0.10005</text:p>
          </table:table-cell>
          <table:table-cell table:style-name="ce6" office:value-type="float" office:value="0.0500196" calcext:value-type="float">
            <text:p>0.0500196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0.0999357" calcext:value-type="float">
            <text:p>0.0999357</text:p>
          </table:table-cell>
          <table:table-cell table:style-name="ce6" office:value-type="float" office:value="0.0500027" calcext:value-type="float">
            <text:p>0.0500027</text:p>
          </table:table-cell>
          <table:table-cell table:style-name="ce6" office:value-type="float" office:value="0.149933" calcext:value-type="float">
            <text:p>0.149933</text:p>
          </table:table-cell>
          <table:table-cell table:style-name="ce6" office:value-type="float" office:value="0.100135" calcext:value-type="float">
            <text:p>0.100135</text:p>
          </table:table-cell>
          <table:table-cell table:style-name="ce6" office:value-type="float" office:value="0.0501041" calcext:value-type="float">
            <text:p>0.0501041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0.0997607" calcext:value-type="float">
            <text:p>0.0997607</text:p>
          </table:table-cell>
          <table:table-cell table:style-name="ce6" office:value-type="float" office:value="0.0498368" calcext:value-type="float">
            <text:p>0.0498368</text:p>
          </table:table-cell>
          <table:table-cell table:style-name="ce6" office:value-type="float" office:value="0.149592" calcext:value-type="float">
            <text:p>0.149592</text:p>
          </table:table-cell>
          <table:table-cell table:style-name="ce6" office:value-type="float" office:value="0.0999699" calcext:value-type="float">
            <text:p>0.0999699</text:p>
          </table:table-cell>
          <table:table-cell table:style-name="ce6" office:value-type="float" office:value="0.0499447" calcext:value-type="float">
            <text:p>0.0499447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0.0997544" calcext:value-type="float">
            <text:p>0.0997544</text:p>
          </table:table-cell>
          <table:table-cell table:style-name="ce6" office:value-type="float" office:value="0.049956" calcext:value-type="float">
            <text:p>0.049956</text:p>
          </table:table-cell>
          <table:table-cell table:style-name="ce6" office:value-type="float" office:value="0.149705" calcext:value-type="float">
            <text:p>0.149705</text:p>
          </table:table-cell>
          <table:table-cell table:style-name="ce6" office:value-type="float" office:value="0.0999406" calcext:value-type="float">
            <text:p>0.0999406</text:p>
          </table:table-cell>
          <table:table-cell table:style-name="ce6" office:value-type="float" office:value="0.0500525" calcext:value-type="float">
            <text:p>0.0500525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0.099824" calcext:value-type="float">
            <text:p>0.099824</text:p>
          </table:table-cell>
          <table:table-cell table:style-name="ce6" office:value-type="float" office:value="0.0498666" calcext:value-type="float">
            <text:p>0.0498666</text:p>
          </table:table-cell>
          <table:table-cell table:style-name="ce6" office:value-type="float" office:value="0.149686" calcext:value-type="float">
            <text:p>0.149686</text:p>
          </table:table-cell>
          <table:table-cell table:style-name="ce6" office:value-type="float" office:value="0.100013" calcext:value-type="float">
            <text:p>0.100013</text:p>
          </table:table-cell>
          <table:table-cell table:style-name="ce6" office:value-type="float" office:value="0.0499626" calcext:value-type="float">
            <text:p>0.0499626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0.0998924" calcext:value-type="float">
            <text:p>0.0998924</text:p>
          </table:table-cell>
          <table:table-cell table:style-name="ce6" office:value-type="float" office:value="0.0497969" calcext:value-type="float">
            <text:p>0.0497969</text:p>
          </table:table-cell>
          <table:table-cell table:style-name="ce6" office:value-type="float" office:value="0.149684" calcext:value-type="float">
            <text:p>0.149684</text:p>
          </table:table-cell>
          <table:table-cell table:style-name="ce6" office:value-type="float" office:value="0.100101" calcext:value-type="float">
            <text:p>0.100101</text:p>
          </table:table-cell>
          <table:table-cell table:style-name="ce6" office:value-type="float" office:value="0.0499043" calcext:value-type="float">
            <text:p>0.0499043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0.099777" calcext:value-type="float">
            <text:p>0.099777</text:p>
          </table:table-cell>
          <table:table-cell table:style-name="ce6" office:value-type="float" office:value="0.0497418" calcext:value-type="float">
            <text:p>0.0497418</text:p>
          </table:table-cell>
          <table:table-cell table:style-name="ce6" office:value-type="float" office:value="0.149514" calcext:value-type="float">
            <text:p>0.149514</text:p>
          </table:table-cell>
          <table:table-cell table:style-name="ce6" office:value-type="float" office:value="0.0999715" calcext:value-type="float">
            <text:p>0.0999715</text:p>
          </table:table-cell>
          <table:table-cell table:style-name="ce6" office:value-type="float" office:value="0.0498402" calcext:value-type="float">
            <text:p>0.0498402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0.0997551" calcext:value-type="float">
            <text:p>0.0997551</text:p>
          </table:table-cell>
          <table:table-cell table:style-name="ce6" office:value-type="float" office:value="0.0500038" calcext:value-type="float">
            <text:p>0.0500038</text:p>
          </table:table-cell>
          <table:table-cell table:style-name="ce6" office:value-type="float" office:value="0.149754" calcext:value-type="float">
            <text:p>0.149754</text:p>
          </table:table-cell>
          <table:table-cell table:style-name="ce6" office:value-type="float" office:value="0.0999488" calcext:value-type="float">
            <text:p>0.0999488</text:p>
          </table:table-cell>
          <table:table-cell table:style-name="ce6" office:value-type="float" office:value="0.0500995" calcext:value-type="float">
            <text:p>0.0500995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0.0998464" calcext:value-type="float">
            <text:p>0.0998464</text:p>
          </table:table-cell>
          <table:table-cell table:style-name="ce6" office:value-type="float" office:value="0.049985" calcext:value-type="float">
            <text:p>0.049985</text:p>
          </table:table-cell>
          <table:table-cell table:style-name="ce6" office:value-type="float" office:value="0.149826" calcext:value-type="float">
            <text:p>0.149826</text:p>
          </table:table-cell>
          <table:table-cell table:style-name="ce6" office:value-type="float" office:value="0.100054" calcext:value-type="float">
            <text:p>0.100054</text:p>
          </table:table-cell>
          <table:table-cell table:style-name="ce6" office:value-type="float" office:value="0.0500926" calcext:value-type="float">
            <text:p>0.0500926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0.0996285" calcext:value-type="float">
            <text:p>0.0996285</text:p>
          </table:table-cell>
          <table:table-cell table:style-name="ce6" office:value-type="float" office:value="0.0499941" calcext:value-type="float">
            <text:p>0.0499941</text:p>
          </table:table-cell>
          <table:table-cell table:style-name="ce6" office:value-type="float" office:value="0.149618" calcext:value-type="float">
            <text:p>0.149618</text:p>
          </table:table-cell>
          <table:table-cell table:style-name="ce6" office:value-type="float" office:value="0.0998202" calcext:value-type="float">
            <text:p>0.0998202</text:p>
          </table:table-cell>
          <table:table-cell table:style-name="ce6" office:value-type="float" office:value="0.0500942" calcext:value-type="float">
            <text:p>0.0500942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float" office:value="0.0999144" calcext:value-type="float">
            <text:p>0.0999144</text:p>
          </table:table-cell>
          <table:table-cell table:style-name="ce6" office:value-type="float" office:value="0.0500131" calcext:value-type="float">
            <text:p>0.0500131</text:p>
          </table:table-cell>
          <table:table-cell table:style-name="ce6" office:value-type="float" office:value="0.149922" calcext:value-type="float">
            <text:p>0.149922</text:p>
          </table:table-cell>
          <table:table-cell table:style-name="ce6" office:value-type="float" office:value="0.100105" calcext:value-type="float">
            <text:p>0.100105</text:p>
          </table:table-cell>
          <table:table-cell table:style-name="ce6" office:value-type="float" office:value="0.0501109" calcext:value-type="float">
            <text:p>0.0501109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0.0997245" calcext:value-type="float">
            <text:p>0.0997245</text:p>
          </table:table-cell>
          <table:table-cell table:style-name="ce6" office:value-type="float" office:value="0.0499754" calcext:value-type="float">
            <text:p>0.0499754</text:p>
          </table:table-cell>
          <table:table-cell table:style-name="ce6" office:value-type="float" office:value="0.149695" calcext:value-type="float">
            <text:p>0.149695</text:p>
          </table:table-cell>
          <table:table-cell table:style-name="ce6" office:value-type="float" office:value="0.0999109" calcext:value-type="float">
            <text:p>0.0999109</text:p>
          </table:table-cell>
          <table:table-cell table:style-name="ce6" office:value-type="float" office:value="0.0500712" calcext:value-type="float">
            <text:p>0.0500712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0.0999076" calcext:value-type="float">
            <text:p>0.0999076</text:p>
          </table:table-cell>
          <table:table-cell table:style-name="ce6" office:value-type="float" office:value="0.0497663" calcext:value-type="float">
            <text:p>0.0497663</text:p>
          </table:table-cell>
          <table:table-cell table:style-name="ce6" office:value-type="float" office:value="0.149669" calcext:value-type="float">
            <text:p>0.149669</text:p>
          </table:table-cell>
          <table:table-cell table:style-name="ce6" office:value-type="float" office:value="0.100113" calcext:value-type="float">
            <text:p>0.100113</text:p>
          </table:table-cell>
          <table:table-cell table:style-name="ce6" office:value-type="float" office:value="0.0498718" calcext:value-type="float">
            <text:p>0.0498718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0.0997602" calcext:value-type="float">
            <text:p>0.0997602</text:p>
          </table:table-cell>
          <table:table-cell table:style-name="ce6" office:value-type="float" office:value="0.0499796" calcext:value-type="float">
            <text:p>0.0499796</text:p>
          </table:table-cell>
          <table:table-cell table:style-name="ce6" office:value-type="float" office:value="0.149735" calcext:value-type="float">
            <text:p>0.149735</text:p>
          </table:table-cell>
          <table:table-cell table:style-name="ce6" office:value-type="float" office:value="0.099958" calcext:value-type="float">
            <text:p>0.099958</text:p>
          </table:table-cell>
          <table:table-cell table:style-name="ce6" office:value-type="float" office:value="0.0500807" calcext:value-type="float">
            <text:p>0.0500807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499603" calcext:value-type="float">
            <text:p>0.0499603</text:p>
          </table:table-cell>
          <table:table-cell table:style-name="ce6" office:value-type="float" office:value="0.149955" calcext:value-type="float">
            <text:p>0.149955</text:p>
          </table:table-cell>
          <table:table-cell table:style-name="ce6" office:value-type="float" office:value="0.100203" calcext:value-type="float">
            <text:p>0.100203</text:p>
          </table:table-cell>
          <table:table-cell table:style-name="ce6" office:value-type="float" office:value="0.0500654" calcext:value-type="float">
            <text:p>0.0500654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float" office:value="0.0997341" calcext:value-type="float">
            <text:p>0.0997341</text:p>
          </table:table-cell>
          <table:table-cell table:style-name="ce6" office:value-type="float" office:value="0.049717" calcext:value-type="float">
            <text:p>0.049717</text:p>
          </table:table-cell>
          <table:table-cell table:style-name="ce6" office:value-type="float" office:value="0.149446" calcext:value-type="float">
            <text:p>0.149446</text:p>
          </table:table-cell>
          <table:table-cell table:style-name="ce6" office:value-type="float" office:value="0.0999288" calcext:value-type="float">
            <text:p>0.0999288</text:p>
          </table:table-cell>
          <table:table-cell table:style-name="ce6" office:value-type="float" office:value="0.0498171" calcext:value-type="float">
            <text:p>0.0498171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0.0996382" calcext:value-type="float">
            <text:p>0.0996382</text:p>
          </table:table-cell>
          <table:table-cell table:style-name="ce6" office:value-type="float" office:value="0.0500059" calcext:value-type="float">
            <text:p>0.0500059</text:p>
          </table:table-cell>
          <table:table-cell table:style-name="ce6" office:value-type="float" office:value="0.149639" calcext:value-type="float">
            <text:p>0.149639</text:p>
          </table:table-cell>
          <table:table-cell table:style-name="ce6" office:value-type="float" office:value="0.0998314" calcext:value-type="float">
            <text:p>0.0998314</text:p>
          </table:table-cell>
          <table:table-cell table:style-name="ce6" office:value-type="float" office:value="0.0501061" calcext:value-type="float">
            <text:p>0.0501061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float" office:value="0.0999355" calcext:value-type="float">
            <text:p>0.0999355</text:p>
          </table:table-cell>
          <table:table-cell table:style-name="ce6" office:value-type="float" office:value="0.0499063" calcext:value-type="float">
            <text:p>0.0499063</text:p>
          </table:table-cell>
          <table:table-cell table:style-name="ce6" office:value-type="float" office:value="0.149837" calcext:value-type="float">
            <text:p>0.149837</text:p>
          </table:table-cell>
          <table:table-cell table:style-name="ce6" office:value-type="float" office:value="0.100128" calcext:value-type="float">
            <text:p>0.100128</text:p>
          </table:table-cell>
          <table:table-cell table:style-name="ce6" office:value-type="float" office:value="0.0500033" calcext:value-type="float">
            <text:p>0.0500033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float" office:value="0.099781" calcext:value-type="float">
            <text:p>0.099781</text:p>
          </table:table-cell>
          <table:table-cell table:style-name="ce6" office:value-type="float" office:value="0.0499058" calcext:value-type="float">
            <text:p>0.0499058</text:p>
          </table:table-cell>
          <table:table-cell table:style-name="ce6" office:value-type="float" office:value="0.149682" calcext:value-type="float">
            <text:p>0.149682</text:p>
          </table:table-cell>
          <table:table-cell table:style-name="ce6" office:value-type="float" office:value="0.09997" calcext:value-type="float">
            <text:p>0.09997</text:p>
          </table:table-cell>
          <table:table-cell table:style-name="ce6" office:value-type="float" office:value="0.0500026" calcext:value-type="float">
            <text:p>0.0500026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0.0998489" calcext:value-type="float">
            <text:p>0.0998489</text:p>
          </table:table-cell>
          <table:table-cell table:style-name="ce6" office:value-type="float" office:value="0.0498831" calcext:value-type="float">
            <text:p>0.0498831</text:p>
          </table:table-cell>
          <table:table-cell table:style-name="ce6" office:value-type="float" office:value="0.149727" calcext:value-type="float">
            <text:p>0.149727</text:p>
          </table:table-cell>
          <table:table-cell table:style-name="ce6" office:value-type="float" office:value="0.100041" calcext:value-type="float">
            <text:p>0.100041</text:p>
          </table:table-cell>
          <table:table-cell table:style-name="ce6" office:value-type="float" office:value="0.0499789" calcext:value-type="float">
            <text:p>0.0499789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0.0997747" calcext:value-type="float">
            <text:p>0.0997747</text:p>
          </table:table-cell>
          <table:table-cell table:style-name="ce6" office:value-type="float" office:value="0.0498858" calcext:value-type="float">
            <text:p>0.0498858</text:p>
          </table:table-cell>
          <table:table-cell table:style-name="ce6" office:value-type="float" office:value="0.149655" calcext:value-type="float">
            <text:p>0.149655</text:p>
          </table:table-cell>
          <table:table-cell table:style-name="ce6" office:value-type="float" office:value="0.0999747" calcext:value-type="float">
            <text:p>0.0999747</text:p>
          </table:table-cell>
          <table:table-cell table:style-name="ce6" office:value-type="float" office:value="0.0499899" calcext:value-type="float">
            <text:p>0.0499899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0.0997346" calcext:value-type="float">
            <text:p>0.0997346</text:p>
          </table:table-cell>
          <table:table-cell table:style-name="ce6" office:value-type="float" office:value="0.0500099" calcext:value-type="float">
            <text:p>0.0500099</text:p>
          </table:table-cell>
          <table:table-cell table:style-name="ce6" office:value-type="float" office:value="0.14974" calcext:value-type="float">
            <text:p>0.14974</text:p>
          </table:table-cell>
          <table:table-cell table:style-name="ce6" office:value-type="float" office:value="0.0999259" calcext:value-type="float">
            <text:p>0.0999259</text:p>
          </table:table-cell>
          <table:table-cell table:style-name="ce6" office:value-type="float" office:value="0.0501108" calcext:value-type="float">
            <text:p>0.0501108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float" office:value="0.0997937" calcext:value-type="float">
            <text:p>0.0997937</text:p>
          </table:table-cell>
          <table:table-cell table:style-name="ce6" office:value-type="float" office:value="0.049885" calcext:value-type="float">
            <text:p>0.049885</text:p>
          </table:table-cell>
          <table:table-cell table:style-name="ce6" office:value-type="float" office:value="0.149674" calcext:value-type="float">
            <text:p>0.149674</text:p>
          </table:table-cell>
          <table:table-cell table:style-name="ce6" office:value-type="float" office:value="0.100007" calcext:value-type="float">
            <text:p>0.100007</text:p>
          </table:table-cell>
          <table:table-cell table:style-name="ce6" office:value-type="float" office:value="0.0499914" calcext:value-type="float">
            <text:p>0.0499914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0.100027" calcext:value-type="float">
            <text:p>0.100027</text:p>
          </table:table-cell>
          <table:table-cell table:style-name="ce6" office:value-type="float" office:value="0.0498722" calcext:value-type="float">
            <text:p>0.0498722</text:p>
          </table:table-cell>
          <table:table-cell table:style-name="ce6" office:value-type="float" office:value="0.149894" calcext:value-type="float">
            <text:p>0.149894</text:p>
          </table:table-cell>
          <table:table-cell table:style-name="ce6" office:value-type="float" office:value="0.100197" calcext:value-type="float">
            <text:p>0.100197</text:p>
          </table:table-cell>
          <table:table-cell table:style-name="ce6" office:value-type="float" office:value="0.0499606" calcext:value-type="float">
            <text:p>0.0499606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0.0999227" calcext:value-type="float">
            <text:p>0.0999227</text:p>
          </table:table-cell>
          <table:table-cell table:style-name="ce6" office:value-type="float" office:value="0.0500951" calcext:value-type="float">
            <text:p>0.0500951</text:p>
          </table:table-cell>
          <table:table-cell table:style-name="ce6" office:value-type="float" office:value="0.150013" calcext:value-type="float">
            <text:p>0.150013</text:p>
          </table:table-cell>
          <table:table-cell table:style-name="ce6" office:value-type="float" office:value="0.100118" calcext:value-type="float">
            <text:p>0.100118</text:p>
          </table:table-cell>
          <table:table-cell table:style-name="ce6" office:value-type="float" office:value="0.0501966" calcext:value-type="float">
            <text:p>0.0501966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float" office:value="0.0999933" calcext:value-type="float">
            <text:p>0.0999933</text:p>
          </table:table-cell>
          <table:table-cell table:style-name="ce6" office:value-type="float" office:value="0.0500181" calcext:value-type="float">
            <text:p>0.0500181</text:p>
          </table:table-cell>
          <table:table-cell table:style-name="ce6" office:value-type="float" office:value="0.150006" calcext:value-type="float">
            <text:p>0.150006</text:p>
          </table:table-cell>
          <table:table-cell table:style-name="ce6" office:value-type="float" office:value="0.100181" calcext:value-type="float">
            <text:p>0.100181</text:p>
          </table:table-cell>
          <table:table-cell table:style-name="ce6" office:value-type="float" office:value="0.0501157" calcext:value-type="float">
            <text:p>0.0501157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office:value-type="float" office:value="0.0997018" calcext:value-type="float">
            <text:p>0.0997018</text:p>
          </table:table-cell>
          <table:table-cell table:style-name="ce6" office:value-type="float" office:value="0.0499697" calcext:value-type="float">
            <text:p>0.0499697</text:p>
          </table:table-cell>
          <table:table-cell table:style-name="ce6" office:value-type="float" office:value="0.149666" calcext:value-type="float">
            <text:p>0.149666</text:p>
          </table:table-cell>
          <table:table-cell table:style-name="ce6" office:value-type="float" office:value="0.0999074" calcext:value-type="float">
            <text:p>0.0999074</text:p>
          </table:table-cell>
          <table:table-cell table:style-name="ce6" office:value-type="float" office:value="0.0500743" calcext:value-type="float">
            <text:p>0.0500743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float" office:value="0.0997801" calcext:value-type="float">
            <text:p>0.0997801</text:p>
          </table:table-cell>
          <table:table-cell table:style-name="ce6" office:value-type="float" office:value="0.0500051" calcext:value-type="float">
            <text:p>0.0500051</text:p>
          </table:table-cell>
          <table:table-cell table:style-name="ce6" office:value-type="float" office:value="0.14978" calcext:value-type="float">
            <text:p>0.14978</text:p>
          </table:table-cell>
          <table:table-cell table:style-name="ce6" office:value-type="float" office:value="0.0999812" calcext:value-type="float">
            <text:p>0.0999812</text:p>
          </table:table-cell>
          <table:table-cell table:style-name="ce6" office:value-type="float" office:value="0.0501077" calcext:value-type="float">
            <text:p>0.0501077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float" office:value="0.0997306" calcext:value-type="float">
            <text:p>0.0997306</text:p>
          </table:table-cell>
          <table:table-cell table:style-name="ce6" office:value-type="float" office:value="0.0498418" calcext:value-type="float">
            <text:p>0.0498418</text:p>
          </table:table-cell>
          <table:table-cell table:style-name="ce6" office:value-type="float" office:value="0.149567" calcext:value-type="float">
            <text:p>0.149567</text:p>
          </table:table-cell>
          <table:table-cell table:style-name="ce6" office:value-type="float" office:value="0.099909" calcext:value-type="float">
            <text:p>0.099909</text:p>
          </table:table-cell>
          <table:table-cell table:style-name="ce6" office:value-type="float" office:value="0.0499346" calcext:value-type="float">
            <text:p>0.0499346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0.0995969" calcext:value-type="float">
            <text:p>0.0995969</text:p>
          </table:table-cell>
          <table:table-cell table:style-name="ce6" office:value-type="float" office:value="0.0498783" calcext:value-type="float">
            <text:p>0.0498783</text:p>
          </table:table-cell>
          <table:table-cell table:style-name="ce6" office:value-type="float" office:value="0.14947" calcext:value-type="float">
            <text:p>0.14947</text:p>
          </table:table-cell>
          <table:table-cell table:style-name="ce6" office:value-type="float" office:value="0.0997743" calcext:value-type="float">
            <text:p>0.0997743</text:p>
          </table:table-cell>
          <table:table-cell table:style-name="ce6" office:value-type="float" office:value="0.0499691" calcext:value-type="float">
            <text:p>0.0499691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 office:value-type="float" office:value="0.0998159" calcext:value-type="float">
            <text:p>0.0998159</text:p>
          </table:table-cell>
          <table:table-cell table:style-name="ce6" office:value-type="float" office:value="0.050025" calcext:value-type="float">
            <text:p>0.050025</text:p>
          </table:table-cell>
          <table:table-cell table:style-name="ce6" office:value-type="float" office:value="0.149836" calcext:value-type="float">
            <text:p>0.149836</text:p>
          </table:table-cell>
          <table:table-cell table:style-name="ce6" office:value-type="float" office:value="0.100021" calcext:value-type="float">
            <text:p>0.100021</text:p>
          </table:table-cell>
          <table:table-cell table:style-name="ce6" office:value-type="float" office:value="0.0501318" calcext:value-type="float">
            <text:p>0.0501318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0.0996966" calcext:value-type="float">
            <text:p>0.0996966</text:p>
          </table:table-cell>
          <table:table-cell table:style-name="ce6" office:value-type="float" office:value="0.0501523" calcext:value-type="float">
            <text:p>0.0501523</text:p>
          </table:table-cell>
          <table:table-cell table:style-name="ce6" office:value-type="float" office:value="0.149844" calcext:value-type="float">
            <text:p>0.149844</text:p>
          </table:table-cell>
          <table:table-cell table:style-name="ce6" office:value-type="float" office:value="0.0998895" calcext:value-type="float">
            <text:p>0.0998895</text:p>
          </table:table-cell>
          <table:table-cell table:style-name="ce6" office:value-type="float" office:value="0.0502528" calcext:value-type="float">
            <text:p>0.0502528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0.0999017" calcext:value-type="float">
            <text:p>0.0999017</text:p>
          </table:table-cell>
          <table:table-cell table:style-name="ce6" office:value-type="float" office:value="0.0499547" calcext:value-type="float">
            <text:p>0.0499547</text:p>
          </table:table-cell>
          <table:table-cell table:style-name="ce6" office:value-type="float" office:value="0.149851" calcext:value-type="float">
            <text:p>0.149851</text:p>
          </table:table-cell>
          <table:table-cell table:style-name="ce6" office:value-type="float" office:value="0.100089" calcext:value-type="float">
            <text:p>0.100089</text:p>
          </table:table-cell>
          <table:table-cell table:style-name="ce6" office:value-type="float" office:value="0.0500506" calcext:value-type="float">
            <text:p>0.0500506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" office:value-type="float" office:value="0.0997918" calcext:value-type="float">
            <text:p>0.0997918</text:p>
          </table:table-cell>
          <table:table-cell table:style-name="ce6" office:value-type="float" office:value="0.0500628" calcext:value-type="float">
            <text:p>0.0500628</text:p>
          </table:table-cell>
          <table:table-cell table:style-name="ce6" office:value-type="float" office:value="0.14985" calcext:value-type="float">
            <text:p>0.14985</text:p>
          </table:table-cell>
          <table:table-cell table:style-name="ce6" office:value-type="float" office:value="0.0999793" calcext:value-type="float">
            <text:p>0.0999793</text:p>
          </table:table-cell>
          <table:table-cell table:style-name="ce6" office:value-type="float" office:value="0.0501584" calcext:value-type="float">
            <text:p>0.0501584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 office:value-type="float" office:value="0.0998814" calcext:value-type="float">
            <text:p>0.0998814</text:p>
          </table:table-cell>
          <table:table-cell table:style-name="ce6" office:value-type="float" office:value="0.0498739" calcext:value-type="float">
            <text:p>0.0498739</text:p>
          </table:table-cell>
          <table:table-cell table:style-name="ce6" office:value-type="float" office:value="0.14975" calcext:value-type="float">
            <text:p>0.14975</text:p>
          </table:table-cell>
          <table:table-cell table:style-name="ce6" office:value-type="float" office:value="0.100072" calcext:value-type="float">
            <text:p>0.100072</text:p>
          </table:table-cell>
          <table:table-cell table:style-name="ce6" office:value-type="float" office:value="0.0499725" calcext:value-type="float">
            <text:p>0.0499725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float" office:value="0.0999229" calcext:value-type="float">
            <text:p>0.0999229</text:p>
          </table:table-cell>
          <table:table-cell table:style-name="ce6" office:value-type="float" office:value="0.0498636" calcext:value-type="float">
            <text:p>0.0498636</text:p>
          </table:table-cell>
          <table:table-cell table:style-name="ce6" office:value-type="float" office:value="0.149781" calcext:value-type="float">
            <text:p>0.149781</text:p>
          </table:table-cell>
          <table:table-cell table:style-name="ce6" office:value-type="float" office:value="0.100134" calcext:value-type="float">
            <text:p>0.100134</text:p>
          </table:table-cell>
          <table:table-cell table:style-name="ce6" office:value-type="float" office:value="0.0499704" calcext:value-type="float">
            <text:p>0.0499704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0.099958" calcext:value-type="float">
            <text:p>0.099958</text:p>
          </table:table-cell>
          <table:table-cell table:style-name="ce6" office:value-type="float" office:value="0.0499473" calcext:value-type="float">
            <text:p>0.0499473</text:p>
          </table:table-cell>
          <table:table-cell table:style-name="ce6" office:value-type="float" office:value="0.1499" calcext:value-type="float">
            <text:p>0.1499</text:p>
          </table:table-cell>
          <table:table-cell table:style-name="ce6" office:value-type="float" office:value="0.100163" calcext:value-type="float">
            <text:p>0.100163</text:p>
          </table:table-cell>
          <table:table-cell table:style-name="ce6" office:value-type="float" office:value="0.0500523" calcext:value-type="float">
            <text:p>0.0500523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float" office:value="0.0996756" calcext:value-type="float">
            <text:p>0.0996756</text:p>
          </table:table-cell>
          <table:table-cell table:style-name="ce6" office:value-type="float" office:value="0.0498873" calcext:value-type="float">
            <text:p>0.0498873</text:p>
          </table:table-cell>
          <table:table-cell table:style-name="ce6" office:value-type="float" office:value="0.149558" calcext:value-type="float">
            <text:p>0.149558</text:p>
          </table:table-cell>
          <table:table-cell table:style-name="ce6" office:value-type="float" office:value="0.0998437" calcext:value-type="float">
            <text:p>0.0998437</text:p>
          </table:table-cell>
          <table:table-cell table:style-name="ce6" office:value-type="float" office:value="0.0499733" calcext:value-type="float">
            <text:p>0.0499733</text:p>
          </table:table-cell>
          <table:table-cell>
            <draw:frame table:end-cell-address="Exp4.L84" table:end-x="52.24pt" table:end-y="11.23pt" draw:z-index="0" draw:name="Chart 7" draw:style-name="gr1" draw:text-style-name="P1" svg:width="449.97pt" svg:height="278.22pt" svg:x="3pt" svg:y="0.74pt">
              <draw:object draw:notify-on-update-of-ranges="Exp4.B103:Exp4.B103 Exp4.B104:Exp4.B104 Exp4.C103:Exp4.C103 Exp4.C104:Exp4.C104 Exp4.D103:Exp4.D103 Exp4.D104:Exp4.D10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float" office:value="0.0998365" calcext:value-type="float">
            <text:p>0.0998365</text:p>
          </table:table-cell>
          <table:table-cell table:style-name="ce6" office:value-type="float" office:value="0.0498405" calcext:value-type="float">
            <text:p>0.0498405</text:p>
          </table:table-cell>
          <table:table-cell table:style-name="ce6" office:value-type="float" office:value="0.149672" calcext:value-type="float">
            <text:p>0.149672</text:p>
          </table:table-cell>
          <table:table-cell table:style-name="ce6" office:value-type="float" office:value="0.100039" calcext:value-type="float">
            <text:p>0.100039</text:p>
          </table:table-cell>
          <table:table-cell table:style-name="ce6" office:value-type="float" office:value="0.0499445" calcext:value-type="float">
            <text:p>0.0499445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0.0998232" calcext:value-type="float">
            <text:p>0.0998232</text:p>
          </table:table-cell>
          <table:table-cell table:style-name="ce6" office:value-type="float" office:value="0.0499738" calcext:value-type="float">
            <text:p>0.0499738</text:p>
          </table:table-cell>
          <table:table-cell table:style-name="ce6" office:value-type="float" office:value="0.149792" calcext:value-type="float">
            <text:p>0.149792</text:p>
          </table:table-cell>
          <table:table-cell table:style-name="ce6" office:value-type="float" office:value="0.100038" calcext:value-type="float">
            <text:p>0.100038</text:p>
          </table:table-cell>
          <table:table-cell table:style-name="ce6" office:value-type="float" office:value="0.050081" calcext:value-type="float">
            <text:p>0.050081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float" office:value="0.0998058" calcext:value-type="float">
            <text:p>0.0998058</text:p>
          </table:table-cell>
          <table:table-cell table:style-name="ce6" office:value-type="float" office:value="0.049832" calcext:value-type="float">
            <text:p>0.049832</text:p>
          </table:table-cell>
          <table:table-cell table:style-name="ce6" office:value-type="float" office:value="0.149633" calcext:value-type="float">
            <text:p>0.149633</text:p>
          </table:table-cell>
          <table:table-cell table:style-name="ce6" office:value-type="float" office:value="0.100007" calcext:value-type="float">
            <text:p>0.100007</text:p>
          </table:table-cell>
          <table:table-cell table:style-name="ce6" office:value-type="float" office:value="0.0499329" calcext:value-type="float">
            <text:p>0.0499329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0.0998952" calcext:value-type="float">
            <text:p>0.0998952</text:p>
          </table:table-cell>
          <table:table-cell table:style-name="ce6" office:value-type="float" office:value="0.0499164" calcext:value-type="float">
            <text:p>0.0499164</text:p>
          </table:table-cell>
          <table:table-cell table:style-name="ce6" office:value-type="float" office:value="0.149807" calcext:value-type="float">
            <text:p>0.149807</text:p>
          </table:table-cell>
          <table:table-cell table:style-name="ce6" office:value-type="float" office:value="0.100082" calcext:value-type="float">
            <text:p>0.100082</text:p>
          </table:table-cell>
          <table:table-cell table:style-name="ce6" office:value-type="float" office:value="0.0500142" calcext:value-type="float">
            <text:p>0.0500142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 office:value-type="float" office:value="0.0999882" calcext:value-type="float">
            <text:p>0.0999882</text:p>
          </table:table-cell>
          <table:table-cell table:style-name="ce6" office:value-type="float" office:value="0.050088" calcext:value-type="float">
            <text:p>0.050088</text:p>
          </table:table-cell>
          <table:table-cell table:style-name="ce6" office:value-type="float" office:value="0.150071" calcext:value-type="float">
            <text:p>0.150071</text:p>
          </table:table-cell>
          <table:table-cell table:style-name="ce6" office:value-type="float" office:value="0.100156" calcext:value-type="float">
            <text:p>0.100156</text:p>
          </table:table-cell>
          <table:table-cell table:style-name="ce6" office:value-type="float" office:value="0.0501749" calcext:value-type="float">
            <text:p>0.0501749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6" office:value-type="float" office:value="0.0997067" calcext:value-type="float">
            <text:p>0.0997067</text:p>
          </table:table-cell>
          <table:table-cell table:style-name="ce6" office:value-type="float" office:value="0.0497261" calcext:value-type="float">
            <text:p>0.0497261</text:p>
          </table:table-cell>
          <table:table-cell table:style-name="ce6" office:value-type="float" office:value="0.149428" calcext:value-type="float">
            <text:p>0.149428</text:p>
          </table:table-cell>
          <table:table-cell table:style-name="ce6" office:value-type="float" office:value="0.0999082" calcext:value-type="float">
            <text:p>0.0999082</text:p>
          </table:table-cell>
          <table:table-cell table:style-name="ce6" office:value-type="float" office:value="0.0498284" calcext:value-type="float">
            <text:p>0.0498284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0.0998043" calcext:value-type="float">
            <text:p>0.0998043</text:p>
          </table:table-cell>
          <table:table-cell table:style-name="ce6" office:value-type="float" office:value="0.0499435" calcext:value-type="float">
            <text:p>0.0499435</text:p>
          </table:table-cell>
          <table:table-cell table:style-name="ce6" office:value-type="float" office:value="0.149743" calcext:value-type="float">
            <text:p>0.149743</text:p>
          </table:table-cell>
          <table:table-cell table:style-name="ce6" office:value-type="float" office:value="0.0999951" calcext:value-type="float">
            <text:p>0.0999951</text:p>
          </table:table-cell>
          <table:table-cell table:style-name="ce6" office:value-type="float" office:value="0.0500417" calcext:value-type="float">
            <text:p>0.0500417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6" office:value-type="float" office:value="0.0996371" calcext:value-type="float">
            <text:p>0.0996371</text:p>
          </table:table-cell>
          <table:table-cell table:style-name="ce6" office:value-type="float" office:value="0.049868" calcext:value-type="float">
            <text:p>0.049868</text:p>
          </table:table-cell>
          <table:table-cell table:style-name="ce6" office:value-type="float" office:value="0.1495" calcext:value-type="float">
            <text:p>0.1495</text:p>
          </table:table-cell>
          <table:table-cell table:style-name="ce6" office:value-type="float" office:value="0.0998425" calcext:value-type="float">
            <text:p>0.0998425</text:p>
          </table:table-cell>
          <table:table-cell table:style-name="ce6" office:value-type="float" office:value="0.049972" calcext:value-type="float">
            <text:p>0.049972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0.099792" calcext:value-type="float">
            <text:p>0.099792</text:p>
          </table:table-cell>
          <table:table-cell table:style-name="ce6" office:value-type="float" office:value="0.0499547" calcext:value-type="float">
            <text:p>0.0499547</text:p>
          </table:table-cell>
          <table:table-cell table:style-name="ce6" office:value-type="float" office:value="0.149742" calcext:value-type="float">
            <text:p>0.149742</text:p>
          </table:table-cell>
          <table:table-cell table:style-name="ce6" office:value-type="float" office:value="0.0999934" calcext:value-type="float">
            <text:p>0.0999934</text:p>
          </table:table-cell>
          <table:table-cell table:style-name="ce6" office:value-type="float" office:value="0.050059" calcext:value-type="float">
            <text:p>0.050059</text:p>
          </table:table-cell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6" office:value-type="float" office:value="0.0996959" calcext:value-type="float">
            <text:p>0.0996959</text:p>
          </table:table-cell>
          <table:table-cell table:style-name="ce6" office:value-type="float" office:value="0.0499165" calcext:value-type="float">
            <text:p>0.0499165</text:p>
          </table:table-cell>
          <table:table-cell table:style-name="ce6" office:value-type="float" office:value="0.149607" calcext:value-type="float">
            <text:p>0.149607</text:p>
          </table:table-cell>
          <table:table-cell table:style-name="ce6" office:value-type="float" office:value="0.0998961" calcext:value-type="float">
            <text:p>0.0998961</text:p>
          </table:table-cell>
          <table:table-cell table:style-name="ce6" office:value-type="float" office:value="0.0500173" calcext:value-type="float">
            <text:p>0.0500173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6" office:value-type="float" office:value="0.0999293" calcext:value-type="float">
            <text:p>0.0999293</text:p>
          </table:table-cell>
          <table:table-cell table:style-name="ce6" office:value-type="float" office:value="0.0499367" calcext:value-type="float">
            <text:p>0.0499367</text:p>
          </table:table-cell>
          <table:table-cell table:style-name="ce6" office:value-type="float" office:value="0.149861" calcext:value-type="float">
            <text:p>0.149861</text:p>
          </table:table-cell>
          <table:table-cell table:style-name="ce6" office:value-type="float" office:value="0.100127" calcext:value-type="float">
            <text:p>0.100127</text:p>
          </table:table-cell>
          <table:table-cell table:style-name="ce6" office:value-type="float" office:value="0.0500377" calcext:value-type="float">
            <text:p>0.0500377</text:p>
          </table:table-cell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6" office:value-type="float" office:value="0.0999061" calcext:value-type="float">
            <text:p>0.0999061</text:p>
          </table:table-cell>
          <table:table-cell table:style-name="ce6" office:value-type="float" office:value="0.0497683" calcext:value-type="float">
            <text:p>0.0497683</text:p>
          </table:table-cell>
          <table:table-cell table:style-name="ce6" office:value-type="float" office:value="0.149669" calcext:value-type="float">
            <text:p>0.149669</text:p>
          </table:table-cell>
          <table:table-cell table:style-name="ce6" office:value-type="float" office:value="0.100104" calcext:value-type="float">
            <text:p>0.100104</text:p>
          </table:table-cell>
          <table:table-cell table:style-name="ce6" office:value-type="float" office:value="0.0498713" calcext:value-type="float">
            <text:p>0.0498713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6" office:value-type="float" office:value="0.0998337" calcext:value-type="float">
            <text:p>0.0998337</text:p>
          </table:table-cell>
          <table:table-cell table:style-name="ce6" office:value-type="float" office:value="0.0500231" calcext:value-type="float">
            <text:p>0.0500231</text:p>
          </table:table-cell>
          <table:table-cell table:style-name="ce6" office:value-type="float" office:value="0.149852" calcext:value-type="float">
            <text:p>0.149852</text:p>
          </table:table-cell>
          <table:table-cell table:style-name="ce6" office:value-type="float" office:value="0.100033" calcext:value-type="float">
            <text:p>0.100033</text:p>
          </table:table-cell>
          <table:table-cell table:style-name="ce6" office:value-type="float" office:value="0.0501255" calcext:value-type="float">
            <text:p>0.0501255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0.0997222" calcext:value-type="float">
            <text:p>0.0997222</text:p>
          </table:table-cell>
          <table:table-cell table:style-name="ce6" office:value-type="float" office:value="0.0497225" calcext:value-type="float">
            <text:p>0.0497225</text:p>
          </table:table-cell>
          <table:table-cell table:style-name="ce6" office:value-type="float" office:value="0.14944" calcext:value-type="float">
            <text:p>0.14944</text:p>
          </table:table-cell>
          <table:table-cell table:style-name="ce6" office:value-type="float" office:value="0.0999193" calcext:value-type="float">
            <text:p>0.0999193</text:p>
          </table:table-cell>
          <table:table-cell table:style-name="ce6" office:value-type="float" office:value="0.049823" calcext:value-type="float">
            <text:p>0.049823</text:p>
          </table:table-cell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 office:value-type="float" office:value="0.0996575" calcext:value-type="float">
            <text:p>0.0996575</text:p>
          </table:table-cell>
          <table:table-cell table:style-name="ce6" office:value-type="float" office:value="0.0499753" calcext:value-type="float">
            <text:p>0.0499753</text:p>
          </table:table-cell>
          <table:table-cell table:style-name="ce6" office:value-type="float" office:value="0.149628" calcext:value-type="float">
            <text:p>0.149628</text:p>
          </table:table-cell>
          <table:table-cell table:style-name="ce6" office:value-type="float" office:value="0.0998525" calcext:value-type="float">
            <text:p>0.0998525</text:p>
          </table:table-cell>
          <table:table-cell table:style-name="ce6" office:value-type="float" office:value="0.0500794" calcext:value-type="float">
            <text:p>0.0500794</text:p>
          </table:table-cell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0.0998978" calcext:value-type="float">
            <text:p>0.0998978</text:p>
          </table:table-cell>
          <table:table-cell table:style-name="ce6" office:value-type="float" office:value="0.0499294" calcext:value-type="float">
            <text:p>0.0499294</text:p>
          </table:table-cell>
          <table:table-cell table:style-name="ce6" office:value-type="float" office:value="0.149822" calcext:value-type="float">
            <text:p>0.149822</text:p>
          </table:table-cell>
          <table:table-cell table:style-name="ce6" office:value-type="float" office:value="0.100069" calcext:value-type="float">
            <text:p>0.100069</text:p>
          </table:table-cell>
          <table:table-cell table:style-name="ce6" office:value-type="float" office:value="0.0500173" calcext:value-type="float">
            <text:p>0.0500173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 office:value-type="float" office:value="0.0997658" calcext:value-type="float">
            <text:p>0.0997658</text:p>
          </table:table-cell>
          <table:table-cell table:style-name="ce6" office:value-type="float" office:value="0.0497685" calcext:value-type="float">
            <text:p>0.0497685</text:p>
          </table:table-cell>
          <table:table-cell table:style-name="ce6" office:value-type="float" office:value="0.149529" calcext:value-type="float">
            <text:p>0.149529</text:p>
          </table:table-cell>
          <table:table-cell table:style-name="ce6" office:value-type="float" office:value="0.0999399" calcext:value-type="float">
            <text:p>0.0999399</text:p>
          </table:table-cell>
          <table:table-cell table:style-name="ce6" office:value-type="float" office:value="0.0498575" calcext:value-type="float">
            <text:p>0.0498575</text:p>
          </table:table-cell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6" office:value-type="float" office:value="0.0998978" calcext:value-type="float">
            <text:p>0.0998978</text:p>
          </table:table-cell>
          <table:table-cell table:style-name="ce6" office:value-type="float" office:value="0.0500572" calcext:value-type="float">
            <text:p>0.0500572</text:p>
          </table:table-cell>
          <table:table-cell table:style-name="ce6" office:value-type="float" office:value="0.14995" calcext:value-type="float">
            <text:p>0.14995</text:p>
          </table:table-cell>
          <table:table-cell table:style-name="ce6" office:value-type="float" office:value="0.100086" calcext:value-type="float">
            <text:p>0.100086</text:p>
          </table:table-cell>
          <table:table-cell table:style-name="ce6" office:value-type="float" office:value="0.0501513" calcext:value-type="float">
            <text:p>0.0501513</text:p>
          </table:table-cell>
          <table:table-cell>
            <draw:frame table:end-cell-address="Exp4.L102" table:end-x="52.24pt" table:end-y="10.46pt" draw:z-index="1" draw:name="Chart 8" draw:style-name="gr1" draw:text-style-name="P1" svg:width="449.97pt" svg:height="278.22pt" svg:x="3pt" svg:y="0pt">
              <draw:object draw:notify-on-update-of-ranges="Exp4.E103:Exp4.E103 Exp4.E104:Exp4.E104 Exp4.F103:Exp4.F103 Exp4.F104:Exp4.F10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float" office:value="0.099992" calcext:value-type="float">
            <text:p>0.099992</text:p>
          </table:table-cell>
          <table:table-cell table:style-name="ce6" office:value-type="float" office:value="0.0498518" calcext:value-type="float">
            <text:p>0.0498518</text:p>
          </table:table-cell>
          <table:table-cell table:style-name="ce6" office:value-type="float" office:value="0.149839" calcext:value-type="float">
            <text:p>0.149839</text:p>
          </table:table-cell>
          <table:table-cell table:style-name="ce6" office:value-type="float" office:value="0.100187" calcext:value-type="float">
            <text:p>0.100187</text:p>
          </table:table-cell>
          <table:table-cell table:style-name="ce6" office:value-type="float" office:value="0.0499517" calcext:value-type="float">
            <text:p>0.0499517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6" office:value-type="float" office:value="0.0997954" calcext:value-type="float">
            <text:p>0.0997954</text:p>
          </table:table-cell>
          <table:table-cell table:style-name="ce6" office:value-type="float" office:value="0.0499716" calcext:value-type="float">
            <text:p>0.0499716</text:p>
          </table:table-cell>
          <table:table-cell table:style-name="ce6" office:value-type="float" office:value="0.149762" calcext:value-type="float">
            <text:p>0.149762</text:p>
          </table:table-cell>
          <table:table-cell table:style-name="ce6" office:value-type="float" office:value="0.0999866" calcext:value-type="float">
            <text:p>0.0999866</text:p>
          </table:table-cell>
          <table:table-cell table:style-name="ce6" office:value-type="float" office:value="0.0500686" calcext:value-type="float">
            <text:p>0.0500686</text:p>
          </table:table-cell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 office:value-type="float" office:value="0.0998035" calcext:value-type="float">
            <text:p>0.0998035</text:p>
          </table:table-cell>
          <table:table-cell table:style-name="ce6" office:value-type="float" office:value="0.0496719" calcext:value-type="float">
            <text:p>0.0496719</text:p>
          </table:table-cell>
          <table:table-cell table:style-name="ce6" office:value-type="float" office:value="0.14947" calcext:value-type="float">
            <text:p>0.14947</text:p>
          </table:table-cell>
          <table:table-cell table:style-name="ce6" office:value-type="float" office:value="0.100011" calcext:value-type="float">
            <text:p>0.100011</text:p>
          </table:table-cell>
          <table:table-cell table:style-name="ce6" office:value-type="float" office:value="0.0497784" calcext:value-type="float">
            <text:p>0.0497784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float" office:value="0.099796" calcext:value-type="float">
            <text:p>0.099796</text:p>
          </table:table-cell>
          <table:table-cell table:style-name="ce6" office:value-type="float" office:value="0.0499512" calcext:value-type="float">
            <text:p>0.0499512</text:p>
          </table:table-cell>
          <table:table-cell table:style-name="ce6" office:value-type="float" office:value="0.149742" calcext:value-type="float">
            <text:p>0.149742</text:p>
          </table:table-cell>
          <table:table-cell table:style-name="ce6" office:value-type="float" office:value="0.100008" calcext:value-type="float">
            <text:p>0.100008</text:p>
          </table:table-cell>
          <table:table-cell table:style-name="ce6" office:value-type="float" office:value="0.0500591" calcext:value-type="float">
            <text:p>0.0500591</text:p>
          </table:table-cell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 office:value-type="float" office:value="0.0999338" calcext:value-type="float">
            <text:p>0.0999338</text:p>
          </table:table-cell>
          <table:table-cell table:style-name="ce6" office:value-type="float" office:value="0.0498396" calcext:value-type="float">
            <text:p>0.0498396</text:p>
          </table:table-cell>
          <table:table-cell table:style-name="ce6" office:value-type="float" office:value="0.149768" calcext:value-type="float">
            <text:p>0.149768</text:p>
          </table:table-cell>
          <table:table-cell table:style-name="ce6" office:value-type="float" office:value="0.100124" calcext:value-type="float">
            <text:p>0.100124</text:p>
          </table:table-cell>
          <table:table-cell table:style-name="ce6" office:value-type="float" office:value="0.0499371" calcext:value-type="float">
            <text:p>0.0499371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float" office:value="0.0997267" calcext:value-type="float">
            <text:p>0.0997267</text:p>
          </table:table-cell>
          <table:table-cell table:style-name="ce6" office:value-type="float" office:value="0.0498215" calcext:value-type="float">
            <text:p>0.0498215</text:p>
          </table:table-cell>
          <table:table-cell table:style-name="ce6" office:value-type="float" office:value="0.149543" calcext:value-type="float">
            <text:p>0.149543</text:p>
          </table:table-cell>
          <table:table-cell table:style-name="ce6" office:value-type="float" office:value="0.0999118" calcext:value-type="float">
            <text:p>0.0999118</text:p>
          </table:table-cell>
          <table:table-cell table:style-name="ce6" office:value-type="float" office:value="0.0499175" calcext:value-type="float">
            <text:p>0.0499175</text:p>
          </table:table-cell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6" office:value-type="float" office:value="0.0998924" calcext:value-type="float">
            <text:p>0.0998924</text:p>
          </table:table-cell>
          <table:table-cell table:style-name="ce6" office:value-type="float" office:value="0.0498838" calcext:value-type="float">
            <text:p>0.0498838</text:p>
          </table:table-cell>
          <table:table-cell table:style-name="ce6" office:value-type="float" office:value="0.149771" calcext:value-type="float">
            <text:p>0.149771</text:p>
          </table:table-cell>
          <table:table-cell table:style-name="ce6" office:value-type="float" office:value="0.100088" calcext:value-type="float">
            <text:p>0.100088</text:p>
          </table:table-cell>
          <table:table-cell table:style-name="ce6" office:value-type="float" office:value="0.0499841" calcext:value-type="float">
            <text:p>0.0499841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6" office:value-type="float" office:value="0.0998644" calcext:value-type="float">
            <text:p>0.0998644</text:p>
          </table:table-cell>
          <table:table-cell table:style-name="ce6" office:value-type="float" office:value="0.0500715" calcext:value-type="float">
            <text:p>0.0500715</text:p>
          </table:table-cell>
          <table:table-cell table:style-name="ce6" office:value-type="float" office:value="0.149931" calcext:value-type="float">
            <text:p>0.149931</text:p>
          </table:table-cell>
          <table:table-cell table:style-name="ce6" office:value-type="float" office:value="0.100051" calcext:value-type="float">
            <text:p>0.100051</text:p>
          </table:table-cell>
          <table:table-cell table:style-name="ce6" office:value-type="float" office:value="0.0501662" calcext:value-type="float">
            <text:p>0.0501662</text:p>
          </table:table-cell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float" office:value="0.099802" calcext:value-type="float">
            <text:p>0.099802</text:p>
          </table:table-cell>
          <table:table-cell table:style-name="ce6" office:value-type="float" office:value="0.0499242" calcext:value-type="float">
            <text:p>0.0499242</text:p>
          </table:table-cell>
          <table:table-cell table:style-name="ce6" office:value-type="float" office:value="0.149721" calcext:value-type="float">
            <text:p>0.149721</text:p>
          </table:table-cell>
          <table:table-cell table:style-name="ce6" office:value-type="float" office:value="0.100019" calcext:value-type="float">
            <text:p>0.100019</text:p>
          </table:table-cell>
          <table:table-cell table:style-name="ce6" office:value-type="float" office:value="0.0500352" calcext:value-type="float">
            <text:p>0.0500352</text:p>
          </table:table-cell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" office:value-type="float" office:value="0.0996627" calcext:value-type="float">
            <text:p>0.0996627</text:p>
          </table:table-cell>
          <table:table-cell table:style-name="ce6" office:value-type="float" office:value="0.049804" calcext:value-type="float">
            <text:p>0.049804</text:p>
          </table:table-cell>
          <table:table-cell table:style-name="ce6" office:value-type="float" office:value="0.149462" calcext:value-type="float">
            <text:p>0.149462</text:p>
          </table:table-cell>
          <table:table-cell table:style-name="ce6" office:value-type="float" office:value="0.0998564" calcext:value-type="float">
            <text:p>0.0998564</text:p>
          </table:table-cell>
          <table:table-cell table:style-name="ce6" office:value-type="float" office:value="0.049904" calcext:value-type="float">
            <text:p>0.049904</text:p>
          </table:table-cell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 office:value-type="float" office:value="0.0998423" calcext:value-type="float">
            <text:p>0.0998423</text:p>
          </table:table-cell>
          <table:table-cell table:style-name="ce6" office:value-type="float" office:value="0.0499715" calcext:value-type="float">
            <text:p>0.0499715</text:p>
          </table:table-cell>
          <table:table-cell table:style-name="ce6" office:value-type="float" office:value="0.149809" calcext:value-type="float">
            <text:p>0.149809</text:p>
          </table:table-cell>
          <table:table-cell table:style-name="ce6" office:value-type="float" office:value="0.100025" calcext:value-type="float">
            <text:p>0.100025</text:p>
          </table:table-cell>
          <table:table-cell table:style-name="ce6" office:value-type="float" office:value="0.050067" calcext:value-type="float">
            <text:p>0.050067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6" office:value-type="float" office:value="0.0998991" calcext:value-type="float">
            <text:p>0.0998991</text:p>
          </table:table-cell>
          <table:table-cell table:style-name="ce6" office:value-type="float" office:value="0.0498832" calcext:value-type="float">
            <text:p>0.0498832</text:p>
          </table:table-cell>
          <table:table-cell table:style-name="ce6" office:value-type="float" office:value="0.149777" calcext:value-type="float">
            <text:p>0.149777</text:p>
          </table:table-cell>
          <table:table-cell table:style-name="ce6" office:value-type="float" office:value="0.10009" calcext:value-type="float">
            <text:p>0.10009</text:p>
          </table:table-cell>
          <table:table-cell table:style-name="ce6" office:value-type="float" office:value="0.0499824" calcext:value-type="float">
            <text:p>0.0499824</text:p>
          </table:table-cell>
          <table:table-cell table:number-columns-repeated="10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" office:value-type="float" office:value="0.0999163" calcext:value-type="float">
            <text:p>0.0999163</text:p>
          </table:table-cell>
          <table:table-cell table:style-name="ce6" office:value-type="float" office:value="0.050045" calcext:value-type="float">
            <text:p>0.050045</text:p>
          </table:table-cell>
          <table:table-cell table:style-name="ce6" office:value-type="float" office:value="0.149956" calcext:value-type="float">
            <text:p>0.149956</text:p>
          </table:table-cell>
          <table:table-cell table:style-name="ce6" office:value-type="float" office:value="0.100123" calcext:value-type="float">
            <text:p>0.100123</text:p>
          </table:table-cell>
          <table:table-cell table:style-name="ce6" office:value-type="float" office:value="0.0501511" calcext:value-type="float">
            <text:p>0.0501511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6" office:value-type="float" office:value="0.0996338" calcext:value-type="float">
            <text:p>0.0996338</text:p>
          </table:table-cell>
          <table:table-cell table:style-name="ce6" office:value-type="float" office:value="0.049855" calcext:value-type="float">
            <text:p>0.049855</text:p>
          </table:table-cell>
          <table:table-cell table:style-name="ce6" office:value-type="float" office:value="0.149484" calcext:value-type="float">
            <text:p>0.149484</text:p>
          </table:table-cell>
          <table:table-cell table:style-name="ce6" office:value-type="float" office:value="0.0998187" calcext:value-type="float">
            <text:p>0.0998187</text:p>
          </table:table-cell>
          <table:table-cell table:style-name="ce6" office:value-type="float" office:value="0.0499504" calcext:value-type="float">
            <text:p>0.0499504</text:p>
          </table:table-cell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6" office:value-type="float" office:value="0.0997893" calcext:value-type="float">
            <text:p>0.0997893</text:p>
          </table:table-cell>
          <table:table-cell table:style-name="ce6" office:value-type="float" office:value="0.0499668" calcext:value-type="float">
            <text:p>0.0499668</text:p>
          </table:table-cell>
          <table:table-cell table:style-name="ce6" office:value-type="float" office:value="0.149751" calcext:value-type="float">
            <text:p>0.149751</text:p>
          </table:table-cell>
          <table:table-cell table:style-name="ce6" office:value-type="float" office:value="0.0999739" calcext:value-type="float">
            <text:p>0.0999739</text:p>
          </table:table-cell>
          <table:table-cell table:style-name="ce6" office:value-type="float" office:value="0.0500613" calcext:value-type="float">
            <text:p>0.0500613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0.099807" calcext:value-type="float">
            <text:p>0.099807</text:p>
          </table:table-cell>
          <table:table-cell table:style-name="ce6" office:value-type="float" office:value="0.0498857" calcext:value-type="float">
            <text:p>0.0498857</text:p>
          </table:table-cell>
          <table:table-cell table:style-name="ce6" office:value-type="float" office:value="0.149688" calcext:value-type="float">
            <text:p>0.149688</text:p>
          </table:table-cell>
          <table:table-cell table:style-name="ce6" office:value-type="float" office:value="0.100011" calcext:value-type="float">
            <text:p>0.100011</text:p>
          </table:table-cell>
          <table:table-cell table:style-name="ce6" office:value-type="float" office:value="0.0499895" calcext:value-type="float">
            <text:p>0.0499895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5" office:value-type="string" calcext:value-type="string">
            <text:p>Q1_Sojourn</text:p>
          </table:table-cell>
          <table:table-cell table:style-name="ce5" office:value-type="string" calcext:value-type="string">
            <text:p>Q2_Sojourn</text:p>
          </table:table-cell>
          <table:table-cell table:style-name="ce5" office:value-type="string" calcext:value-type="string">
            <text:p>Total_Sojourn</text:p>
          </table:table-cell>
          <table:table-cell table:style-name="ce5" office:value-type="string" calcext:value-type="string">
            <text:p>Q1_#Jobs</text:p>
          </table:table-cell>
          <table:table-cell table:style-name="ce5" office:value-type="string" calcext:value-type="string">
            <text:p>Q2_#Job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2:.B101])" office:value-type="float" office:value="0.0998239" calcext:value-type="float">
            <text:p>0.0998239</text:p>
          </table:table-cell>
          <table:table-cell table:style-name="ce7" table:formula="of:=AVERAGE([.C2:.C101])" office:value-type="float" office:value="0.049921665" calcext:value-type="float">
            <text:p>0.049921665</text:p>
          </table:table-cell>
          <table:table-cell table:style-name="ce7" table:formula="of:=AVERAGE([.D2:.D101])" office:value-type="float" office:value="0.14974056" calcext:value-type="float">
            <text:p>0.14974056</text:p>
          </table:table-cell>
          <table:table-cell table:style-name="ce7" table:formula="of:=AVERAGE([.E2:.E101])" office:value-type="float" office:value="0.100018261" calcext:value-type="float">
            <text:p>0.100018261</text:p>
          </table:table-cell>
          <table:table-cell table:style-name="ce7" table:formula="of:=AVERAGE([.F2:.F101])" office:value-type="float" office:value="0.050021476" calcext:value-type="float">
            <text:p>0.05002147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DEV</text:p>
          </table:table-cell>
          <table:table-cell table:style-name="ce7" table:formula="of:=STDEV([.B2:.B101])" office:value-type="float" office:value="0.000102076644802528" calcext:value-type="float">
            <text:p>0.000102076644803</text:p>
          </table:table-cell>
          <table:table-cell table:style-name="ce7" table:formula="of:=STDEV([.C2:.C101])" office:value-type="float" office:value="0.000104144425140661" calcext:value-type="float">
            <text:p>0.000104144425141</text:p>
          </table:table-cell>
          <table:table-cell table:style-name="ce7" table:formula="of:=STDEV([.D2:.D101])" office:value-type="float" office:value="0.000145367963625017" calcext:value-type="float">
            <text:p>0.000145367963625</text:p>
          </table:table-cell>
          <table:table-cell table:style-name="ce7" table:formula="of:=STDEV([.E2:.E101])" office:value-type="float" office:value="0.000102279516887535" calcext:value-type="float">
            <text:p>0.000102279516888</text:p>
          </table:table-cell>
          <table:table-cell table:style-name="ce7" table:formula="of:=STDEV([.F2:.F101])" office:value-type="float" office:value="0.00010412486494104" calcext:value-type="float">
            <text:p>0.00010412486494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95% Confidence Interval</text:p>
          </table:table-cell>
          <table:table-cell table:style-name="ce7" table:formula="of:=TINV(1-0.95; [.$A$101]-1)*[.B105]/SQRT([.$A$101])" office:value-type="float" office:value="0.0000202542208978242" calcext:value-type="float">
            <text:p>2.02542208978242E-05</text:p>
          </table:table-cell>
          <table:table-cell table:style-name="ce7" table:formula="of:=TINV(1-0.95; [.$A$101]-1)*[.C105]/SQRT([.$A$101])" office:value-type="float" office:value="0.0000206645133777324" calcext:value-type="float">
            <text:p>2.06645133777324E-05</text:p>
          </table:table-cell>
          <table:table-cell table:style-name="ce7" table:formula="of:=TINV(1-0.95; [.$A$101]-1)*[.D105]/SQRT([.$A$101])" office:value-type="float" office:value="0.0000288441577642358" calcext:value-type="float">
            <text:p>2.88441577642358E-05</text:p>
          </table:table-cell>
          <table:table-cell table:style-name="ce7" table:formula="of:=TINV(1-0.95; [.$A$101]-1)*[.E105]/SQRT([.$A$101])" office:value-type="float" office:value="0.0000202944751208318" calcext:value-type="float">
            <text:p>2.02944751208318E-05</text:p>
          </table:table-cell>
          <table:table-cell table:style-name="ce7" table:formula="of:=TINV(1-0.95; [.$A$101]-1)*[.F105]/SQRT([.$A$101])" office:value-type="float" office:value="0.0000206606322097659" calcext:value-type="float">
            <text:p>2.06606322097659E-05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5" table:style-name="ta5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5" office:value-type="string" calcext:value-type="string">
            <text:p>Q1_Sojourn</text:p>
          </table:table-cell>
          <table:table-cell table:style-name="ce5" office:value-type="string" calcext:value-type="string">
            <text:p>Q2_Sojourn</text:p>
          </table:table-cell>
          <table:table-cell table:style-name="ce5" office:value-type="string" calcext:value-type="string">
            <text:p>Total_Sojourn</text:p>
          </table:table-cell>
          <table:table-cell table:style-name="ce5" office:value-type="string" calcext:value-type="string">
            <text:p>Q1_#Jobs</text:p>
          </table:table-cell>
          <table:table-cell table:style-name="ce5" office:value-type="string" calcext:value-type="string">
            <text:p>Q2_#Jobs</text:p>
          </table:table-cell>
          <table:table-cell/>
          <table:table-cell table:style-name="ce5" office:value-type="string" calcext:value-type="string">
            <text:p>Inter-arrival</text:p>
          </table:table-cell>
          <table:table-cell table:style-name="ce5" office:value-type="string" calcext:value-type="string">
            <text:p>Service time Q1</text:p>
          </table:table-cell>
          <table:table-cell table:style-name="ce5" office:value-type="string" calcext:value-type="string">
            <text:p>Service time Q2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0.638882" calcext:value-type="float">
            <text:p>0.638882</text:p>
          </table:table-cell>
          <table:table-cell table:style-name="ce6" office:value-type="float" office:value="1.50089" calcext:value-type="float">
            <text:p>1.50089</text:p>
          </table:table-cell>
          <table:table-cell table:style-name="ce6" office:value-type="float" office:value="2.1397" calcext:value-type="float">
            <text:p>2.1397</text:p>
          </table:table-cell>
          <table:table-cell table:style-name="ce6" office:value-type="float" office:value="0.640057" calcext:value-type="float">
            <text:p>0.640057</text:p>
          </table:table-cell>
          <table:table-cell table:style-name="ce6" office:value-type="float" office:value="1.50359" calcext:value-type="float">
            <text:p>1.50359</text:p>
          </table:table-cell>
          <table:table-cell/>
          <table:table-cell table:number-columns-repeated="3" table:style-name="ce6" office:value-type="string" calcext:value-type="string">
            <text:p>Normal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0.600658" calcext:value-type="float">
            <text:p>0.600658</text:p>
          </table:table-cell>
          <table:table-cell table:style-name="ce6" office:value-type="float" office:value="1.46347" calcext:value-type="float">
            <text:p>1.46347</text:p>
          </table:table-cell>
          <table:table-cell table:style-name="ce6" office:value-type="float" office:value="2.06405" calcext:value-type="float">
            <text:p>2.06405</text:p>
          </table:table-cell>
          <table:table-cell table:style-name="ce6" office:value-type="float" office:value="0.601941" calcext:value-type="float">
            <text:p>0.601941</text:p>
          </table:table-cell>
          <table:table-cell table:style-name="ce6" office:value-type="float" office:value="1.46649" calcext:value-type="float">
            <text:p>1.46649</text:p>
          </table:table-cell>
          <table:table-cell/>
          <table:table-cell table:style-name="ce6" office:value-type="string" calcext:value-type="string">
            <text:p>mean of 1</text:p>
          </table:table-cell>
          <table:table-cell table:style-name="ce6" office:value-type="string" calcext:value-type="string">
            <text:p>mean of 0.5</text:p>
          </table:table-cell>
          <table:table-cell table:style-name="ce6" office:value-type="string" calcext:value-type="string">
            <text:p>mean of 0.7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0.636473" calcext:value-type="float">
            <text:p>0.636473</text:p>
          </table:table-cell>
          <table:table-cell table:style-name="ce6" office:value-type="float" office:value="1.52119" calcext:value-type="float">
            <text:p>1.52119</text:p>
          </table:table-cell>
          <table:table-cell table:style-name="ce6" office:value-type="float" office:value="2.1576" calcext:value-type="float">
            <text:p>2.1576</text:p>
          </table:table-cell>
          <table:table-cell table:style-name="ce6" office:value-type="float" office:value="0.637504" calcext:value-type="float">
            <text:p>0.637504</text:p>
          </table:table-cell>
          <table:table-cell table:style-name="ce6" office:value-type="float" office:value="1.52343" calcext:value-type="float">
            <text:p>1.52343</text:p>
          </table:table-cell>
          <table:table-cell/>
          <table:table-cell table:style-name="ce6" office:value-type="string" calcext:value-type="string">
            <text:p>sd of 0.01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0.644508" calcext:value-type="float">
            <text:p>0.644508</text:p>
          </table:table-cell>
          <table:table-cell table:style-name="ce6" office:value-type="float" office:value="1.5258" calcext:value-type="float">
            <text:p>1.5258</text:p>
          </table:table-cell>
          <table:table-cell table:style-name="ce6" office:value-type="float" office:value="2.17024" calcext:value-type="float">
            <text:p>2.17024</text:p>
          </table:table-cell>
          <table:table-cell table:style-name="ce6" office:value-type="float" office:value="0.645486" calcext:value-type="float">
            <text:p>0.645486</text:p>
          </table:table-cell>
          <table:table-cell table:style-name="ce6" office:value-type="float" office:value="1.52712" calcext:value-type="float">
            <text:p>1.527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0.63351" calcext:value-type="float">
            <text:p>0.63351</text:p>
          </table:table-cell>
          <table:table-cell table:style-name="ce6" office:value-type="float" office:value="1.45764" calcext:value-type="float">
            <text:p>1.45764</text:p>
          </table:table-cell>
          <table:table-cell table:style-name="ce6" office:value-type="float" office:value="2.09108" calcext:value-type="float">
            <text:p>2.09108</text:p>
          </table:table-cell>
          <table:table-cell table:style-name="ce6" office:value-type="float" office:value="0.634648" calcext:value-type="float">
            <text:p>0.634648</text:p>
          </table:table-cell>
          <table:table-cell table:style-name="ce6" office:value-type="float" office:value="1.46027" calcext:value-type="float">
            <text:p>1.46027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0.612516" calcext:value-type="float">
            <text:p>0.612516</text:p>
          </table:table-cell>
          <table:table-cell table:style-name="ce6" office:value-type="float" office:value="1.53053" calcext:value-type="float">
            <text:p>1.53053</text:p>
          </table:table-cell>
          <table:table-cell table:style-name="ce6" office:value-type="float" office:value="2.14297" calcext:value-type="float">
            <text:p>2.14297</text:p>
          </table:table-cell>
          <table:table-cell table:style-name="ce6" office:value-type="float" office:value="0.613558" calcext:value-type="float">
            <text:p>0.613558</text:p>
          </table:table-cell>
          <table:table-cell table:style-name="ce6" office:value-type="float" office:value="1.53356" calcext:value-type="float">
            <text:p>1.53356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0.622984" calcext:value-type="float">
            <text:p>0.622984</text:p>
          </table:table-cell>
          <table:table-cell table:style-name="ce6" office:value-type="float" office:value="1.43698" calcext:value-type="float">
            <text:p>1.43698</text:p>
          </table:table-cell>
          <table:table-cell table:style-name="ce6" office:value-type="float" office:value="2.05989" calcext:value-type="float">
            <text:p>2.05989</text:p>
          </table:table-cell>
          <table:table-cell table:style-name="ce6" office:value-type="float" office:value="0.624064" calcext:value-type="float">
            <text:p>0.624064</text:p>
          </table:table-cell>
          <table:table-cell table:style-name="ce6" office:value-type="float" office:value="1.44038" calcext:value-type="float">
            <text:p>1.44038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0.631788" calcext:value-type="float">
            <text:p>0.631788</text:p>
          </table:table-cell>
          <table:table-cell table:style-name="ce6" office:value-type="float" office:value="1.48512" calcext:value-type="float">
            <text:p>1.48512</text:p>
          </table:table-cell>
          <table:table-cell table:style-name="ce6" office:value-type="float" office:value="2.11684" calcext:value-type="float">
            <text:p>2.11684</text:p>
          </table:table-cell>
          <table:table-cell table:style-name="ce6" office:value-type="float" office:value="0.632634" calcext:value-type="float">
            <text:p>0.632634</text:p>
          </table:table-cell>
          <table:table-cell table:style-name="ce6" office:value-type="float" office:value="1.488" calcext:value-type="float">
            <text:p>1.488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0.625205" calcext:value-type="float">
            <text:p>0.625205</text:p>
          </table:table-cell>
          <table:table-cell table:style-name="ce6" office:value-type="float" office:value="1.4336" calcext:value-type="float">
            <text:p>1.4336</text:p>
          </table:table-cell>
          <table:table-cell table:style-name="ce6" office:value-type="float" office:value="2.05873" calcext:value-type="float">
            <text:p>2.05873</text:p>
          </table:table-cell>
          <table:table-cell table:style-name="ce6" office:value-type="float" office:value="0.626374" calcext:value-type="float">
            <text:p>0.626374</text:p>
          </table:table-cell>
          <table:table-cell table:style-name="ce6" office:value-type="float" office:value="1.4355" calcext:value-type="float">
            <text:p>1.4355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0.625561" calcext:value-type="float">
            <text:p>0.625561</text:p>
          </table:table-cell>
          <table:table-cell table:style-name="ce6" office:value-type="float" office:value="1.49756" calcext:value-type="float">
            <text:p>1.49756</text:p>
          </table:table-cell>
          <table:table-cell table:style-name="ce6" office:value-type="float" office:value="2.12305" calcext:value-type="float">
            <text:p>2.12305</text:p>
          </table:table-cell>
          <table:table-cell table:style-name="ce6" office:value-type="float" office:value="0.626367" calcext:value-type="float">
            <text:p>0.626367</text:p>
          </table:table-cell>
          <table:table-cell table:style-name="ce6" office:value-type="float" office:value="1.50042" calcext:value-type="float">
            <text:p>1.50042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0.633958" calcext:value-type="float">
            <text:p>0.633958</text:p>
          </table:table-cell>
          <table:table-cell table:style-name="ce6" office:value-type="float" office:value="1.49067" calcext:value-type="float">
            <text:p>1.49067</text:p>
          </table:table-cell>
          <table:table-cell table:style-name="ce6" office:value-type="float" office:value="2.12456" calcext:value-type="float">
            <text:p>2.12456</text:p>
          </table:table-cell>
          <table:table-cell table:style-name="ce6" office:value-type="float" office:value="0.635068" calcext:value-type="float">
            <text:p>0.635068</text:p>
          </table:table-cell>
          <table:table-cell table:style-name="ce6" office:value-type="float" office:value="1.49299" calcext:value-type="float">
            <text:p>1.49299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0.630555" calcext:value-type="float">
            <text:p>0.630555</text:p>
          </table:table-cell>
          <table:table-cell table:style-name="ce6" office:value-type="float" office:value="1.54065" calcext:value-type="float">
            <text:p>1.54065</text:p>
          </table:table-cell>
          <table:table-cell table:style-name="ce6" office:value-type="float" office:value="2.17114" calcext:value-type="float">
            <text:p>2.17114</text:p>
          </table:table-cell>
          <table:table-cell table:style-name="ce6" office:value-type="float" office:value="0.631728" calcext:value-type="float">
            <text:p>0.631728</text:p>
          </table:table-cell>
          <table:table-cell table:style-name="ce6" office:value-type="float" office:value="1.54385" calcext:value-type="float">
            <text:p>1.54385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0.634831" calcext:value-type="float">
            <text:p>0.634831</text:p>
          </table:table-cell>
          <table:table-cell table:style-name="ce6" office:value-type="float" office:value="1.47218" calcext:value-type="float">
            <text:p>1.47218</text:p>
          </table:table-cell>
          <table:table-cell table:style-name="ce6" office:value-type="float" office:value="2.10694" calcext:value-type="float">
            <text:p>2.10694</text:p>
          </table:table-cell>
          <table:table-cell table:style-name="ce6" office:value-type="float" office:value="0.635992" calcext:value-type="float">
            <text:p>0.635992</text:p>
          </table:table-cell>
          <table:table-cell table:style-name="ce6" office:value-type="float" office:value="1.47492" calcext:value-type="float">
            <text:p>1.47492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0.635686" calcext:value-type="float">
            <text:p>0.635686</text:p>
          </table:table-cell>
          <table:table-cell table:style-name="ce6" office:value-type="float" office:value="1.43901" calcext:value-type="float">
            <text:p>1.43901</text:p>
          </table:table-cell>
          <table:table-cell table:style-name="ce6" office:value-type="float" office:value="2.07463" calcext:value-type="float">
            <text:p>2.07463</text:p>
          </table:table-cell>
          <table:table-cell table:style-name="ce6" office:value-type="float" office:value="0.636778" calcext:value-type="float">
            <text:p>0.636778</text:p>
          </table:table-cell>
          <table:table-cell table:style-name="ce6" office:value-type="float" office:value="1.44184" calcext:value-type="float">
            <text:p>1.44184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0.636095" calcext:value-type="float">
            <text:p>0.636095</text:p>
          </table:table-cell>
          <table:table-cell table:style-name="ce6" office:value-type="float" office:value="1.53881" calcext:value-type="float">
            <text:p>1.53881</text:p>
          </table:table-cell>
          <table:table-cell table:style-name="ce6" office:value-type="float" office:value="2.17483" calcext:value-type="float">
            <text:p>2.17483</text:p>
          </table:table-cell>
          <table:table-cell table:style-name="ce6" office:value-type="float" office:value="0.637252" calcext:value-type="float">
            <text:p>0.637252</text:p>
          </table:table-cell>
          <table:table-cell table:style-name="ce6" office:value-type="float" office:value="1.5419" calcext:value-type="float">
            <text:p>1.5419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0.615278" calcext:value-type="float">
            <text:p>0.615278</text:p>
          </table:table-cell>
          <table:table-cell table:style-name="ce6" office:value-type="float" office:value="1.58749" calcext:value-type="float">
            <text:p>1.58749</text:p>
          </table:table-cell>
          <table:table-cell table:style-name="ce6" office:value-type="float" office:value="2.2027" calcext:value-type="float">
            <text:p>2.2027</text:p>
          </table:table-cell>
          <table:table-cell table:style-name="ce6" office:value-type="float" office:value="0.616384" calcext:value-type="float">
            <text:p>0.616384</text:p>
          </table:table-cell>
          <table:table-cell table:style-name="ce6" office:value-type="float" office:value="1.59039" calcext:value-type="float">
            <text:p>1.59039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0.6072" calcext:value-type="float">
            <text:p>0.6072</text:p>
          </table:table-cell>
          <table:table-cell table:style-name="ce6" office:value-type="float" office:value="1.52669" calcext:value-type="float">
            <text:p>1.52669</text:p>
          </table:table-cell>
          <table:table-cell table:style-name="ce6" office:value-type="float" office:value="2.13382" calcext:value-type="float">
            <text:p>2.13382</text:p>
          </table:table-cell>
          <table:table-cell table:style-name="ce6" office:value-type="float" office:value="0.608203" calcext:value-type="float">
            <text:p>0.608203</text:p>
          </table:table-cell>
          <table:table-cell table:style-name="ce6" office:value-type="float" office:value="1.5292" calcext:value-type="float">
            <text:p>1.5292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0.644923" calcext:value-type="float">
            <text:p>0.644923</text:p>
          </table:table-cell>
          <table:table-cell table:style-name="ce6" office:value-type="float" office:value="1.60042" calcext:value-type="float">
            <text:p>1.60042</text:p>
          </table:table-cell>
          <table:table-cell table:style-name="ce6" office:value-type="float" office:value="2.24527" calcext:value-type="float">
            <text:p>2.24527</text:p>
          </table:table-cell>
          <table:table-cell table:style-name="ce6" office:value-type="float" office:value="0.646098" calcext:value-type="float">
            <text:p>0.646098</text:p>
          </table:table-cell>
          <table:table-cell table:style-name="ce6" office:value-type="float" office:value="1.60386" calcext:value-type="float">
            <text:p>1.60386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0.632171" calcext:value-type="float">
            <text:p>0.632171</text:p>
          </table:table-cell>
          <table:table-cell table:style-name="ce6" office:value-type="float" office:value="1.58806" calcext:value-type="float">
            <text:p>1.58806</text:p>
          </table:table-cell>
          <table:table-cell table:style-name="ce6" office:value-type="float" office:value="2.22016" calcext:value-type="float">
            <text:p>2.22016</text:p>
          </table:table-cell>
          <table:table-cell table:style-name="ce6" office:value-type="float" office:value="0.633282" calcext:value-type="float">
            <text:p>0.633282</text:p>
          </table:table-cell>
          <table:table-cell table:style-name="ce6" office:value-type="float" office:value="1.59111" calcext:value-type="float">
            <text:p>1.59111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0.621522" calcext:value-type="float">
            <text:p>0.621522</text:p>
          </table:table-cell>
          <table:table-cell table:style-name="ce6" office:value-type="float" office:value="1.52566" calcext:value-type="float">
            <text:p>1.52566</text:p>
          </table:table-cell>
          <table:table-cell table:style-name="ce6" office:value-type="float" office:value="2.14711" calcext:value-type="float">
            <text:p>2.14711</text:p>
          </table:table-cell>
          <table:table-cell table:style-name="ce6" office:value-type="float" office:value="0.622792" calcext:value-type="float">
            <text:p>0.622792</text:p>
          </table:table-cell>
          <table:table-cell table:style-name="ce6" office:value-type="float" office:value="1.52879" calcext:value-type="float">
            <text:p>1.52879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0.62499" calcext:value-type="float">
            <text:p>0.62499</text:p>
          </table:table-cell>
          <table:table-cell table:style-name="ce6" office:value-type="float" office:value="1.54247" calcext:value-type="float">
            <text:p>1.54247</text:p>
          </table:table-cell>
          <table:table-cell table:style-name="ce6" office:value-type="float" office:value="2.16739" calcext:value-type="float">
            <text:p>2.16739</text:p>
          </table:table-cell>
          <table:table-cell table:style-name="ce6" office:value-type="float" office:value="0.626296" calcext:value-type="float">
            <text:p>0.626296</text:p>
          </table:table-cell>
          <table:table-cell table:style-name="ce6" office:value-type="float" office:value="1.54547" calcext:value-type="float">
            <text:p>1.54547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0.648351" calcext:value-type="float">
            <text:p>0.648351</text:p>
          </table:table-cell>
          <table:table-cell table:style-name="ce6" office:value-type="float" office:value="1.45595" calcext:value-type="float">
            <text:p>1.45595</text:p>
          </table:table-cell>
          <table:table-cell table:style-name="ce6" office:value-type="float" office:value="2.10423" calcext:value-type="float">
            <text:p>2.10423</text:p>
          </table:table-cell>
          <table:table-cell table:style-name="ce6" office:value-type="float" office:value="0.649485" calcext:value-type="float">
            <text:p>0.649485</text:p>
          </table:table-cell>
          <table:table-cell table:style-name="ce6" office:value-type="float" office:value="1.45854" calcext:value-type="float">
            <text:p>1.45854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0.615788" calcext:value-type="float">
            <text:p>0.615788</text:p>
          </table:table-cell>
          <table:table-cell table:style-name="ce6" office:value-type="float" office:value="1.56139" calcext:value-type="float">
            <text:p>1.56139</text:p>
          </table:table-cell>
          <table:table-cell table:style-name="ce6" office:value-type="float" office:value="2.17711" calcext:value-type="float">
            <text:p>2.17711</text:p>
          </table:table-cell>
          <table:table-cell table:style-name="ce6" office:value-type="float" office:value="0.61707" calcext:value-type="float">
            <text:p>0.61707</text:p>
          </table:table-cell>
          <table:table-cell table:style-name="ce6" office:value-type="float" office:value="1.56466" calcext:value-type="float">
            <text:p>1.56466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0.615124" calcext:value-type="float">
            <text:p>0.615124</text:p>
          </table:table-cell>
          <table:table-cell table:style-name="ce6" office:value-type="float" office:value="1.48703" calcext:value-type="float">
            <text:p>1.48703</text:p>
          </table:table-cell>
          <table:table-cell table:style-name="ce6" office:value-type="float" office:value="2.10208" calcext:value-type="float">
            <text:p>2.10208</text:p>
          </table:table-cell>
          <table:table-cell table:style-name="ce6" office:value-type="float" office:value="0.616251" calcext:value-type="float">
            <text:p>0.616251</text:p>
          </table:table-cell>
          <table:table-cell table:style-name="ce6" office:value-type="float" office:value="1.48895" calcext:value-type="float">
            <text:p>1.48895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0.617916" calcext:value-type="float">
            <text:p>0.617916</text:p>
          </table:table-cell>
          <table:table-cell table:style-name="ce6" office:value-type="float" office:value="1.44686" calcext:value-type="float">
            <text:p>1.44686</text:p>
          </table:table-cell>
          <table:table-cell table:style-name="ce6" office:value-type="float" office:value="2.06471" calcext:value-type="float">
            <text:p>2.06471</text:p>
          </table:table-cell>
          <table:table-cell table:style-name="ce6" office:value-type="float" office:value="0.619138" calcext:value-type="float">
            <text:p>0.619138</text:p>
          </table:table-cell>
          <table:table-cell table:style-name="ce6" office:value-type="float" office:value="1.44999" calcext:value-type="float">
            <text:p>1.44999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0.619892" calcext:value-type="float">
            <text:p>0.619892</text:p>
          </table:table-cell>
          <table:table-cell table:style-name="ce6" office:value-type="float" office:value="1.448" calcext:value-type="float">
            <text:p>1.448</text:p>
          </table:table-cell>
          <table:table-cell table:style-name="ce6" office:value-type="float" office:value="2.06783" calcext:value-type="float">
            <text:p>2.06783</text:p>
          </table:table-cell>
          <table:table-cell table:style-name="ce6" office:value-type="float" office:value="0.620848" calcext:value-type="float">
            <text:p>0.620848</text:p>
          </table:table-cell>
          <table:table-cell table:style-name="ce6" office:value-type="float" office:value="1.45202" calcext:value-type="float">
            <text:p>1.45202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0.619169" calcext:value-type="float">
            <text:p>0.619169</text:p>
          </table:table-cell>
          <table:table-cell table:style-name="ce6" office:value-type="float" office:value="1.38405" calcext:value-type="float">
            <text:p>1.38405</text:p>
          </table:table-cell>
          <table:table-cell table:style-name="ce6" office:value-type="float" office:value="2.00315" calcext:value-type="float">
            <text:p>2.00315</text:p>
          </table:table-cell>
          <table:table-cell table:style-name="ce6" office:value-type="float" office:value="0.620354" calcext:value-type="float">
            <text:p>0.620354</text:p>
          </table:table-cell>
          <table:table-cell table:style-name="ce6" office:value-type="float" office:value="1.3867" calcext:value-type="float">
            <text:p>1.3867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float" office:value="0.617639" calcext:value-type="float">
            <text:p>0.617639</text:p>
          </table:table-cell>
          <table:table-cell table:style-name="ce6" office:value-type="float" office:value="1.47205" calcext:value-type="float">
            <text:p>1.47205</text:p>
          </table:table-cell>
          <table:table-cell table:style-name="ce6" office:value-type="float" office:value="2.08962" calcext:value-type="float">
            <text:p>2.08962</text:p>
          </table:table-cell>
          <table:table-cell table:style-name="ce6" office:value-type="float" office:value="0.618857" calcext:value-type="float">
            <text:p>0.618857</text:p>
          </table:table-cell>
          <table:table-cell table:style-name="ce6" office:value-type="float" office:value="1.47487" calcext:value-type="float">
            <text:p>1.47487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0.626918" calcext:value-type="float">
            <text:p>0.626918</text:p>
          </table:table-cell>
          <table:table-cell table:style-name="ce6" office:value-type="float" office:value="1.45685" calcext:value-type="float">
            <text:p>1.45685</text:p>
          </table:table-cell>
          <table:table-cell table:style-name="ce6" office:value-type="float" office:value="2.08369" calcext:value-type="float">
            <text:p>2.08369</text:p>
          </table:table-cell>
          <table:table-cell table:style-name="ce6" office:value-type="float" office:value="0.62789" calcext:value-type="float">
            <text:p>0.62789</text:p>
          </table:table-cell>
          <table:table-cell table:style-name="ce6" office:value-type="float" office:value="1.45953" calcext:value-type="float">
            <text:p>1.45953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0.610333" calcext:value-type="float">
            <text:p>0.610333</text:p>
          </table:table-cell>
          <table:table-cell table:style-name="ce6" office:value-type="float" office:value="1.52256" calcext:value-type="float">
            <text:p>1.52256</text:p>
          </table:table-cell>
          <table:table-cell table:style-name="ce6" office:value-type="float" office:value="2.13282" calcext:value-type="float">
            <text:p>2.13282</text:p>
          </table:table-cell>
          <table:table-cell table:style-name="ce6" office:value-type="float" office:value="0.611318" calcext:value-type="float">
            <text:p>0.611318</text:p>
          </table:table-cell>
          <table:table-cell table:style-name="ce6" office:value-type="float" office:value="1.52536" calcext:value-type="float">
            <text:p>1.52536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0.620691" calcext:value-type="float">
            <text:p>0.620691</text:p>
          </table:table-cell>
          <table:table-cell table:style-name="ce6" office:value-type="float" office:value="1.54823" calcext:value-type="float">
            <text:p>1.54823</text:p>
          </table:table-cell>
          <table:table-cell table:style-name="ce6" office:value-type="float" office:value="2.16885" calcext:value-type="float">
            <text:p>2.16885</text:p>
          </table:table-cell>
          <table:table-cell table:style-name="ce6" office:value-type="float" office:value="0.62174" calcext:value-type="float">
            <text:p>0.62174</text:p>
          </table:table-cell>
          <table:table-cell table:style-name="ce6" office:value-type="float" office:value="1.55093" calcext:value-type="float">
            <text:p>1.55093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0.631363" calcext:value-type="float">
            <text:p>0.631363</text:p>
          </table:table-cell>
          <table:table-cell table:style-name="ce6" office:value-type="float" office:value="1.60484" calcext:value-type="float">
            <text:p>1.60484</text:p>
          </table:table-cell>
          <table:table-cell table:style-name="ce6" office:value-type="float" office:value="2.23613" calcext:value-type="float">
            <text:p>2.23613</text:p>
          </table:table-cell>
          <table:table-cell table:style-name="ce6" office:value-type="float" office:value="0.632466" calcext:value-type="float">
            <text:p>0.632466</text:p>
          </table:table-cell>
          <table:table-cell table:style-name="ce6" office:value-type="float" office:value="1.60763" calcext:value-type="float">
            <text:p>1.60763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0.616985" calcext:value-type="float">
            <text:p>0.616985</text:p>
          </table:table-cell>
          <table:table-cell table:style-name="ce6" office:value-type="float" office:value="1.51543" calcext:value-type="float">
            <text:p>1.51543</text:p>
          </table:table-cell>
          <table:table-cell table:style-name="ce6" office:value-type="float" office:value="2.13234" calcext:value-type="float">
            <text:p>2.13234</text:p>
          </table:table-cell>
          <table:table-cell table:style-name="ce6" office:value-type="float" office:value="0.618275" calcext:value-type="float">
            <text:p>0.618275</text:p>
          </table:table-cell>
          <table:table-cell table:style-name="ce6" office:value-type="float" office:value="1.51835" calcext:value-type="float">
            <text:p>1.51835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0.609082" calcext:value-type="float">
            <text:p>0.609082</text:p>
          </table:table-cell>
          <table:table-cell table:style-name="ce6" office:value-type="float" office:value="1.44317" calcext:value-type="float">
            <text:p>1.44317</text:p>
          </table:table-cell>
          <table:table-cell table:style-name="ce6" office:value-type="float" office:value="2.05218" calcext:value-type="float">
            <text:p>2.05218</text:p>
          </table:table-cell>
          <table:table-cell table:style-name="ce6" office:value-type="float" office:value="0.610178" calcext:value-type="float">
            <text:p>0.610178</text:p>
          </table:table-cell>
          <table:table-cell table:style-name="ce6" office:value-type="float" office:value="1.44507" calcext:value-type="float">
            <text:p>1.44507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0.649284" calcext:value-type="float">
            <text:p>0.649284</text:p>
          </table:table-cell>
          <table:table-cell table:style-name="ce6" office:value-type="float" office:value="1.52358" calcext:value-type="float">
            <text:p>1.52358</text:p>
          </table:table-cell>
          <table:table-cell table:style-name="ce6" office:value-type="float" office:value="2.17279" calcext:value-type="float">
            <text:p>2.17279</text:p>
          </table:table-cell>
          <table:table-cell table:style-name="ce6" office:value-type="float" office:value="0.650601" calcext:value-type="float">
            <text:p>0.650601</text:p>
          </table:table-cell>
          <table:table-cell table:style-name="ce6" office:value-type="float" office:value="1.52671" calcext:value-type="float">
            <text:p>1.52671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0.622495" calcext:value-type="float">
            <text:p>0.622495</text:p>
          </table:table-cell>
          <table:table-cell table:style-name="ce6" office:value-type="float" office:value="1.4908" calcext:value-type="float">
            <text:p>1.4908</text:p>
          </table:table-cell>
          <table:table-cell table:style-name="ce6" office:value-type="float" office:value="2.11323" calcext:value-type="float">
            <text:p>2.11323</text:p>
          </table:table-cell>
          <table:table-cell table:style-name="ce6" office:value-type="float" office:value="0.623843" calcext:value-type="float">
            <text:p>0.623843</text:p>
          </table:table-cell>
          <table:table-cell table:style-name="ce6" office:value-type="float" office:value="1.49312" calcext:value-type="float">
            <text:p>1.49312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0.623292" calcext:value-type="float">
            <text:p>0.623292</text:p>
          </table:table-cell>
          <table:table-cell table:style-name="ce6" office:value-type="float" office:value="1.50713" calcext:value-type="float">
            <text:p>1.50713</text:p>
          </table:table-cell>
          <table:table-cell table:style-name="ce6" office:value-type="float" office:value="2.13035" calcext:value-type="float">
            <text:p>2.13035</text:p>
          </table:table-cell>
          <table:table-cell table:style-name="ce6" office:value-type="float" office:value="0.623992" calcext:value-type="float">
            <text:p>0.623992</text:p>
          </table:table-cell>
          <table:table-cell table:style-name="ce6" office:value-type="float" office:value="1.51001" calcext:value-type="float">
            <text:p>1.51001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0.641811" calcext:value-type="float">
            <text:p>0.641811</text:p>
          </table:table-cell>
          <table:table-cell table:style-name="ce6" office:value-type="float" office:value="1.62949" calcext:value-type="float">
            <text:p>1.62949</text:p>
          </table:table-cell>
          <table:table-cell table:style-name="ce6" office:value-type="float" office:value="2.27124" calcext:value-type="float">
            <text:p>2.27124</text:p>
          </table:table-cell>
          <table:table-cell table:style-name="ce6" office:value-type="float" office:value="0.642952" calcext:value-type="float">
            <text:p>0.642952</text:p>
          </table:table-cell>
          <table:table-cell table:style-name="ce6" office:value-type="float" office:value="1.63408" calcext:value-type="float">
            <text:p>1.63408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float" office:value="0.632404" calcext:value-type="float">
            <text:p>0.632404</text:p>
          </table:table-cell>
          <table:table-cell table:style-name="ce6" office:value-type="float" office:value="1.4121" calcext:value-type="float">
            <text:p>1.4121</text:p>
          </table:table-cell>
          <table:table-cell table:style-name="ce6" office:value-type="float" office:value="2.04443" calcext:value-type="float">
            <text:p>2.04443</text:p>
          </table:table-cell>
          <table:table-cell table:style-name="ce6" office:value-type="float" office:value="0.633596" calcext:value-type="float">
            <text:p>0.633596</text:p>
          </table:table-cell>
          <table:table-cell table:style-name="ce6" office:value-type="float" office:value="1.41481" calcext:value-type="float">
            <text:p>1.41481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0.625654" calcext:value-type="float">
            <text:p>0.625654</text:p>
          </table:table-cell>
          <table:table-cell table:style-name="ce6" office:value-type="float" office:value="1.52418" calcext:value-type="float">
            <text:p>1.52418</text:p>
          </table:table-cell>
          <table:table-cell table:style-name="ce6" office:value-type="float" office:value="2.14977" calcext:value-type="float">
            <text:p>2.14977</text:p>
          </table:table-cell>
          <table:table-cell table:style-name="ce6" office:value-type="float" office:value="0.626782" calcext:value-type="float">
            <text:p>0.626782</text:p>
          </table:table-cell>
          <table:table-cell table:style-name="ce6" office:value-type="float" office:value="1.52724" calcext:value-type="float">
            <text:p>1.52724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0.620578" calcext:value-type="float">
            <text:p>0.620578</text:p>
          </table:table-cell>
          <table:table-cell table:style-name="ce6" office:value-type="float" office:value="1.59891" calcext:value-type="float">
            <text:p>1.59891</text:p>
          </table:table-cell>
          <table:table-cell table:style-name="ce6" office:value-type="float" office:value="2.21942" calcext:value-type="float">
            <text:p>2.21942</text:p>
          </table:table-cell>
          <table:table-cell table:style-name="ce6" office:value-type="float" office:value="0.621638" calcext:value-type="float">
            <text:p>0.621638</text:p>
          </table:table-cell>
          <table:table-cell table:style-name="ce6" office:value-type="float" office:value="1.60187" calcext:value-type="float">
            <text:p>1.60187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0.593899" calcext:value-type="float">
            <text:p>0.593899</text:p>
          </table:table-cell>
          <table:table-cell table:style-name="ce6" office:value-type="float" office:value="1.59906" calcext:value-type="float">
            <text:p>1.59906</text:p>
          </table:table-cell>
          <table:table-cell table:style-name="ce6" office:value-type="float" office:value="2.19288" calcext:value-type="float">
            <text:p>2.19288</text:p>
          </table:table-cell>
          <table:table-cell table:style-name="ce6" office:value-type="float" office:value="0.595081" calcext:value-type="float">
            <text:p>0.595081</text:p>
          </table:table-cell>
          <table:table-cell table:style-name="ce6" office:value-type="float" office:value="1.60236" calcext:value-type="float">
            <text:p>1.60236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float" office:value="0.639168" calcext:value-type="float">
            <text:p>0.639168</text:p>
          </table:table-cell>
          <table:table-cell table:style-name="ce6" office:value-type="float" office:value="1.49944" calcext:value-type="float">
            <text:p>1.49944</text:p>
          </table:table-cell>
          <table:table-cell table:style-name="ce6" office:value-type="float" office:value="2.13854" calcext:value-type="float">
            <text:p>2.13854</text:p>
          </table:table-cell>
          <table:table-cell table:style-name="ce6" office:value-type="float" office:value="0.640322" calcext:value-type="float">
            <text:p>0.640322</text:p>
          </table:table-cell>
          <table:table-cell table:style-name="ce6" office:value-type="float" office:value="1.50285" calcext:value-type="float">
            <text:p>1.50285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float" office:value="0.636668" calcext:value-type="float">
            <text:p>0.636668</text:p>
          </table:table-cell>
          <table:table-cell table:style-name="ce6" office:value-type="float" office:value="1.52294" calcext:value-type="float">
            <text:p>1.52294</text:p>
          </table:table-cell>
          <table:table-cell table:style-name="ce6" office:value-type="float" office:value="2.15954" calcext:value-type="float">
            <text:p>2.15954</text:p>
          </table:table-cell>
          <table:table-cell table:style-name="ce6" office:value-type="float" office:value="0.638138" calcext:value-type="float">
            <text:p>0.638138</text:p>
          </table:table-cell>
          <table:table-cell table:style-name="ce6" office:value-type="float" office:value="1.52605" calcext:value-type="float">
            <text:p>1.52605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float" office:value="0.605005" calcext:value-type="float">
            <text:p>0.605005</text:p>
          </table:table-cell>
          <table:table-cell table:style-name="ce6" office:value-type="float" office:value="1.46343" calcext:value-type="float">
            <text:p>1.46343</text:p>
          </table:table-cell>
          <table:table-cell table:style-name="ce6" office:value-type="float" office:value="2.06837" calcext:value-type="float">
            <text:p>2.06837</text:p>
          </table:table-cell>
          <table:table-cell table:style-name="ce6" office:value-type="float" office:value="0.606028" calcext:value-type="float">
            <text:p>0.606028</text:p>
          </table:table-cell>
          <table:table-cell table:style-name="ce6" office:value-type="float" office:value="1.46611" calcext:value-type="float">
            <text:p>1.46611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float" office:value="0.629842" calcext:value-type="float">
            <text:p>0.629842</text:p>
          </table:table-cell>
          <table:table-cell table:style-name="ce6" office:value-type="float" office:value="1.54496" calcext:value-type="float">
            <text:p>1.54496</text:p>
          </table:table-cell>
          <table:table-cell table:style-name="ce6" office:value-type="float" office:value="2.17473" calcext:value-type="float">
            <text:p>2.17473</text:p>
          </table:table-cell>
          <table:table-cell table:style-name="ce6" office:value-type="float" office:value="0.630971" calcext:value-type="float">
            <text:p>0.630971</text:p>
          </table:table-cell>
          <table:table-cell table:style-name="ce6" office:value-type="float" office:value="1.54767" calcext:value-type="float">
            <text:p>1.54767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float" office:value="0.611373" calcext:value-type="float">
            <text:p>0.611373</text:p>
          </table:table-cell>
          <table:table-cell table:style-name="ce6" office:value-type="float" office:value="1.47651" calcext:value-type="float">
            <text:p>1.47651</text:p>
          </table:table-cell>
          <table:table-cell table:style-name="ce6" office:value-type="float" office:value="2.08781" calcext:value-type="float">
            <text:p>2.08781</text:p>
          </table:table-cell>
          <table:table-cell table:style-name="ce6" office:value-type="float" office:value="0.612505" calcext:value-type="float">
            <text:p>0.612505</text:p>
          </table:table-cell>
          <table:table-cell table:style-name="ce6" office:value-type="float" office:value="1.47976" calcext:value-type="float">
            <text:p>1.47976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0.612683" calcext:value-type="float">
            <text:p>0.612683</text:p>
          </table:table-cell>
          <table:table-cell table:style-name="ce6" office:value-type="float" office:value="1.56169" calcext:value-type="float">
            <text:p>1.56169</text:p>
          </table:table-cell>
          <table:table-cell table:style-name="ce6" office:value-type="float" office:value="2.17431" calcext:value-type="float">
            <text:p>2.17431</text:p>
          </table:table-cell>
          <table:table-cell table:style-name="ce6" office:value-type="float" office:value="0.613923" calcext:value-type="float">
            <text:p>0.613923</text:p>
          </table:table-cell>
          <table:table-cell table:style-name="ce6" office:value-type="float" office:value="1.56446" calcext:value-type="float">
            <text:p>1.56446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float" office:value="0.6194" calcext:value-type="float">
            <text:p>0.6194</text:p>
          </table:table-cell>
          <table:table-cell table:style-name="ce6" office:value-type="float" office:value="1.4762" calcext:value-type="float">
            <text:p>1.4762</text:p>
          </table:table-cell>
          <table:table-cell table:style-name="ce6" office:value-type="float" office:value="2.09553" calcext:value-type="float">
            <text:p>2.09553</text:p>
          </table:table-cell>
          <table:table-cell table:style-name="ce6" office:value-type="float" office:value="0.62054" calcext:value-type="float">
            <text:p>0.62054</text:p>
          </table:table-cell>
          <table:table-cell table:style-name="ce6" office:value-type="float" office:value="1.47918" calcext:value-type="float">
            <text:p>1.47918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0.641587" calcext:value-type="float">
            <text:p>0.641587</text:p>
          </table:table-cell>
          <table:table-cell table:style-name="ce6" office:value-type="float" office:value="1.64986" calcext:value-type="float">
            <text:p>1.64986</text:p>
          </table:table-cell>
          <table:table-cell table:style-name="ce6" office:value-type="float" office:value="2.29138" calcext:value-type="float">
            <text:p>2.29138</text:p>
          </table:table-cell>
          <table:table-cell table:style-name="ce6" office:value-type="float" office:value="0.642523" calcext:value-type="float">
            <text:p>0.642523</text:p>
          </table:table-cell>
          <table:table-cell table:style-name="ce6" office:value-type="float" office:value="1.65141" calcext:value-type="float">
            <text:p>1.65141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float" office:value="0.611906" calcext:value-type="float">
            <text:p>0.611906</text:p>
          </table:table-cell>
          <table:table-cell table:style-name="ce6" office:value-type="float" office:value="1.49019" calcext:value-type="float">
            <text:p>1.49019</text:p>
          </table:table-cell>
          <table:table-cell table:style-name="ce6" office:value-type="float" office:value="2.10202" calcext:value-type="float">
            <text:p>2.10202</text:p>
          </table:table-cell>
          <table:table-cell table:style-name="ce6" office:value-type="float" office:value="0.613054" calcext:value-type="float">
            <text:p>0.613054</text:p>
          </table:table-cell>
          <table:table-cell table:style-name="ce6" office:value-type="float" office:value="1.4931" calcext:value-type="float">
            <text:p>1.4931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float" office:value="0.609767" calcext:value-type="float">
            <text:p>0.609767</text:p>
          </table:table-cell>
          <table:table-cell table:style-name="ce6" office:value-type="float" office:value="1.50731" calcext:value-type="float">
            <text:p>1.50731</text:p>
          </table:table-cell>
          <table:table-cell table:style-name="ce6" office:value-type="float" office:value="2.11701" calcext:value-type="float">
            <text:p>2.11701</text:p>
          </table:table-cell>
          <table:table-cell table:style-name="ce6" office:value-type="float" office:value="0.610831" calcext:value-type="float">
            <text:p>0.610831</text:p>
          </table:table-cell>
          <table:table-cell table:style-name="ce6" office:value-type="float" office:value="1.50993" calcext:value-type="float">
            <text:p>1.50993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float" office:value="0.637224" calcext:value-type="float">
            <text:p>0.637224</text:p>
          </table:table-cell>
          <table:table-cell table:style-name="ce6" office:value-type="float" office:value="1.46179" calcext:value-type="float">
            <text:p>1.46179</text:p>
          </table:table-cell>
          <table:table-cell table:style-name="ce6" office:value-type="float" office:value="2.09895" calcext:value-type="float">
            <text:p>2.09895</text:p>
          </table:table-cell>
          <table:table-cell table:style-name="ce6" office:value-type="float" office:value="0.638403" calcext:value-type="float">
            <text:p>0.638403</text:p>
          </table:table-cell>
          <table:table-cell table:style-name="ce6" office:value-type="float" office:value="1.46521" calcext:value-type="float">
            <text:p>1.46521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float" office:value="0.63482" calcext:value-type="float">
            <text:p>0.63482</text:p>
          </table:table-cell>
          <table:table-cell table:style-name="ce6" office:value-type="float" office:value="1.45775" calcext:value-type="float">
            <text:p>1.45775</text:p>
          </table:table-cell>
          <table:table-cell table:style-name="ce6" office:value-type="float" office:value="2.0925" calcext:value-type="float">
            <text:p>2.0925</text:p>
          </table:table-cell>
          <table:table-cell table:style-name="ce6" office:value-type="float" office:value="0.635927" calcext:value-type="float">
            <text:p>0.635927</text:p>
          </table:table-cell>
          <table:table-cell table:style-name="ce6" office:value-type="float" office:value="1.46145" calcext:value-type="float">
            <text:p>1.46145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office:value-type="float" office:value="0.606475" calcext:value-type="float">
            <text:p>0.606475</text:p>
          </table:table-cell>
          <table:table-cell table:style-name="ce6" office:value-type="float" office:value="1.38712" calcext:value-type="float">
            <text:p>1.38712</text:p>
          </table:table-cell>
          <table:table-cell table:style-name="ce6" office:value-type="float" office:value="1.99353" calcext:value-type="float">
            <text:p>1.99353</text:p>
          </table:table-cell>
          <table:table-cell table:style-name="ce6" office:value-type="float" office:value="0.607391" calcext:value-type="float">
            <text:p>0.607391</text:p>
          </table:table-cell>
          <table:table-cell table:style-name="ce6" office:value-type="float" office:value="1.38989" calcext:value-type="float">
            <text:p>1.38989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float" office:value="0.642115" calcext:value-type="float">
            <text:p>0.642115</text:p>
          </table:table-cell>
          <table:table-cell table:style-name="ce6" office:value-type="float" office:value="1.5132" calcext:value-type="float">
            <text:p>1.5132</text:p>
          </table:table-cell>
          <table:table-cell table:style-name="ce6" office:value-type="float" office:value="2.15525" calcext:value-type="float">
            <text:p>2.15525</text:p>
          </table:table-cell>
          <table:table-cell table:style-name="ce6" office:value-type="float" office:value="0.643297" calcext:value-type="float">
            <text:p>0.643297</text:p>
          </table:table-cell>
          <table:table-cell table:style-name="ce6" office:value-type="float" office:value="1.51591" calcext:value-type="float">
            <text:p>1.51591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float" office:value="0.633154" calcext:value-type="float">
            <text:p>0.633154</text:p>
          </table:table-cell>
          <table:table-cell table:style-name="ce6" office:value-type="float" office:value="1.48772" calcext:value-type="float">
            <text:p>1.48772</text:p>
          </table:table-cell>
          <table:table-cell table:style-name="ce6" office:value-type="float" office:value="2.1208" calcext:value-type="float">
            <text:p>2.1208</text:p>
          </table:table-cell>
          <table:table-cell table:style-name="ce6" office:value-type="float" office:value="0.634223" calcext:value-type="float">
            <text:p>0.634223</text:p>
          </table:table-cell>
          <table:table-cell table:style-name="ce6" office:value-type="float" office:value="1.49192" calcext:value-type="float">
            <text:p>1.49192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float" office:value="0.629397" calcext:value-type="float">
            <text:p>0.629397</text:p>
          </table:table-cell>
          <table:table-cell table:style-name="ce6" office:value-type="float" office:value="1.45812" calcext:value-type="float">
            <text:p>1.45812</text:p>
          </table:table-cell>
          <table:table-cell table:style-name="ce6" office:value-type="float" office:value="2.08744" calcext:value-type="float">
            <text:p>2.08744</text:p>
          </table:table-cell>
          <table:table-cell table:style-name="ce6" office:value-type="float" office:value="0.630588" calcext:value-type="float">
            <text:p>0.630588</text:p>
          </table:table-cell>
          <table:table-cell table:style-name="ce6" office:value-type="float" office:value="1.4606" calcext:value-type="float">
            <text:p>1.4606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 office:value-type="float" office:value="0.620234" calcext:value-type="float">
            <text:p>0.620234</text:p>
          </table:table-cell>
          <table:table-cell table:style-name="ce6" office:value-type="float" office:value="1.54175" calcext:value-type="float">
            <text:p>1.54175</text:p>
          </table:table-cell>
          <table:table-cell table:style-name="ce6" office:value-type="float" office:value="2.16192" calcext:value-type="float">
            <text:p>2.16192</text:p>
          </table:table-cell>
          <table:table-cell table:style-name="ce6" office:value-type="float" office:value="0.621426" calcext:value-type="float">
            <text:p>0.621426</text:p>
          </table:table-cell>
          <table:table-cell table:style-name="ce6" office:value-type="float" office:value="1.54485" calcext:value-type="float">
            <text:p>1.54485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0.634238" calcext:value-type="float">
            <text:p>0.634238</text:p>
          </table:table-cell>
          <table:table-cell table:style-name="ce6" office:value-type="float" office:value="1.46141" calcext:value-type="float">
            <text:p>1.46141</text:p>
          </table:table-cell>
          <table:table-cell table:style-name="ce6" office:value-type="float" office:value="2.09558" calcext:value-type="float">
            <text:p>2.09558</text:p>
          </table:table-cell>
          <table:table-cell table:style-name="ce6" office:value-type="float" office:value="0.63541" calcext:value-type="float">
            <text:p>0.63541</text:p>
          </table:table-cell>
          <table:table-cell table:style-name="ce6" office:value-type="float" office:value="1.46465" calcext:value-type="float">
            <text:p>1.46465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0.632697" calcext:value-type="float">
            <text:p>0.632697</text:p>
          </table:table-cell>
          <table:table-cell table:style-name="ce6" office:value-type="float" office:value="1.47378" calcext:value-type="float">
            <text:p>1.47378</text:p>
          </table:table-cell>
          <table:table-cell table:style-name="ce6" office:value-type="float" office:value="2.10641" calcext:value-type="float">
            <text:p>2.10641</text:p>
          </table:table-cell>
          <table:table-cell table:style-name="ce6" office:value-type="float" office:value="0.633852" calcext:value-type="float">
            <text:p>0.633852</text:p>
          </table:table-cell>
          <table:table-cell table:style-name="ce6" office:value-type="float" office:value="1.47694" calcext:value-type="float">
            <text:p>1.47694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" office:value-type="float" office:value="0.628466" calcext:value-type="float">
            <text:p>0.628466</text:p>
          </table:table-cell>
          <table:table-cell table:style-name="ce6" office:value-type="float" office:value="1.52805" calcext:value-type="float">
            <text:p>1.52805</text:p>
          </table:table-cell>
          <table:table-cell table:style-name="ce6" office:value-type="float" office:value="2.15644" calcext:value-type="float">
            <text:p>2.15644</text:p>
          </table:table-cell>
          <table:table-cell table:style-name="ce6" office:value-type="float" office:value="0.629384" calcext:value-type="float">
            <text:p>0.629384</text:p>
          </table:table-cell>
          <table:table-cell table:style-name="ce6" office:value-type="float" office:value="1.53068" calcext:value-type="float">
            <text:p>1.53068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 office:value-type="float" office:value="0.627437" calcext:value-type="float">
            <text:p>0.627437</text:p>
          </table:table-cell>
          <table:table-cell table:style-name="ce6" office:value-type="float" office:value="1.56782" calcext:value-type="float">
            <text:p>1.56782</text:p>
          </table:table-cell>
          <table:table-cell table:style-name="ce6" office:value-type="float" office:value="2.19519" calcext:value-type="float">
            <text:p>2.19519</text:p>
          </table:table-cell>
          <table:table-cell table:style-name="ce6" office:value-type="float" office:value="0.628494" calcext:value-type="float">
            <text:p>0.628494</text:p>
          </table:table-cell>
          <table:table-cell table:style-name="ce6" office:value-type="float" office:value="1.57081" calcext:value-type="float">
            <text:p>1.57081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float" office:value="0.674683" calcext:value-type="float">
            <text:p>0.674683</text:p>
          </table:table-cell>
          <table:table-cell table:style-name="ce6" office:value-type="float" office:value="1.50159" calcext:value-type="float">
            <text:p>1.50159</text:p>
          </table:table-cell>
          <table:table-cell table:style-name="ce6" office:value-type="float" office:value="2.1762" calcext:value-type="float">
            <text:p>2.1762</text:p>
          </table:table-cell>
          <table:table-cell table:style-name="ce6" office:value-type="float" office:value="0.676182" calcext:value-type="float">
            <text:p>0.676182</text:p>
          </table:table-cell>
          <table:table-cell table:style-name="ce6" office:value-type="float" office:value="1.50455" calcext:value-type="float">
            <text:p>1.50455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0.624553" calcext:value-type="float">
            <text:p>0.624553</text:p>
          </table:table-cell>
          <table:table-cell table:style-name="ce6" office:value-type="float" office:value="1.5546" calcext:value-type="float">
            <text:p>1.5546</text:p>
          </table:table-cell>
          <table:table-cell table:style-name="ce6" office:value-type="float" office:value="2.17909" calcext:value-type="float">
            <text:p>2.17909</text:p>
          </table:table-cell>
          <table:table-cell table:style-name="ce6" office:value-type="float" office:value="0.625577" calcext:value-type="float">
            <text:p>0.625577</text:p>
          </table:table-cell>
          <table:table-cell table:style-name="ce6" office:value-type="float" office:value="1.5572" calcext:value-type="float">
            <text:p>1.5572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float" office:value="0.626496" calcext:value-type="float">
            <text:p>0.626496</text:p>
          </table:table-cell>
          <table:table-cell table:style-name="ce6" office:value-type="float" office:value="1.47581" calcext:value-type="float">
            <text:p>1.47581</text:p>
          </table:table-cell>
          <table:table-cell table:style-name="ce6" office:value-type="float" office:value="2.10224" calcext:value-type="float">
            <text:p>2.10224</text:p>
          </table:table-cell>
          <table:table-cell table:style-name="ce6" office:value-type="float" office:value="0.627847" calcext:value-type="float">
            <text:p>0.627847</text:p>
          </table:table-cell>
          <table:table-cell table:style-name="ce6" office:value-type="float" office:value="1.47892" calcext:value-type="float">
            <text:p>1.47892</text:p>
          </table:table-cell>
          <table:table-cell>
            <draw:frame table:end-cell-address="Exp5.L84" table:end-x="52.24pt" table:end-y="11.23pt" draw:z-index="0" draw:name="Chart 9" draw:style-name="gr1" draw:text-style-name="P1" svg:width="449.97pt" svg:height="278.22pt" svg:x="3pt" svg:y="0.74pt">
              <draw:object draw:notify-on-update-of-ranges="Exp5.B103:Exp5.B103 Exp5.B104:Exp5.B104 Exp5.C103:Exp5.C103 Exp5.C104:Exp5.C104 Exp5.D103:Exp5.D103 Exp5.D104:Exp5.D10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float" office:value="0.614018" calcext:value-type="float">
            <text:p>0.614018</text:p>
          </table:table-cell>
          <table:table-cell table:style-name="ce6" office:value-type="float" office:value="1.55231" calcext:value-type="float">
            <text:p>1.55231</text:p>
          </table:table-cell>
          <table:table-cell table:style-name="ce6" office:value-type="float" office:value="2.16625" calcext:value-type="float">
            <text:p>2.16625</text:p>
          </table:table-cell>
          <table:table-cell table:style-name="ce6" office:value-type="float" office:value="0.615353" calcext:value-type="float">
            <text:p>0.615353</text:p>
          </table:table-cell>
          <table:table-cell table:style-name="ce6" office:value-type="float" office:value="1.55516" calcext:value-type="float">
            <text:p>1.55516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0.624129" calcext:value-type="float">
            <text:p>0.624129</text:p>
          </table:table-cell>
          <table:table-cell table:style-name="ce6" office:value-type="float" office:value="1.51561" calcext:value-type="float">
            <text:p>1.51561</text:p>
          </table:table-cell>
          <table:table-cell table:style-name="ce6" office:value-type="float" office:value="2.13967" calcext:value-type="float">
            <text:p>2.13967</text:p>
          </table:table-cell>
          <table:table-cell table:style-name="ce6" office:value-type="float" office:value="0.625257" calcext:value-type="float">
            <text:p>0.625257</text:p>
          </table:table-cell>
          <table:table-cell table:style-name="ce6" office:value-type="float" office:value="1.51881" calcext:value-type="float">
            <text:p>1.51881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float" office:value="0.627164" calcext:value-type="float">
            <text:p>0.627164</text:p>
          </table:table-cell>
          <table:table-cell table:style-name="ce6" office:value-type="float" office:value="1.52963" calcext:value-type="float">
            <text:p>1.52963</text:p>
          </table:table-cell>
          <table:table-cell table:style-name="ce6" office:value-type="float" office:value="2.15672" calcext:value-type="float">
            <text:p>2.15672</text:p>
          </table:table-cell>
          <table:table-cell table:style-name="ce6" office:value-type="float" office:value="0.628349" calcext:value-type="float">
            <text:p>0.628349</text:p>
          </table:table-cell>
          <table:table-cell table:style-name="ce6" office:value-type="float" office:value="1.53253" calcext:value-type="float">
            <text:p>1.53253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0.645779" calcext:value-type="float">
            <text:p>0.645779</text:p>
          </table:table-cell>
          <table:table-cell table:style-name="ce6" office:value-type="float" office:value="1.43905" calcext:value-type="float">
            <text:p>1.43905</text:p>
          </table:table-cell>
          <table:table-cell table:style-name="ce6" office:value-type="float" office:value="2.08475" calcext:value-type="float">
            <text:p>2.08475</text:p>
          </table:table-cell>
          <table:table-cell table:style-name="ce6" office:value-type="float" office:value="0.646693" calcext:value-type="float">
            <text:p>0.646693</text:p>
          </table:table-cell>
          <table:table-cell table:style-name="ce6" office:value-type="float" office:value="1.44149" calcext:value-type="float">
            <text:p>1.44149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 office:value-type="float" office:value="0.638254" calcext:value-type="float">
            <text:p>0.638254</text:p>
          </table:table-cell>
          <table:table-cell table:style-name="ce6" office:value-type="float" office:value="1.53575" calcext:value-type="float">
            <text:p>1.53575</text:p>
          </table:table-cell>
          <table:table-cell table:style-name="ce6" office:value-type="float" office:value="2.17393" calcext:value-type="float">
            <text:p>2.17393</text:p>
          </table:table-cell>
          <table:table-cell table:style-name="ce6" office:value-type="float" office:value="0.639561" calcext:value-type="float">
            <text:p>0.639561</text:p>
          </table:table-cell>
          <table:table-cell table:style-name="ce6" office:value-type="float" office:value="1.53809" calcext:value-type="float">
            <text:p>1.53809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6" office:value-type="float" office:value="0.631633" calcext:value-type="float">
            <text:p>0.631633</text:p>
          </table:table-cell>
          <table:table-cell table:style-name="ce6" office:value-type="float" office:value="1.46427" calcext:value-type="float">
            <text:p>1.46427</text:p>
          </table:table-cell>
          <table:table-cell table:style-name="ce6" office:value-type="float" office:value="2.09584" calcext:value-type="float">
            <text:p>2.09584</text:p>
          </table:table-cell>
          <table:table-cell table:style-name="ce6" office:value-type="float" office:value="0.632822" calcext:value-type="float">
            <text:p>0.632822</text:p>
          </table:table-cell>
          <table:table-cell table:style-name="ce6" office:value-type="float" office:value="1.46759" calcext:value-type="float">
            <text:p>1.46759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float" office:value="0.619303" calcext:value-type="float">
            <text:p>0.619303</text:p>
          </table:table-cell>
          <table:table-cell table:style-name="ce6" office:value-type="float" office:value="1.45878" calcext:value-type="float">
            <text:p>1.45878</text:p>
          </table:table-cell>
          <table:table-cell table:style-name="ce6" office:value-type="float" office:value="2.07801" calcext:value-type="float">
            <text:p>2.07801</text:p>
          </table:table-cell>
          <table:table-cell table:style-name="ce6" office:value-type="float" office:value="0.620514" calcext:value-type="float">
            <text:p>0.620514</text:p>
          </table:table-cell>
          <table:table-cell table:style-name="ce6" office:value-type="float" office:value="1.46082" calcext:value-type="float">
            <text:p>1.46082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6" office:value-type="float" office:value="0.619632" calcext:value-type="float">
            <text:p>0.619632</text:p>
          </table:table-cell>
          <table:table-cell table:style-name="ce6" office:value-type="float" office:value="1.50159" calcext:value-type="float">
            <text:p>1.50159</text:p>
          </table:table-cell>
          <table:table-cell table:style-name="ce6" office:value-type="float" office:value="2.12115" calcext:value-type="float">
            <text:p>2.12115</text:p>
          </table:table-cell>
          <table:table-cell table:style-name="ce6" office:value-type="float" office:value="0.620816" calcext:value-type="float">
            <text:p>0.620816</text:p>
          </table:table-cell>
          <table:table-cell table:style-name="ce6" office:value-type="float" office:value="1.50532" calcext:value-type="float">
            <text:p>1.50532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0.644403" calcext:value-type="float">
            <text:p>0.644403</text:p>
          </table:table-cell>
          <table:table-cell table:style-name="ce6" office:value-type="float" office:value="1.4921" calcext:value-type="float">
            <text:p>1.4921</text:p>
          </table:table-cell>
          <table:table-cell table:style-name="ce6" office:value-type="float" office:value="2.13643" calcext:value-type="float">
            <text:p>2.13643</text:p>
          </table:table-cell>
          <table:table-cell table:style-name="ce6" office:value-type="float" office:value="0.645568" calcext:value-type="float">
            <text:p>0.645568</text:p>
          </table:table-cell>
          <table:table-cell table:style-name="ce6" office:value-type="float" office:value="1.49368" calcext:value-type="float">
            <text:p>1.49368</text:p>
          </table:table-cell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6" office:value-type="float" office:value="0.624817" calcext:value-type="float">
            <text:p>0.624817</text:p>
          </table:table-cell>
          <table:table-cell table:style-name="ce6" office:value-type="float" office:value="1.57243" calcext:value-type="float">
            <text:p>1.57243</text:p>
          </table:table-cell>
          <table:table-cell table:style-name="ce6" office:value-type="float" office:value="2.19718" calcext:value-type="float">
            <text:p>2.19718</text:p>
          </table:table-cell>
          <table:table-cell table:style-name="ce6" office:value-type="float" office:value="0.625814" calcext:value-type="float">
            <text:p>0.625814</text:p>
          </table:table-cell>
          <table:table-cell table:style-name="ce6" office:value-type="float" office:value="1.57445" calcext:value-type="float">
            <text:p>1.57445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6" office:value-type="float" office:value="0.614217" calcext:value-type="float">
            <text:p>0.614217</text:p>
          </table:table-cell>
          <table:table-cell table:style-name="ce6" office:value-type="float" office:value="1.49538" calcext:value-type="float">
            <text:p>1.49538</text:p>
          </table:table-cell>
          <table:table-cell table:style-name="ce6" office:value-type="float" office:value="2.10952" calcext:value-type="float">
            <text:p>2.10952</text:p>
          </table:table-cell>
          <table:table-cell table:style-name="ce6" office:value-type="float" office:value="0.61539" calcext:value-type="float">
            <text:p>0.61539</text:p>
          </table:table-cell>
          <table:table-cell table:style-name="ce6" office:value-type="float" office:value="1.50145" calcext:value-type="float">
            <text:p>1.50145</text:p>
          </table:table-cell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6" office:value-type="float" office:value="0.635645" calcext:value-type="float">
            <text:p>0.635645</text:p>
          </table:table-cell>
          <table:table-cell table:style-name="ce6" office:value-type="float" office:value="1.44823" calcext:value-type="float">
            <text:p>1.44823</text:p>
          </table:table-cell>
          <table:table-cell table:style-name="ce6" office:value-type="float" office:value="2.08381" calcext:value-type="float">
            <text:p>2.08381</text:p>
          </table:table-cell>
          <table:table-cell table:style-name="ce6" office:value-type="float" office:value="0.636929" calcext:value-type="float">
            <text:p>0.636929</text:p>
          </table:table-cell>
          <table:table-cell table:style-name="ce6" office:value-type="float" office:value="1.45102" calcext:value-type="float">
            <text:p>1.45102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6" office:value-type="float" office:value="0.637785" calcext:value-type="float">
            <text:p>0.637785</text:p>
          </table:table-cell>
          <table:table-cell table:style-name="ce6" office:value-type="float" office:value="1.56872" calcext:value-type="float">
            <text:p>1.56872</text:p>
          </table:table-cell>
          <table:table-cell table:style-name="ce6" office:value-type="float" office:value="2.20643" calcext:value-type="float">
            <text:p>2.20643</text:p>
          </table:table-cell>
          <table:table-cell table:style-name="ce6" office:value-type="float" office:value="0.638195" calcext:value-type="float">
            <text:p>0.638195</text:p>
          </table:table-cell>
          <table:table-cell table:style-name="ce6" office:value-type="float" office:value="1.57155" calcext:value-type="float">
            <text:p>1.57155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0.610029" calcext:value-type="float">
            <text:p>0.610029</text:p>
          </table:table-cell>
          <table:table-cell table:style-name="ce6" office:value-type="float" office:value="1.65789" calcext:value-type="float">
            <text:p>1.65789</text:p>
          </table:table-cell>
          <table:table-cell table:style-name="ce6" office:value-type="float" office:value="2.26785" calcext:value-type="float">
            <text:p>2.26785</text:p>
          </table:table-cell>
          <table:table-cell table:style-name="ce6" office:value-type="float" office:value="0.611051" calcext:value-type="float">
            <text:p>0.611051</text:p>
          </table:table-cell>
          <table:table-cell table:style-name="ce6" office:value-type="float" office:value="1.66105" calcext:value-type="float">
            <text:p>1.66105</text:p>
          </table:table-cell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 office:value-type="float" office:value="0.638108" calcext:value-type="float">
            <text:p>0.638108</text:p>
          </table:table-cell>
          <table:table-cell table:style-name="ce6" office:value-type="float" office:value="1.48018" calcext:value-type="float">
            <text:p>1.48018</text:p>
          </table:table-cell>
          <table:table-cell table:style-name="ce6" office:value-type="float" office:value="2.11822" calcext:value-type="float">
            <text:p>2.11822</text:p>
          </table:table-cell>
          <table:table-cell table:style-name="ce6" office:value-type="float" office:value="0.639323" calcext:value-type="float">
            <text:p>0.639323</text:p>
          </table:table-cell>
          <table:table-cell table:style-name="ce6" office:value-type="float" office:value="1.48371" calcext:value-type="float">
            <text:p>1.48371</text:p>
          </table:table-cell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float" office:value="0.647491" calcext:value-type="float">
            <text:p>0.647491</text:p>
          </table:table-cell>
          <table:table-cell table:style-name="ce6" office:value-type="float" office:value="1.48951" calcext:value-type="float">
            <text:p>1.48951</text:p>
          </table:table-cell>
          <table:table-cell table:style-name="ce6" office:value-type="float" office:value="2.13693" calcext:value-type="float">
            <text:p>2.13693</text:p>
          </table:table-cell>
          <table:table-cell table:style-name="ce6" office:value-type="float" office:value="0.648675" calcext:value-type="float">
            <text:p>0.648675</text:p>
          </table:table-cell>
          <table:table-cell table:style-name="ce6" office:value-type="float" office:value="1.49251" calcext:value-type="float">
            <text:p>1.49251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 office:value-type="float" office:value="0.617363" calcext:value-type="float">
            <text:p>0.617363</text:p>
          </table:table-cell>
          <table:table-cell table:style-name="ce6" office:value-type="float" office:value="1.52876" calcext:value-type="float">
            <text:p>1.52876</text:p>
          </table:table-cell>
          <table:table-cell table:style-name="ce6" office:value-type="float" office:value="2.14605" calcext:value-type="float">
            <text:p>2.14605</text:p>
          </table:table-cell>
          <table:table-cell table:style-name="ce6" office:value-type="float" office:value="0.618528" calcext:value-type="float">
            <text:p>0.618528</text:p>
          </table:table-cell>
          <table:table-cell table:style-name="ce6" office:value-type="float" office:value="1.53147" calcext:value-type="float">
            <text:p>1.53147</text:p>
          </table:table-cell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6" office:value-type="float" office:value="0.622837" calcext:value-type="float">
            <text:p>0.622837</text:p>
          </table:table-cell>
          <table:table-cell table:style-name="ce6" office:value-type="float" office:value="1.44677" calcext:value-type="float">
            <text:p>1.44677</text:p>
          </table:table-cell>
          <table:table-cell table:style-name="ce6" office:value-type="float" office:value="2.06954" calcext:value-type="float">
            <text:p>2.06954</text:p>
          </table:table-cell>
          <table:table-cell table:style-name="ce6" office:value-type="float" office:value="0.623872" calcext:value-type="float">
            <text:p>0.623872</text:p>
          </table:table-cell>
          <table:table-cell table:style-name="ce6" office:value-type="float" office:value="1.44999" calcext:value-type="float">
            <text:p>1.44999</text:p>
          </table:table-cell>
          <table:table-cell>
            <draw:frame table:end-cell-address="Exp5.L102" table:end-x="52.24pt" table:end-y="10.46pt" draw:z-index="1" draw:name="Chart 10" draw:style-name="gr1" draw:text-style-name="P1" svg:width="449.97pt" svg:height="278.22pt" svg:x="3pt" svg:y="0pt">
              <draw:object draw:notify-on-update-of-ranges="Exp5.E103:Exp5.E103 Exp5.E104:Exp5.E104 Exp5.F103:Exp5.F103 Exp5.F104:Exp5.F104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 office:value-type="float" office:value="0.628683" calcext:value-type="float">
            <text:p>0.628683</text:p>
          </table:table-cell>
          <table:table-cell table:style-name="ce6" office:value-type="float" office:value="1.48714" calcext:value-type="float">
            <text:p>1.48714</text:p>
          </table:table-cell>
          <table:table-cell table:style-name="ce6" office:value-type="float" office:value="2.11575" calcext:value-type="float">
            <text:p>2.11575</text:p>
          </table:table-cell>
          <table:table-cell table:style-name="ce6" office:value-type="float" office:value="0.629818" calcext:value-type="float">
            <text:p>0.629818</text:p>
          </table:table-cell>
          <table:table-cell table:style-name="ce6" office:value-type="float" office:value="1.49018" calcext:value-type="float">
            <text:p>1.49018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6" office:value-type="float" office:value="0.627583" calcext:value-type="float">
            <text:p>0.627583</text:p>
          </table:table-cell>
          <table:table-cell table:style-name="ce6" office:value-type="float" office:value="1.50004" calcext:value-type="float">
            <text:p>1.50004</text:p>
          </table:table-cell>
          <table:table-cell table:style-name="ce6" office:value-type="float" office:value="2.12755" calcext:value-type="float">
            <text:p>2.12755</text:p>
          </table:table-cell>
          <table:table-cell table:style-name="ce6" office:value-type="float" office:value="0.628621" calcext:value-type="float">
            <text:p>0.628621</text:p>
          </table:table-cell>
          <table:table-cell table:style-name="ce6" office:value-type="float" office:value="1.50295" calcext:value-type="float">
            <text:p>1.50295</text:p>
          </table:table-cell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 office:value-type="float" office:value="0.61564" calcext:value-type="float">
            <text:p>0.61564</text:p>
          </table:table-cell>
          <table:table-cell table:style-name="ce6" office:value-type="float" office:value="1.45895" calcext:value-type="float">
            <text:p>1.45895</text:p>
          </table:table-cell>
          <table:table-cell table:style-name="ce6" office:value-type="float" office:value="2.07452" calcext:value-type="float">
            <text:p>2.07452</text:p>
          </table:table-cell>
          <table:table-cell table:style-name="ce6" office:value-type="float" office:value="0.616814" calcext:value-type="float">
            <text:p>0.616814</text:p>
          </table:table-cell>
          <table:table-cell table:style-name="ce6" office:value-type="float" office:value="1.46176" calcext:value-type="float">
            <text:p>1.46176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6" office:value-type="float" office:value="0.630545" calcext:value-type="float">
            <text:p>0.630545</text:p>
          </table:table-cell>
          <table:table-cell table:style-name="ce6" office:value-type="float" office:value="1.47262" calcext:value-type="float">
            <text:p>1.47262</text:p>
          </table:table-cell>
          <table:table-cell table:style-name="ce6" office:value-type="float" office:value="2.10309" calcext:value-type="float">
            <text:p>2.10309</text:p>
          </table:table-cell>
          <table:table-cell table:style-name="ce6" office:value-type="float" office:value="0.631696" calcext:value-type="float">
            <text:p>0.631696</text:p>
          </table:table-cell>
          <table:table-cell table:style-name="ce6" office:value-type="float" office:value="1.47567" calcext:value-type="float">
            <text:p>1.47567</text:p>
          </table:table-cell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 office:value-type="float" office:value="0.648018" calcext:value-type="float">
            <text:p>0.648018</text:p>
          </table:table-cell>
          <table:table-cell table:style-name="ce6" office:value-type="float" office:value="1.58927" calcext:value-type="float">
            <text:p>1.58927</text:p>
          </table:table-cell>
          <table:table-cell table:style-name="ce6" office:value-type="float" office:value="2.23722" calcext:value-type="float">
            <text:p>2.23722</text:p>
          </table:table-cell>
          <table:table-cell table:style-name="ce6" office:value-type="float" office:value="0.649819" calcext:value-type="float">
            <text:p>0.649819</text:p>
          </table:table-cell>
          <table:table-cell table:style-name="ce6" office:value-type="float" office:value="1.59294" calcext:value-type="float">
            <text:p>1.59294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float" office:value="0.659879" calcext:value-type="float">
            <text:p>0.659879</text:p>
          </table:table-cell>
          <table:table-cell table:style-name="ce6" office:value-type="float" office:value="1.47106" calcext:value-type="float">
            <text:p>1.47106</text:p>
          </table:table-cell>
          <table:table-cell table:style-name="ce6" office:value-type="float" office:value="2.13087" calcext:value-type="float">
            <text:p>2.13087</text:p>
          </table:table-cell>
          <table:table-cell table:style-name="ce6" office:value-type="float" office:value="0.661164" calcext:value-type="float">
            <text:p>0.661164</text:p>
          </table:table-cell>
          <table:table-cell table:style-name="ce6" office:value-type="float" office:value="1.47324" calcext:value-type="float">
            <text:p>1.47324</text:p>
          </table:table-cell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6" office:value-type="float" office:value="0.602317" calcext:value-type="float">
            <text:p>0.602317</text:p>
          </table:table-cell>
          <table:table-cell table:style-name="ce6" office:value-type="float" office:value="1.51936" calcext:value-type="float">
            <text:p>1.51936</text:p>
          </table:table-cell>
          <table:table-cell table:style-name="ce6" office:value-type="float" office:value="2.12161" calcext:value-type="float">
            <text:p>2.12161</text:p>
          </table:table-cell>
          <table:table-cell table:style-name="ce6" office:value-type="float" office:value="0.603491" calcext:value-type="float">
            <text:p>0.603491</text:p>
          </table:table-cell>
          <table:table-cell table:style-name="ce6" office:value-type="float" office:value="1.52217" calcext:value-type="float">
            <text:p>1.52217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6" office:value-type="float" office:value="0.603012" calcext:value-type="float">
            <text:p>0.603012</text:p>
          </table:table-cell>
          <table:table-cell table:style-name="ce6" office:value-type="float" office:value="1.44666" calcext:value-type="float">
            <text:p>1.44666</text:p>
          </table:table-cell>
          <table:table-cell table:style-name="ce6" office:value-type="float" office:value="2.0496" calcext:value-type="float">
            <text:p>2.0496</text:p>
          </table:table-cell>
          <table:table-cell table:style-name="ce6" office:value-type="float" office:value="0.604192" calcext:value-type="float">
            <text:p>0.604192</text:p>
          </table:table-cell>
          <table:table-cell table:style-name="ce6" office:value-type="float" office:value="1.44967" calcext:value-type="float">
            <text:p>1.44967</text:p>
          </table:table-cell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float" office:value="0.633167" calcext:value-type="float">
            <text:p>0.633167</text:p>
          </table:table-cell>
          <table:table-cell table:style-name="ce6" office:value-type="float" office:value="1.5461" calcext:value-type="float">
            <text:p>1.5461</text:p>
          </table:table-cell>
          <table:table-cell table:style-name="ce6" office:value-type="float" office:value="2.17919" calcext:value-type="float">
            <text:p>2.17919</text:p>
          </table:table-cell>
          <table:table-cell table:style-name="ce6" office:value-type="float" office:value="0.634302" calcext:value-type="float">
            <text:p>0.634302</text:p>
          </table:table-cell>
          <table:table-cell table:style-name="ce6" office:value-type="float" office:value="1.54915" calcext:value-type="float">
            <text:p>1.54915</text:p>
          </table:table-cell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" office:value-type="float" office:value="0.631731" calcext:value-type="float">
            <text:p>0.631731</text:p>
          </table:table-cell>
          <table:table-cell table:style-name="ce6" office:value-type="float" office:value="1.56856" calcext:value-type="float">
            <text:p>1.56856</text:p>
          </table:table-cell>
          <table:table-cell table:style-name="ce6" office:value-type="float" office:value="2.20022" calcext:value-type="float">
            <text:p>2.20022</text:p>
          </table:table-cell>
          <table:table-cell table:style-name="ce6" office:value-type="float" office:value="0.632714" calcext:value-type="float">
            <text:p>0.632714</text:p>
          </table:table-cell>
          <table:table-cell table:style-name="ce6" office:value-type="float" office:value="1.57118" calcext:value-type="float">
            <text:p>1.57118</text:p>
          </table:table-cell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 office:value-type="float" office:value="0.620961" calcext:value-type="float">
            <text:p>0.620961</text:p>
          </table:table-cell>
          <table:table-cell table:style-name="ce6" office:value-type="float" office:value="1.42771" calcext:value-type="float">
            <text:p>1.42771</text:p>
          </table:table-cell>
          <table:table-cell table:style-name="ce6" office:value-type="float" office:value="2.0486" calcext:value-type="float">
            <text:p>2.0486</text:p>
          </table:table-cell>
          <table:table-cell table:style-name="ce6" office:value-type="float" office:value="0.622196" calcext:value-type="float">
            <text:p>0.622196</text:p>
          </table:table-cell>
          <table:table-cell table:style-name="ce6" office:value-type="float" office:value="1.43047" calcext:value-type="float">
            <text:p>1.43047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6" office:value-type="float" office:value="0.619072" calcext:value-type="float">
            <text:p>0.619072</text:p>
          </table:table-cell>
          <table:table-cell table:style-name="ce6" office:value-type="float" office:value="1.46833" calcext:value-type="float">
            <text:p>1.46833</text:p>
          </table:table-cell>
          <table:table-cell table:style-name="ce6" office:value-type="float" office:value="2.08734" calcext:value-type="float">
            <text:p>2.08734</text:p>
          </table:table-cell>
          <table:table-cell table:style-name="ce6" office:value-type="float" office:value="0.620205" calcext:value-type="float">
            <text:p>0.620205</text:p>
          </table:table-cell>
          <table:table-cell table:style-name="ce6" office:value-type="float" office:value="1.47151" calcext:value-type="float">
            <text:p>1.47151</text:p>
          </table:table-cell>
          <table:table-cell table:number-columns-repeated="10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" office:value-type="float" office:value="0.642653" calcext:value-type="float">
            <text:p>0.642653</text:p>
          </table:table-cell>
          <table:table-cell table:style-name="ce6" office:value-type="float" office:value="1.50913" calcext:value-type="float">
            <text:p>1.50913</text:p>
          </table:table-cell>
          <table:table-cell table:style-name="ce6" office:value-type="float" office:value="2.15171" calcext:value-type="float">
            <text:p>2.15171</text:p>
          </table:table-cell>
          <table:table-cell table:style-name="ce6" office:value-type="float" office:value="0.643566" calcext:value-type="float">
            <text:p>0.643566</text:p>
          </table:table-cell>
          <table:table-cell table:style-name="ce6" office:value-type="float" office:value="1.51291" calcext:value-type="float">
            <text:p>1.51291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6" office:value-type="float" office:value="0.629454" calcext:value-type="float">
            <text:p>0.629454</text:p>
          </table:table-cell>
          <table:table-cell table:style-name="ce6" office:value-type="float" office:value="1.56465" calcext:value-type="float">
            <text:p>1.56465</text:p>
          </table:table-cell>
          <table:table-cell table:style-name="ce6" office:value-type="float" office:value="2.19404" calcext:value-type="float">
            <text:p>2.19404</text:p>
          </table:table-cell>
          <table:table-cell table:style-name="ce6" office:value-type="float" office:value="0.630581" calcext:value-type="float">
            <text:p>0.630581</text:p>
          </table:table-cell>
          <table:table-cell table:style-name="ce6" office:value-type="float" office:value="1.56918" calcext:value-type="float">
            <text:p>1.56918</text:p>
          </table:table-cell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6" office:value-type="float" office:value="0.601136" calcext:value-type="float">
            <text:p>0.601136</text:p>
          </table:table-cell>
          <table:table-cell table:style-name="ce6" office:value-type="float" office:value="1.50133" calcext:value-type="float">
            <text:p>1.50133</text:p>
          </table:table-cell>
          <table:table-cell table:style-name="ce6" office:value-type="float" office:value="2.1024" calcext:value-type="float">
            <text:p>2.1024</text:p>
          </table:table-cell>
          <table:table-cell table:style-name="ce6" office:value-type="float" office:value="0.602422" calcext:value-type="float">
            <text:p>0.602422</text:p>
          </table:table-cell>
          <table:table-cell table:style-name="ce6" office:value-type="float" office:value="1.50447" calcext:value-type="float">
            <text:p>1.50447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0.618193" calcext:value-type="float">
            <text:p>0.618193</text:p>
          </table:table-cell>
          <table:table-cell table:style-name="ce6" office:value-type="float" office:value="1.43588" calcext:value-type="float">
            <text:p>1.43588</text:p>
          </table:table-cell>
          <table:table-cell table:style-name="ce6" office:value-type="float" office:value="2.054" calcext:value-type="float">
            <text:p>2.054</text:p>
          </table:table-cell>
          <table:table-cell table:style-name="ce6" office:value-type="float" office:value="0.619241" calcext:value-type="float">
            <text:p>0.619241</text:p>
          </table:table-cell>
          <table:table-cell table:style-name="ce6" office:value-type="float" office:value="1.43845" calcext:value-type="float">
            <text:p>1.43845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5" office:value-type="string" calcext:value-type="string">
            <text:p>Q1_Sojourn</text:p>
          </table:table-cell>
          <table:table-cell table:style-name="ce5" office:value-type="string" calcext:value-type="string">
            <text:p>Q2_Sojourn</text:p>
          </table:table-cell>
          <table:table-cell table:style-name="ce5" office:value-type="string" calcext:value-type="string">
            <text:p>Total_Sojourn</text:p>
          </table:table-cell>
          <table:table-cell table:style-name="ce5" office:value-type="string" calcext:value-type="string">
            <text:p>Q1_#Jobs</text:p>
          </table:table-cell>
          <table:table-cell table:style-name="ce5" office:value-type="string" calcext:value-type="string">
            <text:p>Q2_#Job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2:.B101])" office:value-type="float" office:value="0.62662001" calcext:value-type="float">
            <text:p>0.62662001</text:p>
          </table:table-cell>
          <table:table-cell table:style-name="ce7" table:formula="of:=AVERAGE([.C2:.C101])" office:value-type="float" office:value="1.5054334" calcext:value-type="float">
            <text:p>1.5054334</text:p>
          </table:table-cell>
          <table:table-cell table:style-name="ce7" table:formula="of:=AVERAGE([.D2:.D101])" office:value-type="float" office:value="2.1319832" calcext:value-type="float">
            <text:p>2.1319832</text:p>
          </table:table-cell>
          <table:table-cell table:style-name="ce7" table:formula="of:=AVERAGE([.E2:.E101])" office:value-type="float" office:value="0.62775249" calcext:value-type="float">
            <text:p>0.62775249</text:p>
          </table:table-cell>
          <table:table-cell table:style-name="ce7" table:formula="of:=AVERAGE([.F2:.F101])" office:value-type="float" office:value="1.5083657" calcext:value-type="float">
            <text:p>1.508365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TDEV</text:p>
          </table:table-cell>
          <table:table-cell table:style-name="ce7" table:formula="of:=STDEV([.B2:.B101])" office:value-type="float" office:value="0.0134989654841144" calcext:value-type="float">
            <text:p>0.013498965484115</text:p>
          </table:table-cell>
          <table:table-cell table:style-name="ce7" table:formula="of:=STDEV([.C2:.C101])" office:value-type="float" office:value="0.0540727074161553" calcext:value-type="float">
            <text:p>0.054072707416155</text:p>
          </table:table-cell>
          <table:table-cell table:style-name="ce7" table:formula="of:=STDEV([.D2:.D101])" office:value-type="float" office:value="0.0565471627931906" calcext:value-type="float">
            <text:p>0.056547162793191</text:p>
          </table:table-cell>
          <table:table-cell table:style-name="ce7" table:formula="of:=STDEV([.E2:.E101])" office:value-type="float" office:value="0.013518853484869" calcext:value-type="float">
            <text:p>0.013518853484869</text:p>
          </table:table-cell>
          <table:table-cell table:style-name="ce7" table:formula="of:=STDEV([.F2:.F101])" office:value-type="float" office:value="0.0541330346173091" calcext:value-type="float">
            <text:p>0.05413303461730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95% Confidence Interval</text:p>
          </table:table-cell>
          <table:table-cell table:style-name="ce7" table:formula="of:=TINV(1-0.95; [.$A$101]-1)*[.B105]/SQRT([.$A$101])" office:value-type="float" office:value="0.00267848761424599" calcext:value-type="float">
            <text:p>0.002678487614246</text:p>
          </table:table-cell>
          <table:table-cell table:style-name="ce7" table:formula="of:=TINV(1-0.95; [.$A$101]-1)*[.C105]/SQRT([.$A$101])" office:value-type="float" office:value="0.0107291982673308" calcext:value-type="float">
            <text:p>0.010729198267331</text:p>
          </table:table-cell>
          <table:table-cell table:style-name="ce7" table:formula="of:=TINV(1-0.95; [.$A$101]-1)*[.D105]/SQRT([.$A$101])" office:value-type="float" office:value="0.0112201838978366" calcext:value-type="float">
            <text:p>0.011220183897837</text:p>
          </table:table-cell>
          <table:table-cell table:style-name="ce7" table:formula="of:=TINV(1-0.95; [.$A$101]-1)*[.E105]/SQRT([.$A$101])" office:value-type="float" office:value="0.00268243382506902" calcext:value-type="float">
            <text:p>0.002682433825069</text:p>
          </table:table-cell>
          <table:table-cell table:style-name="ce7" table:formula="of:=TINV(1-0.95; [.$A$101]-1)*[.F105]/SQRT([.$A$101])" office:value-type="float" office:value="0.0107411684928479" calcext:value-type="float">
            <text:p>0.010741168492848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1" style:display-name="PageStyle_Ex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2" style:display-name="PageStyle_Exp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3" style:display-name="PageStyle_Ex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4" style:display-name="PageStyle_Exp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5" style:display-name="PageStyle_Exp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191" meta:object-count="10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error-category="constan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error-category="constant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error-lower-limit="0.07710904025" chart:error-upper-limit="0.07710904025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onstant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chart-properties chart:error-lower-limit="0.345892143" chart:error-upper-limit="0.345892143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onstant"/>
      <style:graphic-properties draw:stroke="none" draw:fill-color="#fbbc04"/>
      <style:text-properties fo:font-size="10pt" style:font-size-asian="10pt" style:font-size-complex="10pt"/>
    </style:style>
    <style:style style:name="ch14" style:family="chart">
      <style:chart-properties chart:error-lower-limit="0.3637836048" chart:error-upper-limit="0.3637836048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003cm" svg:y="4.111cm" style:legend-expansion="high" chart:style-name="ch2"/>
        <chart:plot-area chart:style-name="ch3" table:cell-range-address="Exp1.B103:Exp1.D104" chart:data-source-has-labels="row" svg:x="1.377cm" svg:y="0.196cm" svg:width="11.309cm" svg:height="8.394cm">
          <chartooo:coordinate-region svg:x="1.848cm" svg:y="0.395cm" svg:width="10.838cm" svg:height="7.996cm"/>
          <chart:axis chart:dimension="x" chart:name="primary-x" chart:style-name="ch4">
            <chart:title svg:x="4.996cm" svg:y="8.787cm" chart:style-name="ch5">
              <text:p>Queues or Whole System</text:p>
            </chart:title>
          </chart:axis>
          <chart:axis chart:dimension="y" chart:name="primary-y" chart:style-name="ch6">
            <chart:title svg:x="0.451cm" svg:y="5.674cm" chart:style-name="ch7">
              <text:p>Sojourn Time(s)</text:p>
            </chart:title>
            <chart:grid chart:style-name="ch8" chart:class="major"/>
          </chart:axis>
          <chart:series chart:style-name="ch9" chart:values-cell-range-address="Exp1.B104:Exp1.B104" chart:label-cell-address="Exp1.B103:Exp1.B103" chart:class="chart:bar">
            <chart:error-indicator chart:style-name="ch10" chart:dimension="y"/>
            <chart:data-point/>
          </chart:series>
          <chart:series chart:style-name="ch11" chart:values-cell-range-address="Exp1.C104:Exp1.C104" chart:label-cell-address="Exp1.C103:Exp1.C103" chart:class="chart:bar">
            <chart:error-indicator chart:style-name="ch12" chart:dimension="y"/>
            <chart:data-point/>
          </chart:series>
          <chart:series chart:style-name="ch13" chart:values-cell-range-address="Exp1.D104:Exp1.D104" chart:label-cell-address="Exp1.D103:Exp1.D103" chart:class="chart:bar">
            <chart:error-indicator chart:style-name="ch14" chart:dimension="y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_Sojourn</text:p>
                <draw:g>
                  <svg:desc>Exp1.B103:Exp1.B103</svg:desc>
                </draw:g>
              </table:table-cell>
              <table:table-cell office:value-type="string">
                <text:p>Q2_Sojourn</text:p>
                <draw:g>
                  <svg:desc>Exp1.C103:Exp1.C103</svg:desc>
                </draw:g>
              </table:table-cell>
              <table:table-cell office:value-type="string">
                <text:p>Total_Sojourn</text:p>
                <draw:g>
                  <svg:desc>Exp1.D103:Exp1.D10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9777357">
                <text:p>3.9777357</text:p>
                <draw:g>
                  <svg:desc>Exp1.B104:Exp1.B104</svg:desc>
                </draw:g>
              </table:table-cell>
              <table:table-cell office:value-type="float" office:value="9.0437905">
                <text:p>9.0437905</text:p>
                <draw:g>
                  <svg:desc>Exp1.C104:Exp1.C104</svg:desc>
                </draw:g>
              </table:table-cell>
              <table:table-cell office:value-type="float" office:value="13.0214352">
                <text:p>13.0214352</text:p>
                <draw:g>
                  <svg:desc>Exp1.D104:Exp1.D10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error-category="constan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error-category="constant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error-lower-limit="0.002682433825" chart:error-upper-limit="0.002682433825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onstant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chart-properties chart:error-lower-limit="0.01074116849" chart:error-upper-limit="0.01074116849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4.36cm" style:legend-expansion="high" chart:style-name="ch2"/>
        <chart:plot-area chart:style-name="ch3" table:cell-range-address="Exp5.E103:Exp5.F104" chart:data-source-has-labels="row" svg:x="1.377cm" svg:y="0.196cm" svg:width="11.865cm" svg:height="8.394cm">
          <chartooo:coordinate-region svg:x="1.954cm" svg:y="0.395cm" svg:width="11.288cm" svg:height="7.996cm"/>
          <chart:axis chart:dimension="x" chart:name="primary-x" chart:style-name="ch4">
            <chart:title svg:x="6.649cm" svg:y="8.787cm" chart:style-name="ch5">
              <text:p>Queues</text:p>
            </chart:title>
          </chart:axis>
          <chart:axis chart:dimension="y" chart:name="primary-y" chart:style-name="ch6">
            <chart:title svg:x="0.451cm" svg:y="5.873cm" chart:style-name="ch7">
              <text:p>Number of Jobs(#)</text:p>
            </chart:title>
            <chart:grid chart:style-name="ch8" chart:class="major"/>
          </chart:axis>
          <chart:series chart:style-name="ch9" chart:values-cell-range-address="Exp5.E104:Exp5.E104" chart:label-cell-address="Exp5.E103:Exp5.E103" chart:class="chart:bar">
            <chart:error-indicator chart:style-name="ch10" chart:dimension="y"/>
            <chart:data-point/>
          </chart:series>
          <chart:series chart:style-name="ch11" chart:values-cell-range-address="Exp5.F104:Exp5.F104" chart:label-cell-address="Exp5.F103:Exp5.F103" chart:class="chart:bar">
            <chart:error-indicator chart:style-name="ch12" chart:dimension="y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_#Jobs</text:p>
                <draw:g>
                  <svg:desc>Exp5.E103:Exp5.E103</svg:desc>
                </draw:g>
              </table:table-cell>
              <table:table-cell office:value-type="string">
                <text:p>Q2_#Jobs</text:p>
                <draw:g>
                  <svg:desc>Exp5.F103:Exp5.F10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2775249">
                <text:p>0.62775249</text:p>
                <draw:g>
                  <svg:desc>Exp5.E104:Exp5.E104</svg:desc>
                </draw:g>
              </table:table-cell>
              <table:table-cell office:value-type="float" office:value="1.5083657">
                <text:p>1.5083657</text:p>
                <draw:g>
                  <svg:desc>Exp5.F104:Exp5.F104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error-category="constan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error-category="constant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error-lower-limit="0.08173782529" chart:error-upper-limit="0.08173782529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onstant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chart-properties chart:error-lower-limit="0.3518925589" chart:error-upper-limit="0.3518925589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4.36cm" style:legend-expansion="high" chart:style-name="ch2"/>
        <chart:plot-area chart:style-name="ch3" table:cell-range-address="Exp1.E103:Exp1.F104" chart:data-source-has-labels="row" svg:x="1.377cm" svg:y="0.196cm" svg:width="11.865cm" svg:height="8.394cm">
          <chartooo:coordinate-region svg:x="1.848cm" svg:y="0.395cm" svg:width="11.394cm" svg:height="7.996cm"/>
          <chart:axis chart:dimension="x" chart:name="primary-x" chart:style-name="ch4">
            <chart:title svg:x="6.649cm" svg:y="8.787cm" chart:style-name="ch5">
              <text:p>Queues</text:p>
            </chart:title>
          </chart:axis>
          <chart:axis chart:dimension="y" chart:name="primary-y" chart:style-name="ch6">
            <chart:title svg:x="0.451cm" svg:y="5.873cm" chart:style-name="ch7">
              <text:p>Number of Jobs(#)</text:p>
            </chart:title>
            <chart:grid chart:style-name="ch8" chart:class="major"/>
          </chart:axis>
          <chart:series chart:style-name="ch9" chart:values-cell-range-address="Exp1.E104:Exp1.E104" chart:label-cell-address="Exp1.E103:Exp1.E103" chart:class="chart:bar">
            <chart:error-indicator chart:style-name="ch10" chart:dimension="y"/>
            <chart:data-point/>
          </chart:series>
          <chart:series chart:style-name="ch11" chart:values-cell-range-address="Exp1.F104:Exp1.F104" chart:label-cell-address="Exp1.F103:Exp1.F103" chart:class="chart:bar">
            <chart:error-indicator chart:style-name="ch12" chart:dimension="y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_#Jobs</text:p>
                <draw:g>
                  <svg:desc>Exp1.E103:Exp1.E103</svg:desc>
                </draw:g>
              </table:table-cell>
              <table:table-cell office:value-type="string">
                <text:p>Q2_#Jobs</text:p>
                <draw:g>
                  <svg:desc>Exp1.F103:Exp1.F10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9913549">
                <text:p>3.9913549</text:p>
                <draw:g>
                  <svg:desc>Exp1.E104:Exp1.E104</svg:desc>
                </draw:g>
              </table:table-cell>
              <table:table-cell office:value-type="float" office:value="9.0635784">
                <text:p>9.0635784</text:p>
                <draw:g>
                  <svg:desc>Exp1.F104:Exp1.F10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error-category="constan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error-category="constant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error-lower-limit="0.003417442111" chart:error-upper-limit="0.003417442111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onstant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chart-properties chart:error-lower-limit="0.0003064067008" chart:error-upper-limit="0.0003064067008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onstant"/>
      <style:graphic-properties draw:stroke="none" draw:fill-color="#fbbc04"/>
      <style:text-properties fo:font-size="10pt" style:font-size-asian="10pt" style:font-size-complex="10pt"/>
    </style:style>
    <style:style style:name="ch14" style:family="chart">
      <style:chart-properties chart:error-lower-limit="0.003492936559" chart:error-upper-limit="0.003492936559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003cm" svg:y="4.111cm" style:legend-expansion="high" chart:style-name="ch2"/>
        <chart:plot-area chart:style-name="ch3" table:cell-range-address="Exp2.B103:Exp2.D104" chart:data-source-has-labels="row" svg:x="1.377cm" svg:y="0.196cm" svg:width="11.309cm" svg:height="8.394cm">
          <chartooo:coordinate-region svg:x="2.139cm" svg:y="0.396cm" svg:width="10.547cm" svg:height="7.995cm"/>
          <chart:axis chart:dimension="x" chart:name="primary-x" chart:style-name="ch4">
            <chart:title svg:x="4.996cm" svg:y="8.787cm" chart:style-name="ch5">
              <text:p>Queues or Whole System</text:p>
            </chart:title>
          </chart:axis>
          <chart:axis chart:dimension="y" chart:name="primary-y" chart:style-name="ch6">
            <chart:title svg:x="0.451cm" svg:y="5.674cm" chart:style-name="ch7">
              <text:p>Sojourn Time(s)</text:p>
            </chart:title>
            <chart:grid chart:style-name="ch8" chart:class="major"/>
          </chart:axis>
          <chart:series chart:style-name="ch9" chart:values-cell-range-address="Exp2.B104:Exp2.B104" chart:label-cell-address="Exp2.B103:Exp2.B103" chart:class="chart:bar">
            <chart:error-indicator chart:style-name="ch10" chart:dimension="y"/>
            <chart:data-point/>
          </chart:series>
          <chart:series chart:style-name="ch11" chart:values-cell-range-address="Exp2.C104:Exp2.C104" chart:label-cell-address="Exp2.C103:Exp2.C103" chart:class="chart:bar">
            <chart:error-indicator chart:style-name="ch12" chart:dimension="y"/>
            <chart:data-point/>
          </chart:series>
          <chart:series chart:style-name="ch13" chart:values-cell-range-address="Exp2.D104:Exp2.D104" chart:label-cell-address="Exp2.D103:Exp2.D103" chart:class="chart:bar">
            <chart:error-indicator chart:style-name="ch14" chart:dimension="y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_Sojourn</text:p>
                <draw:g>
                  <svg:desc>Exp2.B103:Exp2.B103</svg:desc>
                </draw:g>
              </table:table-cell>
              <table:table-cell office:value-type="string">
                <text:p>Q2_Sojourn</text:p>
                <draw:g>
                  <svg:desc>Exp2.C103:Exp2.C103</svg:desc>
                </draw:g>
              </table:table-cell>
              <table:table-cell office:value-type="string">
                <text:p>Total_Sojourn</text:p>
                <draw:g>
                  <svg:desc>Exp2.D103:Exp2.D10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3457761">
                <text:p>0.33457761</text:p>
                <draw:g>
                  <svg:desc>Exp2.B104:Exp2.B104</svg:desc>
                </draw:g>
              </table:table-cell>
              <table:table-cell office:value-type="float" office:value="0.076615339">
                <text:p>0.076615339</text:p>
                <draw:g>
                  <svg:desc>Exp2.C104:Exp2.C104</svg:desc>
                </draw:g>
              </table:table-cell>
              <table:table-cell office:value-type="float" office:value="0.41118793">
                <text:p>0.41118793</text:p>
                <draw:g>
                  <svg:desc>Exp2.D104:Exp2.D10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error-category="constan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error-category="constant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error-lower-limit="0.02669842266" chart:error-upper-limit="0.02669842266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onstant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chart-properties chart:error-lower-limit="0.002669495431" chart:error-upper-limit="0.002669495431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4.36cm" style:legend-expansion="high" chart:style-name="ch2"/>
        <chart:plot-area chart:style-name="ch3" table:cell-range-address="Exp2.E103:Exp2.F104" chart:data-source-has-labels="row" svg:x="1.377cm" svg:y="0.196cm" svg:width="11.865cm" svg:height="8.394cm">
          <chartooo:coordinate-region svg:x="1.954cm" svg:y="0.395cm" svg:width="11.288cm" svg:height="7.996cm"/>
          <chart:axis chart:dimension="x" chart:name="primary-x" chart:style-name="ch4">
            <chart:title svg:x="6.649cm" svg:y="8.787cm" chart:style-name="ch5">
              <text:p>Queues</text:p>
            </chart:title>
          </chart:axis>
          <chart:axis chart:dimension="y" chart:name="primary-y" chart:style-name="ch6">
            <chart:title svg:x="0.451cm" svg:y="5.873cm" chart:style-name="ch7">
              <text:p>Number of Jobs(#)</text:p>
            </chart:title>
            <chart:grid chart:style-name="ch8" chart:class="major"/>
          </chart:axis>
          <chart:series chart:style-name="ch9" chart:values-cell-range-address="Exp2.E104:Exp2.E104" chart:label-cell-address="Exp2.E103:Exp2.E103" chart:class="chart:bar">
            <chart:error-indicator chart:style-name="ch10" chart:dimension="y"/>
            <chart:data-point/>
          </chart:series>
          <chart:series chart:style-name="ch11" chart:values-cell-range-address="Exp2.F104:Exp2.F104" chart:label-cell-address="Exp2.F103:Exp2.F103" chart:class="chart:bar">
            <chart:error-indicator chart:style-name="ch12" chart:dimension="y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_#Jobs</text:p>
                <draw:g>
                  <svg:desc>Exp2.E103:Exp2.E103</svg:desc>
                </draw:g>
              </table:table-cell>
              <table:table-cell office:value-type="string">
                <text:p>Q2_#Jobs</text:p>
                <draw:g>
                  <svg:desc>Exp2.F103:Exp2.F10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3491214">
                <text:p>2.3491214</text:p>
                <draw:g>
                  <svg:desc>Exp2.E104:Exp2.E104</svg:desc>
                </draw:g>
              </table:table-cell>
              <table:table-cell office:value-type="float" office:value="0.53799101">
                <text:p>0.53799101</text:p>
                <draw:g>
                  <svg:desc>Exp2.F104:Exp2.F10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error-category="constan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error-category="constant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error-lower-limit="0.00005457487616" chart:error-upper-limit="0.00005457487616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onstant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chart-properties chart:error-lower-limit="0.00002069800269" chart:error-upper-limit="0.00002069800269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onstant"/>
      <style:graphic-properties draw:stroke="none" draw:fill-color="#fbbc04"/>
      <style:text-properties fo:font-size="10pt" style:font-size-asian="10pt" style:font-size-complex="10pt"/>
    </style:style>
    <style:style style:name="ch14" style:family="chart">
      <style:chart-properties chart:error-lower-limit="0.00005806300621" chart:error-upper-limit="0.00005806300621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003cm" svg:y="4.111cm" style:legend-expansion="high" chart:style-name="ch2"/>
        <chart:plot-area chart:style-name="ch3" table:cell-range-address="Exp3.B103:Exp3.D104" chart:data-source-has-labels="row" svg:x="1.377cm" svg:y="0.196cm" svg:width="11.309cm" svg:height="8.394cm">
          <chartooo:coordinate-region svg:x="2.139cm" svg:y="0.395cm" svg:width="10.547cm" svg:height="7.996cm"/>
          <chart:axis chart:dimension="x" chart:name="primary-x" chart:style-name="ch4">
            <chart:title svg:x="4.996cm" svg:y="8.787cm" chart:style-name="ch5">
              <text:p>Queues or Whole System</text:p>
            </chart:title>
          </chart:axis>
          <chart:axis chart:dimension="y" chart:name="primary-y" chart:style-name="ch6">
            <chart:title svg:x="0.451cm" svg:y="5.674cm" chart:style-name="ch7">
              <text:p>Sojourn Time(s)</text:p>
            </chart:title>
            <chart:grid chart:style-name="ch8" chart:class="major"/>
          </chart:axis>
          <chart:series chart:style-name="ch9" chart:values-cell-range-address="Exp3.B104:Exp3.B104" chart:label-cell-address="Exp3.B103:Exp3.B103" chart:class="chart:bar">
            <chart:error-indicator chart:style-name="ch10" chart:dimension="y"/>
            <chart:data-point/>
          </chart:series>
          <chart:series chart:style-name="ch11" chart:values-cell-range-address="Exp3.C104:Exp3.C104" chart:label-cell-address="Exp3.C103:Exp3.C103" chart:class="chart:bar">
            <chart:error-indicator chart:style-name="ch12" chart:dimension="y"/>
            <chart:data-point/>
          </chart:series>
          <chart:series chart:style-name="ch13" chart:values-cell-range-address="Exp3.D104:Exp3.D104" chart:label-cell-address="Exp3.D103:Exp3.D103" chart:class="chart:bar">
            <chart:error-indicator chart:style-name="ch14" chart:dimension="y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_Sojourn</text:p>
                <draw:g>
                  <svg:desc>Exp3.B103:Exp3.B103</svg:desc>
                </draw:g>
              </table:table-cell>
              <table:table-cell office:value-type="string">
                <text:p>Q2_Sojourn</text:p>
                <draw:g>
                  <svg:desc>Exp3.C103:Exp3.C103</svg:desc>
                </draw:g>
              </table:table-cell>
              <table:table-cell office:value-type="string">
                <text:p>Total_Sojourn</text:p>
                <draw:g>
                  <svg:desc>Exp3.D103:Exp3.D10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0541076">
                <text:p>0.10541076</text:p>
                <draw:g>
                  <svg:desc>Exp3.B104:Exp3.B104</svg:desc>
                </draw:g>
              </table:table-cell>
              <table:table-cell office:value-type="float" office:value="0.049910886">
                <text:p>0.049910886</text:p>
                <draw:g>
                  <svg:desc>Exp3.C104:Exp3.C104</svg:desc>
                </draw:g>
              </table:table-cell>
              <table:table-cell office:value-type="float" office:value="0.15531667">
                <text:p>0.15531667</text:p>
                <draw:g>
                  <svg:desc>Exp3.D104:Exp3.D104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error-category="constan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error-category="constant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error-lower-limit="0.0002377260603" chart:error-upper-limit="0.0002377260603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onstant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chart-properties chart:error-lower-limit="0.0001019320078" chart:error-upper-limit="0.0001019320078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4.36cm" style:legend-expansion="high" chart:style-name="ch2"/>
        <chart:plot-area chart:style-name="ch3" table:cell-range-address="Exp3.E103:Exp3.F104" chart:data-source-has-labels="row" svg:x="1.377cm" svg:y="0.196cm" svg:width="11.865cm" svg:height="8.394cm">
          <chartooo:coordinate-region svg:x="2.139cm" svg:y="0.395cm" svg:width="11.103cm" svg:height="7.996cm"/>
          <chart:axis chart:dimension="x" chart:name="primary-x" chart:style-name="ch4">
            <chart:title svg:x="6.649cm" svg:y="8.787cm" chart:style-name="ch5">
              <text:p>Queues</text:p>
            </chart:title>
          </chart:axis>
          <chart:axis chart:dimension="y" chart:name="primary-y" chart:style-name="ch6">
            <chart:title svg:x="0.451cm" svg:y="5.873cm" chart:style-name="ch7">
              <text:p>Number of Jobs(#)</text:p>
            </chart:title>
            <chart:grid chart:style-name="ch8" chart:class="major"/>
          </chart:axis>
          <chart:series chart:style-name="ch9" chart:values-cell-range-address="Exp3.E104:Exp3.E104" chart:label-cell-address="Exp3.E103:Exp3.E103" chart:class="chart:bar">
            <chart:error-indicator chart:style-name="ch10" chart:dimension="y"/>
            <chart:data-point/>
          </chart:series>
          <chart:series chart:style-name="ch11" chart:values-cell-range-address="Exp3.F104:Exp3.F104" chart:label-cell-address="Exp3.F103:Exp3.F103" chart:class="chart:bar">
            <chart:error-indicator chart:style-name="ch12" chart:dimension="y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_#Jobs</text:p>
                <draw:g>
                  <svg:desc>Exp3.E103:Exp3.E103</svg:desc>
                </draw:g>
              </table:table-cell>
              <table:table-cell office:value-type="string">
                <text:p>Q2_#Jobs</text:p>
                <draw:g>
                  <svg:desc>Exp3.F103:Exp3.F10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0553069">
                <text:p>0.10553069</text:p>
                <draw:g>
                  <svg:desc>Exp3.E104:Exp3.E104</svg:desc>
                </draw:g>
              </table:table-cell>
              <table:table-cell office:value-type="float" office:value="0.04997">
                <text:p>0.04997</text:p>
                <draw:g>
                  <svg:desc>Exp3.F104:Exp3.F10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error-category="constan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error-category="constant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error-lower-limit="0.0000202542209" chart:error-upper-limit="0.0000202542209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onstant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chart-properties chart:error-lower-limit="0.00002066451338" chart:error-upper-limit="0.00002066451338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onstant"/>
      <style:graphic-properties draw:stroke="none" draw:fill-color="#fbbc04"/>
      <style:text-properties fo:font-size="10pt" style:font-size-asian="10pt" style:font-size-complex="10pt"/>
    </style:style>
    <style:style style:name="ch14" style:family="chart">
      <style:chart-properties chart:error-lower-limit="0.00002884415776" chart:error-upper-limit="0.00002884415776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003cm" svg:y="4.111cm" style:legend-expansion="high" chart:style-name="ch2"/>
        <chart:plot-area chart:style-name="ch3" table:cell-range-address="Exp4.B103:Exp4.D104" chart:data-source-has-labels="row" svg:x="1.377cm" svg:y="0.196cm" svg:width="11.309cm" svg:height="8.394cm">
          <chartooo:coordinate-region svg:x="2.139cm" svg:y="0.395cm" svg:width="10.547cm" svg:height="7.996cm"/>
          <chart:axis chart:dimension="x" chart:name="primary-x" chart:style-name="ch4">
            <chart:title svg:x="4.996cm" svg:y="8.787cm" chart:style-name="ch5">
              <text:p>Queues or Whole System</text:p>
            </chart:title>
          </chart:axis>
          <chart:axis chart:dimension="y" chart:name="primary-y" chart:style-name="ch6">
            <chart:title svg:x="0.451cm" svg:y="5.674cm" chart:style-name="ch7">
              <text:p>Sojourn Time(s)</text:p>
            </chart:title>
            <chart:grid chart:style-name="ch8" chart:class="major"/>
          </chart:axis>
          <chart:series chart:style-name="ch9" chart:values-cell-range-address="Exp4.B104:Exp4.B104" chart:label-cell-address="Exp4.B103:Exp4.B103" chart:class="chart:bar">
            <chart:error-indicator chart:style-name="ch10" chart:dimension="y"/>
            <chart:data-point/>
          </chart:series>
          <chart:series chart:style-name="ch11" chart:values-cell-range-address="Exp4.C104:Exp4.C104" chart:label-cell-address="Exp4.C103:Exp4.C103" chart:class="chart:bar">
            <chart:error-indicator chart:style-name="ch12" chart:dimension="y"/>
            <chart:data-point/>
          </chart:series>
          <chart:series chart:style-name="ch13" chart:values-cell-range-address="Exp4.D104:Exp4.D104" chart:label-cell-address="Exp4.D103:Exp4.D103" chart:class="chart:bar">
            <chart:error-indicator chart:style-name="ch14" chart:dimension="y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_Sojourn</text:p>
                <draw:g>
                  <svg:desc>Exp4.B103:Exp4.B103</svg:desc>
                </draw:g>
              </table:table-cell>
              <table:table-cell office:value-type="string">
                <text:p>Q2_Sojourn</text:p>
                <draw:g>
                  <svg:desc>Exp4.C103:Exp4.C103</svg:desc>
                </draw:g>
              </table:table-cell>
              <table:table-cell office:value-type="string">
                <text:p>Total_Sojourn</text:p>
                <draw:g>
                  <svg:desc>Exp4.D103:Exp4.D10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998239">
                <text:p>0.0998239</text:p>
                <draw:g>
                  <svg:desc>Exp4.B104:Exp4.B104</svg:desc>
                </draw:g>
              </table:table-cell>
              <table:table-cell office:value-type="float" office:value="0.049921665">
                <text:p>0.049921665</text:p>
                <draw:g>
                  <svg:desc>Exp4.C104:Exp4.C104</svg:desc>
                </draw:g>
              </table:table-cell>
              <table:table-cell office:value-type="float" office:value="0.14974056">
                <text:p>0.14974056</text:p>
                <draw:g>
                  <svg:desc>Exp4.D104:Exp4.D104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error-category="constan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error-category="constant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error-lower-limit="0.00002029447512" chart:error-upper-limit="0.00002029447512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onstant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chart-properties chart:error-lower-limit="0.00002066063221" chart:error-upper-limit="0.00002066063221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4.36cm" style:legend-expansion="high" chart:style-name="ch2"/>
        <chart:plot-area chart:style-name="ch3" table:cell-range-address="Exp4.E103:Exp4.F104" chart:data-source-has-labels="row" svg:x="1.377cm" svg:y="0.196cm" svg:width="11.865cm" svg:height="8.394cm">
          <chartooo:coordinate-region svg:x="2.139cm" svg:y="0.395cm" svg:width="11.103cm" svg:height="7.996cm"/>
          <chart:axis chart:dimension="x" chart:name="primary-x" chart:style-name="ch4">
            <chart:title svg:x="6.649cm" svg:y="8.787cm" chart:style-name="ch5">
              <text:p>Queues</text:p>
            </chart:title>
          </chart:axis>
          <chart:axis chart:dimension="y" chart:name="primary-y" chart:style-name="ch6">
            <chart:title svg:x="0.451cm" svg:y="5.873cm" chart:style-name="ch7">
              <text:p>Number of Jobs(#)</text:p>
            </chart:title>
            <chart:grid chart:style-name="ch8" chart:class="major"/>
          </chart:axis>
          <chart:series chart:style-name="ch9" chart:values-cell-range-address="Exp4.E104:Exp4.E104" chart:label-cell-address="Exp4.E103:Exp4.E103" chart:class="chart:bar">
            <chart:error-indicator chart:style-name="ch10" chart:dimension="y"/>
            <chart:data-point/>
          </chart:series>
          <chart:series chart:style-name="ch11" chart:values-cell-range-address="Exp4.F104:Exp4.F104" chart:label-cell-address="Exp4.F103:Exp4.F103" chart:class="chart:bar">
            <chart:error-indicator chart:style-name="ch12" chart:dimension="y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_#Jobs</text:p>
                <draw:g>
                  <svg:desc>Exp4.E103:Exp4.E103</svg:desc>
                </draw:g>
              </table:table-cell>
              <table:table-cell office:value-type="string">
                <text:p>Q2_#Jobs</text:p>
                <draw:g>
                  <svg:desc>Exp4.F103:Exp4.F10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00018261">
                <text:p>0.100018261</text:p>
                <draw:g>
                  <svg:desc>Exp4.E104:Exp4.E104</svg:desc>
                </draw:g>
              </table:table-cell>
              <table:table-cell office:value-type="float" office:value="0.050021476">
                <text:p>0.050021476</text:p>
                <draw:g>
                  <svg:desc>Exp4.F104:Exp4.F104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error-category="constan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error-category="constant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error-lower-limit="0.002678487614" chart:error-upper-limit="0.002678487614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onstant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chart-properties chart:error-lower-limit="0.01072919827" chart:error-upper-limit="0.01072919827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onstant"/>
      <style:graphic-properties draw:stroke="none" draw:fill-color="#fbbc04"/>
      <style:text-properties fo:font-size="10pt" style:font-size-asian="10pt" style:font-size-complex="10pt"/>
    </style:style>
    <style:style style:name="ch14" style:family="chart">
      <style:chart-properties chart:error-lower-limit="0.0112201839" chart:error-upper-limit="0.0112201839" chart:error-upper-indicator="true" chart:error-lower-indicator="true" chart:error-category="constant" loext:std-weight="1"/>
      <style:graphic-properties draw:stroke="solid" svg:stroke-width="0.018cm" svg:stroke-color="#000000" svg:stroke-opacity="100%" draw:stroke-linejoin="round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003cm" svg:y="4.111cm" style:legend-expansion="high" chart:style-name="ch2"/>
        <chart:plot-area chart:style-name="ch3" table:cell-range-address="Exp5.B103:Exp5.D104" chart:data-source-has-labels="row" svg:x="1.377cm" svg:y="0.196cm" svg:width="11.309cm" svg:height="8.394cm">
          <chartooo:coordinate-region svg:x="1.954cm" svg:y="0.395cm" svg:width="10.732cm" svg:height="7.996cm"/>
          <chart:axis chart:dimension="x" chart:name="primary-x" chart:style-name="ch4">
            <chart:title svg:x="4.996cm" svg:y="8.787cm" chart:style-name="ch5">
              <text:p>Queues or Whole System</text:p>
            </chart:title>
          </chart:axis>
          <chart:axis chart:dimension="y" chart:name="primary-y" chart:style-name="ch6">
            <chart:title svg:x="0.451cm" svg:y="5.674cm" chart:style-name="ch7">
              <text:p>Sojourn Time(s)</text:p>
            </chart:title>
            <chart:grid chart:style-name="ch8" chart:class="major"/>
          </chart:axis>
          <chart:series chart:style-name="ch9" chart:values-cell-range-address="Exp5.B104:Exp5.B104" chart:label-cell-address="Exp5.B103:Exp5.B103" chart:class="chart:bar">
            <chart:error-indicator chart:style-name="ch10" chart:dimension="y"/>
            <chart:data-point/>
          </chart:series>
          <chart:series chart:style-name="ch11" chart:values-cell-range-address="Exp5.C104:Exp5.C104" chart:label-cell-address="Exp5.C103:Exp5.C103" chart:class="chart:bar">
            <chart:error-indicator chart:style-name="ch12" chart:dimension="y"/>
            <chart:data-point/>
          </chart:series>
          <chart:series chart:style-name="ch13" chart:values-cell-range-address="Exp5.D104:Exp5.D104" chart:label-cell-address="Exp5.D103:Exp5.D103" chart:class="chart:bar">
            <chart:error-indicator chart:style-name="ch14" chart:dimension="y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_Sojourn</text:p>
                <draw:g>
                  <svg:desc>Exp5.B103:Exp5.B103</svg:desc>
                </draw:g>
              </table:table-cell>
              <table:table-cell office:value-type="string">
                <text:p>Q2_Sojourn</text:p>
                <draw:g>
                  <svg:desc>Exp5.C103:Exp5.C103</svg:desc>
                </draw:g>
              </table:table-cell>
              <table:table-cell office:value-type="string">
                <text:p>Total_Sojourn</text:p>
                <draw:g>
                  <svg:desc>Exp5.D103:Exp5.D10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2662001">
                <text:p>0.62662001</text:p>
                <draw:g>
                  <svg:desc>Exp5.B104:Exp5.B104</svg:desc>
                </draw:g>
              </table:table-cell>
              <table:table-cell office:value-type="float" office:value="1.5054334">
                <text:p>1.5054334</text:p>
                <draw:g>
                  <svg:desc>Exp5.C104:Exp5.C104</svg:desc>
                </draw:g>
              </table:table-cell>
              <table:table-cell office:value-type="float" office:value="2.1319832">
                <text:p>2.1319832</text:p>
                <draw:g>
                  <svg:desc>Exp5.D104:Exp5.D104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